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none" draw:fill="solid" draw:fill-color="#d7d7e3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3" style:family="text">
      <style:text-properties fo:color="#000000" style:font-name="Arial1" fo:font-size="14pt" style:font-size-asian="14pt" style:font-name-complex="Arial1" style:font-size-complex="14pt"/>
    </style:style>
    <style:style style:name="T14" style:family="text">
      <style:text-properties fo:color="#101e8e" style:font-name="Wingdings1" fo:font-size="9pt" style:font-size-asian="9pt" style:font-name-complex="Wingdings1" style:font-size-complex="9pt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2" draw:text-style-name="P3" draw:layer="layout" svg:width="2.436cm" svg:height="0.628cm" svg:x="2.2cm" svg:y="6.217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804cm" svg:height="0.475cm" svg:x="2.2cm" svg:y="7.109cm">
          <draw:text-box>
            <text:p text:style-name="P1"><text:span text:style-name="T3">Introduction <text:s/>.................................................................................................................... 40</text:span></text:p>
          </draw:text-box>
        </draw:frame>
        <draw:frame draw:style-name="gr1" draw:text-style-name="P2" draw:layer="layout" svg:width="16.736cm" svg:height="0.475cm" svg:x="2.2cm" svg:y="7.973cm">
          <draw:text-box>
            <text:p text:style-name="P1"><text:span text:style-name="T3">System for providing medical care for Service Personnel <text:s/>............................................. 40</text:span></text:p>
          </draw:text-box>
        </draw:frame>
        <draw:frame draw:style-name="gr1" draw:text-style-name="P2" draw:layer="layout" svg:width="16.779cm" svg:height="0.475cm" svg:x="2.2cm" svg:y="8.838cm">
          <draw:text-box>
            <text:p text:style-name="P1"><text:span text:style-name="T3">Medical care during the combat phase of operations <text:s/>.................................................... 42</text:span></text:p>
          </draw:text-box>
        </draw:frame>
        <draw:frame draw:style-name="gr1" draw:text-style-name="P2" draw:layer="layout" svg:width="16.021cm" svg:height="0.475cm" svg:x="2.94cm" svg:y="9.502cm">
          <draw:text-box>
            <text:p text:style-name="P1"><text:span text:style-name="T3">Planning and preparing to provide medical care <text:s/>..................................................... 42</text:span></text:p>
          </draw:text-box>
        </draw:frame>
        <draw:frame draw:style-name="gr1" draw:text-style-name="P2" draw:layer="layout" svg:width="16.118cm" svg:height="0.475cm" svg:x="2.94cm" svg:y="10.167cm">
          <draw:text-box>
            <text:p text:style-name="P1"><text:span text:style-name="T3">Arrangements for supporting mental health <text:s/>............................................................. 46</text:span></text:p>
          </draw:text-box>
        </draw:frame>
        <draw:frame draw:style-name="gr1" draw:text-style-name="P2" draw:layer="layout" svg:width="16.025cm" svg:height="0.475cm" svg:x="2.94cm" svg:y="10.831cm">
          <draw:text-box>
            <text:p text:style-name="P1"><text:span text:style-name="T3">Delivery of medical care <text:s/>.......................................................................................... 47</text:span></text:p>
          </draw:text-box>
        </draw:frame>
        <draw:frame draw:style-name="gr1" draw:text-style-name="P2" draw:layer="layout" svg:width="16.791cm" svg:height="0.475cm" svg:x="2.2cm" svg:y="11.696cm">
          <draw:text-box>
            <text:p text:style-name="P1"><text:span text:style-name="T3">Support for injured Service Personnel and their families <text:s/>............................................... 49</text:span></text:p>
          </draw:text-box>
        </draw:frame>
        <draw:frame draw:style-name="gr1" draw:text-style-name="P2" draw:layer="layout" svg:width="16.08cm" svg:height="0.475cm" svg:x="2.94cm" svg:y="12.36cm">
          <draw:text-box>
            <text:p text:style-name="P1"><text:span text:style-name="T3">Establishing a Military Managed Ward at Selly Oak hospital <text:s/>................................... 49</text:span></text:p>
          </draw:text-box>
        </draw:frame>
        <draw:frame draw:style-name="gr1" draw:text-style-name="P2" draw:layer="layout" svg:width="16.072cm" svg:height="0.475cm" svg:x="2.94cm" svg:y="13.024cm">
          <draw:text-box>
            <text:p text:style-name="P1"><text:span text:style-name="T3">Improvements at Headley Court <text:s/>.............................................................................. 53</text:span></text:p>
          </draw:text-box>
        </draw:frame>
        <draw:frame draw:style-name="gr1" draw:text-style-name="P2" draw:layer="layout" svg:width="16.101cm" svg:height="0.475cm" svg:x="2.94cm" svg:y="13.689cm">
          <draw:text-box>
            <text:p text:style-name="P1"><text:span text:style-name="T3">Handling complex cases <text:s/>.......................................................................................... 56</text:span></text:p>
          </draw:text-box>
        </draw:frame>
        <draw:frame draw:style-name="gr1" draw:text-style-name="P2" draw:layer="layout" svg:width="16.868cm" svg:height="0.475cm" svg:x="2.2cm" svg:y="14.553cm">
          <draw:text-box>
            <text:p text:style-name="P1"><text:span text:style-name="T3">Support for mental health <text:s/>............................................................................................... 58</text:span></text:p>
          </draw:text-box>
        </draw:frame>
        <draw:frame draw:style-name="gr1" draw:text-style-name="P2" draw:layer="layout" svg:width="10.471cm" svg:height="0.475cm" svg:x="2.94cm" svg:y="15.218cm">
          <draw:text-box>
            <text:p text:style-name="P1"><text:span text:style-name="T3">Research into the physical and psychological health of <text:s/></text:span></text:p>
          </draw:text-box>
        </draw:frame>
        <draw:frame draw:style-name="gr1" draw:text-style-name="P2" draw:layer="layout" svg:width="16.072cm" svg:height="0.475cm" svg:x="2.94cm" svg:y="15.782cm">
          <draw:text-box>
            <text:p text:style-name="P1"><text:span text:style-name="T3">Operation TELIC personnel <text:s/>..................................................................................... 58</text:span></text:p>
          </draw:text-box>
        </draw:frame>
        <draw:frame draw:style-name="gr1" draw:text-style-name="P2" draw:layer="layout" svg:width="16.106cm" svg:height="0.475cm" svg:x="2.94cm" svg:y="16.447cm">
          <draw:text-box>
            <text:p text:style-name="P1"><text:span text:style-name="T3">Decompression <text:s/>........................................................................................................ 59</text:span></text:p>
          </draw:text-box>
        </draw:frame>
        <draw:frame draw:style-name="gr1" draw:text-style-name="P2" draw:layer="layout" svg:width="16.029cm" svg:height="0.475cm" svg:x="2.94cm" svg:y="17.111cm">
          <draw:text-box>
            <text:p text:style-name="P1"><text:span text:style-name="T3">Variations in the level of support after an operational deployment <text:s/>.......................... 61</text:span></text:p>
          </draw:text-box>
        </draw:frame>
        <draw:frame draw:style-name="gr1" draw:text-style-name="P2" draw:layer="layout" svg:width="16.029cm" svg:height="0.475cm" svg:x="2.94cm" svg:y="17.776cm">
          <draw:text-box>
            <text:p text:style-name="P1"><text:span text:style-name="T3">First reports from the King’s Centre study <text:s/>............................................................... 62</text:span></text:p>
          </draw:text-box>
        </draw:frame>
        <draw:frame draw:style-name="gr1" draw:text-style-name="P2" draw:layer="layout" svg:width="16.11cm" svg:height="0.475cm" svg:x="2.94cm" svg:y="18.44cm">
          <draw:text-box>
            <text:p text:style-name="P1"><text:span text:style-name="T3">Reserves Mental Health Programme <text:s/>....................................................................... 63</text:span></text:p>
          </draw:text-box>
        </draw:frame>
        <draw:frame draw:style-name="gr1" draw:text-style-name="P2" draw:layer="layout" svg:width="16.093cm" svg:height="0.475cm" svg:x="2.94cm" svg:y="19.104cm">
          <draw:text-box>
            <text:p text:style-name="P1"><text:span text:style-name="T3">Concerns over mental health issues, late 2006 <text:s/>....................................................... 64</text:span></text:p>
          </draw:text-box>
        </draw:frame>
        <draw:frame draw:style-name="gr1" draw:text-style-name="P2" draw:layer="layout" svg:width="16.008cm" svg:height="0.475cm" svg:x="2.94cm" svg:y="19.769cm">
          <draw:text-box>
            <text:p text:style-name="P1"><text:span text:style-name="T3">Trauma Risk Management ....................................................................................... 66</text:span></text:p>
          </draw:text-box>
        </draw:frame>
        <draw:frame draw:style-name="gr1" draw:text-style-name="P2" draw:layer="layout" svg:width="16.008cm" svg:height="0.475cm" svg:x="2.94cm" svg:y="20.433cm">
          <draw:text-box>
            <text:p text:style-name="P1"><text:span text:style-name="T3">Further findings from the King’s Centre study <text:s/>......................................................... 66</text:span></text:p>
          </draw:text-box>
        </draw:frame>
        <draw:frame draw:style-name="gr1" draw:text-style-name="P2" draw:layer="layout" svg:width="16.846cm" svg:height="0.475cm" svg:x="2.2cm" svg:y="21.298cm">
          <draw:text-box>
            <text:p text:style-name="P1"><text:span text:style-name="T3">Compensation <text:s/>................................................................................................................ 68</text:span></text:p>
          </draw:text-box>
        </draw:frame>
        <draw:frame draw:style-name="gr1" draw:text-style-name="P2" draw:layer="layout" svg:width="16.774cm" svg:height="0.475cm" svg:x="2.2cm" svg:y="22.162cm">
          <draw:text-box>
            <text:p text:style-name="P1"><text:span text:style-name="T3">Support for veterans <text:s/>...................................................................................................... 70</text:span></text:p>
          </draw:text-box>
        </draw:frame>
        <draw:frame draw:style-name="gr1" draw:text-style-name="P2" draw:layer="layout" svg:width="16.055cm" svg:height="0.475cm" svg:x="2.94cm" svg:y="22.827cm">
          <draw:text-box>
            <text:p text:style-name="P1"><text:span text:style-name="T3">Mental healthcare for veterans <text:s/>................................................................................ 71</text:span></text:p>
          </draw:text-box>
        </draw:frame>
        <draw:frame draw:style-name="gr1" draw:text-style-name="P2" draw:layer="layout" svg:width="16.118cm" svg:height="0.475cm" svg:x="2.94cm" svg:y="23.491cm">
          <draw:text-box>
            <text:p text:style-name="P1"><text:span text:style-name="T3">Community mental health pilots <text:s/>............................................................................... 72</text:span></text:p>
          </draw:text-box>
        </draw:frame>
        <draw:frame draw:style-name="gr1" draw:text-style-name="P2" draw:layer="layout" svg:width="16.114cm" svg:height="0.475cm" svg:x="2.94cm" svg:y="24.156cm">
          <draw:text-box>
            <text:p text:style-name="P1"><text:span text:style-name="T3">Priority treatment within the NHS <text:s/>............................................................................. 72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6.2</text:span></text:p>
          </draw:text-box>
        </draw:frame>
        <draw:frame draw:style-name="gr3" draw:text-style-name="P4" draw:layer="layout" svg:width="14.785cm" svg:height="0.712cm" svg:x="3.19cm" svg:y="4.064cm">
          <draw:text-box>
            <text:p text:style-name="P1"><text:span text:style-name="T4">SUPPORT FOR INJURED SERVICE PERSONNEL </text:span></text:p>
          </draw:text-box>
        </draw:frame>
        <draw:frame draw:style-name="gr3" draw:text-style-name="P4" draw:layer="layout" svg:width="5.184cm" svg:height="0.712cm" svg:x="7.995cm" svg:y="4.84cm">
          <draw:text-box>
            <text:p text:style-name="P1"><text:span text:style-name="T4">AND VETERANS 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2" draw:text-style-name="P3" draw:layer="layout" svg:width="3.279cm" svg:height="0.628cm" svg:x="2.2cm" svg:y="2.5cm">
          <draw:text-box>
            <text:p text:style-name="P1"><text:span text:style-name="T2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3"><text:s/>This Section addresses:</text:span></text:p>
          </draw:text-box>
        </draw:frame>
        <draw:frame draw:style-name="gr3" draw:text-style-name="P4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69cm" svg:height="0.475cm" svg:x="3.7cm" svg:y="4.307cm">
          <draw:text-box>
            <text:p text:style-name="P1"><text:span text:style-name="T3">the arrangements for providing medical care to Service Personnel;</text:span></text:p>
          </draw:text-box>
        </draw:frame>
        <draw:frame draw:style-name="gr3" draw:text-style-name="P4" draw:layer="layout" svg:width="0.634cm" svg:height="0.712cm" svg:x="2.95cm" svg:y="4.8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4.971cm">
          <draw:text-box>
            <text:p text:style-name="P1"><text:span text:style-name="T3">the provision of medical care and welfare support for seriously injured Service </text:span></text:p>
          </draw:text-box>
        </draw:frame>
        <draw:frame draw:style-name="gr1" draw:text-style-name="P2" draw:layer="layout" svg:width="6.31cm" svg:height="0.475cm" svg:x="3.7cm" svg:y="5.536cm">
          <draw:text-box>
            <text:p text:style-name="P1"><text:span text:style-name="T3">Personnel and their families; and </text:span></text:p>
          </draw:text-box>
        </draw:frame>
        <draw:frame draw:style-name="gr3" draw:text-style-name="P4" draw:layer="layout" svg:width="0.634cm" svg:height="0.712cm" svg:x="2.95cm" svg:y="6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6cm" svg:height="0.475cm" svg:x="3.7cm" svg:y="6.2cm">
          <draw:text-box>
            <text:p text:style-name="P1"><text:span text:style-name="T3">the support provided for veterans.</text:span></text:p>
          </draw:text-box>
        </draw:frame>
        <draw:frame draw:style-name="gr1" draw:text-style-name="P2" draw:layer="layout" svg:width="16.55cm" svg:height="0.475cm" svg:x="2.2cm" svg:y="7.114cm">
          <draw:text-box>
            <text:p text:style-name="P1"><text:span text:style-name="T6">2. </text:span><text:span text:style-name="T3"><text:s/>The welfare support provided to Service Personnel and their families is addressed in </text:span></text:p>
          </draw:text-box>
        </draw:frame>
        <draw:frame draw:style-name="gr1" draw:text-style-name="P2" draw:layer="layout" svg:width="2.487cm" svg:height="0.475cm" svg:x="2.2cm" svg:y="7.679cm">
          <draw:text-box>
            <text:p text:style-name="P1"><text:span text:style-name="T3">Section 16.1.</text:span></text:p>
          </draw:text-box>
        </draw:frame>
        <draw:frame draw:style-name="gr1" draw:text-style-name="P2" draw:layer="layout" svg:width="15.259cm" svg:height="0.475cm" svg:x="2.2cm" svg:y="8.593cm">
          <draw:text-box>
            <text:p text:style-name="P1"><text:span text:style-name="T6">3. </text:span><text:span text:style-name="T3"><text:s/>The preparations made for repatriating the bodies of those who lost their lives </text:span></text:p>
          </draw:text-box>
        </draw:frame>
        <draw:frame draw:style-name="gr1" draw:text-style-name="P2" draw:layer="layout" svg:width="16.419cm" svg:height="0.475cm" svg:x="2.2cm" svg:y="9.158cm">
          <draw:text-box>
            <text:p text:style-name="P1"><text:span text:style-name="T3">serving on Op TELIC, how their deaths were investigated, and the support provided for </text:span></text:p>
          </draw:text-box>
        </draw:frame>
        <draw:frame draw:style-name="gr1" draw:text-style-name="P2" draw:layer="layout" svg:width="9.337cm" svg:height="0.475cm" svg:x="2.2cm" svg:y="9.722cm">
          <draw:text-box>
            <text:p text:style-name="P1"><text:span text:style-name="T3">bereaved families are addressed in Section 16.3. </text:span></text:p>
          </draw:text-box>
        </draw:frame>
        <draw:frame draw:style-name="gr1" draw:text-style-name="P2" draw:layer="layout" svg:width="16.228cm" svg:height="0.475cm" svg:x="2.2cm" svg:y="10.637cm">
          <draw:text-box>
            <text:p text:style-name="P1"><text:span text:style-name="T6">4. </text:span><text:span text:style-name="T3"><text:s/>The decision to deploy to Helmand province in Afghanistan, and the implications of </text:span></text:p>
          </draw:text-box>
        </draw:frame>
        <draw:frame draw:style-name="gr1" draw:text-style-name="P2" draw:layer="layout" svg:width="7.923cm" svg:height="0.475cm" svg:x="2.2cm" svg:y="11.201cm">
          <draw:text-box>
            <text:p text:style-name="P1"><text:span text:style-name="T3">that decision, are addressed in Section 9. </text:span></text:p>
          </draw:text-box>
        </draw:frame>
        <draw:frame draw:style-name="gr2" draw:text-style-name="P3" draw:layer="layout" svg:width="15.145cm" svg:height="0.628cm" svg:x="2.2cm" svg:y="12.229cm">
          <draw:text-box>
            <text:p text:style-name="P1"><text:span text:style-name="T2">System for providing medical care for Service Personnel</text:span></text:p>
          </draw:text-box>
        </draw:frame>
        <draw:frame draw:style-name="gr1" draw:text-style-name="P2" draw:layer="layout" svg:width="10.924cm" svg:height="0.475cm" svg:x="2.2cm" svg:y="13.121cm">
          <draw:text-box>
            <text:p text:style-name="P1"><text:span text:style-name="T6">5. </text:span><text:span text:style-name="T3"><text:s/>The healthcare system in the UK comprises three tiers:</text:span></text:p>
          </draw:text-box>
        </draw:frame>
        <draw:frame draw:style-name="gr3" draw:text-style-name="P4" draw:layer="layout" svg:width="0.634cm" svg:height="0.712cm" svg:x="2.95cm" svg:y="13.8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92cm" svg:height="0.475cm" svg:x="3.7cm" svg:y="14.036cm">
          <draw:text-box>
            <text:p text:style-name="P1"><text:span text:style-name="T3">Primary care is provided at the first point of consultation, including by General </text:span></text:p>
          </draw:text-box>
        </draw:frame>
        <draw:frame draw:style-name="gr1" draw:text-style-name="P2" draw:layer="layout" svg:width="3.702cm" svg:height="0.475cm" svg:x="3.7cm" svg:y="14.6cm">
          <draw:text-box>
            <text:p text:style-name="P1"><text:span text:style-name="T3">Practitioners (GPs).</text:span></text:p>
          </draw:text-box>
        </draw:frame>
        <draw:frame draw:style-name="gr3" draw:text-style-name="P4" draw:layer="layout" svg:width="0.634cm" svg:height="0.712cm" svg:x="2.95cm" svg:y="15.1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15.264cm">
          <draw:text-box>
            <text:p text:style-name="P1"><text:span text:style-name="T3">Secondary care is provided by medical specialists who do not usually have first </text:span></text:p>
          </draw:text-box>
        </draw:frame>
        <draw:frame draw:style-name="gr1" draw:text-style-name="P2" draw:layer="layout" svg:width="12.647cm" svg:height="0.475cm" svg:x="3.7cm" svg:y="15.829cm">
          <draw:text-box>
            <text:p text:style-name="P1"><text:span text:style-name="T3">contact with patients, including in a hospital. It includes acute care. </text:span></text:p>
          </draw:text-box>
        </draw:frame>
        <draw:frame draw:style-name="gr3" draw:text-style-name="P4" draw:layer="layout" svg:width="0.634cm" svg:height="0.712cm" svg:x="2.95cm" svg:y="16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9cm" svg:height="0.475cm" svg:x="3.7cm" svg:y="16.493cm">
          <draw:text-box>
            <text:p text:style-name="P1"><text:span text:style-name="T3">Tertiary care is specialised consultative healthcare, for example for cancer </text:span></text:p>
          </draw:text-box>
        </draw:frame>
        <draw:frame draw:style-name="gr1" draw:text-style-name="P2" draw:layer="layout" svg:width="2.601cm" svg:height="0.475cm" svg:x="3.7cm" svg:y="17.058cm">
          <draw:text-box>
            <text:p text:style-name="P1"><text:span text:style-name="T3">management.</text:span></text:p>
          </draw:text-box>
        </draw:frame>
        <draw:frame draw:style-name="gr1" draw:text-style-name="P2" draw:layer="layout" svg:width="16.008cm" svg:height="0.475cm" svg:x="2.2cm" svg:y="17.972cm">
          <draw:text-box>
            <text:p text:style-name="P1"><text:span text:style-name="T6">6. </text:span><text:span text:style-name="T3"><text:s/>Primary care for Service Personnel in the UK and Service base areas overseas is </text:span></text:p>
          </draw:text-box>
        </draw:frame>
        <draw:frame draw:style-name="gr1" draw:text-style-name="P2" draw:layer="layout" svg:width="10.793cm" svg:height="0.475cm" svg:x="2.2cm" svg:y="18.537cm">
          <draw:text-box>
            <text:p text:style-name="P1"><text:span text:style-name="T3">provided by the MOD’s Defence Medical Services (DMS).</text:span></text:p>
          </draw:text-box>
        </draw:frame>
        <draw:frame draw:style-name="gr5" draw:text-style-name="P6" draw:layer="layout" svg:width="0.246cm" svg:height="0.276cm" svg:x="12.968cm" svg:y="18.556cm">
          <draw:text-box>
            <text:p text:style-name="P1"><text:span text:style-name="T8">1</text:span></text:p>
          </draw:text-box>
        </draw:frame>
        <draw:frame draw:style-name="gr1" draw:text-style-name="P2" draw:layer="layout" svg:width="0.422cm" svg:height="0.475cm" svg:x="13.105cm" svg:y="18.5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47cm" svg:height="0.475cm" svg:x="2.2cm" svg:y="19.451cm">
          <draw:text-box>
            <text:p text:style-name="P1"><text:span text:style-name="T6">7. </text:span><text:span text:style-name="T3"><text:s/>Secondary care for Service Personnel is generally provided within the National </text:span></text:p>
          </draw:text-box>
        </draw:frame>
        <draw:frame draw:style-name="gr1" draw:text-style-name="P2" draw:layer="layout" svg:width="4.29cm" svg:height="0.475cm" svg:x="2.2cm" svg:y="20.016cm">
          <draw:text-box>
            <text:p text:style-name="P1"><text:span text:style-name="T3">Health Service (NHS). </text:span></text:p>
          </draw:text-box>
        </draw:frame>
        <draw:frame draw:style-name="gr1" draw:text-style-name="P2" draw:layer="layout" svg:width="16.419cm" svg:height="0.475cm" svg:x="2.2cm" svg:y="20.93cm">
          <draw:text-box>
            <text:p text:style-name="P1"><text:span text:style-name="T6">8. </text:span><text:span text:style-name="T3"><text:s/>Following the closure of military hospitals in the 1990s, the Government established </text:span></text:p>
          </draw:text-box>
        </draw:frame>
        <draw:frame draw:style-name="gr1" draw:text-style-name="P2" draw:layer="layout" svg:width="16.199cm" svg:height="0.475cm" svg:x="2.2cm" svg:y="21.494cm">
          <draw:text-box>
            <text:p text:style-name="P1"><text:span text:style-name="T3">five MOD Hospital Units (MDHUs) within NHS Trusts. MDHUs are not discrete military </text:span></text:p>
          </draw:text-box>
        </draw:frame>
        <draw:frame draw:style-name="gr1" draw:text-style-name="P2" draw:layer="layout" svg:width="16.427cm" svg:height="0.475cm" svg:x="2.2cm" svg:y="22.059cm">
          <draw:text-box>
            <text:p text:style-name="P1"><text:span text:style-name="T3">wards or units, but comprise medical Service Personnel (including substantial numbers </text:span></text:p>
          </draw:text-box>
        </draw:frame>
        <draw:frame draw:style-name="gr1" draw:text-style-name="P2" draw:layer="layout" svg:width="10.59cm" svg:height="0.475cm" svg:x="2.2cm" svg:y="22.623cm">
          <draw:text-box>
            <text:p text:style-name="P1"><text:span text:style-name="T3">of Reservists) integrated into a host NHS Trust. MDHUs:</text:span></text:p>
          </draw:text-box>
        </draw:frame>
        <draw:frame draw:style-name="gr3" draw:text-style-name="P4" draw:layer="layout" svg:width="0.634cm" svg:height="0.712cm" svg:x="2.95cm" svg:y="23.38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6cm" svg:height="0.475cm" svg:x="3.7cm" svg:y="23.538cm">
          <draw:text-box>
            <text:p text:style-name="P1"><text:span text:style-name="T3">provide accelerated access for elective referrals of Service Personnel, to meet </text:span></text:p>
          </draw:text-box>
        </draw:frame>
        <draw:frame draw:style-name="gr1" draw:text-style-name="P2" draw:layer="layout" svg:width="5.768cm" svg:height="0.475cm" svg:x="3.7cm" svg:y="24.102cm">
          <draw:text-box>
            <text:p text:style-name="P1"><text:span text:style-name="T3">operational requirements; and </text:span></text:p>
          </draw:text-box>
        </draw:frame>
        <draw:frame draw:style-name="gr3" draw:text-style-name="P4" draw:layer="layout" svg:width="0.634cm" svg:height="0.712cm" svg:x="2.95cm" svg:y="24.6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842cm" svg:height="0.475cm" svg:x="3.7cm" svg:y="24.767cm">
          <draw:text-box>
            <text:p text:style-name="P1"><text:span text:style-name="T3">allow medical Service Personnel to develop and maintain their skills.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1 </text:span></text:p>
          </draw:text-box>
        </draw:frame>
        <draw:frame draw:style-name="gr4" draw:text-style-name="P5" draw:layer="layout" svg:width="16.304cm" svg:height="0.395cm" svg:x="2.417cm" svg:y="26.357cm">
          <draw:text-box>
            <text:p text:style-name="P1"><text:span text:style-name="T10">Seventh Report from the House of Commons Defence Committee, Session 2007-2008, </text:span><text:span text:style-name="T11">Medical Care for </text:span></text:p>
          </draw:text-box>
        </draw:frame>
        <draw:frame draw:style-name="gr4" draw:text-style-name="P5" draw:layer="layout" svg:width="4.163cm" svg:height="0.395cm" svg:x="2.2cm" svg:y="26.781cm">
          <draw:text-box>
            <text:p text:style-name="P1"><text:span text:style-name="T11">the Armed Forces</text:span><text:span text:style-name="T10">, HC327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6.381cm" svg:height="0.475cm" svg:x="2.2cm" svg:y="2.525cm">
          <draw:text-box>
            <text:p text:style-name="P1"><text:span text:style-name="T6">9. </text:span><text:span text:style-name="T3"><text:s/>In April 2001, the MOD established the Royal Centre for Defence Medicine (RCDM) </text:span></text:p>
          </draw:text-box>
        </draw:frame>
        <draw:frame draw:style-name="gr1" draw:text-style-name="P2" draw:layer="layout" svg:width="15.991cm" svg:height="0.475cm" svg:x="2.2cm" svg:y="3.09cm">
          <draw:text-box>
            <text:p text:style-name="P1"><text:span text:style-name="T3">within the University Hospital Birmingham Foundation Trust (UHBFT), as “a centre of </text:span></text:p>
          </draw:text-box>
        </draw:frame>
        <draw:frame draw:style-name="gr1" draw:text-style-name="P2" draw:layer="layout" svg:width="13.447cm" svg:height="0.475cm" svg:x="2.2cm" svg:y="3.654cm">
          <draw:text-box>
            <text:p text:style-name="P1"><text:span text:style-name="T3">military medical excellence, with academic, teaching and clinical roles”. </text:span></text:p>
          </draw:text-box>
        </draw:frame>
        <draw:frame draw:style-name="gr1" draw:text-style-name="P2" draw:layer="layout" svg:width="16.08cm" svg:height="0.475cm" svg:x="2.2cm" svg:y="4.568cm">
          <draw:text-box>
            <text:p text:style-name="P1"><text:span text:style-name="T6">10. </text:span><text:span text:style-name="T3"><text:s/>During the period covered by the Inquiry, the main receiving centre for casualties </text:span></text:p>
          </draw:text-box>
        </draw:frame>
        <draw:frame draw:style-name="gr1" draw:text-style-name="P2" draw:layer="layout" svg:width="16.271cm" svg:height="0.475cm" svg:x="2.2cm" svg:y="5.133cm">
          <draw:text-box>
            <text:p text:style-name="P1"><text:span text:style-name="T3">evacuated from operational theatres was RCDM Selly Oak (one of the hospitals within </text:span></text:p>
          </draw:text-box>
        </draw:frame>
        <draw:frame draw:style-name="gr1" draw:text-style-name="P2" draw:layer="layout" svg:width="2.381cm" svg:height="0.475cm" svg:x="2.2cm" svg:y="5.697cm">
          <draw:text-box>
            <text:p text:style-name="P1"><text:span text:style-name="T3">the UHBFT).</text:span></text:p>
          </draw:text-box>
        </draw:frame>
        <draw:frame draw:style-name="gr5" draw:text-style-name="P6" draw:layer="layout" svg:width="0.246cm" svg:height="0.276cm" svg:x="4.576cm" svg:y="5.716cm">
          <draw:text-box>
            <text:p text:style-name="P1"><text:span text:style-name="T8">2</text:span></text:p>
          </draw:text-box>
        </draw:frame>
        <draw:frame draw:style-name="gr1" draw:text-style-name="P2" draw:layer="layout" svg:width="0.422cm" svg:height="0.475cm" svg:x="4.713cm" svg:y="5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237cm" svg:height="0.475cm" svg:x="2.2cm" svg:y="6.612cm">
          <draw:text-box>
            <text:p text:style-name="P1"><text:span text:style-name="T6">11. </text:span><text:span text:style-name="T3"><text:s/>If Selly Oak was unable to cope with the flow of casualties, the Government could </text:span></text:p>
          </draw:text-box>
        </draw:frame>
        <draw:frame draw:style-name="gr1" draw:text-style-name="P2" draw:layer="layout" svg:width="16.296cm" svg:height="0.475cm" svg:x="2.2cm" svg:y="7.176cm">
          <draw:text-box>
            <text:p text:style-name="P1"><text:span text:style-name="T3">activate the Reception Arrangements of Military Personnel (RAMP) plan, engaging the </text:span></text:p>
          </draw:text-box>
        </draw:frame>
        <draw:frame draw:style-name="gr1" draw:text-style-name="P2" draw:layer="layout" svg:width="9.273cm" svg:height="0.475cm" svg:x="2.2cm" svg:y="7.741cm">
          <draw:text-box>
            <text:p text:style-name="P1"><text:span text:style-name="T3">wider NHS in the treatment of military casualties. </text:span></text:p>
          </draw:text-box>
        </draw:frame>
        <draw:frame draw:style-name="gr1" draw:text-style-name="P2" draw:layer="layout" svg:width="16.033cm" svg:height="0.475cm" svg:x="2.2cm" svg:y="8.655cm">
          <draw:text-box>
            <text:p text:style-name="P1"><text:span text:style-name="T6">12. </text:span><text:span text:style-name="T3"><text:s/>Military patients requiring further rehabilitation once released from hospital might </text:span></text:p>
          </draw:text-box>
        </draw:frame>
        <draw:frame draw:style-name="gr1" draw:text-style-name="P2" draw:layer="layout" svg:width="15.72cm" svg:height="0.475cm" svg:x="2.2cm" svg:y="9.22cm">
          <draw:text-box>
            <text:p text:style-name="P1"><text:span text:style-name="T3">be referred to the Defence Medical Rehabilitation Centre (DMRC) at Headley Court </text:span></text:p>
          </draw:text-box>
        </draw:frame>
        <draw:frame draw:style-name="gr1" draw:text-style-name="P2" draw:layer="layout" svg:width="14.484cm" svg:height="0.475cm" svg:x="2.2cm" svg:y="9.784cm">
          <draw:text-box>
            <text:p text:style-name="P1"><text:span text:style-name="T3">in Surrey, the principal medical rehabilitation centre run by the Armed Forces.</text:span></text:p>
          </draw:text-box>
        </draw:frame>
        <draw:frame draw:style-name="gr5" draw:text-style-name="P6" draw:layer="layout" svg:width="0.246cm" svg:height="0.276cm" svg:x="16.639cm" svg:y="9.803cm">
          <draw:text-box>
            <text:p text:style-name="P1"><text:span text:style-name="T8">3</text:span></text:p>
          </draw:text-box>
        </draw:frame>
        <draw:frame draw:style-name="gr1" draw:text-style-name="P2" draw:layer="layout" svg:width="1.505cm" svg:height="0.475cm" svg:x="16.777cm" svg:y="9.784cm">
          <draw:text-box>
            <text:p text:style-name="P1"><text:span text:style-name="T3"><text:s/></text:span><text:span text:style-name="T3">DMRC </text:span></text:p>
          </draw:text-box>
        </draw:frame>
        <draw:frame draw:style-name="gr1" draw:text-style-name="P2" draw:layer="layout" svg:width="15.018cm" svg:height="0.475cm" svg:x="2.2cm" svg:y="10.348cm">
          <draw:text-box>
            <text:p text:style-name="P1"><text:span text:style-name="T3">Headley Court also accepted direct admission from hospitals, and most combat </text:span></text:p>
          </draw:text-box>
        </draw:frame>
        <draw:frame draw:style-name="gr1" draw:text-style-name="P2" draw:layer="layout" svg:width="15.204cm" svg:height="0.475cm" svg:x="2.2cm" svg:y="10.913cm">
          <draw:text-box>
            <text:p text:style-name="P1"><text:span text:style-name="T3">casualties were referred directly to DMRC Headley Court from RCDM Selly Oak. </text:span></text:p>
          </draw:text-box>
        </draw:frame>
        <draw:frame draw:style-name="gr1" draw:text-style-name="P2" draw:layer="layout" svg:width="15.686cm" svg:height="0.475cm" svg:x="2.2cm" svg:y="11.827cm">
          <draw:text-box>
            <text:p text:style-name="P1"><text:span text:style-name="T6">13. </text:span><text:span text:style-name="T3"><text:s/>DMRC Headley Court provided both physiotherapy and group rehabilitation for </text:span></text:p>
          </draw:text-box>
        </draw:frame>
        <draw:frame draw:style-name="gr1" draw:text-style-name="P2" draw:layer="layout" svg:width="15.839cm" svg:height="0.475cm" svg:x="2.2cm" svg:y="12.392cm">
          <draw:text-box>
            <text:p text:style-name="P1"><text:span text:style-name="T3">complex musculo-skeletal injuries, and neuro-rehabilitation for brain-injured patients.</text:span></text:p>
          </draw:text-box>
        </draw:frame>
        <draw:frame draw:style-name="gr1" draw:text-style-name="P2" draw:layer="layout" svg:width="15.39cm" svg:height="0.475cm" svg:x="2.2cm" svg:y="13.306cm">
          <draw:text-box>
            <text:p text:style-name="P1"><text:span text:style-name="T6">14. </text:span><text:span text:style-name="T3"><text:s/>Operation TELIC was the first major military operation after the closure of the </text:span></text:p>
          </draw:text-box>
        </draw:frame>
        <draw:frame draw:style-name="gr1" draw:text-style-name="P2" draw:layer="layout" svg:width="14.967cm" svg:height="0.475cm" svg:x="2.2cm" svg:y="13.871cm">
          <draw:text-box>
            <text:p text:style-name="P1"><text:span text:style-name="T3">military hospitals in the 1990s. Many medical Service Personnel were therefore </text:span></text:p>
          </draw:text-box>
        </draw:frame>
        <draw:frame draw:style-name="gr1" draw:text-style-name="P2" draw:layer="layout" svg:width="15.018cm" svg:height="0.475cm" svg:x="2.2cm" svg:y="14.435cm">
          <draw:text-box>
            <text:p text:style-name="P1"><text:span text:style-name="T3">withdrawn from NHS Trusts, and military casualties were treated in NHS Trusts. </text:span></text:p>
          </draw:text-box>
        </draw:frame>
        <draw:frame draw:style-name="gr1" draw:text-style-name="P2" draw:layer="layout" svg:width="11.91cm" svg:height="0.475cm" svg:x="2.2cm" svg:y="15.35cm">
          <draw:text-box>
            <text:p text:style-name="P1"><text:span text:style-name="T6">15. </text:span><text:span text:style-name="T3"><text:s/>Tertiary care for Service Personnel is provided by the NHS.</text:span></text:p>
          </draw:text-box>
        </draw:frame>
        <draw:frame draw:style-name="gr1" draw:text-style-name="P2" draw:layer="layout" svg:width="16.673cm" svg:height="0.475cm" svg:x="2.2cm" svg:y="16.264cm">
          <draw:text-box>
            <text:p text:style-name="P1"><text:span text:style-name="T6">16. </text:span><text:span text:style-name="T3"><text:s/>From 2002, the MOD reconfigured its mental health services to focus on community </text:span></text:p>
          </draw:text-box>
        </draw:frame>
        <draw:frame draw:style-name="gr1" draw:text-style-name="P2" draw:layer="layout" svg:width="15.631cm" svg:height="0.475cm" svg:x="2.2cm" svg:y="16.828cm">
          <draw:text-box>
            <text:p text:style-name="P1"><text:span text:style-name="T3">rather than in-patient services, including by establishing 15 military Departments of </text:span></text:p>
          </draw:text-box>
        </draw:frame>
        <draw:frame draw:style-name="gr1" draw:text-style-name="P2" draw:layer="layout" svg:width="15.746cm" svg:height="0.475cm" svg:x="2.2cm" svg:y="17.393cm">
          <draw:text-box>
            <text:p text:style-name="P1"><text:span text:style-name="T3">Community Mental Health (DCMH) throughout the UK to provide out-patient mental </text:span></text:p>
          </draw:text-box>
        </draw:frame>
        <draw:frame draw:style-name="gr1" draw:text-style-name="P2" draw:layer="layout" svg:width="6.284cm" svg:height="0.475cm" svg:x="2.2cm" svg:y="17.957cm">
          <draw:text-box>
            <text:p text:style-name="P1"><text:span text:style-name="T3">healthcare for Service Personnel.</text:span></text:p>
          </draw:text-box>
        </draw:frame>
        <draw:frame draw:style-name="gr5" draw:text-style-name="P6" draw:layer="layout" svg:width="0.246cm" svg:height="0.276cm" svg:x="8.459cm" svg:y="17.976cm">
          <draw:text-box>
            <text:p text:style-name="P1"><text:span text:style-name="T8">4</text:span></text:p>
          </draw:text-box>
        </draw:frame>
        <draw:frame draw:style-name="gr1" draw:text-style-name="P2" draw:layer="layout" svg:width="0.422cm" svg:height="0.475cm" svg:x="8.597cm" svg:y="17.9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513cm" svg:height="0.475cm" svg:x="2.2cm" svg:y="18.872cm">
          <draw:text-box>
            <text:p text:style-name="P1"><text:span text:style-name="T6">17. </text:span><text:span text:style-name="T3"><text:s/>From 2004, in-patient mental healthcare was provided by The Priory Group of </text:span></text:p>
          </draw:text-box>
        </draw:frame>
        <draw:frame draw:style-name="gr1" draw:text-style-name="P2" draw:layer="layout" svg:width="8.27cm" svg:height="0.475cm" svg:x="2.2cm" svg:y="19.436cm">
          <draw:text-box>
            <text:p text:style-name="P1"><text:span text:style-name="T3">hospitals, through a contract with the MOD. </text:span></text:p>
          </draw:text-box>
        </draw:frame>
        <draw:frame draw:style-name="gr1" draw:text-style-name="P2" draw:layer="layout" svg:width="15.699cm" svg:height="0.475cm" svg:x="2.2cm" svg:y="20.351cm">
          <draw:text-box>
            <text:p text:style-name="P1"><text:span text:style-name="T6">18. </text:span><text:span text:style-name="T3"><text:s/>Those changes were in line with NHS best practice, which held that individuals </text:span></text:p>
          </draw:text-box>
        </draw:frame>
        <draw:frame draw:style-name="gr1" draw:text-style-name="P2" draw:layer="layout" svg:width="16.44cm" svg:height="0.475cm" svg:x="2.2cm" svg:y="20.915cm">
          <draw:text-box>
            <text:p text:style-name="P1"><text:span text:style-name="T3">should be treated in as normal as environment as possible, close to their units, families </text:span></text:p>
          </draw:text-box>
        </draw:frame>
        <draw:frame draw:style-name="gr1" draw:text-style-name="P2" draw:layer="layout" svg:width="2.343cm" svg:height="0.475cm" svg:x="2.2cm" svg:y="21.48cm">
          <draw:text-box>
            <text:p text:style-name="P1"><text:span text:style-name="T3">and friends. </text:span></text:p>
          </draw:text-box>
        </draw:frame>
        <draw:frame draw:style-name="gr1" draw:text-style-name="P2" draw:layer="layout" svg:width="16.431cm" svg:height="0.475cm" svg:x="2.2cm" svg:y="22.394cm">
          <draw:text-box>
            <text:p text:style-name="P1"><text:span text:style-name="T6">19. </text:span><text:span text:style-name="T3"><text:s/>The Ex-Services Mental Welfare Society (generally known as Combat Stress) run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203cm" svg:height="0.475cm" svg:x="2.2cm" svg:y="22.958cm">
          <draw:text-box>
            <text:p text:style-name="P1"><text:span text:style-name="T3">three short-stay residential treatment centres for men and women who have served in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9">2 </text:span></text:p>
          </draw:text-box>
        </draw:frame>
        <draw:frame draw:style-name="gr4" draw:text-style-name="P5" draw:layer="layout" svg:width="16.304cm" svg:height="0.395cm" svg:x="2.417cm" svg:y="25.087cm">
          <draw:text-box>
            <text:p text:style-name="P1"><text:span text:style-name="T10">Seventh Report from the House of Commons Defence Committee, Session 2007-2008, </text:span><text:span text:style-name="T11">Medical Care for </text:span></text:p>
          </draw:text-box>
        </draw:frame>
        <draw:frame draw:style-name="gr4" draw:text-style-name="P5" draw:layer="layout" svg:width="6.542cm" svg:height="0.395cm" svg:x="2.2cm" svg:y="25.511cm">
          <draw:text-box>
            <text:p text:style-name="P1"><text:span text:style-name="T11">the Armed Forces</text:span><text:span text:style-name="T10">, HC327, paragraph 21.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3 </text:span></text:p>
          </draw:text-box>
        </draw:frame>
        <draw:frame draw:style-name="gr4" draw:text-style-name="P5" draw:layer="layout" svg:width="9.629cm" svg:height="0.395cm" svg:x="2.417cm" svg:y="25.934cm">
          <draw:text-box>
            <text:p text:style-name="P1"><text:span text:style-name="T10">Paper MOD, 28 June 2010, ‘Medical Input to Ainsworth Brief’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4 </text:span></text:p>
          </draw:text-box>
        </draw:frame>
        <draw:frame draw:style-name="gr4" draw:text-style-name="P5" draw:layer="layout" svg:width="16.304cm" svg:height="0.395cm" svg:x="2.417cm" svg:y="26.357cm">
          <draw:text-box>
            <text:p text:style-name="P1"><text:span text:style-name="T10">Seventh Report from the House of Commons Defence Committee, Session 2007-2008, </text:span><text:span text:style-name="T11">Medical Care for </text:span></text:p>
          </draw:text-box>
        </draw:frame>
        <draw:frame draw:style-name="gr4" draw:text-style-name="P5" draw:layer="layout" svg:width="4.261cm" svg:height="0.395cm" svg:x="2.2cm" svg:y="26.781cm">
          <draw:text-box>
            <text:p text:style-name="P1"><text:span text:style-name="T11">the Armed Forces</text:span><text:span text:style-name="T10">, HC327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3">the Armed Forces or the Merchant Navy. The MOD meets the cost of fees charged by </text:span></text:p>
          </draw:text-box>
        </draw:frame>
        <draw:frame draw:style-name="gr1" draw:text-style-name="P2" draw:layer="layout" svg:width="11.263cm" svg:height="0.475cm" svg:x="2.2cm" svg:y="3.09cm">
          <draw:text-box>
            <text:p text:style-name="P1"><text:span text:style-name="T3">Combat Stress for “remedial treatment” at the three centres.</text:span></text:p>
          </draw:text-box>
        </draw:frame>
        <draw:frame draw:style-name="gr5" draw:text-style-name="P6" draw:layer="layout" svg:width="0.246cm" svg:height="0.276cm" svg:x="13.423cm" svg:y="3.108cm">
          <draw:text-box>
            <text:p text:style-name="P1"><text:span text:style-name="T8">5</text:span></text:p>
          </draw:text-box>
        </draw:frame>
        <draw:frame draw:style-name="gr1" draw:text-style-name="P2" draw:layer="layout" svg:width="0.422cm" svg:height="0.475cm" svg:x="13.56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35cm" svg:height="0.475cm" svg:x="2.2cm" svg:y="4.004cm">
          <draw:text-box>
            <text:p text:style-name="P1"><text:span text:style-name="T6">20. </text:span><text:span text:style-name="T3"><text:s/>Veterans’ healthcare is generally provided by the NHS. Charities and welfare </text:span></text:p>
          </draw:text-box>
        </draw:frame>
        <draw:frame draw:style-name="gr1" draw:text-style-name="P2" draw:layer="layout" svg:width="7.868cm" svg:height="0.475cm" svg:x="2.2cm" svg:y="4.568cm">
          <draw:text-box>
            <text:p text:style-name="P1"><text:span text:style-name="T3">organisations also play an important role. </text:span></text:p>
          </draw:text-box>
        </draw:frame>
        <draw:frame draw:style-name="gr2" draw:text-style-name="P3" draw:layer="layout" svg:width="13.942cm" svg:height="0.628cm" svg:x="2.2cm" svg:y="5.596cm">
          <draw:text-box>
            <text:p text:style-name="P1"><text:span text:style-name="T2">Medical care during the combat phase of operations</text:span></text:p>
          </draw:text-box>
        </draw:frame>
        <draw:frame draw:style-name="gr8" draw:text-style-name="P9" draw:layer="layout" svg:width="11.203cm" svg:height="0.556cm" svg:x="2.2cm" svg:y="6.695cm">
          <draw:text-box>
            <text:p text:style-name="P1"><text:span text:style-name="T12">Planning and preparing to provide medical care</text:span></text:p>
          </draw:text-box>
        </draw:frame>
        <draw:frame draw:style-name="gr1" draw:text-style-name="P2" draw:layer="layout" svg:width="16.609cm" svg:height="0.475cm" svg:x="2.2cm" svg:y="7.523cm">
          <draw:text-box>
            <text:p text:style-name="P1"><text:span text:style-name="T6">21. </text:span><text:span text:style-name="T3"><text:s/>In July 2002, the MOD defined three options for a UK contribution to US-led military </text:span></text:p>
          </draw:text-box>
        </draw:frame>
        <draw:frame draw:style-name="gr1" draw:text-style-name="P2" draw:layer="layout" svg:width="3.406cm" svg:height="0.475cm" svg:x="2.2cm" svg:y="8.088cm">
          <draw:text-box>
            <text:p text:style-name="P1"><text:span text:style-name="T3">operations in Iraq:</text:span></text:p>
          </draw:text-box>
        </draw:frame>
        <draw:frame draw:style-name="gr3" draw:text-style-name="P4" draw:layer="layout" svg:width="0.634cm" svg:height="0.712cm" svg:x="2.95cm" svg:y="8.8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9.002cm">
          <draw:text-box>
            <text:p text:style-name="P1"><text:span text:style-name="T3">Package 1 – an “in-place support package” using forces already in the region; </text:span></text:p>
          </draw:text-box>
        </draw:frame>
        <draw:frame draw:style-name="gr3" draw:text-style-name="P4" draw:layer="layout" svg:width="0.634cm" svg:height="0.712cm" svg:x="2.95cm" svg:y="9.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82cm" svg:height="0.475cm" svg:x="3.7cm" svg:y="9.667cm">
          <draw:text-box>
            <text:p text:style-name="P1"><text:span text:style-name="T3">Package 2 – an “enhanced support package” comprising Package 1 with </text:span></text:p>
          </draw:text-box>
        </draw:frame>
        <draw:frame draw:style-name="gr1" draw:text-style-name="P2" draw:layer="layout" svg:width="7.321cm" svg:height="0.475cm" svg:x="3.7cm" svg:y="10.231cm">
          <draw:text-box>
            <text:p text:style-name="P1"><text:span text:style-name="T3">additional air and maritime forces; and </text:span></text:p>
          </draw:text-box>
        </draw:frame>
        <draw:frame draw:style-name="gr3" draw:text-style-name="P4" draw:layer="layout" svg:width="0.634cm" svg:height="0.712cm" svg:x="2.95cm" svg:y="10.73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10.896cm">
          <draw:text-box>
            <text:p text:style-name="P1"><text:span text:style-name="T3">Package 3 – a “discrete UK package” based on deployment of an armoured </text:span></text:p>
          </draw:text-box>
        </draw:frame>
        <draw:frame draw:style-name="gr1" draw:text-style-name="P2" draw:layer="layout" svg:width="8.748cm" svg:height="0.475cm" svg:x="3.7cm" svg:y="11.46cm">
          <draw:text-box>
            <text:p text:style-name="P1"><text:span text:style-name="T3">division, in addition to the forces in Package 2.</text:span></text:p>
          </draw:text-box>
        </draw:frame>
        <draw:frame draw:style-name="gr5" draw:text-style-name="P6" draw:layer="layout" svg:width="0.246cm" svg:height="0.276cm" svg:x="12.407cm" svg:y="11.479cm">
          <draw:text-box>
            <text:p text:style-name="P1"><text:span text:style-name="T8">6</text:span></text:p>
          </draw:text-box>
        </draw:frame>
        <draw:frame draw:style-name="gr1" draw:text-style-name="P2" draw:layer="layout" svg:width="0.422cm" svg:height="0.475cm" svg:x="12.544cm" svg:y="11.4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01cm" svg:height="0.475cm" svg:x="2.2cm" svg:y="12.375cm">
          <draw:text-box>
            <text:p text:style-name="P1"><text:span text:style-name="T6">22. </text:span><text:span text:style-name="T3"><text:s/>Those three options provided the broad framework for discussions within the </text:span></text:p>
          </draw:text-box>
        </draw:frame>
        <draw:frame draw:style-name="gr1" draw:text-style-name="P2" draw:layer="layout" svg:width="7.144cm" svg:height="0.475cm" svg:x="2.2cm" svg:y="12.939cm">
          <draw:text-box>
            <text:p text:style-name="P1"><text:span text:style-name="T3">UK Government until the end of 2002.</text:span></text:p>
          </draw:text-box>
        </draw:frame>
        <draw:frame draw:style-name="gr1" draw:text-style-name="P2" draw:layer="layout" svg:width="16.613cm" svg:height="0.475cm" svg:x="2.2cm" svg:y="13.853cm">
          <draw:text-box>
            <text:p text:style-name="P1"><text:span text:style-name="T6">23. </text:span><text:span text:style-name="T3"><text:s/>A Strategic Medical Estimate was prepared for the MOD’s Strategic Planning Group </text:span></text:p>
          </draw:text-box>
        </draw:frame>
        <draw:frame draw:style-name="gr1" draw:text-style-name="P2" draw:layer="layout" svg:width="4.214cm" svg:height="0.475cm" svg:x="2.2cm" svg:y="14.418cm">
          <draw:text-box>
            <text:p text:style-name="P1"><text:span text:style-name="T3">on 1 September 2002.</text:span></text:p>
          </draw:text-box>
        </draw:frame>
        <draw:frame draw:style-name="gr5" draw:text-style-name="P6" draw:layer="layout" svg:width="0.246cm" svg:height="0.276cm" svg:x="6.389cm" svg:y="14.437cm">
          <draw:text-box>
            <text:p text:style-name="P1"><text:span text:style-name="T8">7</text:span></text:p>
          </draw:text-box>
        </draw:frame>
        <draw:frame draw:style-name="gr1" draw:text-style-name="P2" draw:layer="layout" svg:width="12.161cm" svg:height="0.475cm" svg:x="6.527cm" svg:y="14.418cm">
          <draw:text-box>
            <text:p text:style-name="P1"><text:span text:style-name="T3"><text:s/></text:span><text:span text:style-name="T3">The Estimate – which assumed an entry into Iraq from Turkey – </text:span></text:p>
          </draw:text-box>
        </draw:frame>
        <draw:frame draw:style-name="gr1" draw:text-style-name="P2" draw:layer="layout" svg:width="16.592cm" svg:height="0.475cm" svg:x="2.2cm" svg:y="14.982cm">
          <draw:text-box>
            <text:p text:style-name="P1"><text:span text:style-name="T3">set out the expected number of Role 3 hospital admissions from an operation in Iraq, as </text:span></text:p>
          </draw:text-box>
        </draw:frame>
        <draw:frame draw:style-name="gr1" draw:text-style-name="P2" draw:layer="layout" svg:width="5.387cm" svg:height="0.475cm" svg:x="2.2cm" svg:y="15.547cm">
          <draw:text-box>
            <text:p text:style-name="P1"><text:span text:style-name="T3">a basis for medical planning:</text:span></text:p>
          </draw:text-box>
        </draw:frame>
        <draw:frame draw:style-name="gr3" draw:text-style-name="P4" draw:layer="layout" svg:width="0.634cm" svg:height="0.712cm" svg:x="2.95cm" svg:y="1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46cm" svg:height="0.475cm" svg:x="3.7cm" svg:y="16.461cm">
          <draw:text-box>
            <text:p text:style-name="P1"><text:span text:style-name="T3">157 (best case) to 241 (worst case) battle casualties;</text:span></text:p>
          </draw:text-box>
        </draw:frame>
        <draw:frame draw:style-name="gr3" draw:text-style-name="P4" draw:layer="layout" svg:width="0.634cm" svg:height="0.712cm" svg:x="2.95cm" svg:y="16.9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93cm" svg:height="0.475cm" svg:x="3.7cm" svg:y="17.126cm">
          <draw:text-box>
            <text:p text:style-name="P1"><text:span text:style-name="T3">152 (best case) to 212 (worst case) casualties from chemical warfare; </text:span></text:p>
          </draw:text-box>
        </draw:frame>
        <draw:frame draw:style-name="gr3" draw:text-style-name="P4" draw:layer="layout" svg:width="0.634cm" svg:height="0.712cm" svg:x="2.95cm" svg:y="17.6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36cm" svg:height="0.475cm" svg:x="3.7cm" svg:y="17.79cm">
          <draw:text-box>
            <text:p text:style-name="P1"><text:span text:style-name="T3">15 percent of those exposed to biological warfare; and </text:span></text:p>
          </draw:text-box>
        </draw:frame>
        <draw:frame draw:style-name="gr3" draw:text-style-name="P4" draw:layer="layout" svg:width="0.634cm" svg:height="0.712cm" svg:x="2.95cm" svg:y="18.2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22cm" svg:height="0.475cm" svg:x="3.7cm" svg:y="18.455cm">
          <draw:text-box>
            <text:p text:style-name="P1"><text:span text:style-name="T3">34 Disease and Non-Battle Injuries (DNBI) a day.</text:span></text:p>
          </draw:text-box>
        </draw:frame>
        <draw:frame draw:style-name="gr1" draw:text-style-name="P2" draw:layer="layout" svg:width="16.249cm" svg:height="0.475cm" svg:x="2.2cm" svg:y="19.369cm">
          <draw:text-box>
            <text:p text:style-name="P1"><text:span text:style-name="T6">24. </text:span><text:span text:style-name="T3"><text:s text:c="2"/>The Estimate stated that 55 individuals a week would require medical evacuatio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9" draw:text-style-name="P7" draw:layer="layout" svg:x1="2.417cm" svg:y1="25.867cm" svg:x2="10.731cm" svg:y2="25.867cm">
          <text:p/>
        </draw:line>
        <draw:frame draw:style-name="gr1" draw:text-style-name="P2" draw:layer="layout" svg:width="3.029cm" svg:height="0.475cm" svg:x="2.2cm" svg:y="19.933cm">
          <draw:text-box>
            <text:p text:style-name="P1"><text:span text:style-name="T3">back to the UK.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5 </text:span></text:p>
          </draw:text-box>
        </draw:frame>
        <draw:line draw:style-name="gr9" draw:text-style-name="P7" draw:layer="layout" svg:x1="2.417cm" svg:y1="26.29cm" svg:x2="9.521cm" svg:y2="26.29cm">
          <text:p/>
        </draw:line>
        <draw:frame draw:style-name="gr4" draw:text-style-name="P5" draw:layer="layout" svg:width="8.354cm" svg:height="0.395cm" svg:x="2.417cm" svg:y="25.511cm">
          <draw:text-box>
            <text:p text:style-name="P1"><text:span text:style-name="T5">Paper MOD, 29 June 2010, ‘Veterans Mental Health’.</text:span><text:span text:style-name="T10">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6 </text:span></text:p>
          </draw:text-box>
        </draw:frame>
        <draw:line draw:style-name="gr9" draw:text-style-name="P7" draw:layer="layout" svg:x1="2.417cm" svg:y1="26.714cm" svg:x2="17.339cm" svg:y2="26.714cm">
          <text:p/>
        </draw:line>
        <draw:line draw:style-name="gr9" draw:text-style-name="P7" draw:layer="layout" svg:x1="2.199cm" svg:y1="27.137cm" svg:x2="4.337cm" svg:y2="27.137cm">
          <text:p/>
        </draw:line>
        <draw:frame draw:style-name="gr4" draw:text-style-name="P5" draw:layer="layout" svg:width="7.164cm" svg:height="0.395cm" svg:x="2.417cm" svg:y="25.934cm">
          <draw:text-box>
            <text:p text:style-name="P1"><text:span text:style-name="T5">Letter Watkins to Rycroft, 26 July 2002, ‘Iraq’.</text:span><text:span text:style-name="T10">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7 </text:span></text:p>
          </draw:text-box>
        </draw:frame>
        <draw:frame draw:style-name="gr4" draw:text-style-name="P5" draw:layer="layout" svg:width="14.81cm" svg:height="0.395cm" svg:x="2.417cm" svg:y="26.357cm">
          <draw:text-box>
            <text:p text:style-name="P1"><text:span text:style-name="T5">Minute MOD [junior official] to Iraq Inquiry [junior official], 22 June 2010, ‘Iraq Inquiry – Request </text:span></text:p>
          </draw:text-box>
        </draw:frame>
        <draw:frame draw:style-name="gr4" draw:text-style-name="P5" draw:layer="layout" svg:width="2.224cm" svg:height="0.395cm" svg:x="2.2cm" svg:y="26.781cm">
          <draw:text-box>
            <text:p text:style-name="P1"><text:span text:style-name="T5">for Evidence’.</text:span><text:span text:style-name="T10">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polygon draw:style-name="gr10" draw:text-style-name="P10" draw:layer="layout" svg:width="15.083cm" svg:height="8.299cm" svg:x="2.958cm" svg:y="2.608cm" svg:viewBox="0 0 15084 8300" draw:points="0,8300 15084,8300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8" draw:text-style-name="P9" draw:layer="layout" svg:width="10.183cm" svg:height="0.556cm" svg:x="5.492cm" svg:y="2.863cm">
          <draw:text-box>
            <text:p text:style-name="P1"><text:span text:style-name="T12">Structure of medical support to operations </text:span></text:p>
          </draw:text-box>
        </draw:frame>
        <draw:frame draw:style-name="gr4" draw:text-style-name="P5" draw:layer="layout" svg:width="12.342cm" svg:height="0.395cm" svg:x="3.45cm" svg:y="3.784cm">
          <draw:text-box>
            <text:p text:style-name="P1"><text:span text:style-name="T10">Military medical support was organised in four tiers, on the basis of the medical </text:span></text:p>
          </draw:text-box>
        </draw:frame>
        <draw:frame draw:style-name="gr4" draw:text-style-name="P5" draw:layer="layout" svg:width="5.637cm" svg:height="0.395cm" svg:x="3.45cm" svg:y="4.278cm">
          <draw:text-box>
            <text:p text:style-name="P1"><text:span text:style-name="T10">capabilities and resources available:</text:span></text:p>
          </draw:text-box>
        </draw:frame>
        <draw:frame draw:style-name="gr8" draw:text-style-name="P9" draw:layer="layout" svg:width="0.493cm" svg:height="0.556cm" svg:x="4.2cm" svg:y="4.915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639cm" svg:height="0.395cm" svg:x="4.95cm" svg:y="4.972cm">
          <draw:text-box>
            <text:p text:style-name="P1"><text:span text:style-name="T10">Role 1 (broadly equivalent to Echelon 1 for maritime forces) medical support was </text:span></text:p>
          </draw:text-box>
        </draw:frame>
        <draw:frame draw:style-name="gr4" draw:text-style-name="P5" draw:layer="layout" svg:width="12.033cm" svg:height="0.395cm" svg:x="4.95cm" svg:y="5.466cm">
          <draw:text-box>
            <text:p text:style-name="P1"><text:span text:style-name="T10">integral or allocated to a small unit, and included the capabilities for providing </text:span></text:p>
          </draw:text-box>
        </draw:frame>
        <draw:frame draw:style-name="gr4" draw:text-style-name="P5" draw:layer="layout" svg:width="8.088cm" svg:height="0.395cm" svg:x="4.95cm" svg:y="5.96cm">
          <draw:text-box>
            <text:p text:style-name="P1"><text:span text:style-name="T10">first aid, immediate lifesaving measures, and triage. </text:span></text:p>
          </draw:text-box>
        </draw:frame>
        <draw:frame draw:style-name="gr8" draw:text-style-name="P9" draw:layer="layout" svg:width="0.493cm" svg:height="0.556cm" svg:x="4.2cm" svg:y="6.496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1.013cm" svg:height="0.395cm" svg:x="4.95cm" svg:y="6.554cm">
          <draw:text-box>
            <text:p text:style-name="P1"><text:span text:style-name="T10">Role 2 support was normally provided at larger unit level, and included </text:span></text:p>
          </draw:text-box>
        </draw:frame>
        <draw:frame draw:style-name="gr4" draw:text-style-name="P5" draw:layer="layout" svg:width="2.813cm" svg:height="0.395cm" svg:x="4.95cm" svg:y="7.048cm">
          <draw:text-box>
            <text:p text:style-name="P1"><text:span text:style-name="T10">pre-hospital care. </text:span></text:p>
          </draw:text-box>
        </draw:frame>
        <draw:frame draw:style-name="gr8" draw:text-style-name="P9" draw:layer="layout" svg:width="0.493cm" svg:height="0.556cm" svg:x="4.2cm" svg:y="7.584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029cm" svg:height="0.395cm" svg:x="4.95cm" svg:y="7.641cm">
          <draw:text-box>
            <text:p text:style-name="P1"><text:span text:style-name="T10">Role 3 support was normally provided at Division level and above. It included </text:span></text:p>
          </draw:text-box>
        </draw:frame>
        <draw:frame draw:style-name="gr4" draw:text-style-name="P5" draw:layer="layout" svg:width="12.406cm" svg:height="0.395cm" svg:x="4.95cm" svg:y="8.135cm">
          <draw:text-box>
            <text:p text:style-name="P1"><text:span text:style-name="T10">specialist diagnostic resources, and specialist surgical and medical capabilities. </text:span></text:p>
          </draw:text-box>
        </draw:frame>
        <draw:frame draw:style-name="gr4" draw:text-style-name="P5" draw:layer="layout" svg:width="11.457cm" svg:height="0.395cm" svg:x="4.95cm" svg:y="8.629cm">
          <draw:text-box>
            <text:p text:style-name="P1"><text:span text:style-name="T10">Support would usually be provided in field hospitals and (as Echelon 3) in </text:span></text:p>
          </draw:text-box>
        </draw:frame>
        <draw:frame draw:style-name="gr4" draw:text-style-name="P5" draw:layer="layout" svg:width="2.225cm" svg:height="0.395cm" svg:x="4.95cm" svg:y="9.123cm">
          <draw:text-box>
            <text:p text:style-name="P1"><text:span text:style-name="T10">hospital ships.</text:span></text:p>
          </draw:text-box>
        </draw:frame>
        <draw:frame draw:style-name="gr8" draw:text-style-name="P9" draw:layer="layout" svg:width="0.493cm" svg:height="0.556cm" svg:x="4.2cm" svg:y="9.66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1.809cm" svg:height="0.395cm" svg:x="4.95cm" svg:y="9.717cm">
          <draw:text-box>
            <text:p text:style-name="P1"><text:span text:style-name="T10">Role 4 support was the definitive hospital and rehabilitative care of patients. </text:span></text:p>
          </draw:text-box>
        </draw:frame>
        <draw:frame draw:style-name="gr4" draw:text-style-name="P5" draw:layer="layout" svg:width="6.471cm" svg:height="0.395cm" svg:x="4.95cm" svg:y="10.211cm">
          <draw:text-box>
            <text:p text:style-name="P1"><text:span text:style-name="T10">That would usually be provided in the UK.</text:span></text:p>
          </draw:text-box>
        </draw:frame>
        <draw:frame draw:style-name="gr7" draw:text-style-name="P8" draw:layer="layout" svg:width="0.205cm" svg:height="0.23cm" svg:x="11.461cm" svg:y="10.227cm">
          <draw:text-box>
            <text:p text:style-name="P1"><text:span text:style-name="T9">8</text:span></text:p>
          </draw:text-box>
        </draw:frame>
        <draw:frame draw:style-name="gr4" draw:text-style-name="P5" draw:layer="layout" svg:width="0.352cm" svg:height="0.395cm" svg:x="11.575cm" svg:y="10.21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444cm" svg:height="0.475cm" svg:x="2.2cm" svg:y="11.511cm">
          <draw:text-box>
            <text:p text:style-name="P1"><text:span text:style-name="T6">25. </text:span><text:span text:style-name="T3"><text:s/>General Sir Kevin O’Donoghue, Deputy Chief of Defence Staff (Health) (DCDS(H)) </text:span></text:p>
          </draw:text-box>
        </draw:frame>
        <draw:frame draw:style-name="gr1" draw:text-style-name="P2" draw:layer="layout" svg:width="14.988cm" svg:height="0.475cm" svg:x="2.2cm" svg:y="12.076cm">
          <draw:text-box>
            <text:p text:style-name="P1"><text:span text:style-name="T3">from September 2002 to 2004, told the Inquiry that medical planning was “quite </text:span></text:p>
          </draw:text-box>
        </draw:frame>
        <draw:frame draw:style-name="gr1" draw:text-style-name="P2" draw:layer="layout" svg:width="7.334cm" svg:height="0.475cm" svg:x="2.2cm" svg:y="12.64cm">
          <draw:text-box>
            <text:p text:style-name="P1"><text:span text:style-name="T3">advanced” by the time he took up post.</text:span></text:p>
          </draw:text-box>
        </draw:frame>
        <draw:frame draw:style-name="gr5" draw:text-style-name="P6" draw:layer="layout" svg:width="0.246cm" svg:height="0.276cm" svg:x="9.491cm" svg:y="12.659cm">
          <draw:text-box>
            <text:p text:style-name="P1"><text:span text:style-name="T8">9</text:span></text:p>
          </draw:text-box>
        </draw:frame>
        <draw:frame draw:style-name="gr1" draw:text-style-name="P2" draw:layer="layout" svg:width="9.329cm" svg:height="0.475cm" svg:x="9.628cm" svg:y="12.64cm">
          <draw:text-box>
            <text:p text:style-name="P1"><text:span text:style-name="T3"><text:s/></text:span><text:span text:style-name="T3">Staffing plans were in place and gaps in medical </text:span></text:p>
          </draw:text-box>
        </draw:frame>
        <draw:frame draw:style-name="gr1" draw:text-style-name="P2" draw:layer="layout" svg:width="15.242cm" svg:height="0.475cm" svg:x="2.2cm" svg:y="13.205cm">
          <draw:text-box>
            <text:p text:style-name="P1"><text:span text:style-name="T3">equipment and supplies had been identified, although approval had not yet been </text:span></text:p>
          </draw:text-box>
        </draw:frame>
        <draw:frame draw:style-name="gr1" draw:text-style-name="P2" draw:layer="layout" svg:width="9.171cm" svg:height="0.475cm" svg:x="2.2cm" svg:y="13.769cm">
          <draw:text-box>
            <text:p text:style-name="P1"><text:span text:style-name="T3">received to begin procurement to fill those gaps. </text:span></text:p>
          </draw:text-box>
        </draw:frame>
        <draw:frame draw:style-name="gr1" draw:text-style-name="P2" draw:layer="layout" svg:width="16.757cm" svg:height="0.475cm" svg:x="2.2cm" svg:y="14.684cm">
          <draw:text-box>
            <text:p text:style-name="P1"><text:span text:style-name="T6">26. </text:span><text:span text:style-name="T3"><text:s/>On 31 October, Mr Blair agreed that the UK should offer Package 3 to the US on the </text:span></text:p>
          </draw:text-box>
        </draw:frame>
        <draw:frame draw:style-name="gr1" draw:text-style-name="P2" draw:layer="layout" svg:width="9.29cm" svg:height="0.475cm" svg:x="2.2cm" svg:y="15.248cm">
          <draw:text-box>
            <text:p text:style-name="P1"><text:span text:style-name="T3">same basis as Package 2, for planning purposes.</text:span></text:p>
          </draw:text-box>
        </draw:frame>
        <draw:frame draw:style-name="gr5" draw:text-style-name="P6" draw:layer="layout" svg:width="0.273cm" svg:height="0.276cm" svg:x="11.448cm" svg:y="15.267cm">
          <draw:text-box>
            <text:p text:style-name="P1"><text:span text:style-name="T8">10</text:span></text:p>
          </draw:text-box>
        </draw:frame>
        <draw:frame draw:style-name="gr1" draw:text-style-name="P2" draw:layer="layout" svg:width="16.313cm" svg:height="0.475cm" svg:x="2.2cm" svg:y="16.163cm">
          <draw:text-box>
            <text:p text:style-name="P1"><text:span text:style-name="T6">27. </text:span><text:span text:style-name="T3"><text:s/>In early December, an MOD official invited Mr Geoff Hoon, the Defence Secretary, </text:span></text:p>
          </draw:text-box>
        </draw:frame>
        <draw:frame draw:style-name="gr1" draw:text-style-name="P2" draw:layer="layout" svg:width="16.207cm" svg:height="0.475cm" svg:x="2.2cm" svg:y="16.727cm">
          <draw:text-box>
            <text:p text:style-name="P1"><text:span text:style-name="T3">to agree that the MOD should hold detailed talks with the Department of Health (DoH) </text:span></text:p>
          </draw:text-box>
        </draw:frame>
        <draw:frame draw:style-name="gr1" draw:text-style-name="P2" draw:layer="layout" svg:width="15.826cm" svg:height="0.475cm" svg:x="2.2cm" svg:y="17.291cm">
          <draw:text-box>
            <text:p text:style-name="P1"><text:span text:style-name="T3">on the withdrawal of Regular and Reserve medical personnel from the NHS, and on </text:span></text:p>
          </draw:text-box>
        </draw:frame>
        <draw:frame draw:style-name="gr1" draw:text-style-name="P2" draw:layer="layout" svg:width="8.261cm" svg:height="0.475cm" svg:x="2.2cm" svg:y="17.856cm">
          <draw:text-box>
            <text:p text:style-name="P1"><text:span text:style-name="T3">the reception of casualties under the RAMP.</text:span></text:p>
          </draw:text-box>
        </draw:frame>
        <draw:frame draw:style-name="gr5" draw:text-style-name="P6" draw:layer="layout" svg:width="0.256cm" svg:height="0.276cm" svg:x="10.429cm" svg:y="17.875cm">
          <draw:text-box>
            <text:p text:style-name="P1"><text:span text:style-name="T8">11</text:span></text:p>
          </draw:text-box>
        </draw:frame>
        <draw:frame draw:style-name="gr1" draw:text-style-name="P2" draw:layer="layout" svg:width="7.546cm" svg:height="0.475cm" svg:x="10.685cm" svg:y="17.856cm">
          <draw:text-box>
            <text:p text:style-name="P1"><text:span text:style-name="T3"><text:s/></text:span><text:span text:style-name="T3">Package 3 would require around 2,000 </text:span></text:p>
          </draw:text-box>
        </draw:frame>
        <draw:frame draw:style-name="gr1" draw:text-style-name="P2" draw:layer="layout" svg:width="16.774cm" svg:height="0.475cm" svg:x="2.2cm" svg:y="18.42cm">
          <draw:text-box>
            <text:p text:style-name="P1"><text:span text:style-name="T3">medical personnel, of whom approximately 60 percent would be Reservists. The majority </text:span></text:p>
          </draw:text-box>
        </draw:frame>
        <draw:frame draw:style-name="gr1" draw:text-style-name="P2" draw:layer="layout" svg:width="15.864cm" svg:height="0.475cm" svg:x="2.2cm" svg:y="18.985cm">
          <draw:text-box>
            <text:p text:style-name="P1"><text:span text:style-name="T3">of those Reservists would be working within the NHS; their withdrawal would have a </text:span></text:p>
          </draw:text-box>
        </draw:frame>
        <draw:frame draw:style-name="gr1" draw:text-style-name="P2" draw:layer="layout" svg:width="15.573cm" svg:height="0.475cm" svg:x="2.2cm" svg:y="19.549cm">
          <draw:text-box>
            <text:p text:style-name="P1"><text:span text:style-name="T3">“</text:span><text:span text:style-name="T3">local impact”. DoH was pressing the MOD for details on the withdrawal of medical </text:span></text:p>
          </draw:text-box>
        </draw:frame>
        <draw:frame draw:style-name="gr1" draw:text-style-name="P2" draw:layer="layout" svg:width="2.216cm" svg:height="0.475cm" svg:x="2.2cm" svg:y="20.114cm">
          <draw:text-box>
            <text:p text:style-name="P1"><text:span text:style-name="T3">Reservists. </text:span></text:p>
          </draw:text-box>
        </draw:frame>
        <draw:frame draw:style-name="gr1" draw:text-style-name="P2" draw:layer="layout" svg:width="15.94cm" svg:height="0.475cm" svg:x="2.2cm" svg:y="21.028cm">
          <draw:text-box>
            <text:p text:style-name="P1"><text:span text:style-name="T6">28. </text:span><text:span text:style-name="T3"><text:s/>The official also advised that the procurement of medical equipment through the </text:span></text:p>
          </draw:text-box>
        </draw:frame>
        <draw:frame draw:style-name="gr1" draw:text-style-name="P2" draw:layer="layout" svg:width="15.885cm" svg:height="0.475cm" svg:x="2.2cm" svg:y="21.593cm">
          <draw:text-box>
            <text:p text:style-name="P1"><text:span text:style-name="T3">Urgent Operational Requirement (UOR) mechanism to support Packages 0 (Special </text:span></text:p>
          </draw:text-box>
        </draw:frame>
        <draw:frame draw:style-name="gr1" draw:text-style-name="P2" draw:layer="layout" svg:width="16.114cm" svg:height="0.475cm" svg:x="2.2cm" svg:y="22.157cm">
          <draw:text-box>
            <text:p text:style-name="P1"><text:span text:style-name="T3">Forces only) and Package 1 was under way. The Treasury was expected to authorise </text:span></text:p>
          </draw:text-box>
        </draw:frame>
        <draw:frame draw:style-name="gr1" draw:text-style-name="P2" draw:layer="layout" svg:width="16.69cm" svg:height="0.475cm" svg:x="2.2cm" svg:y="22.721cm">
          <draw:text-box>
            <text:p text:style-name="P1"><text:span text:style-name="T3">procurement of medical equipment to support Package 2 shortly. The MOD’s Directorat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406cm" svg:height="0.475cm" svg:x="2.2cm" svg:y="23.286cm">
          <draw:text-box>
            <text:p text:style-name="P1"><text:span text:style-name="T3">of Capability, Resources and Scrutiny (DCRS) had not yet approved the business case 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9">8 </text:span></text:p>
          </draw:text-box>
        </draw:frame>
        <draw:frame draw:style-name="gr4" draw:text-style-name="P5" draw:layer="layout" svg:width="6.627cm" svg:height="0.395cm" svg:x="2.417cm" svg:y="25.087cm">
          <draw:text-box>
            <text:p text:style-name="P1"><text:span text:style-name="T10">NATO, </text:span><text:span text:style-name="T11">Logistics Handbook</text:span><text:span text:style-name="T10">, October 1997.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9 </text:span></text:p>
          </draw:text-box>
        </draw:frame>
        <draw:line draw:style-name="gr9" draw:text-style-name="P7" draw:layer="layout" svg:x1="2.531cm" svg:y1="26.29cm" svg:x2="13.55cm" svg:y2="26.29cm">
          <text:p/>
        </draw:line>
        <draw:frame draw:style-name="gr4" draw:text-style-name="P5" draw:layer="layout" svg:width="6.259cm" svg:height="0.395cm" svg:x="2.417cm" svg:y="25.511cm">
          <draw:text-box>
            <text:p text:style-name="P1"><text:span text:style-name="T10">Public hearing, 14 July 2010, pages 4-5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0 </text:span></text:p>
          </draw:text-box>
        </draw:frame>
        <draw:frame draw:style-name="gr4" draw:text-style-name="P5" draw:layer="layout" svg:width="11.055cm" svg:height="0.395cm" svg:x="2.532cm" svg:y="25.934cm">
          <draw:text-box>
            <text:p text:style-name="P1"><text:span text:style-name="T5">Letter Wechsberg to Watkins, 31 October 2002, ‘Iraq: Military Options’.</text:span><text:span text:style-name="T10"> </text:span></text:p>
          </draw:text-box>
        </draw:frame>
        <draw:frame draw:style-name="gr7" draw:text-style-name="P8" draw:layer="layout" svg:width="0.273cm" svg:height="0.23cm" svg:x="2.2cm" svg:y="26.373cm">
          <draw:text-box>
            <text:p text:style-name="P1"><text:span text:style-name="T9">11 </text:span></text:p>
          </draw:text-box>
        </draw:frame>
        <draw:frame draw:style-name="gr4" draw:text-style-name="P5" draw:layer="layout" svg:width="15.75cm" svg:height="0.395cm" svg:x="2.516cm" svg:y="26.357cm">
          <draw:text-box>
            <text:p text:style-name="P1"><text:span text:style-name="T10">Minute PS/VCDS to PS/Secretary of State [MOD], 6 December 2002, ‘Medical Support to Operations </text:span></text:p>
          </draw:text-box>
        </draw:frame>
        <draw:frame draw:style-name="gr4" draw:text-style-name="P5" draw:layer="layout" svg:width="2.106cm" svg:height="0.395cm" svg:x="2.2cm" svg:y="26.781cm">
          <draw:text-box>
            <text:p text:style-name="P1"><text:span text:style-name="T10">against Iraq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3">for the medical equipment to support Package 3; that approval, and the subsequent </text:span></text:p>
          </draw:text-box>
        </draw:frame>
        <draw:frame draw:style-name="gr1" draw:text-style-name="P2" draw:layer="layout" svg:width="15.195cm" svg:height="0.475cm" svg:x="2.2cm" svg:y="3.09cm">
          <draw:text-box>
            <text:p text:style-name="P1"><text:span text:style-name="T3">Treasury authority to commence procurement, was needed as soon as possible. </text:span></text:p>
          </draw:text-box>
        </draw:frame>
        <draw:frame draw:style-name="gr1" draw:text-style-name="P2" draw:layer="layout" svg:width="14.869cm" svg:height="0.475cm" svg:x="2.2cm" svg:y="4.004cm">
          <draw:text-box>
            <text:p text:style-name="P1"><text:span text:style-name="T6">29. </text:span><text:span text:style-name="T3"><text:s/>The official advised that in “about three months time” the DMS would have </text:span></text:p>
          </draw:text-box>
        </draw:frame>
        <draw:frame draw:style-name="gr1" draw:text-style-name="P2" draw:layer="layout" svg:width="14.527cm" svg:height="0.475cm" svg:x="2.2cm" svg:y="4.568cm">
          <draw:text-box>
            <text:p text:style-name="P1"><text:span text:style-name="T3">“</text:span><text:span text:style-name="T3">minimised medical risk by being properly equipped in mission critical areas”. </text:span></text:p>
          </draw:text-box>
        </draw:frame>
        <draw:frame draw:style-name="gr1" draw:text-style-name="P2" draw:layer="layout" svg:width="16.372cm" svg:height="0.475cm" svg:x="2.2cm" svg:y="5.483cm">
          <draw:text-box>
            <text:p text:style-name="P1"><text:span text:style-name="T6">30. </text:span><text:span text:style-name="T3"><text:s/>On 11 December, Gen O’Donoghue told the Chiefs of Staff that the DoH had been </text:span></text:p>
          </draw:text-box>
        </draw:frame>
        <draw:frame draw:style-name="gr1" draw:text-style-name="P2" draw:layer="layout" svg:width="14.446cm" svg:height="0.475cm" svg:x="2.2cm" svg:y="6.047cm">
          <draw:text-box>
            <text:p text:style-name="P1"><text:span text:style-name="T3">engaged on Iraq planning, and had responded “positively and pragmatically”.</text:span></text:p>
          </draw:text-box>
        </draw:frame>
        <draw:frame draw:style-name="gr5" draw:text-style-name="P6" draw:layer="layout" svg:width="0.273cm" svg:height="0.276cm" svg:x="16.579cm" svg:y="6.066cm">
          <draw:text-box>
            <text:p text:style-name="P1"><text:span text:style-name="T8">12</text:span></text:p>
          </draw:text-box>
        </draw:frame>
        <draw:frame draw:style-name="gr1" draw:text-style-name="P2" draw:layer="layout" svg:width="0.422cm" svg:height="0.475cm" svg:x="16.854cm" svg:y="6.04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48cm" svg:height="0.475cm" svg:x="2.2cm" svg:y="6.962cm">
          <draw:text-box>
            <text:p text:style-name="P1"><text:span text:style-name="T6">31. </text:span><text:span text:style-name="T3"><text:s/>The DCRS agreed the business cases for the medical modules (packages of </text:span></text:p>
          </draw:text-box>
        </draw:frame>
        <draw:frame draw:style-name="gr1" draw:text-style-name="P2" draw:layer="layout" svg:width="12.126cm" svg:height="0.475cm" svg:x="2.2cm" svg:y="7.526cm">
          <draw:text-box>
            <text:p text:style-name="P1"><text:span text:style-name="T3">equipment and supplies) to support Package 3 on 16 December.</text:span></text:p>
          </draw:text-box>
        </draw:frame>
        <draw:frame draw:style-name="gr5" draw:text-style-name="P6" draw:layer="layout" svg:width="0.273cm" svg:height="0.276cm" svg:x="14.273cm" svg:y="7.545cm">
          <draw:text-box>
            <text:p text:style-name="P1"><text:span text:style-name="T8">13</text:span></text:p>
          </draw:text-box>
        </draw:frame>
        <draw:frame draw:style-name="gr1" draw:text-style-name="P2" draw:layer="layout" svg:width="3.732cm" svg:height="0.475cm" svg:x="14.547cm" svg:y="7.526cm">
          <draw:text-box>
            <text:p text:style-name="P1"><text:span text:style-name="T3"><text:s/></text:span><text:span text:style-name="T3">The modules were </text:span></text:p>
          </draw:text-box>
        </draw:frame>
        <draw:frame draw:style-name="gr1" draw:text-style-name="P2" draw:layer="layout" svg:width="12.291cm" svg:height="0.475cm" svg:x="2.2cm" svg:y="8.091cm">
          <draw:text-box>
            <text:p text:style-name="P1"><text:span text:style-name="T3">expected to achieve “full capability in theatre” on 15 March 2003. </text:span></text:p>
          </draw:text-box>
        </draw:frame>
        <draw:frame draw:style-name="gr1" draw:text-style-name="P2" draw:layer="layout" svg:width="15.966cm" svg:height="0.475cm" svg:x="2.2cm" svg:y="9.005cm">
          <draw:text-box>
            <text:p text:style-name="P1"><text:span text:style-name="T6">32. </text:span><text:span text:style-name="T3"><text:s/>At the beginning of 2003, in the light of continued uncertainty on whether Turkey </text:span></text:p>
          </draw:text-box>
        </draw:frame>
        <draw:frame draw:style-name="gr1" draw:text-style-name="P2" draw:layer="layout" svg:width="16.652cm" svg:height="0.475cm" svg:x="2.2cm" svg:y="9.57cm">
          <draw:text-box>
            <text:p text:style-name="P1"><text:span text:style-name="T3">would agree to the use of its territory by Coalition ground forces, the focus of UK military </text:span></text:p>
          </draw:text-box>
        </draw:frame>
        <draw:frame draw:style-name="gr1" draw:text-style-name="P2" draw:layer="layout" svg:width="14.878cm" svg:height="0.475cm" svg:x="2.2cm" svg:y="10.134cm">
          <draw:text-box>
            <text:p text:style-name="P1"><text:span text:style-name="T3">planning shifted from the North to the South of Iraq (see Sections 6.1 and 6.2). </text:span></text:p>
          </draw:text-box>
        </draw:frame>
        <draw:frame draw:style-name="gr1" draw:text-style-name="P2" draw:layer="layout" svg:width="15.352cm" svg:height="0.475cm" svg:x="2.2cm" svg:y="11.048cm">
          <draw:text-box>
            <text:p text:style-name="P1"><text:span text:style-name="T6">33. </text:span><text:span text:style-name="T3"><text:s/>The Permanent Joint Headquarters (PJHQ) assessed that the shift made the </text:span></text:p>
          </draw:text-box>
        </draw:frame>
        <draw:frame draw:style-name="gr1" draw:text-style-name="P2" draw:layer="layout" svg:width="13.663cm" svg:height="0.475cm" svg:x="2.2cm" svg:y="11.613cm">
          <draw:text-box>
            <text:p text:style-name="P1"><text:span text:style-name="T3">UK medical mission “less demanding in terms of supporting manoeuvre”.</text:span></text:p>
          </draw:text-box>
        </draw:frame>
        <draw:frame draw:style-name="gr5" draw:text-style-name="P6" draw:layer="layout" svg:width="0.273cm" svg:height="0.276cm" svg:x="15.823cm" svg:y="11.632cm">
          <draw:text-box>
            <text:p text:style-name="P1"><text:span text:style-name="T8">14</text:span></text:p>
          </draw:text-box>
        </draw:frame>
        <draw:frame draw:style-name="gr1" draw:text-style-name="P2" draw:layer="layout" svg:width="1.984cm" svg:height="0.475cm" svg:x="16.098cm" svg:y="11.613cm">
          <draw:text-box>
            <text:p text:style-name="P1"><text:span text:style-name="T3"><text:s/></text:span><text:span text:style-name="T3">A revised </text:span></text:p>
          </draw:text-box>
        </draw:frame>
        <draw:frame draw:style-name="gr1" draw:text-style-name="P2" draw:layer="layout" svg:width="11.364cm" svg:height="0.475cm" svg:x="2.2cm" svg:y="12.177cm">
          <draw:text-box>
            <text:p text:style-name="P1"><text:span text:style-name="T3">Estimate specified that the Role 3 medical support required: </text:span></text:p>
          </draw:text-box>
        </draw:frame>
        <draw:frame draw:style-name="gr3" draw:text-style-name="P4" draw:layer="layout" svg:width="0.634cm" svg:height="0.712cm" svg:x="2.95cm" svg:y="12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cm" svg:height="0.475cm" svg:x="3.7cm" svg:y="13.092cm">
          <draw:text-box>
            <text:p text:style-name="P1"><text:span text:style-name="T3">the Royal Fleet Auxiliary (RFA) Argus, as the Primary Casualty Receiving Facility </text:span></text:p>
          </draw:text-box>
        </draw:frame>
        <draw:frame draw:style-name="gr1" draw:text-style-name="P2" draw:layer="layout" svg:width="4.413cm" svg:height="0.475cm" svg:x="3.7cm" svg:y="13.656cm">
          <draw:text-box>
            <text:p text:style-name="P1"><text:span text:style-name="T3">(PCRF), with 100 beds;</text:span></text:p>
          </draw:text-box>
        </draw:frame>
        <draw:frame draw:style-name="gr3" draw:text-style-name="P4" draw:layer="layout" svg:width="0.634cm" svg:height="0.712cm" svg:x="2.95cm" svg:y="14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cm" svg:height="0.475cm" svg:x="3.7cm" svg:y="14.321cm">
          <draw:text-box>
            <text:p text:style-name="P1"><text:span text:style-name="T3">two 200-bed field hospitals deployed;</text:span></text:p>
          </draw:text-box>
        </draw:frame>
        <draw:frame draw:style-name="gr3" draw:text-style-name="P4" draw:layer="layout" svg:width="0.634cm" svg:height="0.712cm" svg:x="2.95cm" svg:y="14.8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63cm" svg:height="0.475cm" svg:x="3.7cm" svg:y="14.985cm">
          <draw:text-box>
            <text:p text:style-name="P1"><text:span text:style-name="T3">a third 200-bed field hospital in reserve; </text:span></text:p>
          </draw:text-box>
        </draw:frame>
        <draw:frame draw:style-name="gr3" draw:text-style-name="P4" draw:layer="layout" svg:width="0.634cm" svg:height="0.712cm" svg:x="2.95cm" svg:y="15.4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49cm" svg:height="0.475cm" svg:x="3.7cm" svg:y="15.65cm">
          <draw:text-box>
            <text:p text:style-name="P1"><text:span text:style-name="T3">casualty staging flights through Cyprus; and</text:span></text:p>
          </draw:text-box>
        </draw:frame>
        <draw:frame draw:style-name="gr3" draw:text-style-name="P4" draw:layer="layout" svg:width="0.634cm" svg:height="0.712cm" svg:x="2.95cm" svg:y="16.1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14cm" svg:height="0.475cm" svg:x="3.7cm" svg:y="16.314cm">
          <draw:text-box>
            <text:p text:style-name="P1"><text:span text:style-name="T3">the augmentation of the Princess Mary Military Hospital in Cyprus.</text:span></text:p>
          </draw:text-box>
        </draw:frame>
        <draw:frame draw:style-name="gr1" draw:text-style-name="P2" draw:layer="layout" svg:width="16.304cm" svg:height="0.475cm" svg:x="2.2cm" svg:y="17.228cm">
          <draw:text-box>
            <text:p text:style-name="P1"><text:span text:style-name="T6">34. </text:span><text:span text:style-name="T3"><text:s/>RFA Argus deployed on 15 January and was operational in the North Arabian Gulf </text:span></text:p>
          </draw:text-box>
        </draw:frame>
        <draw:frame draw:style-name="gr1" draw:text-style-name="P2" draw:layer="layout" svg:width="3.291cm" svg:height="0.475cm" svg:x="2.2cm" svg:y="17.793cm">
          <draw:text-box>
            <text:p text:style-name="P1"><text:span text:style-name="T3">by mid-February. </text:span></text:p>
          </draw:text-box>
        </draw:frame>
        <draw:frame draw:style-name="gr1" draw:text-style-name="P2" draw:layer="layout" svg:width="16.512cm" svg:height="0.475cm" svg:x="2.2cm" svg:y="18.707cm">
          <draw:text-box>
            <text:p text:style-name="P1"><text:span text:style-name="T6">35. </text:span><text:span text:style-name="T3"><text:s/>Mr Alan Milburn, the Health Secretary, wrote to Mr Hoon on 10 March to inform him </text:span></text:p>
          </draw:text-box>
        </draw:frame>
        <draw:frame draw:style-name="gr1" draw:text-style-name="P2" draw:layer="layout" svg:width="11.542cm" svg:height="0.475cm" svg:x="2.2cm" svg:y="19.272cm">
          <draw:text-box>
            <text:p text:style-name="P1"><text:span text:style-name="T3">that the DoH was ready to activate the RAMP, when required.</text:span></text:p>
          </draw:text-box>
        </draw:frame>
        <draw:frame draw:style-name="gr5" draw:text-style-name="P6" draw:layer="layout" svg:width="0.273cm" svg:height="0.276cm" svg:x="13.699cm" svg:y="19.291cm">
          <draw:text-box>
            <text:p text:style-name="P1"><text:span text:style-name="T8">15</text:span></text:p>
          </draw:text-box>
        </draw:frame>
        <draw:frame draw:style-name="gr1" draw:text-style-name="P2" draw:layer="layout" svg:width="0.422cm" svg:height="0.475cm" svg:x="13.973cm" svg:y="19.27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09cm" svg:height="0.475cm" svg:x="2.2cm" svg:y="20.186cm">
          <draw:text-box>
            <text:p text:style-name="P1"><text:span text:style-name="T6">36. </text:span><text:span text:style-name="T3"><text:s/>Mr Hoon was advised by PJHQ on 14 March that an “effective medical capability”, </text:span></text:p>
          </draw:text-box>
        </draw:frame>
        <draw:frame draw:style-name="gr1" draw:text-style-name="P2" draw:layer="layout" svg:width="14.421cm" svg:height="0.475cm" svg:x="2.2cm" svg:y="20.751cm">
          <draw:text-box>
            <text:p text:style-name="P1"><text:span text:style-name="T3">scaled to the expected number of casualties, was now operational in theatre.</text:span></text:p>
          </draw:text-box>
        </draw:frame>
        <draw:frame draw:style-name="gr5" draw:text-style-name="P6" draw:layer="layout" svg:width="0.273cm" svg:height="0.276cm" svg:x="16.555cm" svg:y="20.769cm">
          <draw:text-box>
            <text:p text:style-name="P1"><text:span text:style-name="T8">16</text:span></text:p>
          </draw:text-box>
        </draw:frame>
        <draw:frame draw:style-name="gr1" draw:text-style-name="P2" draw:layer="layout" svg:width="0.422cm" svg:height="0.475cm" svg:x="16.829cm" svg:y="20.751cm">
          <draw:text-box>
            <text:p text:style-name="P1"><text:span text:style-name="T3"><text:s/>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6.728cm" svg:height="0.475cm" svg:x="2.2cm" svg:y="21.315cm">
          <draw:text-box>
            <text:p text:style-name="P1"><text:span text:style-name="T3">Arrangements were also in place for the aeromedical evacuation of casualties to the UK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9">12 </text:span></text:p>
          </draw:text-box>
        </draw:frame>
        <draw:frame draw:style-name="gr4" draw:text-style-name="P5" draw:layer="layout" svg:width="8.308cm" svg:height="0.395cm" svg:x="2.532cm" svg:y="23.817cm">
          <draw:text-box>
            <text:p text:style-name="P1"><text:span text:style-name="T10">Minutes, 11 December 2002, Chiefs of Staff meeting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13 </text:span></text:p>
          </draw:text-box>
        </draw:frame>
        <draw:frame draw:style-name="gr4" draw:text-style-name="P5" draw:layer="layout" svg:width="15.869cm" svg:height="0.395cm" svg:x="2.532cm" svg:y="24.241cm">
          <draw:text-box>
            <text:p text:style-name="P1"><text:span text:style-name="T10">Minute MOD/DCRS [junior official] to APS/SoS [MOD], 31 January 2003, ‘Possible Operations against </text:span></text:p>
          </draw:text-box>
        </draw:frame>
        <draw:frame draw:style-name="gr4" draw:text-style-name="P5" draw:layer="layout" svg:width="5.213cm" svg:height="0.395cm" svg:x="2.2cm" svg:y="24.664cm">
          <draw:text-box>
            <text:p text:style-name="P1"><text:span text:style-name="T10">Iraq UOR List, 31 January 2003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14 </text:span></text:p>
          </draw:text-box>
        </draw:frame>
        <draw:frame draw:style-name="gr4" draw:text-style-name="P5" draw:layer="layout" svg:width="12.435cm" svg:height="0.395cm" svg:x="2.532cm" svg:y="25.087cm">
          <draw:text-box>
            <text:p text:style-name="P1"><text:span text:style-name="T10">Report PJHQ, July 2003, ‘Operation TELIC 1 – Medical Post Operation Report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5 </text:span></text:p>
          </draw:text-box>
        </draw:frame>
        <draw:frame draw:style-name="gr4" draw:text-style-name="P5" draw:layer="layout" svg:width="14.116cm" svg:height="0.395cm" svg:x="2.532cm" svg:y="25.511cm">
          <draw:text-box>
            <text:p text:style-name="P1"><text:span text:style-name="T10">Letter Milburn to Hoon, 10 March 2003, ‘Military Deployment to the Middle East: the NHS’s </text:span></text:p>
          </draw:text-box>
        </draw:frame>
        <draw:frame draw:style-name="gr4" draw:text-style-name="P5" draw:layer="layout" svg:width="2.707cm" svg:height="0.395cm" svg:x="2.2cm" svg:y="25.934cm">
          <draw:text-box>
            <text:p text:style-name="P1"><text:span text:style-name="T10">Responsibilitie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6 </text:span></text:p>
          </draw:text-box>
        </draw:frame>
        <draw:frame draw:style-name="gr4" draw:text-style-name="P5" draw:layer="layout" svg:width="15.712cm" svg:height="0.395cm" svg:x="2.532cm" svg:y="26.357cm">
          <draw:text-box>
            <text:p text:style-name="P1"><text:span text:style-name="T10">Minute PJHQ [junior official] to PS/SoS [MOD], 14 March 2003, ‘Op TELIC – Casualty Treatment and </text:span></text:p>
          </draw:text-box>
        </draw:frame>
        <draw:frame draw:style-name="gr4" draw:text-style-name="P5" draw:layer="layout" svg:width="4.595cm" svg:height="0.395cm" svg:x="2.2cm" svg:y="26.781cm">
          <draw:text-box>
            <text:p text:style-name="P1"><text:span text:style-name="T10">Management Arrangements’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757cm" svg:height="0.475cm" svg:x="2.2cm" svg:y="2.525cm">
          <draw:text-box>
            <text:p text:style-name="P1"><text:span text:style-name="T6">37. </text:span><text:span text:style-name="T3"><text:s/>Gen O’Donoghue told the Inquiry that by 19 March, when military operations against </text:span></text:p>
          </draw:text-box>
        </draw:frame>
        <draw:frame draw:style-name="gr1" draw:text-style-name="P2" draw:layer="layout" svg:width="12.372cm" svg:height="0.475cm" svg:x="2.2cm" svg:y="3.09cm">
          <draw:text-box>
            <text:p text:style-name="P1"><text:span text:style-name="T3">Iraq began, there remained some “shortfalls” in medical modules: </text:span></text:p>
          </draw:text-box>
        </draw:frame>
        <draw:frame draw:style-name="gr1" draw:text-style-name="P2" draw:layer="layout" svg:width="15.53cm" svg:height="0.475cm" svg:x="2.95cm" svg:y="4.004cm">
          <draw:text-box>
            <text:p text:style-name="P1"><text:span text:style-name="T3">“</text:span><text:span text:style-name="T3">We had worked out what equipment we needed. We were allowed to discuss that </text:span></text:p>
          </draw:text-box>
        </draw:frame>
        <draw:frame draw:style-name="gr1" draw:text-style-name="P2" draw:layer="layout" svg:width="15.445cm" svg:height="0.475cm" svg:x="2.95cm" svg:y="4.568cm">
          <draw:text-box>
            <text:p text:style-name="P1"><text:span text:style-name="T3">informally with industry in, I think, mid-November. We weren’t allowed to place the </text:span></text:p>
          </draw:text-box>
        </draw:frame>
        <draw:frame draw:style-name="gr1" draw:text-style-name="P2" draw:layer="layout" svg:width="15.593cm" svg:height="0.475cm" svg:x="2.95cm" svg:y="5.133cm">
          <draw:text-box>
            <text:p text:style-name="P1"><text:span text:style-name="T3">orders until early to mid-December, which we did with £34m/£35m worth of UORS, </text:span></text:p>
          </draw:text-box>
        </draw:frame>
        <draw:frame draw:style-name="gr1" draw:text-style-name="P2" draw:layer="layout" svg:width="8.515cm" svg:height="0.475cm" svg:x="2.95cm" svg:y="5.697cm">
          <draw:text-box>
            <text:p text:style-name="P1"><text:span text:style-name="T3">and those came in between then and March. </text:span></text:p>
          </draw:text-box>
        </draw:frame>
        <draw:frame draw:style-name="gr1" draw:text-style-name="P2" draw:layer="layout" svg:width="15.835cm" svg:height="0.475cm" svg:x="2.95cm" svg:y="6.612cm">
          <draw:text-box>
            <text:p text:style-name="P1"><text:span text:style-name="T3">“</text:span><text:span text:style-name="T3">Some items may not have arrived by March, but they came fairly shortly afterwards </text:span></text:p>
          </draw:text-box>
        </draw:frame>
        <draw:frame draw:style-name="gr1" draw:text-style-name="P2" draw:layer="layout" svg:width="6.081cm" svg:height="0.475cm" svg:x="2.95cm" svg:y="7.176cm">
          <draw:text-box>
            <text:p text:style-name="P1"><text:span text:style-name="T3">and we topped up the modules.”</text:span></text:p>
          </draw:text-box>
        </draw:frame>
        <draw:frame draw:style-name="gr5" draw:text-style-name="P6" draw:layer="layout" svg:width="0.273cm" svg:height="0.276cm" svg:x="8.998cm" svg:y="7.195cm">
          <draw:text-box>
            <text:p text:style-name="P1"><text:span text:style-name="T8">17</text:span></text:p>
          </draw:text-box>
        </draw:frame>
        <draw:frame draw:style-name="gr1" draw:text-style-name="P2" draw:layer="layout" svg:width="16.834cm" svg:height="0.475cm" svg:x="2.2cm" svg:y="8.091cm">
          <draw:text-box>
            <text:p text:style-name="P1"><text:span text:style-name="T6">38. </text:span><text:span text:style-name="T3"><text:s/>Sections 6.3 and 13 describe the development and approval of UOR business cases </text:span></text:p>
          </draw:text-box>
        </draw:frame>
        <draw:frame draw:style-name="gr1" draw:text-style-name="P2" draw:layer="layout" svg:width="15.644cm" svg:height="0.475cm" svg:x="2.2cm" svg:y="8.655cm">
          <draw:text-box>
            <text:p text:style-name="P1"><text:span text:style-name="T3">within the MOD and discussions with the Treasury on funding UORs. A mechanism </text:span></text:p>
          </draw:text-box>
        </draw:frame>
        <draw:frame draw:style-name="gr1" draw:text-style-name="P2" draw:layer="layout" svg:width="16.161cm" svg:height="0.475cm" svg:x="2.2cm" svg:y="9.22cm">
          <draw:text-box>
            <text:p text:style-name="P1"><text:span text:style-name="T3">for funding UORs was agreed between Mr Hoon and Mr Brown on 23 September; the </text:span></text:p>
          </draw:text-box>
        </draw:frame>
        <draw:frame draw:style-name="gr1" draw:text-style-name="P2" draw:layer="layout" svg:width="15.665cm" svg:height="0.475cm" svg:x="2.2cm" svg:y="9.784cm">
          <draw:text-box>
            <text:p text:style-name="P1"><text:span text:style-name="T3">mechanism did not require individual UORs to be agreed by the Treasury. Mr Hoon </text:span></text:p>
          </draw:text-box>
        </draw:frame>
        <draw:frame draw:style-name="gr1" draw:text-style-name="P2" draw:layer="layout" svg:width="16.038cm" svg:height="0.475cm" svg:x="2.2cm" svg:y="10.348cm">
          <draw:text-box>
            <text:p text:style-name="P1"><text:span text:style-name="T3">agreed that the MOD could begin discussions with industry on the provision of UORs </text:span></text:p>
          </draw:text-box>
        </draw:frame>
        <draw:frame draw:style-name="gr1" draw:text-style-name="P2" draw:layer="layout" svg:width="3.118cm" svg:height="0.475cm" svg:x="2.2cm" svg:y="10.913cm">
          <draw:text-box>
            <text:p text:style-name="P1"><text:span text:style-name="T3">on 2 December. </text:span></text:p>
          </draw:text-box>
        </draw:frame>
        <draw:frame draw:style-name="gr1" draw:text-style-name="P2" draw:layer="layout" svg:width="16.249cm" svg:height="0.475cm" svg:x="2.2cm" svg:y="11.827cm">
          <draw:text-box>
            <text:p text:style-name="P1"><text:span text:style-name="T6">39. </text:span><text:span text:style-name="T3"><text:s/>Brigadier Alan Hawley, Commander Medical of the Joint Force Logistic Command </text:span></text:p>
          </draw:text-box>
        </draw:frame>
        <draw:frame draw:style-name="gr1" draw:text-style-name="P2" draw:layer="layout" svg:width="15.695cm" svg:height="0.475cm" svg:x="2.2cm" svg:y="12.392cm">
          <draw:text-box>
            <text:p text:style-name="P1"><text:span text:style-name="T3">during Op TELIC 1 (which covered the initial combat phase of military operations in </text:span></text:p>
          </draw:text-box>
        </draw:frame>
        <draw:frame draw:style-name="gr1" draw:text-style-name="P2" draw:layer="layout" svg:width="13.511cm" svg:height="0.475cm" svg:x="2.2cm" svg:y="12.956cm">
          <draw:text-box>
            <text:p text:style-name="P1"><text:span text:style-name="T3">Iraq), told the House of Commons Defence Committee in October 2003:</text:span></text:p>
          </draw:text-box>
        </draw:frame>
        <draw:frame draw:style-name="gr1" draw:text-style-name="P2" draw:layer="layout" svg:width="15.623cm" svg:height="0.475cm" svg:x="2.95cm" svg:y="13.871cm">
          <draw:text-box>
            <text:p text:style-name="P1"><text:span text:style-name="T3">“</text:span><text:span text:style-name="T3">From where I was, no one informed me of any clinical care that was compromised </text:span></text:p>
          </draw:text-box>
        </draw:frame>
        <draw:frame draw:style-name="gr1" draw:text-style-name="P2" draw:layer="layout" svg:width="11.038cm" svg:height="0.475cm" svg:x="2.95cm" svg:y="14.435cm">
          <draw:text-box>
            <text:p text:style-name="P1"><text:span text:style-name="T3">by a lack of equipment. I have to say that it was very tight.”</text:span></text:p>
          </draw:text-box>
        </draw:frame>
        <draw:frame draw:style-name="gr5" draw:text-style-name="P6" draw:layer="layout" svg:width="0.273cm" svg:height="0.276cm" svg:x="13.938cm" svg:y="14.454cm">
          <draw:text-box>
            <text:p text:style-name="P1"><text:span text:style-name="T8">18</text:span></text:p>
          </draw:text-box>
        </draw:frame>
        <draw:frame draw:style-name="gr1" draw:text-style-name="P2" draw:layer="layout" svg:width="15.483cm" svg:height="0.475cm" svg:x="2.2cm" svg:y="15.35cm">
          <draw:text-box>
            <text:p text:style-name="P1"><text:span text:style-name="T6">40. </text:span><text:span text:style-name="T3"><text:s/>Brig Hawley assessed that a number of factors had combined to produce that </text:span></text:p>
          </draw:text-box>
        </draw:frame>
        <draw:frame draw:style-name="gr1" draw:text-style-name="P2" draw:layer="layout" svg:width="15.759cm" svg:height="0.475cm" svg:x="2.2cm" svg:y="15.914cm">
          <draw:text-box>
            <text:p text:style-name="P1"><text:span text:style-name="T3">“</text:span><text:span text:style-name="T3">rather tight, fraught situation”, including the late release of money for UORs, a new </text:span></text:p>
          </draw:text-box>
        </draw:frame>
        <draw:frame draw:style-name="gr1" draw:text-style-name="P2" draw:layer="layout" svg:width="15.661cm" svg:height="0.475cm" svg:x="2.2cm" svg:y="16.478cm">
          <draw:text-box>
            <text:p text:style-name="P1"><text:span text:style-name="T3">process for building medical equipment modules, and a change in responsibility for </text:span></text:p>
          </draw:text-box>
        </draw:frame>
        <draw:frame draw:style-name="gr1" draw:text-style-name="P2" draw:layer="layout" svg:width="11.305cm" svg:height="0.475cm" svg:x="2.2cm" svg:y="17.043cm">
          <draw:text-box>
            <text:p text:style-name="P1"><text:span text:style-name="T3">medical supply from the medical to the logistical Command. </text:span></text:p>
          </draw:text-box>
        </draw:frame>
        <draw:frame draw:style-name="gr1" draw:text-style-name="P2" draw:layer="layout" svg:width="15.068cm" svg:height="0.475cm" svg:x="2.2cm" svg:y="17.957cm">
          <draw:text-box>
            <text:p text:style-name="P1"><text:span text:style-name="T6">41. </text:span><text:span text:style-name="T3"><text:s/>Vice Admiral Ian Jenkins, Surgeon-General from 2002 to 2006, agreed with </text:span></text:p>
          </draw:text-box>
        </draw:frame>
        <draw:frame draw:style-name="gr1" draw:text-style-name="P2" draw:layer="layout" svg:width="5.179cm" svg:height="0.475cm" svg:x="2.2cm" svg:y="18.522cm">
          <draw:text-box>
            <text:p text:style-name="P1"><text:span text:style-name="T3">Brig Hawley’s assessment: </text:span></text:p>
          </draw:text-box>
        </draw:frame>
        <draw:frame draw:style-name="gr1" draw:text-style-name="P2" draw:layer="layout" svg:width="15.505cm" svg:height="0.475cm" svg:x="2.95cm" svg:y="19.436cm">
          <draw:text-box>
            <text:p text:style-name="P1"><text:span text:style-name="T3">“… </text:span><text:span text:style-name="T3">I can categorically assure you that clinical outcomes [during Op TELIC 1] were </text:span></text:p>
          </draw:text-box>
        </draw:frame>
        <draw:frame draw:style-name="gr1" draw:text-style-name="P2" draw:layer="layout" svg:width="15.361cm" svg:height="0.475cm" svg:x="2.95cm" svg:y="20.001cm">
          <draw:text-box>
            <text:p text:style-name="P1"><text:span text:style-name="T3">uncompromised. Yes there were problems with supply, equipment and everything </text:span></text:p>
          </draw:text-box>
        </draw:frame>
        <draw:frame draw:style-name="gr1" draw:text-style-name="P2" draw:layer="layout" svg:width="14.565cm" svg:height="0.475cm" svg:x="2.95cm" svg:y="20.565cm">
          <draw:text-box>
            <text:p text:style-name="P1"><text:span text:style-name="T3">else, mobilisation of Reserves, support … but the clinical outcomes were first </text:span></text:p>
          </draw:text-box>
        </draw:frame>
        <draw:frame draw:style-name="gr1" draw:text-style-name="P2" draw:layer="layout" svg:width="15.572cm" svg:height="0.475cm" svg:x="2.95cm" svg:y="21.13cm">
          <draw:text-box>
            <text:p text:style-name="P1"><text:span text:style-name="T3">class. I can put my hand on my heart and say that nobody suffered inappropriately </text:span></text:p>
          </draw:text-box>
        </draw:frame>
        <draw:frame draw:style-name="gr1" draw:text-style-name="P2" draw:layer="layout" svg:width="8.007cm" svg:height="0.475cm" svg:x="2.95cm" svg:y="21.694cm">
          <draw:text-box>
            <text:p text:style-name="P1"><text:span text:style-name="T3">because of a lack of medical requirement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273cm" svg:height="0.276cm" svg:x="10.927cm" svg:y="21.713cm">
          <draw:text-box>
            <text:p text:style-name="P1"><text:span text:style-name="T8">19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7 </text:span></text:p>
          </draw:text-box>
        </draw:frame>
        <draw:frame draw:style-name="gr4" draw:text-style-name="P5" draw:layer="layout" svg:width="5.865cm" svg:height="0.395cm" svg:x="2.532cm" svg:y="25.934cm">
          <draw:text-box>
            <text:p text:style-name="P1"><text:span text:style-name="T10">Public hearing, 14 July 2010, page 7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8 </text:span></text:p>
          </draw:text-box>
        </draw:frame>
        <draw:frame draw:style-name="gr4" draw:text-style-name="P5" draw:layer="layout" svg:width="15.192cm" svg:height="0.395cm" svg:x="2.532cm" svg:y="26.357cm">
          <draw:text-box>
            <text:p text:style-name="P1"><text:span text:style-name="T10">Defence Committee, </text:span><text:span text:style-name="T11">Examination of Witnesses (Questions 1176-1179)</text:span><text:span text:style-name="T10">, 22 October 2003, Q 1211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19 </text:span></text:p>
          </draw:text-box>
        </draw:frame>
        <draw:frame draw:style-name="gr4" draw:text-style-name="P5" draw:layer="layout" svg:width="15.218cm" svg:height="0.395cm" svg:x="2.532cm" svg:y="26.781cm">
          <draw:text-box>
            <text:p text:style-name="P1"><text:span text:style-name="T10">Defence Committee, </text:span><text:span text:style-name="T11">Examination of Witnesses (Questions 1176-1179)</text:span><text:span text:style-name="T10">, 22 October 2003, Q 1217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6.478cm" svg:height="0.475cm" svg:x="2.2cm" svg:y="2.525cm">
          <draw:text-box>
            <text:p text:style-name="P1"><text:span text:style-name="T6">42. </text:span><text:span text:style-name="T3"><text:s/>Lieutenant General Louis Lillywhite, the Director General of Army Medical Services </text:span></text:p>
          </draw:text-box>
        </draw:frame>
        <draw:frame draw:style-name="gr1" draw:text-style-name="P2" draw:layer="layout" svg:width="16.089cm" svg:height="0.475cm" svg:x="2.2cm" svg:y="3.09cm">
          <draw:text-box>
            <text:p text:style-name="P1"><text:span text:style-name="T3">from 2003 to 2005 and Surgeon General from 2006 to 2009, told the Inquiry that cost </text:span></text:p>
          </draw:text-box>
        </draw:frame>
        <draw:frame draw:style-name="gr1" draw:text-style-name="P2" draw:layer="layout" svg:width="9.243cm" svg:height="0.475cm" svg:x="2.2cm" svg:y="3.654cm">
          <draw:text-box>
            <text:p text:style-name="P1"><text:span text:style-name="T3">had not been an issue in providing medical care: </text:span></text:p>
          </draw:text-box>
        </draw:frame>
        <draw:frame draw:style-name="gr1" draw:text-style-name="P2" draw:layer="layout" svg:width="14.908cm" svg:height="0.475cm" svg:x="2.95cm" svg:y="4.568cm">
          <draw:text-box>
            <text:p text:style-name="P1"><text:span text:style-name="T3">“</text:span><text:span text:style-name="T3">As far as care on operations are concerned, it is effectiveness that counts, not </text:span></text:p>
          </draw:text-box>
        </draw:frame>
        <draw:frame draw:style-name="gr1" draw:text-style-name="P2" draw:layer="layout" svg:width="15.716cm" svg:height="0.475cm" svg:x="2.95cm" svg:y="5.133cm">
          <draw:text-box>
            <text:p text:style-name="P1"><text:span text:style-name="T3">cost-effectiveness. As far as providing care for Servicemen was concerned, I was – </text:span></text:p>
          </draw:text-box>
        </draw:frame>
        <draw:frame draw:style-name="gr1" draw:text-style-name="P2" draw:layer="layout" svg:width="15.661cm" svg:height="0.475cm" svg:x="2.95cm" svg:y="5.697cm">
          <draw:text-box>
            <text:p text:style-name="P1"><text:span text:style-name="T3">I personally, and I have to say Ministers supported me – did not allow cost to be an </text:span></text:p>
          </draw:text-box>
        </draw:frame>
        <draw:frame draw:style-name="gr1" draw:text-style-name="P2" draw:layer="layout" svg:width="7.673cm" svg:height="0.475cm" svg:x="2.95cm" svg:y="6.262cm">
          <draw:text-box>
            <text:p text:style-name="P1"><text:span text:style-name="T3">issue. If it was required, it was provided.”</text:span></text:p>
          </draw:text-box>
        </draw:frame>
        <draw:frame draw:style-name="gr5" draw:text-style-name="P6" draw:layer="layout" svg:width="0.273cm" svg:height="0.276cm" svg:x="10.597cm" svg:y="6.281cm">
          <draw:text-box>
            <text:p text:style-name="P1"><text:span text:style-name="T8">20</text:span></text:p>
          </draw:text-box>
        </draw:frame>
        <draw:frame draw:style-name="gr1" draw:text-style-name="P2" draw:layer="layout" svg:width="15.496cm" svg:height="0.475cm" svg:x="2.2cm" svg:y="7.176cm">
          <draw:text-box>
            <text:p text:style-name="P1"><text:span text:style-name="T6">43. </text:span><text:span text:style-name="T3"><text:s/>A July 2003 MOD report on Op TELIC 1 stated that the medical component of </text:span></text:p>
          </draw:text-box>
        </draw:frame>
        <draw:frame draw:style-name="gr1" draw:text-style-name="P2" draw:layer="layout" svg:width="15.551cm" svg:height="0.475cm" svg:x="2.2cm" svg:y="7.741cm">
          <draw:text-box>
            <text:p text:style-name="P1"><text:span text:style-name="T3">the deployment was fully staffed, with 2,800 medical staff including 760 Reservists.</text:span></text:p>
          </draw:text-box>
        </draw:frame>
        <draw:frame draw:style-name="gr5" draw:text-style-name="P6" draw:layer="layout" svg:width="0.273cm" svg:height="0.276cm" svg:x="17.691cm" svg:y="7.759cm">
          <draw:text-box>
            <text:p text:style-name="P1"><text:span text:style-name="T8">21</text:span></text:p>
          </draw:text-box>
        </draw:frame>
        <draw:frame draw:style-name="gr1" draw:text-style-name="P2" draw:layer="layout" svg:width="0.422cm" svg:height="0.475cm" svg:x="17.966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359cm" svg:height="0.475cm" svg:x="2.2cm" svg:y="8.305cm">
          <draw:text-box>
            <text:p text:style-name="P1"><text:span text:style-name="T3">Trained psychiatric staff were also deployed.</text:span></text:p>
          </draw:text-box>
        </draw:frame>
        <draw:frame draw:style-name="gr8" draw:text-style-name="P9" draw:layer="layout" svg:width="10.209cm" svg:height="0.556cm" svg:x="2.2cm" svg:y="9.426cm">
          <draw:text-box>
            <text:p text:style-name="P1"><text:span text:style-name="T12">Arrangements for supporting mental health</text:span></text:p>
          </draw:text-box>
        </draw:frame>
        <draw:frame draw:style-name="gr1" draw:text-style-name="P2" draw:layer="layout" svg:width="16.275cm" svg:height="0.475cm" svg:x="2.2cm" svg:y="10.255cm">
          <draw:text-box>
            <text:p text:style-name="P1"><text:span text:style-name="T6">44. </text:span><text:span text:style-name="T3"><text:s/>Lt Gen Lillywhite described for the Inquiry, the Armed Forces’ general approach to </text:span></text:p>
          </draw:text-box>
        </draw:frame>
        <draw:frame draw:style-name="gr1" draw:text-style-name="P2" draw:layer="layout" svg:width="14.154cm" svg:height="0.475cm" svg:x="2.2cm" svg:y="10.819cm">
          <draw:text-box>
            <text:p text:style-name="P1"><text:span text:style-name="T3">identifying and tackling mental health issues at the beginning of Op TELIC: </text:span></text:p>
          </draw:text-box>
        </draw:frame>
        <draw:frame draw:style-name="gr3" draw:text-style-name="P4" draw:layer="layout" svg:width="0.634cm" svg:height="0.712cm" svg:x="2.95cm" svg:y="11.5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11.733cm">
          <draw:text-box>
            <text:p text:style-name="P1"><text:span text:style-name="T3">using initial and subsequent training to identify individuals with less ability to </text:span></text:p>
          </draw:text-box>
        </draw:frame>
        <draw:frame draw:style-name="gr1" draw:text-style-name="P2" draw:layer="layout" svg:width="12.126cm" svg:height="0.475cm" svg:x="3.7cm" svg:y="12.298cm">
          <draw:text-box>
            <text:p text:style-name="P1"><text:span text:style-name="T3">withstand stress, and to help prepare people to withstand stress;</text:span></text:p>
          </draw:text-box>
        </draw:frame>
        <draw:frame draw:style-name="gr3" draw:text-style-name="P4" draw:layer="layout" svg:width="0.634cm" svg:height="0.712cm" svg:x="2.95cm" svg:y="12.80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39cm" svg:height="0.475cm" svg:x="3.7cm" svg:y="12.962cm">
          <draw:text-box>
            <text:p text:style-name="P1"><text:span text:style-name="T3">training commanders to identify issues as early as possible; and </text:span></text:p>
          </draw:text-box>
        </draw:frame>
        <draw:frame draw:style-name="gr3" draw:text-style-name="P4" draw:layer="layout" svg:width="0.634cm" svg:height="0.712cm" svg:x="2.95cm" svg:y="13.4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3cm" svg:height="0.475cm" svg:x="3.7cm" svg:y="13.627cm">
          <draw:text-box>
            <text:p text:style-name="P1"><text:span text:style-name="T3">deploying field psychiatric teams to help identify those “who had true </text:span></text:p>
          </draw:text-box>
        </draw:frame>
        <draw:frame draw:style-name="gr1" draw:text-style-name="P2" draw:layer="layout" svg:width="14.709cm" svg:height="0.475cm" svg:x="3.7cm" svg:y="14.191cm">
          <draw:text-box>
            <text:p text:style-name="P1"><text:span text:style-name="T3">psychological disability, that … needed care and evacuation or simply support </text:span></text:p>
          </draw:text-box>
        </draw:frame>
        <draw:frame draw:style-name="gr1" draw:text-style-name="P2" draw:layer="layout" svg:width="3.596cm" svg:height="0.475cm" svg:x="3.7cm" svg:y="14.756cm">
          <draw:text-box>
            <text:p text:style-name="P1"><text:span text:style-name="T3">and return to duty”.</text:span></text:p>
          </draw:text-box>
        </draw:frame>
        <draw:frame draw:style-name="gr5" draw:text-style-name="P6" draw:layer="layout" svg:width="0.273cm" svg:height="0.276cm" svg:x="7.277cm" svg:y="14.774cm">
          <draw:text-box>
            <text:p text:style-name="P1"><text:span text:style-name="T8">22</text:span></text:p>
          </draw:text-box>
        </draw:frame>
        <draw:frame draw:style-name="gr1" draw:text-style-name="P2" draw:layer="layout" svg:width="14.632cm" svg:height="0.475cm" svg:x="2.2cm" svg:y="15.67cm">
          <draw:text-box>
            <text:p text:style-name="P1"><text:span text:style-name="T6">45. </text:span><text:span text:style-name="T3"><text:s/>Prior to deployment on Op TELIC, Royal Navy and Army units received a </text:span></text:p>
          </draw:text-box>
        </draw:frame>
        <draw:frame draw:style-name="gr1" draw:text-style-name="P2" draw:layer="layout" svg:width="15.293cm" svg:height="0.475cm" svg:x="2.2cm" svg:y="16.235cm">
          <draw:text-box>
            <text:p text:style-name="P1"><text:span text:style-name="T3">pre-deployment presentation by a psychiatrist or community psychiatric nurse (or </text:span></text:p>
          </draw:text-box>
        </draw:frame>
        <draw:frame draw:style-name="gr1" draw:text-style-name="P2" draw:layer="layout" svg:width="11.758cm" svg:height="0.475cm" svg:x="2.2cm" svg:y="16.799cm">
          <draw:text-box>
            <text:p text:style-name="P1"><text:span text:style-name="T3">non-medical personnel if medical personnel were unavailable).</text:span></text:p>
          </draw:text-box>
        </draw:frame>
        <draw:frame draw:style-name="gr5" draw:text-style-name="P6" draw:layer="layout" svg:width="0.273cm" svg:height="0.276cm" svg:x="13.919cm" svg:y="16.818cm">
          <draw:text-box>
            <text:p text:style-name="P1"><text:span text:style-name="T8">23</text:span></text:p>
          </draw:text-box>
        </draw:frame>
        <draw:frame draw:style-name="gr1" draw:text-style-name="P2" draw:layer="layout" svg:width="4.257cm" svg:height="0.475cm" svg:x="14.193cm" svg:y="16.799cm">
          <draw:text-box>
            <text:p text:style-name="P1"><text:span text:style-name="T3"><text:s/></text:span><text:span text:style-name="T3">As the RAF deployed </text:span></text:p>
          </draw:text-box>
        </draw:frame>
        <draw:frame draw:style-name="gr1" draw:text-style-name="P2" draw:layer="layout" svg:width="14.937cm" svg:height="0.475cm" svg:x="2.2cm" svg:y="17.363cm">
          <draw:text-box>
            <text:p text:style-name="P1"><text:span text:style-name="T3">as individuals rather than formed units, it produced an equivalent booklet for all </text:span></text:p>
          </draw:text-box>
        </draw:frame>
        <draw:frame draw:style-name="gr1" draw:text-style-name="P2" draw:layer="layout" svg:width="4.045cm" svg:height="0.475cm" svg:x="2.2cm" svg:y="17.928cm">
          <draw:text-box>
            <text:p text:style-name="P1"><text:span text:style-name="T3">deploying personnel. </text:span></text:p>
          </draw:text-box>
        </draw:frame>
        <draw:frame draw:style-name="gr1" draw:text-style-name="P2" draw:layer="layout" svg:width="14.806cm" svg:height="0.475cm" svg:x="2.2cm" svg:y="18.842cm">
          <draw:text-box>
            <text:p text:style-name="P1"><text:span text:style-name="T6">46. </text:span><text:span text:style-name="T3"><text:s/>The Services also prepared post-deployment stress prevention packages, </text:span></text:p>
          </draw:text-box>
        </draw:frame>
        <draw:frame draw:style-name="gr1" draw:text-style-name="P2" draw:layer="layout" svg:width="13.468cm" svg:height="0.475cm" svg:x="2.2cm" svg:y="19.407cm">
          <draw:text-box>
            <text:p text:style-name="P1"><text:span text:style-name="T3">comprising two handouts and a post-operational psychological briefing. </text:span></text:p>
          </draw:text-box>
        </draw:frame>
        <draw:frame draw:style-name="gr1" draw:text-style-name="P2" draw:layer="layout" svg:width="14.217cm" svg:height="0.475cm" svg:x="2.2cm" svg:y="20.321cm">
          <draw:text-box>
            <text:p text:style-name="P1"><text:span text:style-name="T6">47. </text:span><text:span text:style-name="T3"><text:s/>MOD demobilisation policy at the beginning of Op TELIC required that: </text:span></text:p>
          </draw:text-box>
        </draw:frame>
        <draw:frame draw:style-name="gr3" draw:text-style-name="P4" draw:layer="layout" svg:width="0.634cm" svg:height="0.712cm" svg:x="2.95cm" svg:y="21.0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1cm" svg:height="0.475cm" svg:x="3.7cm" svg:y="21.236cm">
          <draw:text-box>
            <text:p text:style-name="P1"><text:span text:style-name="T3">At the end of an operational tour but while still in theatre, all individuals should </text:span></text:p>
          </draw:text-box>
        </draw:frame>
        <draw:frame draw:style-name="gr1" draw:text-style-name="P2" draw:layer="layout" svg:width="15.272cm" svg:height="0.475cm" svg:x="3.7cm" svg:y="21.8cm">
          <draw:text-box>
            <text:p text:style-name="P1"><text:span text:style-name="T3">attend a presentation and be given an information leaflet covering post-traumatic </text:span></text:p>
          </draw:text-box>
        </draw:frame>
        <draw:frame draw:style-name="gr1" draw:text-style-name="P2" draw:layer="layout" svg:width="15.128cm" svg:height="0.475cm" svg:x="3.7cm" svg:y="22.365cm">
          <draw:text-box>
            <text:p text:style-name="P1"><text:span text:style-name="T3">stress reactions and the problems that might be encountered on returning home </text:span></text:p>
          </draw:text-box>
        </draw:frame>
        <draw:frame draw:style-name="gr1" draw:text-style-name="P2" draw:layer="layout" svg:width="15.162cm" svg:height="0.475cm" svg:x="3.7cm" svg:y="22.929cm">
          <draw:text-box>
            <text:p text:style-name="P1"><text:span text:style-name="T3">to families. Families should be offered a presentation and information leaflets o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0.348cm" svg:height="0.475cm" svg:x="3.7cm" svg:y="23.493cm">
          <draw:text-box>
            <text:p text:style-name="P1"><text:span text:style-name="T3">the possible after-effects of an operational deployment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20 </text:span></text:p>
          </draw:text-box>
        </draw:frame>
        <draw:frame draw:style-name="gr4" draw:text-style-name="P5" draw:layer="layout" svg:width="6.06cm" svg:height="0.395cm" svg:x="2.532cm" svg:y="25.087cm">
          <draw:text-box>
            <text:p text:style-name="P1"><text:span text:style-name="T10">Public hearing, 20 July 2010, page 73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1 </text:span></text:p>
          </draw:text-box>
        </draw:frame>
        <draw:frame draw:style-name="gr4" draw:text-style-name="P5" draw:layer="layout" svg:width="10.597cm" svg:height="0.395cm" svg:x="2.532cm" svg:y="25.511cm">
          <draw:text-box>
            <text:p text:style-name="P1"><text:span text:style-name="T10">Ministry of Defence, </text:span><text:span text:style-name="T11">Operations in Iraq: First Reflections</text:span><text:span text:style-name="T10">, July 2003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2 </text:span></text:p>
          </draw:text-box>
        </draw:frame>
        <draw:frame draw:style-name="gr4" draw:text-style-name="P5" draw:layer="layout" svg:width="6.746cm" svg:height="0.395cm" svg:x="2.532cm" svg:y="25.934cm">
          <draw:text-box>
            <text:p text:style-name="P1"><text:span text:style-name="T10">Public hearing, 20 July 2010, pages 54-55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3 </text:span></text:p>
          </draw:text-box>
        </draw:frame>
        <draw:frame draw:style-name="gr4" draw:text-style-name="P5" draw:layer="layout" svg:width="13.959cm" svg:height="0.395cm" svg:x="2.532cm" svg:y="26.357cm">
          <draw:text-box>
            <text:p text:style-name="P1"><text:span text:style-name="T10">Minute DMSD/MOD to USoS [MOD], 2 April 2003, ‘Op TELIC – Personnel Repatriated for </text:span></text:p>
          </draw:text-box>
        </draw:frame>
        <draw:frame draw:style-name="gr4" draw:text-style-name="P5" draw:layer="layout" svg:width="2.965cm" svg:height="0.395cm" svg:x="2.2cm" svg:y="26.781cm">
          <draw:text-box>
            <text:p text:style-name="P1"><text:span text:style-name="T10">Medical Reasons’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2.525cm">
          <draw:text-box>
            <text:p text:style-name="P1"><text:span text:style-name="T3">All personnel should undertake a period of “normalisation”, lasting two to three </text:span></text:p>
          </draw:text-box>
        </draw:frame>
        <draw:frame draw:style-name="gr1" draw:text-style-name="P2" draw:layer="layout" svg:width="14.353cm" svg:height="0.475cm" svg:x="3.7cm" svg:y="3.09cm">
          <draw:text-box>
            <text:p text:style-name="P1"><text:span text:style-name="T3">days, before taking post-operational tour leave. It would usually be spent on </text:span></text:p>
          </draw:text-box>
        </draw:frame>
        <draw:frame draw:style-name="gr1" draw:text-style-name="P2" draw:layer="layout" svg:width="14.239cm" svg:height="0.475cm" svg:x="3.7cm" svg:y="3.654cm">
          <draw:text-box>
            <text:p text:style-name="P1"><text:span text:style-name="T3">routine duties. This requirement stemmed from the MOD’s assessment that:</text:span></text:p>
          </draw:text-box>
        </draw:frame>
        <draw:frame draw:style-name="gr11" draw:text-style-name="P11" draw:layer="layout" svg:width="0.317cm" svg:height="0.374cm" svg:x="4.383cm" svg:y="4.372cm">
          <draw:text-box>
            <text:p text:style-name="P1"><text:span text:style-name="T14">{</text:span></text:p>
          </draw:text-box>
        </draw:frame>
        <draw:frame draw:style-name="gr11" draw:text-style-name="P11" draw:layer="layout" svg:width="0.317cm" svg:height="0.374cm" svg:x="4.1cm" svg:y="4.372cm">
          <draw:text-box>
            <text:p text:style-name="P1"><text:span text:style-name="T14">{</text:span></text:p>
          </draw:text-box>
        </draw:frame>
        <draw:frame draw:style-name="gr1" draw:text-style-name="P2" draw:layer="layout" svg:width="13.616cm" svg:height="0.475cm" svg:x="4.73cm" svg:y="4.318cm">
          <draw:text-box>
            <text:p text:style-name="P1"><text:span text:style-name="T3">The immediate release of personnel after an operational tour could be a </text:span></text:p>
          </draw:text-box>
        </draw:frame>
        <draw:frame draw:style-name="gr1" draw:text-style-name="P2" draw:layer="layout" svg:width="13.82cm" svg:height="0.475cm" svg:x="4.73cm" svg:y="4.883cm">
          <draw:text-box>
            <text:p text:style-name="P1"><text:span text:style-name="T3">contributory factor to the likelihood of developing post-conflict syndromes.</text:span></text:p>
          </draw:text-box>
        </draw:frame>
        <draw:frame draw:style-name="gr11" draw:text-style-name="P11" draw:layer="layout" svg:width="0.317cm" svg:height="0.374cm" svg:x="4.383cm" svg:y="5.601cm">
          <draw:text-box>
            <text:p text:style-name="P1"><text:span text:style-name="T14">{</text:span></text:p>
          </draw:text-box>
        </draw:frame>
        <draw:frame draw:style-name="gr11" draw:text-style-name="P11" draw:layer="layout" svg:width="0.317cm" svg:height="0.374cm" svg:x="4.1cm" svg:y="5.601cm">
          <draw:text-box>
            <text:p text:style-name="P1"><text:span text:style-name="T14">{</text:span></text:p>
          </draw:text-box>
        </draw:frame>
        <draw:frame draw:style-name="gr1" draw:text-style-name="P2" draw:layer="layout" svg:width="14.154cm" svg:height="0.475cm" svg:x="4.73cm" svg:y="5.547cm">
          <draw:text-box>
            <text:p text:style-name="P1"><text:span text:style-name="T3">Personnel should be given time to deal with issues raised by combat in the </text:span></text:p>
          </draw:text-box>
        </draw:frame>
        <draw:frame draw:style-name="gr1" draw:text-style-name="P2" draw:layer="layout" svg:width="13.269cm" svg:height="0.475cm" svg:x="4.73cm" svg:y="6.112cm">
          <draw:text-box>
            <text:p text:style-name="P1"><text:span text:style-name="T3">company of those who understood and had shared those experiences.</text:span></text:p>
          </draw:text-box>
        </draw:frame>
        <draw:frame draw:style-name="gr5" draw:text-style-name="P6" draw:layer="layout" svg:width="0.273cm" svg:height="0.276cm" svg:x="17.933cm" svg:y="6.131cm">
          <draw:text-box>
            <text:p text:style-name="P1"><text:span text:style-name="T8">24</text:span></text:p>
          </draw:text-box>
        </draw:frame>
        <draw:frame draw:style-name="gr1" draw:text-style-name="P2" draw:layer="layout" svg:width="12.528cm" svg:height="0.475cm" svg:x="2.2cm" svg:y="7.026cm">
          <draw:text-box>
            <text:p text:style-name="P1"><text:span text:style-name="T6">48. </text:span><text:span text:style-name="T3"><text:s/>This policy applied to Reservist as well as Regular Personnel. </text:span></text:p>
          </draw:text-box>
        </draw:frame>
        <draw:frame draw:style-name="gr1" draw:text-style-name="P2" draw:layer="layout" svg:width="16.537cm" svg:height="0.475cm" svg:x="2.2cm" svg:y="7.941cm">
          <draw:text-box>
            <text:p text:style-name="P1"><text:span text:style-name="T6">49. </text:span><text:span text:style-name="T3"><text:s/>Lieutenant General Anthony Palmer, Deputy Chief of the Defence Staff (Personnel) </text:span></text:p>
          </draw:text-box>
        </draw:frame>
        <draw:frame draw:style-name="gr1" draw:text-style-name="P2" draw:layer="layout" svg:width="15.64cm" svg:height="0.475cm" svg:x="2.2cm" svg:y="8.505cm">
          <draw:text-box>
            <text:p text:style-name="P1"><text:span text:style-name="T3">(DCDS(Personnel)), wrote to General Sir Mike Jackson, Chief of the General Staff, </text:span></text:p>
          </draw:text-box>
        </draw:frame>
        <draw:frame draw:style-name="gr1" draw:text-style-name="P2" draw:layer="layout" svg:width="4.989cm" svg:height="0.475cm" svg:x="2.2cm" svg:y="9.07cm">
          <draw:text-box>
            <text:p text:style-name="P1"><text:span text:style-name="T3">on 23 April 2003, advising:</text:span></text:p>
          </draw:text-box>
        </draw:frame>
        <draw:frame draw:style-name="gr1" draw:text-style-name="P2" draw:layer="layout" svg:width="15.251cm" svg:height="0.475cm" svg:x="2.95cm" svg:y="9.984cm">
          <draw:text-box>
            <text:p text:style-name="P1"><text:span text:style-name="T3">“</text:span><text:span text:style-name="T3">At this morning’s Op COS meeting you mentioned concerns among some of the </text:span></text:p>
          </draw:text-box>
        </draw:frame>
        <draw:frame draw:style-name="gr1" draw:text-style-name="P2" draw:layer="layout" svg:width="15.327cm" svg:height="0.475cm" svg:x="2.95cm" svg:y="10.548cm">
          <draw:text-box>
            <text:p text:style-name="P1"><text:span text:style-name="T3">deployed Personnel that their return to the UK was being delayed because of the </text:span></text:p>
          </draw:text-box>
        </draw:frame>
        <draw:frame draw:style-name="gr1" draw:text-style-name="P2" draw:layer="layout" svg:width="8.363cm" svg:height="0.475cm" svg:x="2.95cm" svg:y="11.113cm">
          <draw:text-box>
            <text:p text:style-name="P1"><text:span text:style-name="T3">requirement for a period of ‘normalisation’ …</text:span></text:p>
          </draw:text-box>
        </draw:frame>
        <draw:frame draw:style-name="gr5" draw:text-style-name="P6" draw:layer="layout" svg:width="0.246cm" svg:height="0.276cm" svg:x="11.287cm" svg:y="11.13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5cm" svg:height="0.475cm" svg:x="2.95cm" svg:y="12.027cm">
          <draw:text-box>
            <text:p text:style-name="P1"><text:span text:style-name="T3">…</text:span></text:p>
          </draw:text-box>
        </draw:frame>
        <draw:frame draw:style-name="gr1" draw:text-style-name="P2" draw:layer="layout" svg:width="15.843cm" svg:height="0.475cm" svg:x="2.95cm" svg:y="12.942cm">
          <draw:text-box>
            <text:p text:style-name="P1"><text:span text:style-name="T3">“</text:span><text:span text:style-name="T3">Ultimately the implementation of the overall policy guidance lies with PJHQ and the </text:span></text:p>
          </draw:text-box>
        </draw:frame>
        <draw:frame draw:style-name="gr1" draw:text-style-name="P2" draw:layer="layout" svg:width="15.272cm" svg:height="0.475cm" svg:x="2.95cm" svg:y="13.506cm">
          <draw:text-box>
            <text:p text:style-name="P1"><text:span text:style-name="T3">FLCs [Front Line Commands] … However, the lessons learned from the last Gulf </text:span></text:p>
          </draw:text-box>
        </draw:frame>
        <draw:frame draw:style-name="gr1" draw:text-style-name="P2" draw:layer="layout" svg:width="15.327cm" svg:height="0.475cm" svg:x="2.95cm" svg:y="14.071cm">
          <draw:text-box>
            <text:p text:style-name="P1"><text:span text:style-name="T3">Conflict in particular have demonstrated how important it is – not least in terms of </text:span></text:p>
          </draw:text-box>
        </draw:frame>
        <draw:frame draw:style-name="gr1" draw:text-style-name="P2" draw:layer="layout" svg:width="15.881cm" svg:height="0.475cm" svg:x="2.95cm" svg:y="14.635cm">
          <draw:text-box>
            <text:p text:style-name="P1"><text:span text:style-name="T3">demonstrating due diligence – that we are rigorous in adopting formal procedures to </text:span></text:p>
          </draw:text-box>
        </draw:frame>
        <draw:frame draw:style-name="gr1" draw:text-style-name="P2" draw:layer="layout" svg:width="10.437cm" svg:height="0.475cm" svg:x="2.95cm" svg:y="15.2cm">
          <draw:text-box>
            <text:p text:style-name="P1"><text:span text:style-name="T3">reduce the risks and incidence of psychological illness.”</text:span></text:p>
          </draw:text-box>
        </draw:frame>
        <draw:frame draw:style-name="gr5" draw:text-style-name="P6" draw:layer="layout" svg:width="0.273cm" svg:height="0.276cm" svg:x="13.351cm" svg:y="15.218cm">
          <draw:text-box>
            <text:p text:style-name="P1"><text:span text:style-name="T8">25</text:span></text:p>
          </draw:text-box>
        </draw:frame>
        <draw:frame draw:style-name="gr8" draw:text-style-name="P9" draw:layer="layout" svg:width="5.687cm" svg:height="0.556cm" svg:x="2.2cm" svg:y="16.321cm">
          <draw:text-box>
            <text:p text:style-name="P1"><text:span text:style-name="T12">Delivery of medical care</text:span></text:p>
          </draw:text-box>
        </draw:frame>
        <draw:frame draw:style-name="gr1" draw:text-style-name="P2" draw:layer="layout" svg:width="15.716cm" svg:height="0.475cm" svg:x="2.2cm" svg:y="17.149cm">
          <draw:text-box>
            <text:p text:style-name="P1"><text:span text:style-name="T6">50. </text:span><text:span text:style-name="T3"><text:s/>The MOD reported in July 2003 that more than 4,000 British patients had been </text:span></text:p>
          </draw:text-box>
        </draw:frame>
        <draw:frame draw:style-name="gr1" draw:text-style-name="P2" draw:layer="layout" svg:width="15.839cm" svg:height="0.475cm" svg:x="2.2cm" svg:y="17.713cm">
          <draw:text-box>
            <text:p text:style-name="P1"><text:span text:style-name="T3">treated in British field hospitals, and over 800 evacuated to the UK by air, during the </text:span></text:p>
          </draw:text-box>
        </draw:frame>
        <draw:frame draw:style-name="gr1" draw:text-style-name="P2" draw:layer="layout" svg:width="8.621cm" svg:height="0.475cm" svg:x="2.2cm" svg:y="18.278cm">
          <draw:text-box>
            <text:p text:style-name="P1"><text:span text:style-name="T3">deployment and combat phases of Op TELIC.</text:span></text:p>
          </draw:text-box>
        </draw:frame>
        <draw:frame draw:style-name="gr5" draw:text-style-name="P6" draw:layer="layout" svg:width="0.273cm" svg:height="0.276cm" svg:x="10.781cm" svg:y="18.297cm">
          <draw:text-box>
            <text:p text:style-name="P1"><text:span text:style-name="T8">26</text:span></text:p>
          </draw:text-box>
        </draw:frame>
        <draw:frame draw:style-name="gr1" draw:text-style-name="P2" draw:layer="layout" svg:width="6.645cm" svg:height="0.475cm" svg:x="11.056cm" svg:y="18.278cm">
          <draw:text-box>
            <text:p text:style-name="P1"><text:span text:style-name="T3"><text:s/></text:span><text:span text:style-name="T3">The majority of those patients had </text:span></text:p>
          </draw:text-box>
        </draw:frame>
        <draw:frame draw:style-name="gr1" draw:text-style-name="P2" draw:layer="layout" svg:width="7.652cm" svg:height="0.475cm" svg:x="2.2cm" svg:y="18.842cm">
          <draw:text-box>
            <text:p text:style-name="P1"><text:span text:style-name="T3">suffered disease and non-battle injuries. </text:span></text:p>
          </draw:text-box>
        </draw:frame>
        <draw:frame draw:style-name="gr1" draw:text-style-name="P2" draw:layer="layout" svg:width="16.22cm" svg:height="0.475cm" svg:x="2.2cm" svg:y="19.757cm">
          <draw:text-box>
            <text:p text:style-name="P1"><text:span text:style-name="T6">51. </text:span><text:span text:style-name="T3"><text:s/>Around 200 Iraqi Prisoners of War and 200 Iraqi civilians had also been treated in </text:span></text:p>
          </draw:text-box>
        </draw:frame>
        <draw:frame draw:style-name="gr1" draw:text-style-name="P2" draw:layer="layout" svg:width="4.621cm" svg:height="0.475cm" svg:x="2.2cm" svg:y="20.321cm">
          <draw:text-box>
            <text:p text:style-name="P1"><text:span text:style-name="T3">British medical facilities. </text:span></text:p>
          </draw:text-box>
        </draw:frame>
        <draw:frame draw:style-name="gr1" draw:text-style-name="P2" draw:layer="layout" svg:width="16.503cm" svg:height="0.475cm" svg:x="2.2cm" svg:y="21.236cm">
          <draw:text-box>
            <text:p text:style-name="P1"><text:span text:style-name="T6">52. </text:span><text:span text:style-name="T3"><text:s/>The number of admissions to Role 3 hospitals during Op TELIC 1 are set out in the </text:span></text:p>
          </draw:text-box>
        </draw:frame>
        <draw:frame draw:style-name="gr1" draw:text-style-name="P2" draw:layer="layout" svg:width="2.246cm" svg:height="0.475cm" svg:x="2.2cm" svg:y="21.8cm">
          <draw:text-box>
            <text:p text:style-name="P1"><text:span text:style-name="T3">table below.</text:span></text:p>
          </draw:text-box>
        </draw:frame>
        <draw:frame draw:style-name="gr5" draw:text-style-name="P6" draw:layer="layout" svg:width="0.273cm" svg:height="0.276cm" svg:x="4.436cm" svg:y="21.819cm">
          <draw:text-box>
            <text:p text:style-name="P1"><text:span text:style-name="T8">27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4.71cm" svg:y="21.8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24 </text:span></text:p>
          </draw:text-box>
        </draw:frame>
        <draw:frame draw:style-name="gr4" draw:text-style-name="P5" draw:layer="layout" svg:width="11.013cm" svg:height="0.395cm" svg:x="2.532cm" svg:y="25.087cm">
          <draw:text-box>
            <text:p text:style-name="P1"><text:span text:style-name="T10">Paper DFRC/MOD, 16 April 2003, ‘Operation TELIC – Demobilisation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5 </text:span></text:p>
          </draw:text-box>
        </draw:frame>
        <draw:frame draw:style-name="gr4" draw:text-style-name="P5" draw:layer="layout" svg:width="11.212cm" svg:height="0.395cm" svg:x="2.532cm" svg:y="25.511cm">
          <draw:text-box>
            <text:p text:style-name="P1"><text:span text:style-name="T10">Minute DCDS(Pers) to CGS, 23 April 2003, ‘Op TELIC – Normalisation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6 </text:span></text:p>
          </draw:text-box>
        </draw:frame>
        <draw:line draw:style-name="gr9" draw:text-style-name="P7" draw:layer="layout" svg:x1="2.531cm" svg:y1="26.714cm" svg:x2="17.453cm" svg:y2="26.714cm">
          <text:p/>
        </draw:line>
        <draw:line draw:style-name="gr9" draw:text-style-name="P7" draw:layer="layout" svg:x1="2.199cm" svg:y1="27.137cm" svg:x2="4.337cm" svg:y2="27.137cm">
          <text:p/>
        </draw:line>
        <draw:frame draw:style-name="gr4" draw:text-style-name="P5" draw:layer="layout" svg:width="10.597cm" svg:height="0.395cm" svg:x="2.532cm" svg:y="25.934cm">
          <draw:text-box>
            <text:p text:style-name="P1"><text:span text:style-name="T10">Ministry of Defence, </text:span><text:span text:style-name="T11">Operations in Iraq: First Reflections</text:span><text:span text:style-name="T10">, July 2003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7 </text:span></text:p>
          </draw:text-box>
        </draw:frame>
        <draw:frame draw:style-name="gr4" draw:text-style-name="P5" draw:layer="layout" svg:width="14.81cm" svg:height="0.395cm" svg:x="2.532cm" svg:y="26.357cm">
          <draw:text-box>
            <text:p text:style-name="P1"><text:span text:style-name="T5">Minute MOD [junior official] to Iraq Inquiry [junior official], 22 June 2010, ‘Iraq Inquiry – Request </text:span></text:p>
          </draw:text-box>
        </draw:frame>
        <draw:frame draw:style-name="gr4" draw:text-style-name="P5" draw:layer="layout" svg:width="2.224cm" svg:height="0.395cm" svg:x="2.2cm" svg:y="26.781cm">
          <draw:text-box>
            <text:p text:style-name="P1"><text:span text:style-name="T5">for Evidence’.</text:span><text:span text:style-name="T10">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line draw:style-name="gr12" draw:text-style-name="P7" draw:layer="layout" svg:x1="8.359cm" svg:y1="4.45cm" svg:x2="8.359cm" svg:y2="3.416cm">
          <text:p/>
        </draw:line>
        <draw:line draw:style-name="gr12" draw:text-style-name="P7" draw:layer="layout" svg:x1="13.575cm" svg:y1="4.45cm" svg:x2="13.575cm" svg:y2="3.416cm">
          <text:p/>
        </draw:line>
        <draw:line draw:style-name="gr12" draw:text-style-name="P7" draw:layer="layout" svg:x1="8.359cm" svg:y1="5.006cm" svg:x2="8.359cm" svg:y2="4.467cm">
          <text:p/>
        </draw:line>
        <draw:line draw:style-name="gr12" draw:text-style-name="P7" draw:layer="layout" svg:x1="13.575cm" svg:y1="5.006cm" svg:x2="13.575cm" svg:y2="4.467cm">
          <text:p/>
        </draw:line>
        <draw:line draw:style-name="gr12" draw:text-style-name="P7" draw:layer="layout" svg:x1="2.199cm" svg:y1="5.015cm" svg:x2="8.359cm" svg:y2="5.015cm">
          <text:p/>
        </draw:line>
        <draw:line draw:style-name="gr12" draw:text-style-name="P7" draw:layer="layout" svg:x1="8.359cm" svg:y1="5.015cm" svg:x2="13.575cm" svg:y2="5.015cm">
          <text:p/>
        </draw:line>
        <draw:line draw:style-name="gr12" draw:text-style-name="P7" draw:layer="layout" svg:x1="8.359cm" svg:y1="5.563cm" svg:x2="8.359cm" svg:y2="5.024cm">
          <text:p/>
        </draw:line>
        <draw:line draw:style-name="gr12" draw:text-style-name="P7" draw:layer="layout" svg:x1="13.575cm" svg:y1="5.015cm" svg:x2="18.799cm" svg:y2="5.015cm">
          <text:p/>
        </draw:line>
        <draw:line draw:style-name="gr12" draw:text-style-name="P7" draw:layer="layout" svg:x1="13.575cm" svg:y1="5.563cm" svg:x2="13.575cm" svg:y2="5.024cm">
          <text:p/>
        </draw:line>
        <draw:line draw:style-name="gr12" draw:text-style-name="P7" draw:layer="layout" svg:x1="2.199cm" svg:y1="5.572cm" svg:x2="8.359cm" svg:y2="5.572cm">
          <text:p/>
        </draw:line>
        <draw:line draw:style-name="gr12" draw:text-style-name="P7" draw:layer="layout" svg:x1="8.359cm" svg:y1="5.572cm" svg:x2="13.575cm" svg:y2="5.572cm">
          <text:p/>
        </draw:line>
        <draw:line draw:style-name="gr12" draw:text-style-name="P7" draw:layer="layout" svg:x1="8.359cm" svg:y1="6.12cm" svg:x2="8.359cm" svg:y2="5.581cm">
          <text:p/>
        </draw:line>
        <draw:line draw:style-name="gr12" draw:text-style-name="P7" draw:layer="layout" svg:x1="13.575cm" svg:y1="5.572cm" svg:x2="18.799cm" svg:y2="5.572cm">
          <text:p/>
        </draw:line>
        <draw:line draw:style-name="gr12" draw:text-style-name="P7" draw:layer="layout" svg:x1="13.575cm" svg:y1="6.12cm" svg:x2="13.575cm" svg:y2="5.581cm">
          <text:p/>
        </draw:line>
        <draw:line draw:style-name="gr12" draw:text-style-name="P7" draw:layer="layout" svg:x1="2.199cm" svg:y1="6.129cm" svg:x2="8.359cm" svg:y2="6.129cm">
          <text:p/>
        </draw:line>
        <draw:line draw:style-name="gr12" draw:text-style-name="P7" draw:layer="layout" svg:x1="8.359cm" svg:y1="6.129cm" svg:x2="13.575cm" svg:y2="6.129cm">
          <text:p/>
        </draw:line>
        <draw:line draw:style-name="gr12" draw:text-style-name="P7" draw:layer="layout" svg:x1="8.359cm" svg:y1="6.677cm" svg:x2="8.359cm" svg:y2="6.138cm">
          <text:p/>
        </draw:line>
        <draw:line draw:style-name="gr12" draw:text-style-name="P7" draw:layer="layout" svg:x1="13.575cm" svg:y1="6.129cm" svg:x2="18.799cm" svg:y2="6.129cm">
          <text:p/>
        </draw:line>
        <draw:line draw:style-name="gr12" draw:text-style-name="P7" draw:layer="layout" svg:x1="13.575cm" svg:y1="6.677cm" svg:x2="13.575cm" svg:y2="6.138cm">
          <text:p/>
        </draw:line>
        <draw:line draw:style-name="gr12" draw:text-style-name="P7" draw:layer="layout" svg:x1="2.199cm" svg:y1="6.686cm" svg:x2="8.359cm" svg:y2="6.686cm">
          <text:p/>
        </draw:line>
        <draw:line draw:style-name="gr12" draw:text-style-name="P7" draw:layer="layout" svg:x1="8.359cm" svg:y1="6.686cm" svg:x2="13.575cm" svg:y2="6.686cm">
          <text:p/>
        </draw:line>
        <draw:line draw:style-name="gr12" draw:text-style-name="P7" draw:layer="layout" svg:x1="8.359cm" svg:y1="7.234cm" svg:x2="8.359cm" svg:y2="6.695cm">
          <text:p/>
        </draw:line>
        <draw:line draw:style-name="gr12" draw:text-style-name="P7" draw:layer="layout" svg:x1="13.575cm" svg:y1="6.686cm" svg:x2="18.799cm" svg:y2="6.686cm">
          <text:p/>
        </draw:line>
        <draw:line draw:style-name="gr12" draw:text-style-name="P7" draw:layer="layout" svg:x1="13.575cm" svg:y1="7.234cm" svg:x2="13.575cm" svg:y2="6.695cm">
          <text:p/>
        </draw:line>
        <draw:line draw:style-name="gr12" draw:text-style-name="P7" draw:layer="layout" svg:x1="2.199cm" svg:y1="7.243cm" svg:x2="8.359cm" svg:y2="7.243cm">
          <text:p/>
        </draw:line>
        <draw:line draw:style-name="gr12" draw:text-style-name="P7" draw:layer="layout" svg:x1="8.359cm" svg:y1="7.243cm" svg:x2="13.575cm" svg:y2="7.243cm">
          <text:p/>
        </draw:line>
        <draw:line draw:style-name="gr12" draw:text-style-name="P7" draw:layer="layout" svg:x1="13.575cm" svg:y1="7.243cm" svg:x2="18.799cm" svg:y2="7.243cm">
          <text:p/>
        </draw:line>
        <draw:line draw:style-name="gr12" draw:text-style-name="P7" draw:layer="layout" svg:x1="2.208cm" svg:y1="5.006cm" svg:x2="2.208cm" svg:y2="4.467cm">
          <text:p/>
        </draw:line>
        <draw:line draw:style-name="gr12" draw:text-style-name="P7" draw:layer="layout" svg:x1="18.791cm" svg:y1="5.006cm" svg:x2="18.791cm" svg:y2="4.467cm">
          <text:p/>
        </draw:line>
        <draw:line draw:style-name="gr12" draw:text-style-name="P7" draw:layer="layout" svg:x1="2.208cm" svg:y1="5.563cm" svg:x2="2.208cm" svg:y2="5.024cm">
          <text:p/>
        </draw:line>
        <draw:line draw:style-name="gr12" draw:text-style-name="P7" draw:layer="layout" svg:x1="18.791cm" svg:y1="5.563cm" svg:x2="18.791cm" svg:y2="5.024cm">
          <text:p/>
        </draw:line>
        <draw:line draw:style-name="gr12" draw:text-style-name="P7" draw:layer="layout" svg:x1="2.208cm" svg:y1="6.12cm" svg:x2="2.208cm" svg:y2="5.581cm">
          <text:p/>
        </draw:line>
        <draw:line draw:style-name="gr12" draw:text-style-name="P7" draw:layer="layout" svg:x1="18.791cm" svg:y1="6.12cm" svg:x2="18.791cm" svg:y2="5.581cm">
          <text:p/>
        </draw:line>
        <draw:line draw:style-name="gr12" draw:text-style-name="P7" draw:layer="layout" svg:x1="2.208cm" svg:y1="6.677cm" svg:x2="2.208cm" svg:y2="6.138cm">
          <text:p/>
        </draw:line>
        <draw:line draw:style-name="gr12" draw:text-style-name="P7" draw:layer="layout" svg:x1="18.791cm" svg:y1="6.677cm" svg:x2="18.791cm" svg:y2="6.138cm">
          <text:p/>
        </draw:line>
        <draw:line draw:style-name="gr12" draw:text-style-name="P7" draw:layer="layout" svg:x1="2.208cm" svg:y1="7.234cm" svg:x2="2.208cm" svg:y2="6.695cm">
          <text:p/>
        </draw:line>
        <draw:line draw:style-name="gr12" draw:text-style-name="P7" draw:layer="layout" svg:x1="18.791cm" svg:y1="7.234cm" svg:x2="18.791cm" svg:y2="6.695cm">
          <text:p/>
        </draw:line>
        <draw:line draw:style-name="gr12" draw:text-style-name="P7" draw:layer="layout" svg:x1="2.199cm" svg:y1="3.408cm" svg:x2="8.359cm" svg:y2="3.408cm">
          <text:p/>
        </draw:line>
        <draw:line draw:style-name="gr12" draw:text-style-name="P7" draw:layer="layout" svg:x1="2.208cm" svg:y1="4.45cm" svg:x2="2.208cm" svg:y2="3.416cm">
          <text:p/>
        </draw:line>
        <draw:line draw:style-name="gr12" draw:text-style-name="P7" draw:layer="layout" svg:x1="8.359cm" svg:y1="3.408cm" svg:x2="13.575cm" svg:y2="3.408cm">
          <text:p/>
        </draw:line>
        <draw:line draw:style-name="gr12" draw:text-style-name="P7" draw:layer="layout" svg:x1="13.575cm" svg:y1="3.408cm" svg:x2="18.799cm" svg:y2="3.408cm">
          <text:p/>
        </draw:line>
        <draw:line draw:style-name="gr12" draw:text-style-name="P7" draw:layer="layout" svg:x1="18.791cm" svg:y1="4.45cm" svg:x2="18.791cm" svg:y2="3.416cm">
          <text:p/>
        </draw:line>
        <draw:line draw:style-name="gr12" draw:text-style-name="P7" draw:layer="layout" svg:x1="2.199cm" svg:y1="4.458cm" svg:x2="8.359cm" svg:y2="4.458cm">
          <text:p/>
        </draw:line>
        <draw:line draw:style-name="gr12" draw:text-style-name="P7" draw:layer="layout" svg:x1="8.359cm" svg:y1="4.458cm" svg:x2="13.575cm" svg:y2="4.458cm">
          <text:p/>
        </draw:line>
        <draw:line draw:style-name="gr12" draw:text-style-name="P7" draw:layer="layout" svg:x1="13.575cm" svg:y1="4.458cm" svg:x2="18.799cm" svg:y2="4.458cm">
          <text:p/>
        </draw:line>
        <draw:frame draw:style-name="gr1" draw:text-style-name="P2" draw:layer="layout" svg:width="11.017cm" svg:height="0.475cm" svg:x="4.872cm" svg:y="2.525cm">
          <draw:text-box>
            <text:p text:style-name="P1"><text:span text:style-name="T1">Table 1: Admissions to Role 3 hospitals during Op TELIC 1</text:span></text:p>
          </draw:text-box>
        </draw:frame>
        <draw:frame draw:style-name="gr4" draw:text-style-name="P5" draw:layer="layout" svg:width="3.482cm" svg:height="0.395cm" svg:x="9.272cm" svg:y="3.496cm">
          <draw:text-box>
            <text:p text:style-name="P1"><text:span text:style-name="T15">Expected number of </text:span></text:p>
          </draw:text-box>
        </draw:frame>
        <draw:frame draw:style-name="gr4" draw:text-style-name="P5" draw:layer="layout" svg:width="1.937cm" svg:height="0.395cm" svg:x="9.883cm" svg:y="3.99cm">
          <draw:text-box>
            <text:p text:style-name="P1"><text:span text:style-name="T15">admissions</text:span></text:p>
          </draw:text-box>
        </draw:frame>
        <draw:frame draw:style-name="gr7" draw:text-style-name="P8" draw:layer="layout" svg:width="0.231cm" svg:height="0.23cm" svg:x="11.824cm" svg:y="4.005cm">
          <draw:text-box>
            <text:p text:style-name="P1"><text:span text:style-name="T9">28</text:span></text:p>
          </draw:text-box>
        </draw:frame>
        <draw:frame draw:style-name="gr4" draw:text-style-name="P5" draw:layer="layout" svg:width="2.995cm" svg:height="0.395cm" svg:x="14.733cm" svg:y="3.496cm">
          <draw:text-box>
            <text:p text:style-name="P1"><text:span text:style-name="T15">Actual number of </text:span></text:p>
          </draw:text-box>
        </draw:frame>
        <draw:frame draw:style-name="gr4" draw:text-style-name="P5" draw:layer="layout" svg:width="1.937cm" svg:height="0.395cm" svg:x="15.213cm" svg:y="3.99cm">
          <draw:text-box>
            <text:p text:style-name="P1"><text:span text:style-name="T15">admissions</text:span></text:p>
          </draw:text-box>
        </draw:frame>
        <draw:frame draw:style-name="gr4" draw:text-style-name="P5" draw:layer="layout" svg:width="2.652cm" svg:height="0.395cm" svg:x="2.359cm" svg:y="4.546cm">
          <draw:text-box>
            <text:p text:style-name="P1"><text:span text:style-name="T10">Battle casualties </text:span></text:p>
          </draw:text-box>
        </draw:frame>
        <draw:frame draw:style-name="gr4" draw:text-style-name="P5" draw:layer="layout" svg:width="1.289cm" svg:height="0.395cm" svg:x="10.32cm" svg:y="4.546cm">
          <draw:text-box>
            <text:p text:style-name="P1"><text:span text:style-name="T10">157-241</text:span></text:p>
          </draw:text-box>
        </draw:frame>
        <draw:frame draw:style-name="gr4" draw:text-style-name="P5" draw:layer="layout" svg:width="0.391cm" svg:height="0.395cm" svg:x="15.987cm" svg:y="4.546cm">
          <draw:text-box>
            <text:p text:style-name="P1"><text:span text:style-name="T10">81</text:span></text:p>
          </draw:text-box>
        </draw:frame>
        <draw:frame draw:style-name="gr4" draw:text-style-name="P5" draw:layer="layout" svg:width="5.289cm" svg:height="0.395cm" svg:x="2.359cm" svg:y="5.103cm">
          <draw:text-box>
            <text:p text:style-name="P1"><text:span text:style-name="T10">Casualties from chemical warfare </text:span></text:p>
          </draw:text-box>
        </draw:frame>
        <draw:frame draw:style-name="gr4" draw:text-style-name="P5" draw:layer="layout" svg:width="1.289cm" svg:height="0.395cm" svg:x="10.32cm" svg:y="5.103cm">
          <draw:text-box>
            <text:p text:style-name="P1"><text:span text:style-name="T10">152-212</text:span></text:p>
          </draw:text-box>
        </draw:frame>
        <draw:frame draw:style-name="gr4" draw:text-style-name="P5" draw:layer="layout" svg:width="0.352cm" svg:height="0.395cm" svg:x="16.085cm" svg:y="5.103cm">
          <draw:text-box>
            <text:p text:style-name="P1"><text:span text:style-name="T10">0</text:span></text:p>
          </draw:text-box>
        </draw:frame>
        <draw:frame draw:style-name="gr4" draw:text-style-name="P5" draw:layer="layout" svg:width="5.361cm" svg:height="0.395cm" svg:x="2.359cm" svg:y="5.66cm">
          <draw:text-box>
            <text:p text:style-name="P1"><text:span text:style-name="T10">Casualties from biological warfare </text:span></text:p>
          </draw:text-box>
        </draw:frame>
        <draw:frame draw:style-name="gr4" draw:text-style-name="P5" draw:layer="layout" svg:width="4.434cm" svg:height="0.395cm" svg:x="8.742cm" svg:y="5.66cm">
          <draw:text-box>
            <text:p text:style-name="P1"><text:span text:style-name="T10">15 percent of those exposed</text:span></text:p>
          </draw:text-box>
        </draw:frame>
        <draw:frame draw:style-name="gr4" draw:text-style-name="P5" draw:layer="layout" svg:width="0.352cm" svg:height="0.395cm" svg:x="16.085cm" svg:y="5.66cm">
          <draw:text-box>
            <text:p text:style-name="P1"><text:span text:style-name="T10">0</text:span></text:p>
          </draw:text-box>
        </draw:frame>
        <draw:frame draw:style-name="gr4" draw:text-style-name="P5" draw:layer="layout" svg:width="4.896cm" svg:height="0.395cm" svg:x="2.359cm" svg:y="6.217cm">
          <draw:text-box>
            <text:p text:style-name="P1"><text:span text:style-name="T10">Disease and Non-battle Injuries</text:span></text:p>
          </draw:text-box>
        </draw:frame>
        <draw:frame draw:style-name="gr4" draw:text-style-name="P5" draw:layer="layout" svg:width="1.446cm" svg:height="0.395cm" svg:x="10.291cm" svg:y="6.217cm">
          <draw:text-box>
            <text:p text:style-name="P1"><text:span text:style-name="T10">34 a day </text:span></text:p>
          </draw:text-box>
        </draw:frame>
        <draw:frame draw:style-name="gr4" draw:text-style-name="P5" draw:layer="layout" svg:width="1.348cm" svg:height="0.395cm" svg:x="15.507cm" svg:y="6.217cm">
          <draw:text-box>
            <text:p text:style-name="P1"><text:span text:style-name="T10">31 a day</text:span></text:p>
          </draw:text-box>
        </draw:frame>
        <draw:frame draw:style-name="gr4" draw:text-style-name="P5" draw:layer="layout" svg:width="3.279cm" svg:height="0.395cm" svg:x="2.359cm" svg:y="6.774cm">
          <draw:text-box>
            <text:p text:style-name="P1"><text:span text:style-name="T10">Medical evacuations </text:span></text:p>
          </draw:text-box>
        </draw:frame>
        <draw:frame draw:style-name="gr4" draw:text-style-name="P5" draw:layer="layout" svg:width="1.7cm" svg:height="0.395cm" svg:x="10.164cm" svg:y="6.774cm">
          <draw:text-box>
            <text:p text:style-name="P1"><text:span text:style-name="T10">55 a week </text:span></text:p>
          </draw:text-box>
        </draw:frame>
        <draw:frame draw:style-name="gr4" draw:text-style-name="P5" draw:layer="layout" svg:width="1.7cm" svg:height="0.395cm" svg:x="15.379cm" svg:y="6.774cm">
          <draw:text-box>
            <text:p text:style-name="P1"><text:span text:style-name="T10">90 a week </text:span></text:p>
          </draw:text-box>
        </draw:frame>
        <draw:frame draw:style-name="gr1" draw:text-style-name="P2" draw:layer="layout" svg:width="16.711cm" svg:height="0.475cm" svg:x="2.2cm" svg:y="7.642cm">
          <draw:text-box>
            <text:p text:style-name="P1"><text:span text:style-name="T6">53. </text:span><text:span text:style-name="T3"><text:s/>In July, PJHQ assessed that medical support during Op TELIC had been “a success </text:span></text:p>
          </draw:text-box>
        </draw:frame>
        <draw:frame draw:style-name="gr1" draw:text-style-name="P2" draw:layer="layout" svg:width="3.283cm" svg:height="0.475cm" svg:x="2.2cm" svg:y="8.207cm">
          <draw:text-box>
            <text:p text:style-name="P1"><text:span text:style-name="T3">by any measure”.</text:span></text:p>
          </draw:text-box>
        </draw:frame>
        <draw:frame draw:style-name="gr5" draw:text-style-name="P6" draw:layer="layout" svg:width="0.273cm" svg:height="0.276cm" svg:x="5.47cm" svg:y="8.225cm">
          <draw:text-box>
            <text:p text:style-name="P1"><text:span text:style-name="T8">29</text:span></text:p>
          </draw:text-box>
        </draw:frame>
        <draw:frame draw:style-name="gr1" draw:text-style-name="P2" draw:layer="layout" svg:width="12.948cm" svg:height="0.475cm" svg:x="5.745cm" svg:y="8.207cm">
          <draw:text-box>
            <text:p text:style-name="P1"><text:span text:style-name="T3"><text:s/></text:span><text:span text:style-name="T3">The aeromedical evacuation of casualties (by VC 10 to Cyprus then </text:span></text:p>
          </draw:text-box>
        </draw:frame>
        <draw:frame draw:style-name="gr1" draw:text-style-name="P2" draw:layer="layout" svg:width="11.28cm" svg:height="0.475cm" svg:x="2.2cm" svg:y="8.771cm">
          <draw:text-box>
            <text:p text:style-name="P1"><text:span text:style-name="T3">by civilian aircraft to the UK) had been particularly effective. </text:span></text:p>
          </draw:text-box>
        </draw:frame>
        <draw:frame draw:style-name="gr1" draw:text-style-name="P2" draw:layer="layout" svg:width="15.331cm" svg:height="0.475cm" svg:x="2.2cm" svg:y="9.685cm">
          <draw:text-box>
            <text:p text:style-name="P1"><text:span text:style-name="T6">54. </text:span><text:span text:style-name="T3"><text:s/>PJHQ reported that some evacuated Service Personnel were nursed in NHS </text:span></text:p>
          </draw:text-box>
        </draw:frame>
        <draw:frame draw:style-name="gr1" draw:text-style-name="P2" draw:layer="layout" svg:width="15.145cm" svg:height="0.475cm" svg:x="2.2cm" svg:y="10.25cm">
          <draw:text-box>
            <text:p text:style-name="P1"><text:span text:style-name="T3">hospitals without other military patients and had therefore lacked “peer support”. </text:span></text:p>
          </draw:text-box>
        </draw:frame>
        <draw:frame draw:style-name="gr1" draw:text-style-name="P2" draw:layer="layout" svg:width="15.936cm" svg:height="0.475cm" svg:x="2.2cm" svg:y="11.164cm">
          <draw:text-box>
            <text:p text:style-name="P1"><text:span text:style-name="T6">55. </text:span><text:span text:style-name="T3"><text:s/>The issue of treating injured Service Personnel in NHS hospitals, and on civilian </text:span></text:p>
          </draw:text-box>
        </draw:frame>
        <draw:frame draw:style-name="gr1" draw:text-style-name="P2" draw:layer="layout" svg:width="8.198cm" svg:height="0.475cm" svg:x="2.2cm" svg:y="11.729cm">
          <draw:text-box>
            <text:p text:style-name="P1"><text:span text:style-name="T3">wards, would come to prominence in 2006. </text:span></text:p>
          </draw:text-box>
        </draw:frame>
        <draw:frame draw:style-name="gr1" draw:text-style-name="P2" draw:layer="layout" svg:width="15.945cm" svg:height="0.475cm" svg:x="2.2cm" svg:y="12.643cm">
          <draw:text-box>
            <text:p text:style-name="P1"><text:span text:style-name="T6">56. </text:span><text:span text:style-name="T3"><text:s/>Lt Gen Lillywhite told the Inquiry that in the early part of Op TELIC, the MOD did </text:span></text:p>
          </draw:text-box>
        </draw:frame>
        <draw:frame draw:style-name="gr1" draw:text-style-name="P2" draw:layer="layout" svg:width="16.283cm" svg:height="0.475cm" svg:x="2.2cm" svg:y="13.208cm">
          <draw:text-box>
            <text:p text:style-name="P1"><text:span text:style-name="T3">not have the data to make an objective assessment of the effectiveness of emergency </text:span></text:p>
          </draw:text-box>
        </draw:frame>
        <draw:frame draw:style-name="gr1" draw:text-style-name="P2" draw:layer="layout" svg:width="0.946cm" svg:height="0.475cm" svg:x="2.2cm" svg:y="13.772cm">
          <draw:text-box>
            <text:p text:style-name="P1"><text:span text:style-name="T3">care.</text:span></text:p>
          </draw:text-box>
        </draw:frame>
        <draw:frame draw:style-name="gr5" draw:text-style-name="P6" draw:layer="layout" svg:width="0.273cm" svg:height="0.276cm" svg:x="3.141cm" svg:y="13.791cm">
          <draw:text-box>
            <text:p text:style-name="P1"><text:span text:style-name="T8">30</text:span></text:p>
          </draw:text-box>
        </draw:frame>
        <draw:frame draw:style-name="gr1" draw:text-style-name="P2" draw:layer="layout" svg:width="15.069cm" svg:height="0.475cm" svg:x="3.416cm" svg:y="13.772cm">
          <draw:text-box>
            <text:p text:style-name="P1"><text:span text:style-name="T3"><text:s/></text:span><text:span text:style-name="T3">Analysis of data relating to later phases of Op TELIC indicated that UK medical </text:span></text:p>
          </draw:text-box>
        </draw:frame>
        <draw:frame draw:style-name="gr1" draw:text-style-name="P2" draw:layer="layout" svg:width="13.773cm" svg:height="0.475cm" svg:x="2.2cm" svg:y="14.336cm">
          <draw:text-box>
            <text:p text:style-name="P1"><text:span text:style-name="T3">support was achieving a significantly greater than expected survival rate. </text:span></text:p>
          </draw:text-box>
        </draw:frame>
        <draw:frame draw:style-name="gr1" draw:text-style-name="P2" draw:layer="layout" svg:width="15.826cm" svg:height="0.475cm" svg:x="2.2cm" svg:y="15.251cm">
          <draw:text-box>
            <text:p text:style-name="P1"><text:span text:style-name="T6">57. </text:span><text:span text:style-name="T3"><text:s/>Gen O’Donoghue told the Inquiry that the DMS drew two major lessons from its </text:span></text:p>
          </draw:text-box>
        </draw:frame>
        <draw:frame draw:style-name="gr1" draw:text-style-name="P2" draw:layer="layout" svg:width="5.886cm" svg:height="0.475cm" svg:x="2.2cm" svg:y="15.815cm">
          <draw:text-box>
            <text:p text:style-name="P1"><text:span text:style-name="T3">experience during the invasion:</text:span></text:p>
          </draw:text-box>
        </draw:frame>
        <draw:frame draw:style-name="gr3" draw:text-style-name="P4" draw:layer="layout" svg:width="0.634cm" svg:height="0.712cm" svg:x="2.95cm" svg:y="16.57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8cm" svg:height="0.475cm" svg:x="3.7cm" svg:y="16.73cm">
          <draw:text-box>
            <text:p text:style-name="P1"><text:span text:style-name="T3">It needed more Regular medical Personnel, to take account of the limited time </text:span></text:p>
          </draw:text-box>
        </draw:frame>
        <draw:frame draw:style-name="gr1" draw:text-style-name="P2" draw:layer="layout" svg:width="15.098cm" svg:height="0.475cm" svg:x="3.7cm" svg:y="17.294cm">
          <draw:text-box>
            <text:p text:style-name="P1"><text:span text:style-name="T3">that any individual could spend in theatre given their NHS commitments and the </text:span></text:p>
          </draw:text-box>
        </draw:frame>
        <draw:frame draw:style-name="gr1" draw:text-style-name="P2" draw:layer="layout" svg:width="6.305cm" svg:height="0.475cm" svg:x="3.7cm" svg:y="17.859cm">
          <draw:text-box>
            <text:p text:style-name="P1"><text:span text:style-name="T3">need to retain “medical dexterity”.</text:span></text:p>
          </draw:text-box>
        </draw:frame>
        <draw:frame draw:style-name="gr3" draw:text-style-name="P4" draw:layer="layout" svg:width="0.634cm" svg:height="0.712cm" svg:x="2.95cm" svg:y="18.3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41cm" svg:height="0.475cm" svg:x="3.7cm" svg:y="18.523cm">
          <draw:text-box>
            <text:p text:style-name="P1"><text:span text:style-name="T3">UORs allowed DMS to respond to particular threats and secure the latest </text:span></text:p>
          </draw:text-box>
        </draw:frame>
        <draw:frame draw:style-name="gr1" draw:text-style-name="P2" draw:layer="layout" svg:width="14.823cm" svg:height="0.475cm" svg:x="3.7cm" svg:y="19.088cm">
          <draw:text-box>
            <text:p text:style-name="P1"><text:span text:style-name="T3">equipment, but it needed more equipment and supplies “on the shelves” ready </text:span></text:p>
          </draw:text-box>
        </draw:frame>
        <draw:frame draw:style-name="gr1" draw:text-style-name="P2" draw:layer="layout" svg:width="1.814cm" svg:height="0.475cm" svg:x="3.7cm" svg:y="19.652cm">
          <draw:text-box>
            <text:p text:style-name="P1"><text:span text:style-name="T3">to deploy.</text:span></text:p>
          </draw:text-box>
        </draw:frame>
        <draw:frame draw:style-name="gr5" draw:text-style-name="P6" draw:layer="layout" svg:width="0.273cm" svg:height="0.276cm" svg:x="5.504cm" svg:y="19.671cm">
          <draw:text-box>
            <text:p text:style-name="P1"><text:span text:style-name="T8">31</text:span></text:p>
          </draw:text-box>
        </draw:frame>
        <draw:frame draw:style-name="gr1" draw:text-style-name="P2" draw:layer="layout" svg:width="16.114cm" svg:height="0.475cm" svg:x="2.2cm" svg:y="20.566cm">
          <draw:text-box>
            <text:p text:style-name="P1"><text:span text:style-name="T6">58. </text:span><text:span text:style-name="T3"><text:s/>Lt Gen Lillywhite described a number of changes in the provision of medical care </text:span></text:p>
          </draw:text-box>
        </draw:frame>
        <draw:frame draw:style-name="gr1" draw:text-style-name="P2" draw:layer="layout" svg:width="3.325cm" svg:height="0.475cm" svg:x="2.2cm" svg:y="21.131cm">
          <draw:text-box>
            <text:p text:style-name="P1"><text:span text:style-name="T3">after Op TELIC 1.</text:span></text:p>
          </draw:text-box>
        </draw:frame>
        <draw:frame draw:style-name="gr5" draw:text-style-name="P6" draw:layer="layout" svg:width="0.273cm" svg:height="0.276cm" svg:x="5.51cm" svg:y="21.15cm">
          <draw:text-box>
            <text:p text:style-name="P1"><text:span text:style-name="T8">32</text:span></text:p>
          </draw:text-box>
        </draw:frame>
        <draw:frame draw:style-name="gr1" draw:text-style-name="P2" draw:layer="layout" svg:width="13.003cm" svg:height="0.475cm" svg:x="5.784cm" svg:y="21.131cm">
          <draw:text-box>
            <text:p text:style-name="P1"><text:span text:style-name="T3"><text:s/></text:span><text:span text:style-name="T3">During Op TELIC 1, the MOD generally used armoured ambulances </text:span></text:p>
          </draw:text-box>
        </draw:frame>
        <draw:frame draw:style-name="gr1" draw:text-style-name="P2" draw:layer="layout" svg:width="16.034cm" svg:height="0.475cm" svg:x="2.2cm" svg:y="21.695cm">
          <draw:text-box>
            <text:p text:style-name="P1"><text:span text:style-name="T3">to move casualties from aid posts to medical regiments and a mixture of ambulances </text:span></text:p>
          </draw:text-box>
        </draw:frame>
        <draw:frame draw:style-name="gr1" draw:text-style-name="P2" draw:layer="layout" svg:width="16.093cm" svg:height="0.475cm" svg:x="2.2cm" svg:y="22.26cm">
          <draw:text-box>
            <text:p text:style-name="P1"><text:span text:style-name="T3">and helicopters to get from (Role 2) medical regiments to hospital. From Op TELIC 2, </text:span></text:p>
          </draw:text-box>
        </draw:frame>
        <draw:frame draw:style-name="gr1" draw:text-style-name="P2" draw:layer="layout" svg:width="15.877cm" svg:height="0.475cm" svg:x="2.2cm" svg:y="22.824cm">
          <draw:text-box>
            <text:p text:style-name="P1"><text:span text:style-name="T3">the military generally used helicopters to move from the point of wounding or the aid </text:span></text:p>
          </draw:text-box>
        </draw:frame>
        <draw:line draw:style-name="gr6" draw:text-style-name="P7" draw:layer="layout" svg:x1="2.199cm" svg:y1="24.159cm" svg:x2="7.3cm" svg:y2="24.159cm">
          <text:p/>
        </draw:line>
        <draw:frame draw:style-name="gr1" draw:text-style-name="P2" draw:layer="layout" svg:width="3.101cm" svg:height="0.475cm" svg:x="2.2cm" svg:y="23.389cm">
          <draw:text-box>
            <text:p text:style-name="P1"><text:span text:style-name="T3">post to hospital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28 </text:span></text:p>
          </draw:text-box>
        </draw:frame>
        <draw:frame draw:style-name="gr4" draw:text-style-name="P5" draw:layer="layout" svg:width="15.102cm" svg:height="0.395cm" svg:x="2.52cm" svg:y="24.664cm">
          <draw:text-box>
            <text:p text:style-name="P1"><text:span text:style-name="T10">As defined in the 1 September 2002 Strategic Medical Estimate. Figures for battle casualties and </text:span></text:p>
          </draw:text-box>
        </draw:frame>
        <draw:frame draw:style-name="gr4" draw:text-style-name="P5" draw:layer="layout" svg:width="13.748cm" svg:height="0.395cm" svg:x="2.2cm" svg:y="25.087cm">
          <draw:text-box>
            <text:p text:style-name="P1"><text:span text:style-name="T10">casualties from chemical warfare represent best and worse case estimates respectively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9 </text:span></text:p>
          </draw:text-box>
        </draw:frame>
        <draw:frame draw:style-name="gr4" draw:text-style-name="P5" draw:layer="layout" svg:width="12.435cm" svg:height="0.395cm" svg:x="2.532cm" svg:y="25.511cm">
          <draw:text-box>
            <text:p text:style-name="P1"><text:span text:style-name="T10">Report PJHQ, July 2003, ‘Operation TELIC 1 – Medical Post Operation Report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30 </text:span></text:p>
          </draw:text-box>
        </draw:frame>
        <draw:frame draw:style-name="gr4" draw:text-style-name="P5" draw:layer="layout" svg:width="6.746cm" svg:height="0.395cm" svg:x="2.532cm" svg:y="25.934cm">
          <draw:text-box>
            <text:p text:style-name="P1"><text:span text:style-name="T10">Public hearing, 20 July 2010, pages 14-16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1 </text:span></text:p>
          </draw:text-box>
        </draw:frame>
        <draw:frame draw:style-name="gr4" draw:text-style-name="P5" draw:layer="layout" svg:width="6.746cm" svg:height="0.395cm" svg:x="2.532cm" svg:y="26.357cm">
          <draw:text-box>
            <text:p text:style-name="P1"><text:span text:style-name="T10">Public hearing, 14 July 2010, pages 16-17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2 </text:span></text:p>
          </draw:text-box>
        </draw:frame>
        <draw:frame draw:style-name="gr4" draw:text-style-name="P5" draw:layer="layout" svg:width="6.746cm" svg:height="0.395cm" svg:x="2.532cm" svg:y="26.781cm">
          <draw:text-box>
            <text:p text:style-name="P1"><text:span text:style-name="T10">Public hearing, 20 July 2010, pages 22-23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5.487cm" svg:height="0.475cm" svg:x="2.2cm" svg:y="2.525cm">
          <draw:text-box>
            <text:p text:style-name="P1"><text:span text:style-name="T6">59. </text:span><text:span text:style-name="T3"><text:s/>Lt Gen Lillywhite told the Inquiry that he had not experienced any problems in </text:span></text:p>
          </draw:text-box>
        </draw:frame>
        <draw:frame draw:style-name="gr1" draw:text-style-name="P2" draw:layer="layout" svg:width="10.522cm" svg:height="0.475cm" svg:x="2.2cm" svg:y="3.09cm">
          <draw:text-box>
            <text:p text:style-name="P1"><text:span text:style-name="T3">securing sufficient helicopters for those medical moves. </text:span></text:p>
          </draw:text-box>
        </draw:frame>
        <draw:frame draw:style-name="gr2" draw:text-style-name="P3" draw:layer="layout" svg:width="14.92cm" svg:height="0.628cm" svg:x="2.2cm" svg:y="4.117cm">
          <draw:text-box>
            <text:p text:style-name="P1"><text:span text:style-name="T2">Support for injured Service Personnel and their families</text:span></text:p>
          </draw:text-box>
        </draw:frame>
        <draw:frame draw:style-name="gr1" draw:text-style-name="P2" draw:layer="layout" svg:width="16.762cm" svg:height="0.475cm" svg:x="2.2cm" svg:y="5.01cm">
          <draw:text-box>
            <text:p text:style-name="P1"><text:span text:style-name="T6">60. </text:span><text:span text:style-name="T3"><text:s/>The number of casualties and aeromedical evacuations relating to Op TELIC are set </text:span></text:p>
          </draw:text-box>
        </draw:frame>
        <draw:frame draw:style-name="gr1" draw:text-style-name="P2" draw:layer="layout" svg:width="4.117cm" svg:height="0.475cm" svg:x="2.2cm" svg:y="5.574cm">
          <draw:text-box>
            <text:p text:style-name="P1"><text:span text:style-name="T3">out in the table below.</text:span></text:p>
          </draw:text-box>
        </draw:frame>
        <draw:frame draw:style-name="gr5" draw:text-style-name="P6" draw:layer="layout" svg:width="0.273cm" svg:height="0.276cm" svg:x="6.295cm" svg:y="5.593cm">
          <draw:text-box>
            <text:p text:style-name="P1"><text:span text:style-name="T8">33</text:span></text:p>
          </draw:text-box>
        </draw:frame>
        <draw:frame draw:style-name="gr1" draw:text-style-name="P2" draw:layer="layout" svg:width="11.864cm" svg:height="0.475cm" svg:x="6.57cm" svg:y="5.574cm">
          <draw:text-box>
            <text:p text:style-name="P1"><text:span text:style-name="T3"><text:s/></text:span><text:span text:style-name="T3">The figures for 2003, 2004 and 2005 reflect military casualties </text:span></text:p>
          </draw:text-box>
        </draw:frame>
        <draw:frame draw:style-name="gr1" draw:text-style-name="P2" draw:layer="layout" svg:width="13.599cm" svg:height="0.475cm" svg:x="2.2cm" svg:y="6.138cm">
          <draw:text-box>
            <text:p text:style-name="P1"><text:span text:style-name="T3">only; the figures for 2006 onwards reflect military and civilian casualties. </text:span></text:p>
          </draw:text-box>
        </draw:frame>
        <draw:path draw:style-name="gr13" draw:text-style-name="P10" draw:layer="layout" svg:width="3.454cm" svg:height="1.67cm" svg:x="15.337cm" svg:y="9.743cm" svg:viewBox="0 0 3455 1671" svg:d="M0 0h3455v557h-3455zM0 557h3455v558h-3455zM0 1115h3455v556h-3455z">
          <text:p/>
        </draw:path>
        <draw:line draw:style-name="gr12" draw:text-style-name="P7" draw:layer="layout" svg:x1="7.672cm" svg:y1="9.734cm" svg:x2="7.672cm" svg:y2="8.701cm">
          <text:p/>
        </draw:line>
        <draw:line draw:style-name="gr12" draw:text-style-name="P7" draw:layer="layout" svg:x1="11.505cm" svg:y1="9.734cm" svg:x2="11.505cm" svg:y2="8.701cm">
          <text:p/>
        </draw:line>
        <draw:line draw:style-name="gr12" draw:text-style-name="P7" draw:layer="layout" svg:x1="3.84cm" svg:y1="9.743cm" svg:x2="7.672cm" svg:y2="9.743cm">
          <text:p/>
        </draw:line>
        <draw:line draw:style-name="gr12" draw:text-style-name="P7" draw:layer="layout" svg:x1="3.84cm" svg:y1="10.291cm" svg:x2="3.84cm" svg:y2="9.752cm">
          <text:p/>
        </draw:line>
        <draw:line draw:style-name="gr12" draw:text-style-name="P7" draw:layer="layout" svg:x1="7.672cm" svg:y1="9.743cm" svg:x2="11.505cm" svg:y2="9.743cm">
          <text:p/>
        </draw:line>
        <draw:line draw:style-name="gr12" draw:text-style-name="P7" draw:layer="layout" svg:x1="7.672cm" svg:y1="10.291cm" svg:x2="7.672cm" svg:y2="9.752cm">
          <text:p/>
        </draw:line>
        <draw:line draw:style-name="gr12" draw:text-style-name="P7" draw:layer="layout" svg:x1="11.505cm" svg:y1="9.743cm" svg:x2="15.337cm" svg:y2="9.743cm">
          <text:p/>
        </draw:line>
        <draw:line draw:style-name="gr12" draw:text-style-name="P7" draw:layer="layout" svg:x1="11.505cm" svg:y1="10.291cm" svg:x2="11.505cm" svg:y2="9.752cm">
          <text:p/>
        </draw:line>
        <draw:line draw:style-name="gr12" draw:text-style-name="P7" draw:layer="layout" svg:x1="15.337cm" svg:y1="10.291cm" svg:x2="15.337cm" svg:y2="9.752cm">
          <text:p/>
        </draw:line>
        <draw:line draw:style-name="gr12" draw:text-style-name="P7" draw:layer="layout" svg:x1="2.199cm" svg:y1="10.3cm" svg:x2="3.839cm" svg:y2="10.3cm">
          <text:p/>
        </draw:line>
        <draw:line draw:style-name="gr12" draw:text-style-name="P7" draw:layer="layout" svg:x1="3.84cm" svg:y1="10.3cm" svg:x2="7.672cm" svg:y2="10.3cm">
          <text:p/>
        </draw:line>
        <draw:line draw:style-name="gr12" draw:text-style-name="P7" draw:layer="layout" svg:x1="3.84cm" svg:y1="10.848cm" svg:x2="3.84cm" svg:y2="10.309cm">
          <text:p/>
        </draw:line>
        <draw:line draw:style-name="gr12" draw:text-style-name="P7" draw:layer="layout" svg:x1="7.672cm" svg:y1="10.3cm" svg:x2="11.505cm" svg:y2="10.3cm">
          <text:p/>
        </draw:line>
        <draw:line draw:style-name="gr12" draw:text-style-name="P7" draw:layer="layout" svg:x1="7.672cm" svg:y1="10.848cm" svg:x2="7.672cm" svg:y2="10.309cm">
          <text:p/>
        </draw:line>
        <draw:line draw:style-name="gr12" draw:text-style-name="P7" draw:layer="layout" svg:x1="11.505cm" svg:y1="10.3cm" svg:x2="15.337cm" svg:y2="10.3cm">
          <text:p/>
        </draw:line>
        <draw:line draw:style-name="gr12" draw:text-style-name="P7" draw:layer="layout" svg:x1="11.505cm" svg:y1="10.848cm" svg:x2="11.505cm" svg:y2="10.309cm">
          <text:p/>
        </draw:line>
        <draw:line draw:style-name="gr12" draw:text-style-name="P7" draw:layer="layout" svg:x1="15.337cm" svg:y1="10.3cm" svg:x2="18.8cm" svg:y2="10.3cm">
          <text:p/>
        </draw:line>
        <draw:line draw:style-name="gr12" draw:text-style-name="P7" draw:layer="layout" svg:x1="15.337cm" svg:y1="10.848cm" svg:x2="15.337cm" svg:y2="10.309cm">
          <text:p/>
        </draw:line>
        <draw:line draw:style-name="gr12" draw:text-style-name="P7" draw:layer="layout" svg:x1="2.199cm" svg:y1="10.857cm" svg:x2="3.839cm" svg:y2="10.857cm">
          <text:p/>
        </draw:line>
        <draw:line draw:style-name="gr12" draw:text-style-name="P7" draw:layer="layout" svg:x1="3.84cm" svg:y1="10.857cm" svg:x2="7.672cm" svg:y2="10.857cm">
          <text:p/>
        </draw:line>
        <draw:line draw:style-name="gr12" draw:text-style-name="P7" draw:layer="layout" svg:x1="3.84cm" svg:y1="11.405cm" svg:x2="3.84cm" svg:y2="10.865cm">
          <text:p/>
        </draw:line>
        <draw:line draw:style-name="gr12" draw:text-style-name="P7" draw:layer="layout" svg:x1="7.672cm" svg:y1="10.857cm" svg:x2="11.505cm" svg:y2="10.857cm">
          <text:p/>
        </draw:line>
        <draw:line draw:style-name="gr12" draw:text-style-name="P7" draw:layer="layout" svg:x1="7.672cm" svg:y1="11.405cm" svg:x2="7.672cm" svg:y2="10.865cm">
          <text:p/>
        </draw:line>
        <draw:line draw:style-name="gr12" draw:text-style-name="P7" draw:layer="layout" svg:x1="11.505cm" svg:y1="10.857cm" svg:x2="15.337cm" svg:y2="10.857cm">
          <text:p/>
        </draw:line>
        <draw:line draw:style-name="gr12" draw:text-style-name="P7" draw:layer="layout" svg:x1="11.505cm" svg:y1="11.405cm" svg:x2="11.505cm" svg:y2="10.865cm">
          <text:p/>
        </draw:line>
        <draw:line draw:style-name="gr12" draw:text-style-name="P7" draw:layer="layout" svg:x1="15.337cm" svg:y1="10.857cm" svg:x2="18.8cm" svg:y2="10.857cm">
          <text:p/>
        </draw:line>
        <draw:line draw:style-name="gr12" draw:text-style-name="P7" draw:layer="layout" svg:x1="15.337cm" svg:y1="11.405cm" svg:x2="15.337cm" svg:y2="10.865cm">
          <text:p/>
        </draw:line>
        <draw:line draw:style-name="gr12" draw:text-style-name="P7" draw:layer="layout" svg:x1="2.199cm" svg:y1="11.413cm" svg:x2="3.839cm" svg:y2="11.413cm">
          <text:p/>
        </draw:line>
        <draw:line draw:style-name="gr12" draw:text-style-name="P7" draw:layer="layout" svg:x1="3.84cm" svg:y1="11.413cm" svg:x2="7.672cm" svg:y2="11.413cm">
          <text:p/>
        </draw:line>
        <draw:line draw:style-name="gr12" draw:text-style-name="P7" draw:layer="layout" svg:x1="3.84cm" svg:y1="11.961cm" svg:x2="3.84cm" svg:y2="11.422cm">
          <text:p/>
        </draw:line>
        <draw:line draw:style-name="gr12" draw:text-style-name="P7" draw:layer="layout" svg:x1="7.672cm" svg:y1="11.413cm" svg:x2="11.505cm" svg:y2="11.413cm">
          <text:p/>
        </draw:line>
        <draw:line draw:style-name="gr12" draw:text-style-name="P7" draw:layer="layout" svg:x1="7.672cm" svg:y1="11.961cm" svg:x2="7.672cm" svg:y2="11.422cm">
          <text:p/>
        </draw:line>
        <draw:line draw:style-name="gr12" draw:text-style-name="P7" draw:layer="layout" svg:x1="11.505cm" svg:y1="11.413cm" svg:x2="15.337cm" svg:y2="11.413cm">
          <text:p/>
        </draw:line>
        <draw:line draw:style-name="gr12" draw:text-style-name="P7" draw:layer="layout" svg:x1="11.505cm" svg:y1="11.961cm" svg:x2="11.505cm" svg:y2="11.422cm">
          <text:p/>
        </draw:line>
        <draw:line draw:style-name="gr12" draw:text-style-name="P7" draw:layer="layout" svg:x1="15.337cm" svg:y1="11.413cm" svg:x2="18.8cm" svg:y2="11.413cm">
          <text:p/>
        </draw:line>
        <draw:line draw:style-name="gr12" draw:text-style-name="P7" draw:layer="layout" svg:x1="15.337cm" svg:y1="11.961cm" svg:x2="15.337cm" svg:y2="11.422cm">
          <text:p/>
        </draw:line>
        <draw:line draw:style-name="gr12" draw:text-style-name="P7" draw:layer="layout" svg:x1="2.199cm" svg:y1="11.97cm" svg:x2="3.839cm" svg:y2="11.97cm">
          <text:p/>
        </draw:line>
        <draw:line draw:style-name="gr12" draw:text-style-name="P7" draw:layer="layout" svg:x1="3.84cm" svg:y1="11.97cm" svg:x2="7.672cm" svg:y2="11.97cm">
          <text:p/>
        </draw:line>
        <draw:line draw:style-name="gr12" draw:text-style-name="P7" draw:layer="layout" svg:x1="3.84cm" svg:y1="12.518cm" svg:x2="3.84cm" svg:y2="11.979cm">
          <text:p/>
        </draw:line>
        <draw:line draw:style-name="gr12" draw:text-style-name="P7" draw:layer="layout" svg:x1="7.672cm" svg:y1="11.97cm" svg:x2="11.505cm" svg:y2="11.97cm">
          <text:p/>
        </draw:line>
        <draw:line draw:style-name="gr12" draw:text-style-name="P7" draw:layer="layout" svg:x1="7.672cm" svg:y1="12.518cm" svg:x2="7.672cm" svg:y2="11.979cm">
          <text:p/>
        </draw:line>
        <draw:line draw:style-name="gr12" draw:text-style-name="P7" draw:layer="layout" svg:x1="11.505cm" svg:y1="11.97cm" svg:x2="15.337cm" svg:y2="11.97cm">
          <text:p/>
        </draw:line>
        <draw:line draw:style-name="gr12" draw:text-style-name="P7" draw:layer="layout" svg:x1="11.505cm" svg:y1="12.518cm" svg:x2="11.505cm" svg:y2="11.979cm">
          <text:p/>
        </draw:line>
        <draw:line draw:style-name="gr12" draw:text-style-name="P7" draw:layer="layout" svg:x1="15.337cm" svg:y1="11.97cm" svg:x2="18.8cm" svg:y2="11.97cm">
          <text:p/>
        </draw:line>
        <draw:line draw:style-name="gr12" draw:text-style-name="P7" draw:layer="layout" svg:x1="15.337cm" svg:y1="12.518cm" svg:x2="15.337cm" svg:y2="11.979cm">
          <text:p/>
        </draw:line>
        <draw:line draw:style-name="gr12" draw:text-style-name="P7" draw:layer="layout" svg:x1="2.199cm" svg:y1="12.527cm" svg:x2="3.839cm" svg:y2="12.527cm">
          <text:p/>
        </draw:line>
        <draw:line draw:style-name="gr12" draw:text-style-name="P7" draw:layer="layout" svg:x1="3.84cm" svg:y1="12.527cm" svg:x2="7.672cm" svg:y2="12.527cm">
          <text:p/>
        </draw:line>
        <draw:line draw:style-name="gr12" draw:text-style-name="P7" draw:layer="layout" svg:x1="3.84cm" svg:y1="13.075cm" svg:x2="3.84cm" svg:y2="12.536cm">
          <text:p/>
        </draw:line>
        <draw:line draw:style-name="gr12" draw:text-style-name="P7" draw:layer="layout" svg:x1="7.672cm" svg:y1="12.527cm" svg:x2="11.505cm" svg:y2="12.527cm">
          <text:p/>
        </draw:line>
        <draw:line draw:style-name="gr12" draw:text-style-name="P7" draw:layer="layout" svg:x1="7.672cm" svg:y1="13.075cm" svg:x2="7.672cm" svg:y2="12.536cm">
          <text:p/>
        </draw:line>
        <draw:line draw:style-name="gr12" draw:text-style-name="P7" draw:layer="layout" svg:x1="11.505cm" svg:y1="12.527cm" svg:x2="15.337cm" svg:y2="12.527cm">
          <text:p/>
        </draw:line>
        <draw:line draw:style-name="gr12" draw:text-style-name="P7" draw:layer="layout" svg:x1="11.505cm" svg:y1="13.075cm" svg:x2="11.505cm" svg:y2="12.536cm">
          <text:p/>
        </draw:line>
        <draw:line draw:style-name="gr12" draw:text-style-name="P7" draw:layer="layout" svg:x1="15.337cm" svg:y1="12.527cm" svg:x2="18.8cm" svg:y2="12.527cm">
          <text:p/>
        </draw:line>
        <draw:line draw:style-name="gr12" draw:text-style-name="P7" draw:layer="layout" svg:x1="15.337cm" svg:y1="13.075cm" svg:x2="15.337cm" svg:y2="12.536cm">
          <text:p/>
        </draw:line>
        <draw:line draw:style-name="gr12" draw:text-style-name="P7" draw:layer="layout" svg:x1="2.199cm" svg:y1="13.084cm" svg:x2="3.839cm" svg:y2="13.084cm">
          <text:p/>
        </draw:line>
        <draw:line draw:style-name="gr12" draw:text-style-name="P7" draw:layer="layout" svg:x1="3.84cm" svg:y1="13.084cm" svg:x2="7.672cm" svg:y2="13.084cm">
          <text:p/>
        </draw:line>
        <draw:line draw:style-name="gr12" draw:text-style-name="P7" draw:layer="layout" svg:x1="3.84cm" svg:y1="13.632cm" svg:x2="3.84cm" svg:y2="13.093cm">
          <text:p/>
        </draw:line>
        <draw:line draw:style-name="gr12" draw:text-style-name="P7" draw:layer="layout" svg:x1="7.672cm" svg:y1="13.084cm" svg:x2="11.505cm" svg:y2="13.084cm">
          <text:p/>
        </draw:line>
        <draw:line draw:style-name="gr12" draw:text-style-name="P7" draw:layer="layout" svg:x1="7.672cm" svg:y1="13.632cm" svg:x2="7.672cm" svg:y2="13.093cm">
          <text:p/>
        </draw:line>
        <draw:line draw:style-name="gr12" draw:text-style-name="P7" draw:layer="layout" svg:x1="11.505cm" svg:y1="13.084cm" svg:x2="15.337cm" svg:y2="13.084cm">
          <text:p/>
        </draw:line>
        <draw:line draw:style-name="gr12" draw:text-style-name="P7" draw:layer="layout" svg:x1="11.505cm" svg:y1="13.632cm" svg:x2="11.505cm" svg:y2="13.093cm">
          <text:p/>
        </draw:line>
        <draw:line draw:style-name="gr12" draw:text-style-name="P7" draw:layer="layout" svg:x1="15.337cm" svg:y1="13.084cm" svg:x2="18.8cm" svg:y2="13.084cm">
          <text:p/>
        </draw:line>
        <draw:line draw:style-name="gr12" draw:text-style-name="P7" draw:layer="layout" svg:x1="15.337cm" svg:y1="13.632cm" svg:x2="15.337cm" svg:y2="13.093cm">
          <text:p/>
        </draw:line>
        <draw:line draw:style-name="gr12" draw:text-style-name="P7" draw:layer="layout" svg:x1="2.199cm" svg:y1="13.641cm" svg:x2="3.839cm" svg:y2="13.641cm">
          <text:p/>
        </draw:line>
        <draw:line draw:style-name="gr12" draw:text-style-name="P7" draw:layer="layout" svg:x1="3.84cm" svg:y1="13.641cm" svg:x2="7.672cm" svg:y2="13.641cm">
          <text:p/>
        </draw:line>
        <draw:line draw:style-name="gr12" draw:text-style-name="P7" draw:layer="layout" svg:x1="3.84cm" svg:y1="14.189cm" svg:x2="3.84cm" svg:y2="13.65cm">
          <text:p/>
        </draw:line>
        <draw:line draw:style-name="gr12" draw:text-style-name="P7" draw:layer="layout" svg:x1="7.672cm" svg:y1="13.641cm" svg:x2="11.505cm" svg:y2="13.641cm">
          <text:p/>
        </draw:line>
        <draw:line draw:style-name="gr12" draw:text-style-name="P7" draw:layer="layout" svg:x1="7.672cm" svg:y1="14.189cm" svg:x2="7.672cm" svg:y2="13.65cm">
          <text:p/>
        </draw:line>
        <draw:line draw:style-name="gr12" draw:text-style-name="P7" draw:layer="layout" svg:x1="11.505cm" svg:y1="13.641cm" svg:x2="15.337cm" svg:y2="13.641cm">
          <text:p/>
        </draw:line>
        <draw:line draw:style-name="gr12" draw:text-style-name="P7" draw:layer="layout" svg:x1="11.505cm" svg:y1="14.189cm" svg:x2="11.505cm" svg:y2="13.65cm">
          <text:p/>
        </draw:line>
        <draw:line draw:style-name="gr12" draw:text-style-name="P7" draw:layer="layout" svg:x1="15.337cm" svg:y1="13.641cm" svg:x2="18.8cm" svg:y2="13.641cm">
          <text:p/>
        </draw:line>
        <draw:line draw:style-name="gr12" draw:text-style-name="P7" draw:layer="layout" svg:x1="15.337cm" svg:y1="14.189cm" svg:x2="15.337cm" svg:y2="13.65cm">
          <text:p/>
        </draw:line>
        <draw:line draw:style-name="gr12" draw:text-style-name="P7" draw:layer="layout" svg:x1="2.208cm" svg:y1="10.291cm" svg:x2="2.208cm" svg:y2="9.752cm">
          <text:p/>
        </draw:line>
        <draw:line draw:style-name="gr12" draw:text-style-name="P7" draw:layer="layout" svg:x1="18.791cm" svg:y1="10.291cm" svg:x2="18.791cm" svg:y2="9.752cm">
          <text:p/>
        </draw:line>
        <draw:line draw:style-name="gr12" draw:text-style-name="P7" draw:layer="layout" svg:x1="2.208cm" svg:y1="10.848cm" svg:x2="2.208cm" svg:y2="10.309cm">
          <text:p/>
        </draw:line>
        <draw:line draw:style-name="gr12" draw:text-style-name="P7" draw:layer="layout" svg:x1="18.791cm" svg:y1="10.848cm" svg:x2="18.791cm" svg:y2="10.309cm">
          <text:p/>
        </draw:line>
        <draw:line draw:style-name="gr12" draw:text-style-name="P7" draw:layer="layout" svg:x1="2.208cm" svg:y1="11.405cm" svg:x2="2.208cm" svg:y2="10.865cm">
          <text:p/>
        </draw:line>
        <draw:line draw:style-name="gr12" draw:text-style-name="P7" draw:layer="layout" svg:x1="18.791cm" svg:y1="11.405cm" svg:x2="18.791cm" svg:y2="10.865cm">
          <text:p/>
        </draw:line>
        <draw:line draw:style-name="gr12" draw:text-style-name="P7" draw:layer="layout" svg:x1="2.208cm" svg:y1="11.961cm" svg:x2="2.208cm" svg:y2="11.422cm">
          <text:p/>
        </draw:line>
        <draw:line draw:style-name="gr12" draw:text-style-name="P7" draw:layer="layout" svg:x1="18.791cm" svg:y1="11.961cm" svg:x2="18.791cm" svg:y2="11.422cm">
          <text:p/>
        </draw:line>
        <draw:line draw:style-name="gr12" draw:text-style-name="P7" draw:layer="layout" svg:x1="2.208cm" svg:y1="12.518cm" svg:x2="2.208cm" svg:y2="11.979cm">
          <text:p/>
        </draw:line>
        <draw:line draw:style-name="gr12" draw:text-style-name="P7" draw:layer="layout" svg:x1="18.791cm" svg:y1="12.518cm" svg:x2="18.791cm" svg:y2="11.979cm">
          <text:p/>
        </draw:line>
        <draw:line draw:style-name="gr12" draw:text-style-name="P7" draw:layer="layout" svg:x1="2.208cm" svg:y1="13.075cm" svg:x2="2.208cm" svg:y2="12.536cm">
          <text:p/>
        </draw:line>
        <draw:line draw:style-name="gr12" draw:text-style-name="P7" draw:layer="layout" svg:x1="18.791cm" svg:y1="13.075cm" svg:x2="18.791cm" svg:y2="12.536cm">
          <text:p/>
        </draw:line>
        <draw:line draw:style-name="gr12" draw:text-style-name="P7" draw:layer="layout" svg:x1="2.208cm" svg:y1="13.632cm" svg:x2="2.208cm" svg:y2="13.093cm">
          <text:p/>
        </draw:line>
        <draw:line draw:style-name="gr12" draw:text-style-name="P7" draw:layer="layout" svg:x1="18.791cm" svg:y1="13.632cm" svg:x2="18.791cm" svg:y2="13.093cm">
          <text:p/>
        </draw:line>
        <draw:line draw:style-name="gr12" draw:text-style-name="P7" draw:layer="layout" svg:x1="2.208cm" svg:y1="14.189cm" svg:x2="2.208cm" svg:y2="13.65cm">
          <text:p/>
        </draw:line>
        <draw:line draw:style-name="gr12" draw:text-style-name="P7" draw:layer="layout" svg:x1="18.791cm" svg:y1="14.189cm" svg:x2="18.791cm" svg:y2="13.65cm">
          <text:p/>
        </draw:line>
        <draw:line draw:style-name="gr12" draw:text-style-name="P7" draw:layer="layout" svg:x1="2.199cm" svg:y1="14.198cm" svg:x2="3.839cm" svg:y2="14.198cm">
          <text:p/>
        </draw:line>
        <draw:line draw:style-name="gr12" draw:text-style-name="P7" draw:layer="layout" svg:x1="3.84cm" svg:y1="14.198cm" svg:x2="7.672cm" svg:y2="14.198cm">
          <text:p/>
        </draw:line>
        <draw:line draw:style-name="gr12" draw:text-style-name="P7" draw:layer="layout" svg:x1="7.672cm" svg:y1="14.198cm" svg:x2="11.505cm" svg:y2="14.198cm">
          <text:p/>
        </draw:line>
        <draw:line draw:style-name="gr12" draw:text-style-name="P7" draw:layer="layout" svg:x1="11.505cm" svg:y1="14.198cm" svg:x2="15.337cm" svg:y2="14.198cm">
          <text:p/>
        </draw:line>
        <draw:line draw:style-name="gr12" draw:text-style-name="P7" draw:layer="layout" svg:x1="15.337cm" svg:y1="14.198cm" svg:x2="18.8cm" svg:y2="14.198cm">
          <text:p/>
        </draw:line>
        <draw:line draw:style-name="gr12" draw:text-style-name="P7" draw:layer="layout" svg:x1="3.84cm" svg:y1="8.135cm" svg:x2="7.672cm" svg:y2="8.135cm">
          <text:p/>
        </draw:line>
        <draw:line draw:style-name="gr12" draw:text-style-name="P7" draw:layer="layout" svg:x1="7.672cm" svg:y1="8.135cm" svg:x2="11.505cm" svg:y2="8.135cm">
          <text:p/>
        </draw:line>
        <draw:line draw:style-name="gr12" draw:text-style-name="P7" draw:layer="layout" svg:x1="11.505cm" svg:y1="8.135cm" svg:x2="15.337cm" svg:y2="8.135cm">
          <text:p/>
        </draw:line>
        <draw:line draw:style-name="gr12" draw:text-style-name="P7" draw:layer="layout" svg:x1="3.831cm" svg:y1="8.692cm" svg:x2="7.672cm" svg:y2="8.692cm">
          <text:p/>
        </draw:line>
        <draw:line draw:style-name="gr12" draw:text-style-name="P7" draw:layer="layout" svg:x1="7.672cm" svg:y1="8.692cm" svg:x2="11.505cm" svg:y2="8.692cm">
          <text:p/>
        </draw:line>
        <draw:line draw:style-name="gr12" draw:text-style-name="P7" draw:layer="layout" svg:x1="11.505cm" svg:y1="8.692cm" svg:x2="15.346cm" svg:y2="8.692cm">
          <text:p/>
        </draw:line>
        <draw:line draw:style-name="gr12" draw:text-style-name="P7" draw:layer="layout" svg:x1="2.199cm" svg:y1="8.135cm" svg:x2="3.839cm" svg:y2="8.135cm">
          <text:p/>
        </draw:line>
        <draw:line draw:style-name="gr12" draw:text-style-name="P7" draw:layer="layout" svg:x1="2.208cm" svg:y1="8.692cm" svg:x2="2.208cm" svg:y2="8.144cm">
          <text:p/>
        </draw:line>
        <draw:line draw:style-name="gr12" draw:text-style-name="P7" draw:layer="layout" svg:x1="3.84cm" svg:y1="8.683cm" svg:x2="3.84cm" svg:y2="8.144cm">
          <text:p/>
        </draw:line>
        <draw:line draw:style-name="gr12" draw:text-style-name="P7" draw:layer="layout" svg:x1="2.208cm" svg:y1="9.734cm" svg:x2="2.208cm" svg:y2="8.692cm">
          <text:p/>
        </draw:line>
        <draw:line draw:style-name="gr12" draw:text-style-name="P7" draw:layer="layout" svg:x1="3.84cm" svg:y1="9.734cm" svg:x2="3.84cm" svg:y2="8.701cm">
          <text:p/>
        </draw:line>
        <draw:line draw:style-name="gr12" draw:text-style-name="P7" draw:layer="layout" svg:x1="2.199cm" svg:y1="9.743cm" svg:x2="3.839cm" svg:y2="9.743cm">
          <text:p/>
        </draw:line>
        <draw:line draw:style-name="gr12" draw:text-style-name="P7" draw:layer="layout" svg:x1="15.337cm" svg:y1="8.135cm" svg:x2="18.8cm" svg:y2="8.135cm">
          <text:p/>
        </draw:line>
        <draw:line draw:style-name="gr12" draw:text-style-name="P7" draw:layer="layout" svg:x1="15.337cm" svg:y1="8.683cm" svg:x2="15.337cm" svg:y2="8.144cm">
          <text:p/>
        </draw:line>
        <draw:line draw:style-name="gr12" draw:text-style-name="P7" draw:layer="layout" svg:x1="18.791cm" svg:y1="8.692cm" svg:x2="18.791cm" svg:y2="8.144cm">
          <text:p/>
        </draw:line>
        <draw:line draw:style-name="gr12" draw:text-style-name="P7" draw:layer="layout" svg:x1="15.337cm" svg:y1="9.734cm" svg:x2="15.337cm" svg:y2="8.701cm">
          <text:p/>
        </draw:line>
        <draw:line draw:style-name="gr12" draw:text-style-name="P7" draw:layer="layout" svg:x1="18.791cm" svg:y1="9.734cm" svg:x2="18.791cm" svg:y2="8.692cm">
          <text:p/>
        </draw:line>
        <draw:line draw:style-name="gr12" draw:text-style-name="P7" draw:layer="layout" svg:x1="15.337cm" svg:y1="9.743cm" svg:x2="18.8cm" svg:y2="9.743cm">
          <text:p/>
        </draw:line>
        <draw:frame draw:style-name="gr1" draw:text-style-name="P2" draw:layer="layout" svg:width="13.218cm" svg:height="0.475cm" svg:x="3.915cm" svg:y="7.253cm">
          <draw:text-box>
            <text:p text:style-name="P1"><text:span text:style-name="T1">Table 2: Casualties and aeromedical evacuations relating to Op TELIC</text:span></text:p>
          </draw:text-box>
        </draw:frame>
        <draw:frame draw:style-name="gr4" draw:text-style-name="P5" draw:layer="layout" svg:width="0.734cm" svg:height="0.395cm" svg:x="2.652cm" svg:y="8.749cm">
          <draw:text-box>
            <text:p text:style-name="P1"><text:span text:style-name="T15">Year</text:span></text:p>
          </draw:text-box>
        </draw:frame>
        <draw:frame draw:style-name="gr4" draw:text-style-name="P5" draw:layer="layout" svg:width="1.856cm" svg:height="0.395cm" svg:x="8.706cm" svg:y="8.223cm">
          <draw:text-box>
            <text:p text:style-name="P1"><text:span text:style-name="T15">Casualties </text:span></text:p>
          </draw:text-box>
        </draw:frame>
        <draw:frame draw:style-name="gr4" draw:text-style-name="P5" draw:layer="layout" svg:width="2.208cm" svg:height="0.395cm" svg:x="16.006cm" svg:y="8.502cm">
          <draw:text-box>
            <text:p text:style-name="P1"><text:span text:style-name="T15">Aeromedical </text:span></text:p>
          </draw:text-box>
        </draw:frame>
        <draw:frame draw:style-name="gr4" draw:text-style-name="P5" draw:layer="layout" svg:width="2.034cm" svg:height="0.395cm" svg:x="16.045cm" svg:y="8.996cm">
          <draw:text-box>
            <text:p text:style-name="P1"><text:span text:style-name="T15">evacuations</text:span></text:p>
          </draw:text-box>
        </draw:frame>
        <draw:frame draw:style-name="gr4" draw:text-style-name="P5" draw:layer="layout" svg:width="0.739cm" svg:height="0.395cm" svg:x="5.384cm" svg:y="9.027cm">
          <draw:text-box>
            <text:p text:style-name="P1"><text:span text:style-name="T10">Total</text:span></text:p>
          </draw:text-box>
        </draw:frame>
        <draw:frame draw:style-name="gr4" draw:text-style-name="P5" draw:layer="layout" svg:width="3.507cm" svg:height="0.395cm" svg:x="7.873cm" svg:y="8.78cm">
          <draw:text-box>
            <text:p text:style-name="P1"><text:span text:style-name="T10">Very Seriously Injured </text:span></text:p>
          </draw:text-box>
        </draw:frame>
        <draw:frame draw:style-name="gr4" draw:text-style-name="P5" draw:layer="layout" svg:width="1.903cm" svg:height="0.395cm" svg:x="8.631cm" svg:y="9.274cm">
          <draw:text-box>
            <text:p text:style-name="P1"><text:span text:style-name="T10">or Wounded</text:span></text:p>
          </draw:text-box>
        </draw:frame>
        <draw:frame draw:style-name="gr4" draw:text-style-name="P5" draw:layer="layout" svg:width="3.122cm" svg:height="0.395cm" svg:x="11.902cm" svg:y="8.78cm">
          <draw:text-box>
            <text:p text:style-name="P1"><text:span text:style-name="T10">Seriously Injured or </text:span></text:p>
          </draw:text-box>
        </draw:frame>
        <draw:frame draw:style-name="gr4" draw:text-style-name="P5" draw:layer="layout" svg:width="1.492cm" svg:height="0.395cm" svg:x="12.669cm" svg:y="9.274cm">
          <draw:text-box>
            <text:p text:style-name="P1"><text:span text:style-name="T10">Wounded</text:span></text:p>
          </draw:text-box>
        </draw:frame>
        <draw:frame draw:style-name="gr4" draw:text-style-name="P5" draw:layer="layout" svg:width="0.781cm" svg:height="0.395cm" svg:x="2.632cm" svg:y="9.831cm">
          <draw:text-box>
            <text:p text:style-name="P1"><text:span text:style-name="T10">2003</text:span></text:p>
          </draw:text-box>
        </draw:frame>
        <draw:frame draw:style-name="gr4" draw:text-style-name="P5" draw:layer="layout" svg:width="0.391cm" svg:height="0.395cm" svg:x="5.73cm" svg:y="9.831cm">
          <draw:text-box>
            <text:p text:style-name="P1"><text:span text:style-name="T10">46</text:span></text:p>
          </draw:text-box>
        </draw:frame>
        <draw:frame draw:style-name="gr4" draw:text-style-name="P5" draw:layer="layout" svg:width="0.391cm" svg:height="0.395cm" svg:x="9.563cm" svg:y="9.831cm">
          <draw:text-box>
            <text:p text:style-name="P1"><text:span text:style-name="T10">14</text:span></text:p>
          </draw:text-box>
        </draw:frame>
        <draw:frame draw:style-name="gr4" draw:text-style-name="P5" draw:layer="layout" svg:width="0.391cm" svg:height="0.395cm" svg:x="13.395cm" svg:y="9.831cm">
          <draw:text-box>
            <text:p text:style-name="P1"><text:span text:style-name="T10">32</text:span></text:p>
          </draw:text-box>
        </draw:frame>
        <draw:frame draw:style-name="gr4" draw:text-style-name="P5" draw:layer="layout" svg:width="0.878cm" svg:height="0.395cm" svg:x="2.632cm" svg:y="10.388cm">
          <draw:text-box>
            <text:p text:style-name="P1"><text:span text:style-name="T10">2004 </text:span></text:p>
          </draw:text-box>
        </draw:frame>
        <draw:frame draw:style-name="gr4" draw:text-style-name="P5" draw:layer="layout" svg:width="0.391cm" svg:height="0.395cm" svg:x="5.73cm" svg:y="10.388cm">
          <draw:text-box>
            <text:p text:style-name="P1"><text:span text:style-name="T10">45</text:span></text:p>
          </draw:text-box>
        </draw:frame>
        <draw:frame draw:style-name="gr4" draw:text-style-name="P5" draw:layer="layout" svg:width="0.391cm" svg:height="0.395cm" svg:x="9.563cm" svg:y="10.388cm">
          <draw:text-box>
            <text:p text:style-name="P1"><text:span text:style-name="T10">14</text:span></text:p>
          </draw:text-box>
        </draw:frame>
        <draw:frame draw:style-name="gr4" draw:text-style-name="P5" draw:layer="layout" svg:width="0.391cm" svg:height="0.395cm" svg:x="13.395cm" svg:y="10.388cm">
          <draw:text-box>
            <text:p text:style-name="P1"><text:span text:style-name="T10">31</text:span></text:p>
          </draw:text-box>
        </draw:frame>
        <draw:frame draw:style-name="gr4" draw:text-style-name="P5" draw:layer="layout" svg:width="0.781cm" svg:height="0.395cm" svg:x="2.632cm" svg:y="10.945cm">
          <draw:text-box>
            <text:p text:style-name="P1"><text:span text:style-name="T10">2005</text:span></text:p>
          </draw:text-box>
        </draw:frame>
        <draw:frame draw:style-name="gr4" draw:text-style-name="P5" draw:layer="layout" svg:width="0.391cm" svg:height="0.395cm" svg:x="5.73cm" svg:y="10.945cm">
          <draw:text-box>
            <text:p text:style-name="P1"><text:span text:style-name="T10">20</text:span></text:p>
          </draw:text-box>
        </draw:frame>
        <draw:frame draw:style-name="gr4" draw:text-style-name="P5" draw:layer="layout" svg:width="0.352cm" svg:height="0.395cm" svg:x="9.759cm" svg:y="10.945cm">
          <draw:text-box>
            <text:p text:style-name="P1"><text:span text:style-name="T10">5</text:span></text:p>
          </draw:text-box>
        </draw:frame>
        <draw:frame draw:style-name="gr4" draw:text-style-name="P5" draw:layer="layout" svg:width="0.391cm" svg:height="0.395cm" svg:x="13.395cm" svg:y="10.945cm">
          <draw:text-box>
            <text:p text:style-name="P1"><text:span text:style-name="T10">15</text:span></text:p>
          </draw:text-box>
        </draw:frame>
        <draw:frame draw:style-name="gr4" draw:text-style-name="P5" draw:layer="layout" svg:width="0.781cm" svg:height="0.395cm" svg:x="2.632cm" svg:y="11.502cm">
          <draw:text-box>
            <text:p text:style-name="P1"><text:span text:style-name="T10">2006</text:span></text:p>
          </draw:text-box>
        </draw:frame>
        <draw:frame draw:style-name="gr4" draw:text-style-name="P5" draw:layer="layout" svg:width="0.391cm" svg:height="0.395cm" svg:x="5.73cm" svg:y="11.502cm">
          <draw:text-box>
            <text:p text:style-name="P1"><text:span text:style-name="T10">32</text:span></text:p>
          </draw:text-box>
        </draw:frame>
        <draw:frame draw:style-name="gr4" draw:text-style-name="P5" draw:layer="layout" svg:width="0.366cm" svg:height="0.395cm" svg:x="9.589cm" svg:y="11.502cm">
          <draw:text-box>
            <text:p text:style-name="P1"><text:span text:style-name="T10">11</text:span></text:p>
          </draw:text-box>
        </draw:frame>
        <draw:frame draw:style-name="gr4" draw:text-style-name="P5" draw:layer="layout" svg:width="0.391cm" svg:height="0.395cm" svg:x="13.395cm" svg:y="11.502cm">
          <draw:text-box>
            <text:p text:style-name="P1"><text:span text:style-name="T10">21</text:span></text:p>
          </draw:text-box>
        </draw:frame>
        <draw:frame draw:style-name="gr4" draw:text-style-name="P5" draw:layer="layout" svg:width="0.586cm" svg:height="0.395cm" svg:x="17.003cm" svg:y="11.502cm">
          <draw:text-box>
            <text:p text:style-name="P1"><text:span text:style-name="T10">701</text:span></text:p>
          </draw:text-box>
        </draw:frame>
        <draw:frame draw:style-name="gr4" draw:text-style-name="P5" draw:layer="layout" svg:width="0.781cm" svg:height="0.395cm" svg:x="2.632cm" svg:y="12.058cm">
          <draw:text-box>
            <text:p text:style-name="P1"><text:span text:style-name="T10">2007</text:span></text:p>
          </draw:text-box>
        </draw:frame>
        <draw:frame draw:style-name="gr4" draw:text-style-name="P5" draw:layer="layout" svg:width="0.391cm" svg:height="0.395cm" svg:x="5.73cm" svg:y="12.058cm">
          <draw:text-box>
            <text:p text:style-name="P1"><text:span text:style-name="T10">69</text:span></text:p>
          </draw:text-box>
        </draw:frame>
        <draw:frame draw:style-name="gr4" draw:text-style-name="P5" draw:layer="layout" svg:width="0.391cm" svg:height="0.395cm" svg:x="9.563cm" svg:y="12.058cm">
          <draw:text-box>
            <text:p text:style-name="P1"><text:span text:style-name="T10">24</text:span></text:p>
          </draw:text-box>
        </draw:frame>
        <draw:frame draw:style-name="gr4" draw:text-style-name="P5" draw:layer="layout" svg:width="0.391cm" svg:height="0.395cm" svg:x="13.395cm" svg:y="12.058cm">
          <draw:text-box>
            <text:p text:style-name="P1"><text:span text:style-name="T10">45</text:span></text:p>
          </draw:text-box>
        </draw:frame>
        <draw:frame draw:style-name="gr4" draw:text-style-name="P5" draw:layer="layout" svg:width="0.586cm" svg:height="0.395cm" svg:x="17.003cm" svg:y="12.058cm">
          <draw:text-box>
            <text:p text:style-name="P1"><text:span text:style-name="T10">603</text:span></text:p>
          </draw:text-box>
        </draw:frame>
        <draw:frame draw:style-name="gr4" draw:text-style-name="P5" draw:layer="layout" svg:width="0.781cm" svg:height="0.395cm" svg:x="2.632cm" svg:y="12.615cm">
          <draw:text-box>
            <text:p text:style-name="P1"><text:span text:style-name="T10">2008</text:span></text:p>
          </draw:text-box>
        </draw:frame>
        <draw:frame draw:style-name="gr4" draw:text-style-name="P5" draw:layer="layout" svg:width="0.352cm" svg:height="0.395cm" svg:x="5.926cm" svg:y="12.615cm">
          <draw:text-box>
            <text:p text:style-name="P1"><text:span text:style-name="T10">9</text:span></text:p>
          </draw:text-box>
        </draw:frame>
        <draw:frame draw:style-name="gr4" draw:text-style-name="P5" draw:layer="layout" svg:width="0.352cm" svg:height="0.395cm" svg:x="9.759cm" svg:y="12.615cm">
          <draw:text-box>
            <text:p text:style-name="P1"><text:span text:style-name="T10">5</text:span></text:p>
          </draw:text-box>
        </draw:frame>
        <draw:frame draw:style-name="gr4" draw:text-style-name="P5" draw:layer="layout" svg:width="0.352cm" svg:height="0.395cm" svg:x="13.591cm" svg:y="12.615cm">
          <draw:text-box>
            <text:p text:style-name="P1"><text:span text:style-name="T10">4</text:span></text:p>
          </draw:text-box>
        </draw:frame>
        <draw:frame draw:style-name="gr4" draw:text-style-name="P5" draw:layer="layout" svg:width="0.586cm" svg:height="0.395cm" svg:x="17.003cm" svg:y="12.615cm">
          <draw:text-box>
            <text:p text:style-name="P1"><text:span text:style-name="T10">433</text:span></text:p>
          </draw:text-box>
        </draw:frame>
        <draw:frame draw:style-name="gr4" draw:text-style-name="P5" draw:layer="layout" svg:width="0.781cm" svg:height="0.395cm" svg:x="2.632cm" svg:y="13.172cm">
          <draw:text-box>
            <text:p text:style-name="P1"><text:span text:style-name="T10">2009</text:span></text:p>
          </draw:text-box>
        </draw:frame>
        <draw:frame draw:style-name="gr4" draw:text-style-name="P5" draw:layer="layout" svg:width="0.352cm" svg:height="0.395cm" svg:x="5.926cm" svg:y="13.172cm">
          <draw:text-box>
            <text:p text:style-name="P1"><text:span text:style-name="T10">1</text:span></text:p>
          </draw:text-box>
        </draw:frame>
        <draw:frame draw:style-name="gr4" draw:text-style-name="P5" draw:layer="layout" svg:width="0.352cm" svg:height="0.395cm" svg:x="9.759cm" svg:y="13.172cm">
          <draw:text-box>
            <text:p text:style-name="P1"><text:span text:style-name="T10">0</text:span></text:p>
          </draw:text-box>
        </draw:frame>
        <draw:frame draw:style-name="gr4" draw:text-style-name="P5" draw:layer="layout" svg:width="0.352cm" svg:height="0.395cm" svg:x="13.591cm" svg:y="13.172cm">
          <draw:text-box>
            <text:p text:style-name="P1"><text:span text:style-name="T10">1</text:span></text:p>
          </draw:text-box>
        </draw:frame>
        <draw:frame draw:style-name="gr4" draw:text-style-name="P5" draw:layer="layout" svg:width="0.586cm" svg:height="0.395cm" svg:x="17.003cm" svg:y="13.172cm">
          <draw:text-box>
            <text:p text:style-name="P1"><text:span text:style-name="T10">234</text:span></text:p>
          </draw:text-box>
        </draw:frame>
        <draw:frame draw:style-name="gr4" draw:text-style-name="P5" draw:layer="layout" svg:width="0.916cm" svg:height="0.395cm" svg:x="2.616cm" svg:y="13.729cm">
          <draw:text-box>
            <text:p text:style-name="P1"><text:span text:style-name="T15">Total </text:span></text:p>
          </draw:text-box>
        </draw:frame>
        <draw:frame draw:style-name="gr4" draw:text-style-name="P5" draw:layer="layout" svg:width="0.586cm" svg:height="0.395cm" svg:x="5.534cm" svg:y="13.729cm">
          <draw:text-box>
            <text:p text:style-name="P1"><text:span text:style-name="T15">222</text:span></text:p>
          </draw:text-box>
        </draw:frame>
        <draw:frame draw:style-name="gr4" draw:text-style-name="P5" draw:layer="layout" svg:width="0.391cm" svg:height="0.395cm" svg:x="9.563cm" svg:y="13.729cm">
          <draw:text-box>
            <text:p text:style-name="P1"><text:span text:style-name="T15">73</text:span></text:p>
          </draw:text-box>
        </draw:frame>
        <draw:frame draw:style-name="gr4" draw:text-style-name="P5" draw:layer="layout" svg:width="0.586cm" svg:height="0.395cm" svg:x="13.199cm" svg:y="13.729cm">
          <draw:text-box>
            <text:p text:style-name="P1"><text:span text:style-name="T15">149</text:span></text:p>
          </draw:text-box>
        </draw:frame>
        <draw:frame draw:style-name="gr4" draw:text-style-name="P5" draw:layer="layout" svg:width="0.878cm" svg:height="0.395cm" svg:x="16.708cm" svg:y="13.729cm">
          <draw:text-box>
            <text:p text:style-name="P1"><text:span text:style-name="T15">1,971</text:span></text:p>
          </draw:text-box>
        </draw:frame>
        <draw:frame draw:style-name="gr8" draw:text-style-name="P9" draw:layer="layout" svg:width="13.866cm" svg:height="0.556cm" svg:x="2.2cm" svg:y="14.804cm">
          <draw:text-box>
            <text:p text:style-name="P1"><text:span text:style-name="T12">Establishing a Military Managed Ward at Selly Oak hospital</text:span></text:p>
          </draw:text-box>
        </draw:frame>
        <draw:frame draw:style-name="gr1" draw:text-style-name="P2" draw:layer="layout" svg:width="15.864cm" svg:height="0.475cm" svg:x="2.2cm" svg:y="15.632cm">
          <draw:text-box>
            <text:p text:style-name="P1"><text:span text:style-name="T6">61. </text:span><text:span text:style-name="T3"><text:s/>MOD Ministers and senior military officers made regular visits to injured Service </text:span></text:p>
          </draw:text-box>
        </draw:frame>
        <draw:frame draw:style-name="gr1" draw:text-style-name="P2" draw:layer="layout" svg:width="6.648cm" svg:height="0.475cm" svg:x="2.2cm" svg:y="16.197cm">
          <draw:text-box>
            <text:p text:style-name="P1"><text:span text:style-name="T3">Personnel, both in the UK and Iraq.</text:span></text:p>
          </draw:text-box>
        </draw:frame>
        <draw:frame draw:style-name="gr5" draw:text-style-name="P6" draw:layer="layout" svg:width="0.273cm" svg:height="0.276cm" svg:x="8.813cm" svg:y="16.215cm">
          <draw:text-box>
            <text:p text:style-name="P1"><text:span text:style-name="T8">34</text:span></text:p>
          </draw:text-box>
        </draw:frame>
        <draw:frame draw:style-name="gr1" draw:text-style-name="P2" draw:layer="layout" svg:width="0.422cm" svg:height="0.475cm" svg:x="9.087cm" svg:y="16.1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307cm" svg:height="0.475cm" svg:x="2.2cm" svg:y="17.111cm">
          <draw:text-box>
            <text:p text:style-name="P1"><text:span text:style-name="T6">62. </text:span><text:span text:style-name="T3"><text:s/>Mr Blair made a private visit to RCDM Selly Oak in February 2005.</text:span></text:p>
          </draw:text-box>
        </draw:frame>
        <draw:frame draw:style-name="gr1" draw:text-style-name="P2" draw:layer="layout" svg:width="16.85cm" svg:height="0.475cm" svg:x="2.2cm" svg:y="18.025cm">
          <draw:text-box>
            <text:p text:style-name="P1"><text:span text:style-name="T6">63. </text:span><text:span text:style-name="T3"><text:s/>Mr Des Browne, the Defence Secretary, visited RCDM Selly Oak on 15 August 2006. </text:span></text:p>
          </draw:text-box>
        </draw:frame>
        <draw:frame draw:style-name="gr1" draw:text-style-name="P2" draw:layer="layout" svg:width="14.802cm" svg:height="0.475cm" svg:x="2.2cm" svg:y="18.94cm">
          <draw:text-box>
            <text:p text:style-name="P1"><text:span text:style-name="T6">64. </text:span><text:span text:style-name="T3"><text:s/>Lt Gen Freddie Viggers, the Adjutant General, visited RCDM Selly Oak on </text:span></text:p>
          </draw:text-box>
        </draw:frame>
        <draw:frame draw:style-name="gr1" draw:text-style-name="P2" draw:layer="layout" svg:width="2.013cm" svg:height="0.475cm" svg:x="2.2cm" svg:y="19.504cm">
          <draw:text-box>
            <text:p text:style-name="P1"><text:span text:style-name="T3">21 August.</text:span></text:p>
          </draw:text-box>
        </draw:frame>
        <draw:frame draw:style-name="gr5" draw:text-style-name="P6" draw:layer="layout" svg:width="0.273cm" svg:height="0.276cm" svg:x="4.201cm" svg:y="19.523cm">
          <draw:text-box>
            <text:p text:style-name="P1"><text:span text:style-name="T8">35</text:span></text:p>
          </draw:text-box>
        </draw:frame>
        <draw:frame draw:style-name="gr1" draw:text-style-name="P2" draw:layer="layout" svg:width="5.916cm" svg:height="0.475cm" svg:x="4.475cm" svg:y="19.504cm">
          <draw:text-box>
            <text:p text:style-name="P1"><text:span text:style-name="T3"><text:s/></text:span><text:span text:style-name="T3">He reported on 22 August that:</text:span></text:p>
          </draw:text-box>
        </draw:frame>
        <draw:frame draw:style-name="gr3" draw:text-style-name="P4" draw:layer="layout" svg:width="0.634cm" svg:height="0.712cm" svg:x="2.95cm" svg:y="20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673cm" svg:height="0.475cm" svg:x="3.7cm" svg:y="20.419cm">
          <draw:text-box>
            <text:p text:style-name="P1"><text:span text:style-name="T3">The quality of clinical care was excellent.</text:span></text:p>
          </draw:text-box>
        </draw:frame>
        <draw:frame draw:style-name="gr3" draw:text-style-name="P4" draw:layer="layout" svg:width="0.634cm" svg:height="0.712cm" svg:x="2.95cm" svg:y="20.9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21.083cm">
          <draw:text-box>
            <text:p text:style-name="P1"><text:span text:style-name="T3">Morale among military medical staff was “fragile”, due to under-manning, the </text:span></text:p>
          </draw:text-box>
        </draw:frame>
        <draw:frame draw:style-name="gr1" draw:text-style-name="P2" draw:layer="layout" svg:width="11.398cm" svg:height="0.475cm" svg:x="3.7cm" svg:y="21.648cm">
          <draw:text-box>
            <text:p text:style-name="P1"><text:span text:style-name="T3">joint military/civilian structure, and the physical environment. </text:span></text:p>
          </draw:text-box>
        </draw:frame>
        <draw:frame draw:style-name="gr3" draw:text-style-name="P4" draw:layer="layout" svg:width="0.634cm" svg:height="0.712cm" svg:x="2.95cm" svg:y="22.15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22.312cm">
          <draw:text-box>
            <text:p text:style-name="P1"><text:span text:style-name="T3">Wounded soldiers wanted to be looked after in a military environment “within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501cm" svg:height="0.475cm" svg:x="3.7cm" svg:y="22.877cm">
          <draw:text-box>
            <text:p text:style-name="P1"><text:span text:style-name="T3">which they can be with their mates, be looked after by named military nurses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33 </text:span></text:p>
          </draw:text-box>
        </draw:frame>
        <draw:frame draw:style-name="gr4" draw:text-style-name="P5" draw:layer="layout" svg:width="15.813cm" svg:height="0.395cm" svg:x="2.532cm" svg:y="24.664cm">
          <draw:text-box>
            <text:p text:style-name="P1"><text:span text:style-name="T10">DASA, [undated], </text:span><text:span text:style-name="T11">Op TELIC Casualty and Fatality Tables: 1 January 2003 to 31 July 2009</text:span><text:span text:style-name="T10">. The figure </text:span></text:p>
          </draw:text-box>
        </draw:frame>
        <draw:frame draw:style-name="gr4" draw:text-style-name="P5" draw:layer="layout" svg:width="13.35cm" svg:height="0.395cm" svg:x="2.2cm" svg:y="25.087cm">
          <draw:text-box>
            <text:p text:style-name="P1"><text:span text:style-name="T10">for 2009 is to 31 July 2009. Casualty figures exclude casualties due to natural causes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4 </text:span></text:p>
          </draw:text-box>
        </draw:frame>
        <draw:frame draw:style-name="gr4" draw:text-style-name="P5" draw:layer="layout" svg:width="15.013cm" svg:height="0.395cm" svg:x="2.532cm" svg:y="25.511cm">
          <draw:text-box>
            <text:p text:style-name="P1"><text:span text:style-name="T10">Minute Batchelor to PS/SoS [MOD], 13 August 2006, ‘Preparatory Brief for Visit to RCDM HQ on </text:span></text:p>
          </draw:text-box>
        </draw:frame>
        <draw:frame draw:style-name="gr4" draw:text-style-name="P5" draw:layer="layout" svg:width="12.884cm" svg:height="0.395cm" svg:x="2.2cm" svg:y="25.934cm">
          <draw:text-box>
            <text:p text:style-name="P1"><text:span text:style-name="T10">Tuesday 15 Aug 06 of the Rt Hon Des Browne MP Secretary of State for Defence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5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0">Minute AG to DCDS (Health), 22 August 2006, ‘Visit to Royal Centre for Defence Medicine (RCDM) – </text:span></text:p>
          </draw:text-box>
        </draw:frame>
        <draw:frame draw:style-name="gr4" draw:text-style-name="P5" draw:layer="layout" svg:width="2.703cm" svg:height="0.395cm" svg:x="2.2cm" svg:y="26.781cm">
          <draw:text-box>
            <text:p text:style-name="P1"><text:span text:style-name="T10">21 August 2006’.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3.409cm" svg:height="0.475cm" svg:x="3.7cm" svg:y="2.525cm">
          <draw:text-box>
            <text:p text:style-name="P1"><text:span text:style-name="T3">and be treated like soldiers (including security)”. Enhancing the military </text:span></text:p>
          </draw:text-box>
        </draw:frame>
        <draw:frame draw:style-name="gr1" draw:text-style-name="P2" draw:layer="layout" svg:width="14.649cm" svg:height="0.475cm" svg:x="3.7cm" svg:y="3.09cm">
          <draw:text-box>
            <text:p text:style-name="P1"><text:span text:style-name="T3">environment was “essential” for soldiers’ physical and psychological recovery.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3cm" svg:height="0.475cm" svg:x="3.7cm" svg:y="3.754cm">
          <draw:text-box>
            <text:p text:style-name="P1"><text:span text:style-name="T3">It was iniquitous that soldiers being treated at the RCDM Selly Oak lost their </text:span></text:p>
          </draw:text-box>
        </draw:frame>
        <draw:frame draw:style-name="gr1" draw:text-style-name="P2" draw:layer="layout" svg:width="13.528cm" svg:height="0.475cm" svg:x="3.7cm" svg:y="4.318cm">
          <draw:text-box>
            <text:p text:style-name="P1"><text:span text:style-name="T3">entitlement to the Operational Welfare Package (OWP) and some other </text:span></text:p>
          </draw:text-box>
        </draw:frame>
        <draw:frame draw:style-name="gr1" draw:text-style-name="P2" draw:layer="layout" svg:width="15.06cm" svg:height="0.475cm" svg:x="3.7cm" svg:y="4.883cm">
          <draw:text-box>
            <text:p text:style-name="P1"><text:span text:style-name="T3">allowances. The OWP would provide much of the support (including TVs, DVDs </text:span></text:p>
          </draw:text-box>
        </draw:frame>
        <draw:frame draw:style-name="gr1" draw:text-style-name="P2" draw:layer="layout" svg:width="14.15cm" svg:height="0.475cm" svg:x="3.7cm" svg:y="5.447cm">
          <draw:text-box>
            <text:p text:style-name="P1"><text:span text:style-name="T3">and telephone calls) that were currently being provided from “assorted non-</text:span></text:p>
          </draw:text-box>
        </draw:frame>
        <draw:frame draw:style-name="gr1" draw:text-style-name="P2" draw:layer="layout" svg:width="9.802cm" svg:height="0.475cm" svg:x="3.7cm" svg:y="6.012cm">
          <draw:text-box>
            <text:p text:style-name="P1"><text:span text:style-name="T3">public funds” or paid for by the soldiers themselves. </text:span></text:p>
          </draw:text-box>
        </draw:frame>
        <draw:frame draw:style-name="gr1" draw:text-style-name="P2" draw:layer="layout" svg:width="13.438cm" svg:height="0.475cm" svg:x="2.2cm" svg:y="6.926cm">
          <draw:text-box>
            <text:p text:style-name="P1"><text:span text:style-name="T6">65. </text:span><text:span text:style-name="T3"><text:s/>Lt Gen Viggers identified a number of immediate actions, including:</text:span></text:p>
          </draw:text-box>
        </draw:frame>
        <draw:frame draw:style-name="gr3" draw:text-style-name="P4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23cm" svg:height="0.475cm" svg:x="3.7cm" svg:y="7.841cm">
          <draw:text-box>
            <text:p text:style-name="P1"><text:span text:style-name="T3">informing wounded personnel what the MOD was planning to do to create a </text:span></text:p>
          </draw:text-box>
        </draw:frame>
        <draw:frame draw:style-name="gr1" draw:text-style-name="P2" draw:layer="layout" svg:width="3.914cm" svg:height="0.475cm" svg:x="3.7cm" svg:y="8.405cm">
          <draw:text-box>
            <text:p text:style-name="P1"><text:span text:style-name="T3">military environment;</text:span></text:p>
          </draw:text-box>
        </draw:frame>
        <draw:frame draw:style-name="gr3" draw:text-style-name="P4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9.07cm">
          <draw:text-box>
            <text:p text:style-name="P1"><text:span text:style-name="T3">starting to create that military environment, by putting soldiers together in one </text:span></text:p>
          </draw:text-box>
        </draw:frame>
        <draw:frame draw:style-name="gr1" draw:text-style-name="P2" draw:layer="layout" svg:width="3.668cm" svg:height="0.475cm" svg:x="3.7cm" svg:y="9.634cm">
          <draw:text-box>
            <text:p text:style-name="P1"><text:span text:style-name="T3">area of a ward; and</text:span></text:p>
          </draw:text-box>
        </draw:frame>
        <draw:frame draw:style-name="gr3" draw:text-style-name="P4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01cm" svg:height="0.475cm" svg:x="3.7cm" svg:y="10.298cm">
          <draw:text-box>
            <text:p text:style-name="P1"><text:span text:style-name="T3">extending the OWP to patients. </text:span></text:p>
          </draw:text-box>
        </draw:frame>
        <draw:frame draw:style-name="gr1" draw:text-style-name="P2" draw:layer="layout" svg:width="15.623cm" svg:height="0.475cm" svg:x="2.2cm" svg:y="11.213cm">
          <draw:text-box>
            <text:p text:style-name="P1"><text:span text:style-name="T6">66. </text:span><text:span text:style-name="T3"><text:s/>On 23 August, General Sir Timothy Granville-Chapman, Vice Chief of Defence </text:span></text:p>
          </draw:text-box>
        </draw:frame>
        <draw:frame draw:style-name="gr1" draw:text-style-name="P2" draw:layer="layout" svg:width="16.309cm" svg:height="0.475cm" svg:x="2.2cm" svg:y="11.777cm">
          <draw:text-box>
            <text:p text:style-name="P1"><text:span text:style-name="T3">Staff (VCDS), reported that Mr Browne had given him a “very thorough de-brief” on his </text:span></text:p>
          </draw:text-box>
        </draw:frame>
        <draw:frame draw:style-name="gr1" draw:text-style-name="P2" draw:layer="layout" svg:width="6.653cm" svg:height="0.475cm" svg:x="2.2cm" svg:y="12.342cm">
          <draw:text-box>
            <text:p text:style-name="P1"><text:span text:style-name="T3">15 August visit to RCDM Selly Oak.</text:span></text:p>
          </draw:text-box>
        </draw:frame>
        <draw:frame draw:style-name="gr5" draw:text-style-name="P6" draw:layer="layout" svg:width="0.273cm" svg:height="0.276cm" svg:x="8.835cm" svg:y="12.361cm">
          <draw:text-box>
            <text:p text:style-name="P1"><text:span text:style-name="T8">36</text:span></text:p>
          </draw:text-box>
        </draw:frame>
        <draw:frame draw:style-name="gr1" draw:text-style-name="P2" draw:layer="layout" svg:width="4.045cm" svg:height="0.475cm" svg:x="9.109cm" svg:y="12.342cm">
          <draw:text-box>
            <text:p text:style-name="P1"><text:span text:style-name="T3"><text:s/></text:span><text:span text:style-name="T3">Key points included: </text:span></text:p>
          </draw:text-box>
        </draw:frame>
        <draw:frame draw:style-name="gr3" draw:text-style-name="P4" draw:layer="layout" svg:width="0.634cm" svg:height="0.712cm" svg:x="2.95cm" svg:y="13.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3.256cm">
          <draw:text-box>
            <text:p text:style-name="P1"><text:span text:style-name="T3">Mr Browne was “very seized” with the need for injured personnel to recover in a </text:span></text:p>
          </draw:text-box>
        </draw:frame>
        <draw:frame draw:style-name="gr1" draw:text-style-name="P2" draw:layer="layout" svg:width="14.726cm" svg:height="0.475cm" svg:x="3.7cm" svg:y="13.821cm">
          <draw:text-box>
            <text:p text:style-name="P1"><text:span text:style-name="T3">military environment, and was clear that a “military ward solution” was needed.</text:span></text:p>
          </draw:text-box>
        </draw:frame>
        <draw:frame draw:style-name="gr3" draw:text-style-name="P4" draw:layer="layout" svg:width="0.634cm" svg:height="0.712cm" svg:x="2.95cm" svg:y="14.3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7cm" svg:height="0.475cm" svg:x="3.7cm" svg:y="14.485cm">
          <draw:text-box>
            <text:p text:style-name="P1"><text:span text:style-name="T3">Mr Browne was “very much behind” Lt Gen Viggers’ recommendation that the </text:span></text:p>
          </draw:text-box>
        </draw:frame>
        <draw:frame draw:style-name="gr1" draw:text-style-name="P2" draw:layer="layout" svg:width="8.93cm" svg:height="0.475cm" svg:x="3.7cm" svg:y="15.05cm">
          <draw:text-box>
            <text:p text:style-name="P1"><text:span text:style-name="T3">OWP should be extended to injured personnel. </text:span></text:p>
          </draw:text-box>
        </draw:frame>
        <draw:frame draw:style-name="gr1" draw:text-style-name="P2" draw:layer="layout" svg:width="15.403cm" svg:height="0.475cm" svg:x="2.2cm" svg:y="15.964cm">
          <draw:text-box>
            <text:p text:style-name="P1"><text:span text:style-name="T6">67. </text:span><text:span text:style-name="T3"><text:s/>The following week, the MOD’s Service Personnel Board (SPB) considered a </text:span></text:p>
          </draw:text-box>
        </draw:frame>
        <draw:frame draw:style-name="gr1" draw:text-style-name="P2" draw:layer="layout" svg:width="16.44cm" svg:height="0.475cm" svg:x="2.2cm" svg:y="16.528cm">
          <draw:text-box>
            <text:p text:style-name="P1"><text:span text:style-name="T3">package of financial and non-financial measures which aimed to replicate the effects of </text:span></text:p>
          </draw:text-box>
        </draw:frame>
        <draw:frame draw:style-name="gr1" draw:text-style-name="P2" draw:layer="layout" svg:width="11.394cm" svg:height="0.475cm" svg:x="2.2cm" svg:y="17.093cm">
          <draw:text-box>
            <text:p text:style-name="P1"><text:span text:style-name="T3">the OWP for in-patients, whether at the RCDM or elsewhere.</text:span></text:p>
          </draw:text-box>
        </draw:frame>
        <draw:frame draw:style-name="gr5" draw:text-style-name="P6" draw:layer="layout" svg:width="0.273cm" svg:height="0.276cm" svg:x="13.556cm" svg:y="17.112cm">
          <draw:text-box>
            <text:p text:style-name="P1"><text:span text:style-name="T8">37</text:span></text:p>
          </draw:text-box>
        </draw:frame>
        <draw:frame draw:style-name="gr1" draw:text-style-name="P2" draw:layer="layout" svg:width="4.397cm" svg:height="0.475cm" svg:x="13.831cm" svg:y="17.093cm">
          <draw:text-box>
            <text:p text:style-name="P1"><text:span text:style-name="T3"><text:s/></text:span><text:span text:style-name="T3">The SPB was advised </text:span></text:p>
          </draw:text-box>
        </draw:frame>
        <draw:frame draw:style-name="gr1" draw:text-style-name="P2" draw:layer="layout" svg:width="16.245cm" svg:height="0.475cm" svg:x="2.2cm" svg:y="17.657cm">
          <draw:text-box>
            <text:p text:style-name="P1"><text:span text:style-name="T3">that, although the package was “work in progress”, Gen Granville-Chapman was clear </text:span></text:p>
          </draw:text-box>
        </draw:frame>
        <draw:frame draw:style-name="gr1" draw:text-style-name="P2" draw:layer="layout" svg:width="15.005cm" svg:height="0.475cm" svg:x="2.2cm" svg:y="18.222cm">
          <draw:text-box>
            <text:p text:style-name="P1"><text:span text:style-name="T3">that the proposal “cannot bear the delay inherent in the usual staff circulations”. </text:span></text:p>
          </draw:text-box>
        </draw:frame>
        <draw:frame draw:style-name="gr1" draw:text-style-name="P2" draw:layer="layout" svg:width="15.953cm" svg:height="0.475cm" svg:x="2.2cm" svg:y="19.136cm">
          <draw:text-box>
            <text:p text:style-name="P1"><text:span text:style-name="T6">68. </text:span><text:span text:style-name="T3"><text:s text:c="2"/>The package, which included the payment of Incidental Expenses to in-patients </text:span></text:p>
          </draw:text-box>
        </draw:frame>
        <draw:frame draw:style-name="gr1" draw:text-style-name="P2" draw:layer="layout" svg:width="16.597cm" svg:height="0.475cm" svg:x="2.2cm" svg:y="19.701cm">
          <draw:text-box>
            <text:p text:style-name="P1"><text:span text:style-name="T3">and an extension to the Dangerously Ill Forwarding of Relatives (DILFOR) scheme, was </text:span></text:p>
          </draw:text-box>
        </draw:frame>
        <draw:frame draw:style-name="gr1" draw:text-style-name="P2" draw:layer="layout" svg:width="9.578cm" svg:height="0.475cm" svg:x="2.2cm" svg:y="20.265cm">
          <draw:text-box>
            <text:p text:style-name="P1"><text:span text:style-name="T3">agreed and implemented by the end of September.</text:span></text:p>
          </draw:text-box>
        </draw:frame>
        <draw:frame draw:style-name="gr5" draw:text-style-name="P6" draw:layer="layout" svg:width="0.273cm" svg:height="0.276cm" svg:x="11.731cm" svg:y="20.284cm">
          <draw:text-box>
            <text:p text:style-name="P1"><text:span text:style-name="T8">38</text:span></text:p>
          </draw:text-box>
        </draw:frame>
        <draw:frame draw:style-name="gr1" draw:text-style-name="P2" draw:layer="layout" svg:width="15.432cm" svg:height="0.475cm" svg:x="2.2cm" svg:y="21.18cm">
          <draw:text-box>
            <text:p text:style-name="P1"><text:span text:style-name="T6">69. </text:span><text:span text:style-name="T3"><text:s/>The extension of the DILFOR scheme provided for two close family members </text:span></text:p>
          </draw:text-box>
        </draw:frame>
        <draw:frame draw:style-name="gr1" draw:text-style-name="P2" draw:layer="layout" svg:width="15.86cm" svg:height="0.475cm" svg:x="2.2cm" svg:y="21.744cm">
          <draw:text-box>
            <text:p text:style-name="P1"><text:span text:style-name="T3">to visit the permanent residence of a hospitalised Service person, so that they coul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6.101cm" svg:height="0.475cm" svg:x="2.2cm" svg:y="22.308cm">
          <draw:text-box>
            <text:p text:style-name="P1"><text:span text:style-name="T3">support the family members there. The DILFOR scheme was extended again in 2008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36 </text:span></text:p>
          </draw:text-box>
        </draw:frame>
        <draw:frame draw:style-name="gr4" draw:text-style-name="P5" draw:layer="layout" svg:width="13.705cm" svg:height="0.395cm" svg:x="2.532cm" svg:y="24.664cm">
          <draw:text-box>
            <text:p text:style-name="P1"><text:span text:style-name="T10">Minute VCDS to DCDS(Pers), 23 August 2006, ‘SoS Visit to Headley Court and RCDM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37 </text:span></text:p>
          </draw:text-box>
        </draw:frame>
        <draw:frame draw:style-name="gr4" draw:text-style-name="P5" draw:layer="layout" svg:width="11.098cm" svg:height="0.395cm" svg:x="2.532cm" svg:y="25.087cm">
          <draw:text-box>
            <text:p text:style-name="P1"><text:span text:style-name="T10">Paper MOD, 31 August 2006, ‘Welfare Support for Service In-Patients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8 </text:span></text:p>
          </draw:text-box>
        </draw:frame>
        <draw:frame draw:style-name="gr4" draw:text-style-name="P5" draw:layer="layout" svg:width="14.59cm" svg:height="0.395cm" svg:x="2.532cm" svg:y="25.511cm">
          <draw:text-box>
            <text:p text:style-name="P1"><text:span text:style-name="T10">Minute Randall to Fleet-NLM DACOS PPA, 27 September 2006, ‘Extension of DILFOR Travel </text:span></text:p>
          </draw:text-box>
        </draw:frame>
        <draw:frame draw:style-name="gr4" draw:text-style-name="P5" draw:layer="layout" svg:width="16.097cm" svg:height="0.395cm" svg:x="2.2cm" svg:y="25.934cm">
          <draw:text-box>
            <text:p text:style-name="P1"><text:span text:style-name="T10">Arrangements to the Families of Service Personnel who are Hospitalized’; Minute Randall to Fleet-NLM </text:span></text:p>
          </draw:text-box>
        </draw:frame>
        <draw:frame draw:style-name="gr4" draw:text-style-name="P5" draw:layer="layout" svg:width="15.356cm" svg:height="0.395cm" svg:x="2.2cm" svg:y="26.357cm">
          <draw:text-box>
            <text:p text:style-name="P1"><text:span text:style-name="T10">DACOS PPA, 27 September 2006, ‘Payment of Incidental Expenses to Service Personnel who are </text:span></text:p>
          </draw:text-box>
        </draw:frame>
        <draw:frame draw:style-name="gr4" draw:text-style-name="P5" draw:layer="layout" svg:width="2.182cm" svg:height="0.395cm" svg:x="2.2cm" svg:y="26.781cm">
          <draw:text-box>
            <text:p text:style-name="P1"><text:span text:style-name="T10">Hospitalized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5.966cm" svg:height="0.475cm" svg:x="2.2cm" svg:y="2.525cm">
          <draw:text-box>
            <text:p text:style-name="P1"><text:span text:style-name="T3">to allow multiple journeys to and from a hospital if the family was unable to remain at </text:span></text:p>
          </draw:text-box>
        </draw:frame>
        <draw:frame draw:style-name="gr1" draw:text-style-name="P2" draw:layer="layout" svg:width="2.322cm" svg:height="0.475cm" svg:x="2.2cm" svg:y="3.09cm">
          <draw:text-box>
            <text:p text:style-name="P1"><text:span text:style-name="T3">the bedside.</text:span></text:p>
          </draw:text-box>
        </draw:frame>
        <draw:frame draw:style-name="gr5" draw:text-style-name="P6" draw:layer="layout" svg:width="0.273cm" svg:height="0.276cm" svg:x="4.507cm" svg:y="3.108cm">
          <draw:text-box>
            <text:p text:style-name="P1"><text:span text:style-name="T8">39</text:span></text:p>
          </draw:text-box>
        </draw:frame>
        <draw:frame draw:style-name="gr1" draw:text-style-name="P2" draw:layer="layout" svg:width="16.567cm" svg:height="0.475cm" svg:x="2.2cm" svg:y="4.004cm">
          <draw:text-box>
            <text:p text:style-name="P1"><text:span text:style-name="T6">70. </text:span><text:span text:style-name="T3"><text:s/>In early October, there was considerable press coverage of alleged verbal abuse of </text:span></text:p>
          </draw:text-box>
        </draw:frame>
        <draw:frame draw:style-name="gr1" draw:text-style-name="P2" draw:layer="layout" svg:width="11.923cm" svg:height="0.475cm" svg:x="2.2cm" svg:y="4.568cm">
          <draw:text-box>
            <text:p text:style-name="P1"><text:span text:style-name="T3">military patients at Selly Oak hospital by members of the public.</text:span></text:p>
          </draw:text-box>
        </draw:frame>
        <draw:frame draw:style-name="gr5" draw:text-style-name="P6" draw:layer="layout" svg:width="0.273cm" svg:height="0.276cm" svg:x="14.082cm" svg:y="4.587cm">
          <draw:text-box>
            <text:p text:style-name="P1"><text:span text:style-name="T8">40</text:span></text:p>
          </draw:text-box>
        </draw:frame>
        <draw:frame draw:style-name="gr1" draw:text-style-name="P2" draw:layer="layout" svg:width="0.422cm" svg:height="0.475cm" svg:x="14.357cm" svg:y="4.5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596cm" svg:height="0.475cm" svg:x="2.2cm" svg:y="5.483cm">
          <draw:text-box>
            <text:p text:style-name="P1"><text:span text:style-name="T6">71. </text:span><text:span text:style-name="T3"><text:s/>On 24 October, the SPB assessed that action to establish a Military Managed Ward </text:span></text:p>
          </draw:text-box>
        </draw:frame>
        <draw:frame draw:style-name="gr1" draw:text-style-name="P2" draw:layer="layout" svg:width="10.585cm" svg:height="0.475cm" svg:x="2.2cm" svg:y="6.047cm">
          <draw:text-box>
            <text:p text:style-name="P1"><text:span text:style-name="T3">(MMW) at RCDM Selly Oak was “well in hand”, and that:</text:span></text:p>
          </draw:text-box>
        </draw:frame>
        <draw:frame draw:style-name="gr1" draw:text-style-name="P2" draw:layer="layout" svg:width="14.7cm" svg:height="0.475cm" svg:x="2.95cm" svg:y="6.962cm">
          <draw:text-box>
            <text:p text:style-name="P1"><text:span text:style-name="T3">“</text:span><text:span text:style-name="T3">Security had been the biggest issue, and a weekly meeting was now in place </text:span></text:p>
          </draw:text-box>
        </draw:frame>
        <draw:frame draw:style-name="gr1" draw:text-style-name="P2" draw:layer="layout" svg:width="14.886cm" svg:height="0.475cm" svg:x="2.95cm" svg:y="7.526cm">
          <draw:text-box>
            <text:p text:style-name="P1"><text:span text:style-name="T3">between the local police (who have security primacy), MOD Police, RCDM and </text:span></text:p>
          </draw:text-box>
        </draw:frame>
        <draw:frame draw:style-name="gr1" draw:text-style-name="P2" draw:layer="layout" svg:width="2.352cm" svg:height="0.475cm" svg:x="2.95cm" svg:y="8.091cm">
          <draw:text-box>
            <text:p text:style-name="P1"><text:span text:style-name="T3">NHS Staffs.”</text:span></text:p>
          </draw:text-box>
        </draw:frame>
        <draw:frame draw:style-name="gr5" draw:text-style-name="P6" draw:layer="layout" svg:width="0.273cm" svg:height="0.276cm" svg:x="5.295cm" svg:y="8.109cm">
          <draw:text-box>
            <text:p text:style-name="P1"><text:span text:style-name="T8">41</text:span></text:p>
          </draw:text-box>
        </draw:frame>
        <draw:frame draw:style-name="gr1" draw:text-style-name="P2" draw:layer="layout" svg:width="15.716cm" svg:height="0.475cm" svg:x="2.2cm" svg:y="9.005cm">
          <draw:text-box>
            <text:p text:style-name="P1"><text:span text:style-name="T6">72. </text:span><text:span text:style-name="T3"><text:s/>General Sir Richard Dannatt made his first visit to RCDM Selly Oak as Chief of </text:span></text:p>
          </draw:text-box>
        </draw:frame>
        <draw:frame draw:style-name="gr1" draw:text-style-name="P2" draw:layer="layout" svg:width="7.144cm" svg:height="0.475cm" svg:x="2.2cm" svg:y="9.57cm">
          <draw:text-box>
            <text:p text:style-name="P1"><text:span text:style-name="T3">the General Staff (CGS) in December.</text:span></text:p>
          </draw:text-box>
        </draw:frame>
        <draw:frame draw:style-name="gr5" draw:text-style-name="P6" draw:layer="layout" svg:width="0.273cm" svg:height="0.276cm" svg:x="9.321cm" svg:y="9.588cm">
          <draw:text-box>
            <text:p text:style-name="P1"><text:span text:style-name="T8">42</text:span></text:p>
          </draw:text-box>
        </draw:frame>
        <draw:frame draw:style-name="gr1" draw:text-style-name="P2" draw:layer="layout" svg:width="8.778cm" svg:height="0.475cm" svg:x="9.596cm" svg:y="9.57cm">
          <draw:text-box>
            <text:p text:style-name="P1"><text:span text:style-name="T3"><text:s/></text:span><text:span text:style-name="T3">He reported to Air Chief Marshal Jock Stirrup, </text:span></text:p>
          </draw:text-box>
        </draw:frame>
        <draw:frame draw:style-name="gr1" draw:text-style-name="P2" draw:layer="layout" svg:width="15.826cm" svg:height="0.475cm" svg:x="2.2cm" svg:y="10.134cm">
          <draw:text-box>
            <text:p text:style-name="P1"><text:span text:style-name="T3">Chief of the Defence Staff, that while progress was being made, the “whole ‘system’ </text:span></text:p>
          </draw:text-box>
        </draw:frame>
        <draw:frame draw:style-name="gr1" draw:text-style-name="P2" draw:layer="layout" svg:width="16.271cm" svg:height="0.475cm" svg:x="2.2cm" svg:y="10.698cm">
          <draw:text-box>
            <text:p text:style-name="P1"><text:span text:style-name="T3">for dealing with those wounded on operations, once back in the UK, has been allowed </text:span></text:p>
          </draw:text-box>
        </draw:frame>
        <draw:frame draw:style-name="gr1" draw:text-style-name="P2" draw:layer="layout" svg:width="14.988cm" svg:height="0.475cm" svg:x="2.2cm" svg:y="11.263cm">
          <draw:text-box>
            <text:p text:style-name="P1"><text:span text:style-name="T3">to sink to such a woefully inadequate level that the task to rebuild it … is huge”. </text:span></text:p>
          </draw:text-box>
        </draw:frame>
        <draw:frame draw:style-name="gr1" draw:text-style-name="P2" draw:layer="layout" svg:width="7.203cm" svg:height="0.475cm" svg:x="2.2cm" svg:y="11.827cm">
          <draw:text-box>
            <text:p text:style-name="P1"><text:span text:style-name="T3">He identified two underlying problems:</text:span></text:p>
          </draw:text-box>
        </draw:frame>
        <draw:frame draw:style-name="gr3" draw:text-style-name="P4" draw:layer="layout" svg:width="0.634cm" svg:height="0.712cm" svg:x="2.95cm" svg:y="12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12.742cm">
          <draw:text-box>
            <text:p text:style-name="P1"><text:span text:style-name="T3">RCDM was principally focused on delivering trained medical staff, rather than </text:span></text:p>
          </draw:text-box>
        </draw:frame>
        <draw:frame draw:style-name="gr1" draw:text-style-name="P2" draw:layer="layout" svg:width="4.096cm" svg:height="0.475cm" svg:x="3.7cm" svg:y="13.306cm">
          <draw:text-box>
            <text:p text:style-name="P1"><text:span text:style-name="T3">treating the wounded.</text:span></text:p>
          </draw:text-box>
        </draw:frame>
        <draw:frame draw:style-name="gr3" draw:text-style-name="P4" draw:layer="layout" svg:width="0.634cm" svg:height="0.712cm" svg:x="2.95cm" svg:y="13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8cm" svg:height="0.475cm" svg:x="3.7cm" svg:y="13.971cm">
          <draw:text-box>
            <text:p text:style-name="P1"><text:span text:style-name="T3">The MOD had implicitly accepted that the NHS level of care was “good enough” </text:span></text:p>
          </draw:text-box>
        </draw:frame>
        <draw:frame draw:style-name="gr1" draw:text-style-name="P2" draw:layer="layout" svg:width="14.544cm" svg:height="0.475cm" svg:x="3.7cm" svg:y="14.535cm">
          <draw:text-box>
            <text:p text:style-name="P1"><text:span text:style-name="T3">for Service Personnel. That was reasonable for clinical care, but not for other </text:span></text:p>
          </draw:text-box>
        </draw:frame>
        <draw:frame draw:style-name="gr1" draw:text-style-name="P2" draw:layer="layout" svg:width="14.539cm" svg:height="0.475cm" svg:x="3.7cm" svg:y="15.1cm">
          <draw:text-box>
            <text:p text:style-name="P1"><text:span text:style-name="T3">issues such as the nurse to patient ratio, access to specialist units, and food. </text:span></text:p>
          </draw:text-box>
        </draw:frame>
        <draw:frame draw:style-name="gr1" draw:text-style-name="P2" draw:layer="layout" svg:width="14.23cm" svg:height="0.475cm" svg:x="2.2cm" svg:y="16.014cm">
          <draw:text-box>
            <text:p text:style-name="P1"><text:span text:style-name="T6">73. </text:span><text:span text:style-name="T3"><text:s/>Gen Dannatt concluded that efforts to establish an MMW needed to be </text:span></text:p>
          </draw:text-box>
        </draw:frame>
        <draw:frame draw:style-name="gr1" draw:text-style-name="P2" draw:layer="layout" svg:width="16.592cm" svg:height="0.475cm" svg:x="2.2cm" svg:y="16.578cm">
          <draw:text-box>
            <text:p text:style-name="P1"><text:span text:style-name="T3">re-invigorated and, more fundamentally, that the MOD should “operationalise” Selly Oak </text:span></text:p>
          </draw:text-box>
        </draw:frame>
        <draw:frame draw:style-name="gr1" draw:text-style-name="P2" draw:layer="layout" svg:width="6.686cm" svg:height="0.475cm" svg:x="2.2cm" svg:y="17.143cm">
          <draw:text-box>
            <text:p text:style-name="P1"><text:span text:style-name="T3">as a Role 4 military medical facility. </text:span></text:p>
          </draw:text-box>
        </draw:frame>
        <draw:frame draw:style-name="gr1" draw:text-style-name="P2" draw:layer="layout" svg:width="14.844cm" svg:height="0.475cm" svg:x="2.2cm" svg:y="18.057cm">
          <draw:text-box>
            <text:p text:style-name="P1"><text:span text:style-name="T6">74. </text:span><text:span text:style-name="T3"><text:s/>The MMW reached Initial Operating Capability in December 2006 and Full </text:span></text:p>
          </draw:text-box>
        </draw:frame>
        <draw:frame draw:style-name="gr1" draw:text-style-name="P2" draw:layer="layout" svg:width="15.75cm" svg:height="0.475cm" svg:x="2.2cm" svg:y="18.622cm">
          <draw:text-box>
            <text:p text:style-name="P1"><text:span text:style-name="T3">Operating Capability in July 2007, when it comprised 39 medical Service Personnel </text:span></text:p>
          </draw:text-box>
        </draw:frame>
        <draw:frame draw:style-name="gr1" draw:text-style-name="P2" draw:layer="layout" svg:width="6.915cm" svg:height="0.475cm" svg:x="2.2cm" svg:y="19.186cm">
          <draw:text-box>
            <text:p text:style-name="P1"><text:span text:style-name="T3">(compared with 12 in summer 2006):</text:span></text:p>
          </draw:text-box>
        </draw:frame>
        <draw:frame draw:style-name="gr3" draw:text-style-name="P4" draw:layer="layout" svg:width="0.634cm" svg:height="0.712cm" svg:x="2.95cm" svg:y="19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95cm" svg:height="0.475cm" svg:x="3.7cm" svg:y="20.101cm">
          <draw:text-box>
            <text:p text:style-name="P1"><text:span text:style-name="T3">11 orthopaedic nurses;</text:span></text:p>
          </draw:text-box>
        </draw:frame>
        <draw:frame draw:style-name="gr3" draw:text-style-name="P4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472cm" svg:height="0.475cm" svg:x="3.7cm" svg:y="20.765cm">
          <draw:text-box>
            <text:p text:style-name="P1"><text:span text:style-name="T3">15 general nurses; and </text:span></text:p>
          </draw:text-box>
        </draw:frame>
        <draw:frame draw:style-name="gr3" draw:text-style-name="P4" draw:layer="layout" svg:width="0.634cm" svg:height="0.712cm" svg:x="2.95cm" svg:y="21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705cm" svg:height="0.475cm" svg:x="3.7cm" svg:y="21.43cm">
          <draw:text-box>
            <text:p text:style-name="P1"><text:span text:style-name="T3">13 healthcare assistants.</text:span></text:p>
          </draw:text-box>
        </draw:frame>
        <draw:frame draw:style-name="gr5" draw:text-style-name="P6" draw:layer="layout" svg:width="0.273cm" svg:height="0.276cm" svg:x="8.383cm" svg:y="21.448cm">
          <draw:text-box>
            <text:p text:style-name="P1"><text:span text:style-name="T8">43</text:span></text:p>
          </draw:text-box>
        </draw:frame>
        <draw:frame draw:style-name="gr1" draw:text-style-name="P2" draw:layer="layout" svg:width="15.678cm" svg:height="0.475cm" svg:x="2.2cm" svg:y="22.344cm">
          <draw:text-box>
            <text:p text:style-name="P1"><text:span text:style-name="T6">75. </text:span><text:span text:style-name="T3"><text:s/>Gen Dannatt visited the MMW at Selly Oak on 22 June 2007 and reported that </text:span></text:p>
          </draw:text-box>
        </draw:frame>
        <draw:frame draw:style-name="gr1" draw:text-style-name="P2" draw:layer="layout" svg:width="8.05cm" svg:height="0.475cm" svg:x="2.2cm" svg:y="22.908cm">
          <draw:text-box>
            <text:p text:style-name="P1"><text:span text:style-name="T3">it was “at last moving in the right direction”.</text:span></text:p>
          </draw:text-box>
        </draw:frame>
        <draw:frame draw:style-name="gr5" draw:text-style-name="P6" draw:layer="layout" svg:width="0.273cm" svg:height="0.276cm" svg:x="10.223cm" svg:y="22.927cm">
          <draw:text-box>
            <text:p text:style-name="P1"><text:span text:style-name="T8">44</text:span></text:p>
          </draw:text-box>
        </draw:frame>
        <draw:frame draw:style-name="gr1" draw:text-style-name="P2" draw:layer="layout" svg:width="6.518cm" svg:height="0.475cm" svg:x="10.498cm" svg:y="22.908cm">
          <draw:text-box>
            <text:p text:style-name="P1"><text:span text:style-name="T3"><text:s/></text:span><text:span text:style-name="T3">Clinical care, welfare support an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458cm" svg:height="0.475cm" svg:x="2.2cm" svg:y="23.473cm">
          <draw:text-box>
            <text:p text:style-name="P1"><text:span text:style-name="T3">administration were better led and co-ordinated, and there was a greater sense of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39 </text:span></text:p>
          </draw:text-box>
        </draw:frame>
        <draw:frame draw:style-name="gr4" draw:text-style-name="P5" draw:layer="layout" svg:width="12.372cm" svg:height="0.395cm" svg:x="2.532cm" svg:y="24.664cm">
          <draw:text-box>
            <text:p text:style-name="P1"><text:span text:style-name="T10">Paper MOD, June 2010, ‘Operational Welfare Enhancements as at June 2010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40 </text:span></text:p>
          </draw:text-box>
        </draw:frame>
        <draw:frame draw:style-name="gr4" draw:text-style-name="P5" draw:layer="layout" svg:width="12.597cm" svg:height="0.395cm" svg:x="2.532cm" svg:y="25.087cm">
          <draw:text-box>
            <text:p text:style-name="P1"><text:span text:style-name="T11">Daily Mail</text:span><text:span text:style-name="T10">, 5 October 2006, </text:span><text:span text:style-name="T11">Calls for ‘military-wards’ to protect troops from abuse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1 </text:span></text:p>
          </draw:text-box>
        </draw:frame>
        <draw:frame draw:style-name="gr4" draw:text-style-name="P5" draw:layer="layout" svg:width="9.557cm" svg:height="0.395cm" svg:x="2.532cm" svg:y="25.511cm">
          <draw:text-box>
            <text:p text:style-name="P1"><text:span text:style-name="T10">Minutes, 24 October 2004 Service Personnel Board meeting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2 </text:span></text:p>
          </draw:text-box>
        </draw:frame>
        <draw:line draw:style-name="gr9" draw:text-style-name="P7" draw:layer="layout" svg:x1="2.531cm" svg:y1="26.714cm" svg:x2="12.126cm" svg:y2="26.714cm">
          <text:p/>
        </draw:line>
        <draw:frame draw:style-name="gr4" draw:text-style-name="P5" draw:layer="layout" svg:width="14.086cm" svg:height="0.395cm" svg:x="2.532cm" svg:y="25.934cm">
          <draw:text-box>
            <text:p text:style-name="P1"><text:span text:style-name="T10">Minute Dannatt to CDS, December 2006, ‘CGS Visit to RDCM Selly Oak: 6 December 06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3 </text:span></text:p>
          </draw:text-box>
        </draw:frame>
        <draw:frame draw:style-name="gr4" draw:text-style-name="P5" draw:layer="layout" svg:width="9.628cm" svg:height="0.395cm" svg:x="2.532cm" svg:y="26.357cm">
          <draw:text-box>
            <text:p text:style-name="P1"><text:span text:style-name="T5">Paper MOD, 28 June 2010, ‘Medical Input to Ainsworth Brief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4 </text:span></text:p>
          </draw:text-box>
        </draw:frame>
        <draw:frame draw:style-name="gr4" draw:text-style-name="P5" draw:layer="layout" svg:width="11.076cm" svg:height="0.395cm" svg:x="2.532cm" svg:y="26.781cm">
          <draw:text-box>
            <text:p text:style-name="P1"><text:span text:style-name="T10">Minute Dannatt to VCDS, 26 June 2007, ‘Visit to Selly Oak – 2 Jun 07’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3">urgency, although “we should not take any satisfaction in reaching what is only the basic </text:span></text:p>
          </draw:text-box>
        </draw:frame>
        <draw:frame draw:style-name="gr1" draw:text-style-name="P2" draw:layer="layout" svg:width="9.993cm" svg:height="0.475cm" svg:x="2.2cm" svg:y="3.09cm">
          <draw:text-box>
            <text:p text:style-name="P1"><text:span text:style-name="T3">level of care that our wounded servicemen deserve”. </text:span></text:p>
          </draw:text-box>
        </draw:frame>
        <draw:frame draw:style-name="gr1" draw:text-style-name="P2" draw:layer="layout" svg:width="16.199cm" svg:height="0.475cm" svg:x="2.2cm" svg:y="4.004cm">
          <draw:text-box>
            <text:p text:style-name="P1"><text:span text:style-name="T6">76. </text:span><text:span text:style-name="T3"><text:s/>The challenge now was to ensure that clinical, welfare and administrative support </text:span></text:p>
          </draw:text-box>
        </draw:frame>
        <draw:frame draw:style-name="gr1" draw:text-style-name="P2" draw:layer="layout" svg:width="15.327cm" svg:height="0.475cm" svg:x="2.2cm" svg:y="4.568cm">
          <draw:text-box>
            <text:p text:style-name="P1"><text:span text:style-name="T3">was delivered to injured personnel in a holistic manner wherever they were in the </text:span></text:p>
          </draw:text-box>
        </draw:frame>
        <draw:frame draw:style-name="gr1" draw:text-style-name="P2" draw:layer="layout" svg:width="3.685cm" svg:height="0.475cm" svg:x="2.2cm" svg:y="5.133cm">
          <draw:text-box>
            <text:p text:style-name="P1"><text:span text:style-name="T3">healthcare system. </text:span></text:p>
          </draw:text-box>
        </draw:frame>
        <draw:frame draw:style-name="gr1" draw:text-style-name="P2" draw:layer="layout" svg:width="16.817cm" svg:height="0.475cm" svg:x="2.2cm" svg:y="6.047cm">
          <draw:text-box>
            <text:p text:style-name="P1"><text:span text:style-name="T6">77. </text:span><text:span text:style-name="T3"><text:s/>In February 2008, the House of Commons Defence Committee described the clinical </text:span></text:p>
          </draw:text-box>
        </draw:frame>
        <draw:frame draw:style-name="gr1" draw:text-style-name="P2" draw:layer="layout" svg:width="13.091cm" svg:height="0.475cm" svg:x="2.2cm" svg:y="6.612cm">
          <draw:text-box>
            <text:p text:style-name="P1"><text:span text:style-name="T3">care for Service Personnel injured on operations as “second to none”.</text:span></text:p>
          </draw:text-box>
        </draw:frame>
        <draw:frame draw:style-name="gr5" draw:text-style-name="P6" draw:layer="layout" svg:width="0.273cm" svg:height="0.276cm" svg:x="15.237cm" svg:y="6.631cm">
          <draw:text-box>
            <text:p text:style-name="P1"><text:span text:style-name="T8">45</text:span></text:p>
          </draw:text-box>
        </draw:frame>
        <draw:frame draw:style-name="gr1" draw:text-style-name="P2" draw:layer="layout" svg:width="3.139cm" svg:height="0.475cm" svg:x="15.511cm" svg:y="6.612cm">
          <draw:text-box>
            <text:p text:style-name="P1"><text:span text:style-name="T3"><text:s/></text:span><text:span text:style-name="T3">The Committee </text:span></text:p>
          </draw:text-box>
        </draw:frame>
        <draw:frame draw:style-name="gr1" draw:text-style-name="P2" draw:layer="layout" svg:width="15.678cm" svg:height="0.475cm" svg:x="2.2cm" svg:y="7.176cm">
          <draw:text-box>
            <text:p text:style-name="P1"><text:span text:style-name="T3">commented, however, that “many of the improvements … are relatively recent, and </text:span></text:p>
          </draw:text-box>
        </draw:frame>
        <draw:frame draw:style-name="gr1" draw:text-style-name="P2" draw:layer="layout" svg:width="16.741cm" svg:height="0.475cm" svg:x="2.2cm" svg:y="7.741cm">
          <draw:text-box>
            <text:p text:style-name="P1"><text:span text:style-name="T3">there has been a great deal of change over the past 18 months. The MOD should not be </text:span></text:p>
          </draw:text-box>
        </draw:frame>
        <draw:frame draw:style-name="gr1" draw:text-style-name="P2" draw:layer="layout" svg:width="16.639cm" svg:height="0.475cm" svg:x="2.2cm" svg:y="8.305cm">
          <draw:text-box>
            <text:p text:style-name="P1"><text:span text:style-name="T3">complacent: they have had to learn important lessons and it is now clear that the picture </text:span></text:p>
          </draw:text-box>
        </draw:frame>
        <draw:frame draw:style-name="gr1" draw:text-style-name="P2" draw:layer="layout" svg:width="7.673cm" svg:height="0.475cm" svg:x="2.2cm" svg:y="8.87cm">
          <draw:text-box>
            <text:p text:style-name="P1"><text:span text:style-name="T3">at Selly Oak was not always so positive.”</text:span></text:p>
          </draw:text-box>
        </draw:frame>
        <draw:frame draw:style-name="gr1" draw:text-style-name="P2" draw:layer="layout" svg:width="15.5cm" svg:height="0.475cm" svg:x="2.2cm" svg:y="9.784cm">
          <draw:text-box>
            <text:p text:style-name="P1"><text:span text:style-name="T6">78. </text:span><text:span text:style-name="T3"><text:s/>Specific issues cited in the report included the provision of toiletries and basic </text:span></text:p>
          </draw:text-box>
        </draw:frame>
        <draw:frame draw:style-name="gr1" draw:text-style-name="P2" draw:layer="layout" svg:width="15.441cm" svg:height="0.475cm" svg:x="2.2cm" svg:y="10.348cm">
          <draw:text-box>
            <text:p text:style-name="P1"><text:span text:style-name="T3">clothing for Service Personnel, travel assistance for the families of injured Service </text:span></text:p>
          </draw:text-box>
        </draw:frame>
        <draw:frame draw:style-name="gr1" draw:text-style-name="P2" draw:layer="layout" svg:width="15.428cm" svg:height="0.475cm" svg:x="2.2cm" svg:y="10.913cm">
          <draw:text-box>
            <text:p text:style-name="P1"><text:span text:style-name="T3">Personnel, and accommodation for the relatives of parents. The report stated that </text:span></text:p>
          </draw:text-box>
        </draw:frame>
        <draw:frame draw:style-name="gr1" draw:text-style-name="P2" draw:layer="layout" svg:width="14.819cm" svg:height="0.475cm" svg:x="2.2cm" svg:y="11.477cm">
          <draw:text-box>
            <text:p text:style-name="P1"><text:span text:style-name="T3">improvements were taking place, but “some of the slack had been taken up by </text:span></text:p>
          </draw:text-box>
        </draw:frame>
        <draw:frame draw:style-name="gr1" draw:text-style-name="P2" draw:layer="layout" svg:width="4.273cm" svg:height="0.475cm" svg:x="2.2cm" svg:y="12.042cm">
          <draw:text-box>
            <text:p text:style-name="P1"><text:span text:style-name="T3">welfare organisations”.</text:span></text:p>
          </draw:text-box>
        </draw:frame>
        <draw:frame draw:style-name="gr1" draw:text-style-name="P2" draw:layer="layout" svg:width="16.482cm" svg:height="0.475cm" svg:x="2.2cm" svg:y="12.956cm">
          <draw:text-box>
            <text:p text:style-name="P1"><text:span text:style-name="T6">79. </text:span><text:span text:style-name="T3"><text:s/>Mr Adam Ingram, Minister for the Armed Forces from 2001 to 2007, told the Inquiry:</text:span></text:p>
          </draw:text-box>
        </draw:frame>
        <draw:frame draw:style-name="gr1" draw:text-style-name="P2" draw:layer="layout" svg:width="15.424cm" svg:height="0.475cm" svg:x="2.95cm" svg:y="13.871cm">
          <draw:text-box>
            <text:p text:style-name="P1"><text:span text:style-name="T3">“</text:span><text:span text:style-name="T3">It became very clear early on that there was a problem at Selly Oak. It wasn’t the </text:span></text:p>
          </draw:text-box>
        </draw:frame>
        <draw:frame draw:style-name="gr1" draw:text-style-name="P2" draw:layer="layout" svg:width="15.318cm" svg:height="0.475cm" svg:x="2.95cm" svg:y="14.435cm">
          <draw:text-box>
            <text:p text:style-name="P1"><text:span text:style-name="T3">question of the quality of the medical care. It was the fact that they were in mixed </text:span></text:p>
          </draw:text-box>
        </draw:frame>
        <draw:frame draw:style-name="gr1" draw:text-style-name="P2" draw:layer="layout" svg:width="14.687cm" svg:height="0.475cm" svg:x="2.95cm" svg:y="15cm">
          <draw:text-box>
            <text:p text:style-name="P1"><text:span text:style-name="T3">[military/civilian] wards. You had soldiers who had been attended to by civilian </text:span></text:p>
          </draw:text-box>
        </draw:frame>
        <draw:frame draw:style-name="gr1" draw:text-style-name="P2" draw:layer="layout" svg:width="14.738cm" svg:height="0.475cm" svg:x="2.95cm" svg:y="15.564cm">
          <draw:text-box>
            <text:p text:style-name="P1"><text:span text:style-name="T3">nurses, civilian doctors and in the next bed there may well be a civilian injured </text:span></text:p>
          </draw:text-box>
        </draw:frame>
        <draw:frame draw:style-name="gr1" draw:text-style-name="P2" draw:layer="layout" svg:width="4.138cm" svg:height="0.475cm" svg:x="2.95cm" svg:y="16.128cm">
          <draw:text-box>
            <text:p text:style-name="P1"><text:span text:style-name="T3">person or old person. </text:span></text:p>
          </draw:text-box>
        </draw:frame>
        <draw:frame draw:style-name="gr1" draw:text-style-name="P2" draw:layer="layout" svg:width="14.73cm" svg:height="0.475cm" svg:x="2.95cm" svg:y="17.043cm">
          <draw:text-box>
            <text:p text:style-name="P1"><text:span text:style-name="T3">“</text:span><text:span text:style-name="T3">That became a big issue. My instinct initially was … that if I was injured, I just </text:span></text:p>
          </draw:text-box>
        </draw:frame>
        <draw:frame draw:style-name="gr1" draw:text-style-name="P2" draw:layer="layout" svg:width="6.191cm" svg:height="0.475cm" svg:x="2.95cm" svg:y="17.607cm">
          <draw:text-box>
            <text:p text:style-name="P1"><text:span text:style-name="T3">wanted the best medical care … </text:span></text:p>
          </draw:text-box>
        </draw:frame>
        <draw:frame draw:style-name="gr1" draw:text-style-name="P2" draw:layer="layout" svg:width="15.534cm" svg:height="0.475cm" svg:x="2.95cm" svg:y="18.522cm">
          <draw:text-box>
            <text:p text:style-name="P1"><text:span text:style-name="T3">“</text:span><text:span text:style-name="T3">But, as a result of a number of visits, Ministerial visits, it became abundantly clear </text:span></text:p>
          </draw:text-box>
        </draw:frame>
        <draw:frame draw:style-name="gr1" draw:text-style-name="P2" draw:layer="layout" svg:width="15.373cm" svg:height="0.475cm" svg:x="2.95cm" svg:y="19.086cm">
          <draw:text-box>
            <text:p text:style-name="P1"><text:span text:style-name="T3">we needed to do other things. So progressively, the number of military personnel, </text:span></text:p>
          </draw:text-box>
        </draw:frame>
        <draw:frame draw:style-name="gr1" draw:text-style-name="P2" draw:layer="layout" svg:width="7.77cm" svg:height="0.475cm" svg:x="2.95cm" svg:y="19.651cm">
          <draw:text-box>
            <text:p text:style-name="P1"><text:span text:style-name="T3">in terms of the medical care, changed …”</text:span></text:p>
          </draw:text-box>
        </draw:frame>
        <draw:frame draw:style-name="gr5" draw:text-style-name="P6" draw:layer="layout" svg:width="0.273cm" svg:height="0.276cm" svg:x="10.691cm" svg:y="19.669cm">
          <draw:text-box>
            <text:p text:style-name="P1"><text:span text:style-name="T8">46</text:span></text:p>
          </draw:text-box>
        </draw:frame>
        <draw:frame draw:style-name="gr1" draw:text-style-name="P2" draw:layer="layout" svg:width="6.974cm" svg:height="0.475cm" svg:x="2.2cm" svg:y="20.565cm">
          <draw:text-box>
            <text:p text:style-name="P1"><text:span text:style-name="T6">80. </text:span><text:span text:style-name="T3"><text:s/>Lt Gen Lillywhite told the Inquiry:</text:span></text:p>
          </draw:text-box>
        </draw:frame>
        <draw:frame draw:style-name="gr1" draw:text-style-name="P2" draw:layer="layout" svg:width="15.458cm" svg:height="0.475cm" svg:x="2.95cm" svg:y="21.48cm">
          <draw:text-box>
            <text:p text:style-name="P1"><text:span text:style-name="T3">“</text:span><text:span text:style-name="T3">It quickly became apparent that returning casualties actually wanted to be looked </text:span></text:p>
          </draw:text-box>
        </draw:frame>
        <draw:frame draw:style-name="gr1" draw:text-style-name="P2" draw:layer="layout" svg:width="4.248cm" svg:height="0.475cm" svg:x="2.95cm" svg:y="22.044cm">
          <draw:text-box>
            <text:p text:style-name="P1"><text:span text:style-name="T3">after by the military … </text:span></text:p>
          </draw:text-box>
        </draw:frame>
        <draw:frame draw:style-name="gr1" draw:text-style-name="P2" draw:layer="layout" svg:width="15.424cm" svg:height="0.475cm" svg:x="2.95cm" svg:y="22.958cm">
          <draw:text-box>
            <text:p text:style-name="P1"><text:span text:style-name="T3">“</text:span><text:span text:style-name="T3">Although at no stage … was the clinical care of casualties coming back from Iraq </text:span></text:p>
          </draw:text-box>
        </draw:frame>
        <draw:frame draw:style-name="gr1" draw:text-style-name="P2" draw:layer="layout" svg:width="15.974cm" svg:height="0.475cm" svg:x="2.95cm" svg:y="23.523cm">
          <draw:text-box>
            <text:p text:style-name="P1"><text:span text:style-name="T3">compromised, there was an unhappiness amongst the patients themselves and their </text:span></text:p>
          </draw:text-box>
        </draw:frame>
        <draw:frame draw:style-name="gr1" draw:text-style-name="P2" draw:layer="layout" svg:width="15.496cm" svg:height="0.475cm" svg:x="2.95cm" svg:y="24.087cm">
          <draw:text-box>
            <text:p text:style-name="P1"><text:span text:style-name="T3">relatives about the lack of military involvement in both their care, although actuall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7.224cm" svg:height="0.475cm" svg:x="2.95cm" svg:y="24.652cm">
          <draw:text-box>
            <text:p text:style-name="P1"><text:span text:style-name="T3">much more so in their welfare support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5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10">Seventh Report from the House of Commons Defence Committee, Session 2007-2008, </text:span><text:span text:style-name="T11">Medical Care </text:span></text:p>
          </draw:text-box>
        </draw:frame>
        <draw:frame draw:style-name="gr4" draw:text-style-name="P5" draw:layer="layout" svg:width="7.381cm" svg:height="0.395cm" svg:x="2.2cm" svg:y="26.357cm">
          <draw:text-box>
            <text:p text:style-name="P1"><text:span text:style-name="T11">for the Armed Forces</text:span><text:span text:style-name="T10">, HC327, pages 3 and 13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6 </text:span></text:p>
          </draw:text-box>
        </draw:frame>
        <draw:frame draw:style-name="gr4" draw:text-style-name="P5" draw:layer="layout" svg:width="5.963cm" svg:height="0.395cm" svg:x="2.532cm" svg:y="26.781cm">
          <draw:text-box>
            <text:p text:style-name="P1"><text:span text:style-name="T10">Public hearing, 16 July 2010, page 49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5.352cm" svg:height="0.475cm" svg:x="2.95cm" svg:y="2.525cm">
          <draw:text-box>
            <text:p text:style-name="P1"><text:span text:style-name="T3">“</text:span><text:span text:style-name="T3">So there was a period when the plan, which was working, was not in accord with </text:span></text:p>
          </draw:text-box>
        </draw:frame>
        <draw:frame draw:style-name="gr1" draw:text-style-name="P2" draw:layer="layout" svg:width="15.589cm" svg:height="0.475cm" svg:x="2.95cm" svg:y="3.09cm">
          <draw:text-box>
            <text:p text:style-name="P1"><text:span text:style-name="T3">what people had expected or wanted. So that led to a significant period of adverse </text:span></text:p>
          </draw:text-box>
        </draw:frame>
        <draw:frame draw:style-name="gr1" draw:text-style-name="P2" draw:layer="layout" svg:width="14.734cm" svg:height="0.475cm" svg:x="2.95cm" svg:y="3.654cm">
          <draw:text-box>
            <text:p text:style-name="P1"><text:span text:style-name="T3">press and internal adverse press as well, whilst both the medical services, but </text:span></text:p>
          </draw:text-box>
        </draw:frame>
        <draw:frame draw:style-name="gr1" draw:text-style-name="P2" draw:layer="layout" svg:width="15.737cm" svg:height="0.475cm" svg:x="2.95cm" svg:y="4.218cm">
          <draw:text-box>
            <text:p text:style-name="P1"><text:span text:style-name="T3">even more so the chain of command, organised themselves to actually provide that </text:span></text:p>
          </draw:text-box>
        </draw:frame>
        <draw:frame draw:style-name="gr1" draw:text-style-name="P2" draw:layer="layout" svg:width="8.837cm" svg:height="0.475cm" svg:x="2.95cm" svg:y="4.783cm">
          <draw:text-box>
            <text:p text:style-name="P1"><text:span text:style-name="T3">military bubble around the care in the hospital.”</text:span></text:p>
          </draw:text-box>
        </draw:frame>
        <draw:frame draw:style-name="gr5" draw:text-style-name="P6" draw:layer="layout" svg:width="0.273cm" svg:height="0.276cm" svg:x="11.751cm" svg:y="4.802cm">
          <draw:text-box>
            <text:p text:style-name="P1"><text:span text:style-name="T8">47</text:span></text:p>
          </draw:text-box>
        </draw:frame>
        <draw:frame draw:style-name="gr1" draw:text-style-name="P2" draw:layer="layout" svg:width="16.228cm" svg:height="0.475cm" svg:x="2.2cm" svg:y="5.697cm">
          <draw:text-box>
            <text:p text:style-name="P1"><text:span text:style-name="T6">81. </text:span><text:span text:style-name="T3"><text:s/>Lt Gen Lillywhite told the Inquiry that, while establishing a “military bubble” – such </text:span></text:p>
          </draw:text-box>
        </draw:frame>
        <draw:frame draw:style-name="gr1" draw:text-style-name="P2" draw:layer="layout" svg:width="16.482cm" svg:height="0.475cm" svg:x="2.2cm" svg:y="6.262cm">
          <draw:text-box>
            <text:p text:style-name="P1"><text:span text:style-name="T3">as the MMW – around a military patient did not improve the quality of clinical care, “one </text:span></text:p>
          </draw:text-box>
        </draw:frame>
        <draw:frame draw:style-name="gr1" draw:text-style-name="P2" draw:layer="layout" svg:width="16.101cm" svg:height="0.475cm" svg:x="2.2cm" svg:y="6.826cm">
          <draw:text-box>
            <text:p text:style-name="P1"><text:span text:style-name="T3">should not underestimate the beneficial impact upon recovery, upon family dynamics, </text:span></text:p>
          </draw:text-box>
        </draw:frame>
        <draw:frame draw:style-name="gr1" draw:text-style-name="P2" draw:layer="layout" svg:width="11.301cm" svg:height="0.475cm" svg:x="2.2cm" svg:y="7.391cm">
          <draw:text-box>
            <text:p text:style-name="P1"><text:span text:style-name="T3">and upon psychological wellbeing of actually being content”.</text:span></text:p>
          </draw:text-box>
        </draw:frame>
        <draw:frame draw:style-name="gr5" draw:text-style-name="P6" draw:layer="layout" svg:width="0.273cm" svg:height="0.276cm" svg:x="13.449cm" svg:y="7.409cm">
          <draw:text-box>
            <text:p text:style-name="P1"><text:span text:style-name="T8">48</text:span></text:p>
          </draw:text-box>
        </draw:frame>
        <draw:frame draw:style-name="gr1" draw:text-style-name="P2" draw:layer="layout" svg:width="3.626cm" svg:height="0.475cm" svg:x="13.724cm" svg:y="7.391cm">
          <draw:text-box>
            <text:p text:style-name="P1"><text:span text:style-name="T3"><text:s/></text:span><text:span text:style-name="T3">He added that the </text:span></text:p>
          </draw:text-box>
        </draw:frame>
        <draw:frame draw:style-name="gr1" draw:text-style-name="P2" draw:layer="layout" svg:width="16.046cm" svg:height="0.475cm" svg:x="2.2cm" svg:y="7.955cm">
          <draw:text-box>
            <text:p text:style-name="P1"><text:span text:style-name="T3">importance of continuing to provide a military bubble during treatment was one of the </text:span></text:p>
          </draw:text-box>
        </draw:frame>
        <draw:frame draw:style-name="gr1" draw:text-style-name="P2" draw:layer="layout" svg:width="10.221cm" svg:height="0.475cm" svg:x="2.2cm" svg:y="8.52cm">
          <draw:text-box>
            <text:p text:style-name="P1"><text:span text:style-name="T3">main lessons learned by DMS and the MOD from Iraq.</text:span></text:p>
          </draw:text-box>
        </draw:frame>
        <draw:frame draw:style-name="gr8" draw:text-style-name="P9" draw:layer="layout" svg:width="7.465cm" svg:height="0.556cm" svg:x="2.2cm" svg:y="9.641cm">
          <draw:text-box>
            <text:p text:style-name="P1"><text:span text:style-name="T12">Improvements at Headley Court</text:span></text:p>
          </draw:text-box>
        </draw:frame>
        <draw:frame draw:style-name="gr1" draw:text-style-name="P2" draw:layer="layout" svg:width="16.77cm" svg:height="0.475cm" svg:x="2.2cm" svg:y="10.469cm">
          <draw:text-box>
            <text:p text:style-name="P1"><text:span text:style-name="T6">82. </text:span><text:span text:style-name="T3"><text:s/>The facilities at DMRC Headley Court had been significantly enhanced by the end of </text:span></text:p>
          </draw:text-box>
        </draw:frame>
        <draw:frame draw:style-name="gr1" draw:text-style-name="P2" draw:layer="layout" svg:width="5.594cm" svg:height="0.475cm" svg:x="2.2cm" svg:y="11.033cm">
          <draw:text-box>
            <text:p text:style-name="P1"><text:span text:style-name="T3">Op TELIC, including through: </text:span></text:p>
          </draw:text-box>
        </draw:frame>
        <draw:frame draw:style-name="gr3" draw:text-style-name="P4" draw:layer="layout" svg:width="0.634cm" svg:height="0.712cm" svg:x="2.95cm" svg:y="11.7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8cm" svg:height="0.475cm" svg:x="3.7cm" svg:y="11.948cm">
          <draw:text-box>
            <text:p text:style-name="P1"><text:span text:style-name="T3">the opening of a Complex Rehabilitation and Amputee Unit in June 2006: a </text:span></text:p>
          </draw:text-box>
        </draw:frame>
        <draw:frame draw:style-name="gr1" draw:text-style-name="P2" draw:layer="layout" svg:width="14.387cm" svg:height="0.475cm" svg:x="3.7cm" svg:y="12.512cm">
          <draw:text-box>
            <text:p text:style-name="P1"><text:span text:style-name="T3">contract was let to a private company that manufactured individually tailored </text:span></text:p>
          </draw:text-box>
        </draw:frame>
        <draw:frame draw:style-name="gr1" draw:text-style-name="P2" draw:layer="layout" svg:width="3.545cm" svg:height="0.475cm" svg:x="3.7cm" svg:y="13.077cm">
          <draw:text-box>
            <text:p text:style-name="P1"><text:span text:style-name="T3">prosthetics on site;</text:span></text:p>
          </draw:text-box>
        </draw:frame>
        <draw:frame draw:style-name="gr5" draw:text-style-name="P6" draw:layer="layout" svg:width="0.273cm" svg:height="0.276cm" svg:x="7.229cm" svg:y="13.096cm">
          <draw:text-box>
            <text:p text:style-name="P1"><text:span text:style-name="T8">49</text:span></text:p>
          </draw:text-box>
        </draw:frame>
        <draw:frame draw:style-name="gr3" draw:text-style-name="P4" draw:layer="layout" svg:width="0.634cm" svg:height="0.712cm" svg:x="2.95cm" svg:y="13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13.741cm">
          <draw:text-box>
            <text:p text:style-name="P1"><text:span text:style-name="T3">construction of a 30-bed temporary ward annex, which was brought into use in </text:span></text:p>
          </draw:text-box>
        </draw:frame>
        <draw:frame draw:style-name="gr1" draw:text-style-name="P2" draw:layer="layout" svg:width="1.987cm" svg:height="0.475cm" svg:x="3.7cm" svg:y="14.306cm">
          <draw:text-box>
            <text:p text:style-name="P1"><text:span text:style-name="T3">May 2007;</text:span></text:p>
          </draw:text-box>
        </draw:frame>
        <draw:frame draw:style-name="gr5" draw:text-style-name="P6" draw:layer="layout" svg:width="0.273cm" svg:height="0.276cm" svg:x="5.677cm" svg:y="14.324cm">
          <draw:text-box>
            <text:p text:style-name="P1"><text:span text:style-name="T8">50</text:span></text:p>
          </draw:text-box>
        </draw:frame>
        <draw:frame draw:style-name="gr3" draw:text-style-name="P4" draw:layer="layout" svg:width="0.634cm" svg:height="0.712cm" svg:x="2.95cm" svg:y="14.8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5cm" svg:height="0.475cm" svg:x="3.7cm" svg:y="14.97cm">
          <draw:text-box>
            <text:p text:style-name="P1"><text:span text:style-name="T3">construction of a 58-bed staff and patient accommodation block (Wood House) </text:span></text:p>
          </draw:text-box>
        </draw:frame>
        <draw:frame draw:style-name="gr1" draw:text-style-name="P2" draw:layer="layout" svg:width="4.096cm" svg:height="0.475cm" svg:x="3.7cm" svg:y="15.535cm">
          <draw:text-box>
            <text:p text:style-name="P1"><text:span text:style-name="T3">in January 2009; and </text:span></text:p>
          </draw:text-box>
        </draw:frame>
        <draw:frame draw:style-name="gr3" draw:text-style-name="P4" draw:layer="layout" svg:width="0.634cm" svg:height="0.712cm" svg:x="2.95cm" svg:y="16.0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3cm" svg:height="0.475cm" svg:x="3.7cm" svg:y="16.199cm">
          <draw:text-box>
            <text:p text:style-name="P1"><text:span text:style-name="T3">the opening of the Centre for Mental and Cognitive Health, to provide mental </text:span></text:p>
          </draw:text-box>
        </draw:frame>
        <draw:frame draw:style-name="gr1" draw:text-style-name="P2" draw:layer="layout" svg:width="10.323cm" svg:height="0.475cm" svg:x="3.7cm" svg:y="16.763cm">
          <draw:text-box>
            <text:p text:style-name="P1"><text:span text:style-name="T3">health and clinical psychology services, in spring 2009.</text:span></text:p>
          </draw:text-box>
        </draw:frame>
        <draw:frame draw:style-name="gr1" draw:text-style-name="P2" draw:layer="layout" svg:width="15.86cm" svg:height="0.475cm" svg:x="2.2cm" svg:y="17.678cm">
          <draw:text-box>
            <text:p text:style-name="P1"><text:span text:style-name="T6">83. </text:span><text:span text:style-name="T3"><text:s/>In May 2008, Ministers announced £24m in capital funding over four years for a </text:span></text:p>
          </draw:text-box>
        </draw:frame>
        <draw:frame draw:style-name="gr1" draw:text-style-name="P2" draw:layer="layout" svg:width="15.56cm" svg:height="0.475cm" svg:x="2.2cm" svg:y="18.242cm">
          <draw:text-box>
            <text:p text:style-name="P1"><text:span text:style-name="T3">Headley Court development programme. Over the first two years, this funding was </text:span></text:p>
          </draw:text-box>
        </draw:frame>
        <draw:frame draw:style-name="gr1" draw:text-style-name="P2" draw:layer="layout" svg:width="16.22cm" svg:height="0.475cm" svg:x="2.2cm" svg:y="18.807cm">
          <draw:text-box>
            <text:p text:style-name="P1"><text:span text:style-name="T3">mainly applied to the MOD contribution to the “Help for Heroes” rehabilitation complex </text:span></text:p>
          </draw:text-box>
        </draw:frame>
        <draw:frame draw:style-name="gr1" draw:text-style-name="P2" draw:layer="layout" svg:width="15.682cm" svg:height="0.475cm" svg:x="2.2cm" svg:y="19.371cm">
          <draw:text-box>
            <text:p text:style-name="P1"><text:span text:style-name="T3">(which was officially opened in June 2010) and a utilities upgrade for the whole site.</text:span></text:p>
          </draw:text-box>
        </draw:frame>
        <draw:frame draw:style-name="gr1" draw:text-style-name="P2" draw:layer="layout" svg:width="14.979cm" svg:height="0.475cm" svg:x="2.2cm" svg:y="20.286cm">
          <draw:text-box>
            <text:p text:style-name="P1"><text:span text:style-name="T6">84. </text:span><text:span text:style-name="T3"><text:s/>Lt Gen Lillywhite told the Inquiry that, while Headley Court was a “centre of </text:span></text:p>
          </draw:text-box>
        </draw:frame>
        <draw:frame draw:style-name="gr1" draw:text-style-name="P2" draw:layer="layout" svg:width="15.348cm" svg:height="0.475cm" svg:x="2.2cm" svg:y="20.85cm">
          <draw:text-box>
            <text:p text:style-name="P1"><text:span text:style-name="T3">excellence”, it was also “the greatest area of risk in actually managing casualties”.</text:span></text:p>
          </draw:text-box>
        </draw:frame>
        <draw:frame draw:style-name="gr5" draw:text-style-name="P6" draw:layer="layout" svg:width="0.273cm" svg:height="0.276cm" svg:x="17.494cm" svg:y="20.869cm">
          <draw:text-box>
            <text:p text:style-name="P1"><text:span text:style-name="T8">51</text:span></text:p>
          </draw:text-box>
        </draw:frame>
        <draw:frame draw:style-name="gr1" draw:text-style-name="P2" draw:layer="layout" svg:width="0.422cm" svg:height="0.475cm" svg:x="17.769cm" svg:y="20.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606cm" svg:height="0.475cm" svg:x="2.2cm" svg:y="21.415cm">
          <draw:text-box>
            <text:p text:style-name="P1"><text:span text:style-name="T3">The first risk area was its capacity: </text:span></text:p>
          </draw:text-box>
        </draw:frame>
        <draw:frame draw:style-name="gr1" draw:text-style-name="P2" draw:layer="layout" svg:width="15.331cm" svg:height="0.475cm" svg:x="2.95cm" svg:y="22.329cm">
          <draw:text-box>
            <text:p text:style-name="P1"><text:span text:style-name="T3">“</text:span><text:span text:style-name="T3">We were seeing far more cases that needed in-patient care in beds than we had </text:span></text:p>
          </draw:text-box>
        </draw:frame>
        <draw:frame draw:style-name="gr1" draw:text-style-name="P2" draw:layer="layout" svg:width="14.747cm" svg:height="0.475cm" svg:x="2.95cm" svg:y="22.893cm">
          <draw:text-box>
            <text:p text:style-name="P1"><text:span text:style-name="T3">ever seen probably since Korea … and the capacity of Headley Court was no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382cm" svg:height="0.475cm" svg:x="2.95cm" svg:y="23.458cm">
          <draw:text-box>
            <text:p text:style-name="P1"><text:span text:style-name="T3">sufficient to have met it. Luckily, the building programme, the temporary ward, the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47 </text:span></text:p>
          </draw:text-box>
        </draw:frame>
        <draw:frame draw:style-name="gr4" draw:text-style-name="P5" draw:layer="layout" svg:width="6.648cm" svg:height="0.395cm" svg:x="2.532cm" svg:y="24.664cm">
          <draw:text-box>
            <text:p text:style-name="P1"><text:span text:style-name="T10">Public hearing, 20 July 2010, pages 33-34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48 </text:span></text:p>
          </draw:text-box>
        </draw:frame>
        <draw:frame draw:style-name="gr4" draw:text-style-name="P5" draw:layer="layout" svg:width="6.648cm" svg:height="0.395cm" svg:x="2.532cm" svg:y="25.087cm">
          <draw:text-box>
            <text:p text:style-name="P1"><text:span text:style-name="T10">Public hearing, 20 July 2010, pages 35-36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9 </text:span></text:p>
          </draw:text-box>
        </draw:frame>
        <draw:frame draw:style-name="gr4" draw:text-style-name="P5" draw:layer="layout" svg:width="15.796cm" svg:height="0.395cm" svg:x="2.532cm" svg:y="25.511cm">
          <draw:text-box>
            <text:p text:style-name="P1"><text:span text:style-name="T10">Seventh Report from the House of Commons Defence Committee, Session 2007-2008, </text:span><text:span text:style-name="T11">Medical Care </text:span></text:p>
          </draw:text-box>
        </draw:frame>
        <draw:line draw:style-name="gr9" draw:text-style-name="P7" draw:layer="layout" svg:x1="2.531cm" svg:y1="26.714cm" svg:x2="12.126cm" svg:y2="26.714cm">
          <text:p/>
        </draw:line>
        <draw:frame draw:style-name="gr4" draw:text-style-name="P5" draw:layer="layout" svg:width="4.671cm" svg:height="0.395cm" svg:x="2.2cm" svg:y="25.934cm">
          <draw:text-box>
            <text:p text:style-name="P1"><text:span text:style-name="T11">for the Armed Forces</text:span><text:span text:style-name="T10">, HC32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0 </text:span></text:p>
          </draw:text-box>
        </draw:frame>
        <draw:frame draw:style-name="gr4" draw:text-style-name="P5" draw:layer="layout" svg:width="9.531cm" svg:height="0.395cm" svg:x="2.532cm" svg:y="26.357cm">
          <draw:text-box>
            <text:p text:style-name="P1"><text:span text:style-name="T5">Paper MOD, 28 June 2010, ‘Medical Input to Ainsworth Brief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1 </text:span></text:p>
          </draw:text-box>
        </draw:frame>
        <draw:frame draw:style-name="gr4" draw:text-style-name="P5" draw:layer="layout" svg:width="6.648cm" svg:height="0.395cm" svg:x="2.532cm" svg:y="26.781cm">
          <draw:text-box>
            <text:p text:style-name="P1"><text:span text:style-name="T10">Public hearing, 20 July 2010, pages 39-40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3">relationships with the local planning authority, enabled us just to keep ahead of the </text:span></text:p>
          </draw:text-box>
        </draw:frame>
        <draw:frame draw:style-name="gr1" draw:text-style-name="P2" draw:layer="layout" svg:width="12.131cm" svg:height="0.475cm" svg:x="2.95cm" svg:y="3.09cm">
          <draw:text-box>
            <text:p text:style-name="P1"><text:span text:style-name="T3">surge. A close run thing, I think, but we kept ahead of the surge.”</text:span></text:p>
          </draw:text-box>
        </draw:frame>
        <draw:frame draw:style-name="gr1" draw:text-style-name="P2" draw:layer="layout" svg:width="9.065cm" svg:height="0.475cm" svg:x="2.2cm" svg:y="4.004cm">
          <draw:text-box>
            <text:p text:style-name="P1"><text:span text:style-name="T6">85. </text:span><text:span text:style-name="T3"><text:s/>The second risk area was the building itself:</text:span></text:p>
          </draw:text-box>
        </draw:frame>
        <draw:frame draw:style-name="gr1" draw:text-style-name="P2" draw:layer="layout" svg:width="15.92cm" svg:height="0.475cm" svg:x="2.95cm" svg:y="4.918cm">
          <draw:text-box>
            <text:p text:style-name="P1"><text:span text:style-name="T3">“</text:span><text:span text:style-name="T3">Headley Court is a fine listed building, which had in essence for many years treated </text:span></text:p>
          </draw:text-box>
        </draw:frame>
        <draw:frame draw:style-name="gr1" draw:text-style-name="P2" draw:layer="layout" svg:width="15.826cm" svg:height="0.475cm" svg:x="2.95cm" svg:y="5.483cm">
          <draw:text-box>
            <text:p text:style-name="P1"><text:span text:style-name="T3">sports injuries, complex sports injuries, but not open wounds. What we have started </text:span></text:p>
          </draw:text-box>
        </draw:frame>
        <draw:frame draw:style-name="gr1" draw:text-style-name="P2" draw:layer="layout" svg:width="15.272cm" svg:height="0.475cm" svg:x="2.95cm" svg:y="6.047cm">
          <draw:text-box>
            <text:p text:style-name="P1"><text:span text:style-name="T3">doing in this conflict is starting rehabilitation ever earlier, with significant success. </text:span></text:p>
          </draw:text-box>
        </draw:frame>
        <draw:frame draw:style-name="gr1" draw:text-style-name="P2" draw:layer="layout" svg:width="15.962cm" svg:height="0.475cm" svg:x="2.95cm" svg:y="6.612cm">
          <draw:text-box>
            <text:p text:style-name="P1"><text:span text:style-name="T3">But it posed risk in the type of surroundings that they were being managed in, in that </text:span></text:p>
          </draw:text-box>
        </draw:frame>
        <draw:frame draw:style-name="gr1" draw:text-style-name="P2" draw:layer="layout" svg:width="15.974cm" svg:height="0.475cm" svg:x="2.95cm" svg:y="7.176cm">
          <draw:text-box>
            <text:p text:style-name="P1"><text:span text:style-name="T3">Headley Court was not set up to look after cases that were open wounds or complex </text:span></text:p>
          </draw:text-box>
        </draw:frame>
        <draw:frame draw:style-name="gr1" draw:text-style-name="P2" draw:layer="layout" svg:width="12.639cm" svg:height="0.475cm" svg:x="2.95cm" svg:y="7.741cm">
          <draw:text-box>
            <text:p text:style-name="P1"><text:span text:style-name="T3">medication that required ongoing non-rehabilitation specialist care.”</text:span></text:p>
          </draw:text-box>
        </draw:frame>
        <draw:frame draw:style-name="gr5" draw:text-style-name="P6" draw:layer="layout" svg:width="0.273cm" svg:height="0.276cm" svg:x="15.54cm" svg:y="7.759cm">
          <draw:text-box>
            <text:p text:style-name="P1"><text:span text:style-name="T8">52</text:span></text:p>
          </draw:text-box>
        </draw:frame>
        <draw:frame draw:style-name="gr1" draw:text-style-name="P2" draw:layer="layout" svg:width="15.428cm" svg:height="0.475cm" svg:x="2.2cm" svg:y="8.655cm">
          <draw:text-box>
            <text:p text:style-name="P1"><text:span text:style-name="T6">86. </text:span><text:span text:style-name="T3"><text:s/>The Inquiry visited Headley Court in October 2010, and spoke to a number of </text:span></text:p>
          </draw:text-box>
        </draw:frame>
        <draw:frame draw:style-name="gr1" draw:text-style-name="P2" draw:layer="layout" svg:width="15.983cm" svg:height="0.475cm" svg:x="2.2cm" svg:y="9.22cm">
          <draw:text-box>
            <text:p text:style-name="P1"><text:span text:style-name="T3">members of staff and Iraq veterans. Members of staff told the Inquiry that it would be </text:span></text:p>
          </draw:text-box>
        </draw:frame>
        <draw:frame draw:style-name="gr1" draw:text-style-name="P2" draw:layer="layout" svg:width="16.707cm" svg:height="0.475cm" svg:x="2.2cm" svg:y="9.784cm">
          <draw:text-box>
            <text:p text:style-name="P1"><text:span text:style-name="T3">helpful if they were given more forewarning about deliberate operations with potential for </text:span></text:p>
          </draw:text-box>
        </draw:frame>
        <draw:frame draw:style-name="gr1" draw:text-style-name="P2" draw:layer="layout" svg:width="3.05cm" svg:height="0.475cm" svg:x="2.2cm" svg:y="10.348cm">
          <draw:text-box>
            <text:p text:style-name="P1"><text:span text:style-name="T3">high casualties. </text:span></text:p>
          </draw:text-box>
        </draw:frame>
        <draw:frame draw:style-name="gr1" draw:text-style-name="P2" draw:layer="layout" svg:width="15.17cm" svg:height="0.475cm" svg:x="2.2cm" svg:y="11.263cm">
          <draw:text-box>
            <text:p text:style-name="P1"><text:span text:style-name="T6">87. </text:span><text:span text:style-name="T3"><text:s/>In early October 2006, Gen Dannatt directed Major General Mark Mans, the </text:span></text:p>
          </draw:text-box>
        </draw:frame>
        <draw:frame draw:style-name="gr1" draw:text-style-name="P2" draw:layer="layout" svg:width="16.338cm" svg:height="0.475cm" svg:x="2.2cm" svg:y="11.827cm">
          <draw:text-box>
            <text:p text:style-name="P1"><text:span text:style-name="T3">Deputy Adjutant General (DAG), to lead an assessment of in-Service welfare provision </text:span></text:p>
          </draw:text-box>
        </draw:frame>
        <draw:frame draw:style-name="gr1" draw:text-style-name="P2" draw:layer="layout" svg:width="8.244cm" svg:height="0.475cm" svg:x="2.2cm" svg:y="12.392cm">
          <draw:text-box>
            <text:p text:style-name="P1"><text:span text:style-name="T3">to see where improvements could be made.</text:span></text:p>
          </draw:text-box>
        </draw:frame>
        <draw:frame draw:style-name="gr5" draw:text-style-name="P6" draw:layer="layout" svg:width="0.273cm" svg:height="0.276cm" svg:x="10.412cm" svg:y="12.411cm">
          <draw:text-box>
            <text:p text:style-name="P1"><text:span text:style-name="T8">53</text:span></text:p>
          </draw:text-box>
        </draw:frame>
        <draw:frame draw:style-name="gr1" draw:text-style-name="P2" draw:layer="layout" svg:width="8.207cm" svg:height="0.475cm" svg:x="10.687cm" svg:y="12.392cm">
          <draw:text-box>
            <text:p text:style-name="P1"><text:span text:style-name="T3"><text:s/></text:span><text:span text:style-name="T3">Gen Dannatt directed that the assessment </text:span></text:p>
          </draw:text-box>
        </draw:frame>
        <draw:frame draw:style-name="gr1" draw:text-style-name="P2" draw:layer="layout" svg:width="16.258cm" svg:height="0.475cm" svg:x="2.2cm" svg:y="12.956cm">
          <draw:text-box>
            <text:p text:style-name="P1"><text:span text:style-name="T3">should include discussions with the Soldiers, Sailors, Airmen and Families Association </text:span></text:p>
          </draw:text-box>
        </draw:frame>
        <draw:frame draw:style-name="gr1" draw:text-style-name="P2" draw:layer="layout" svg:width="9.425cm" svg:height="0.475cm" svg:x="2.2cm" svg:y="13.521cm">
          <draw:text-box>
            <text:p text:style-name="P1"><text:span text:style-name="T3">(SSAFA) on bringing back SSAFA Social Workers.</text:span></text:p>
          </draw:text-box>
        </draw:frame>
        <draw:frame draw:style-name="gr1" draw:text-style-name="P2" draw:layer="layout" svg:width="15.216cm" svg:height="0.475cm" svg:x="2.2cm" svg:y="14.435cm">
          <draw:text-box>
            <text:p text:style-name="P1"><text:span text:style-name="T6">88. </text:span><text:span text:style-name="T3"><text:s/>Maj Gen Mans replied to Gen Dannatt on 30 November, recommending that </text:span></text:p>
          </draw:text-box>
        </draw:frame>
        <draw:frame draw:style-name="gr1" draw:text-style-name="P2" draw:layer="layout" svg:width="2.085cm" svg:height="0.475cm" svg:x="2.2cm" svg:y="15cm">
          <draw:text-box>
            <text:p text:style-name="P1"><text:span text:style-name="T3">he should: </text:span></text:p>
          </draw:text-box>
        </draw:frame>
        <draw:frame draw:style-name="gr3" draw:text-style-name="P4" draw:layer="layout" svg:width="0.634cm" svg:height="0.712cm" svg:x="2.95cm" svg:y="15.7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757cm" svg:height="0.475cm" svg:x="3.7cm" svg:y="15.914cm">
          <draw:text-box>
            <text:p text:style-name="P1"><text:span text:style-name="T3">invite the SSAFA to:</text:span></text:p>
          </draw:text-box>
        </draw:frame>
        <draw:frame draw:style-name="gr11" draw:text-style-name="P11" draw:layer="layout" svg:width="0.317cm" svg:height="0.374cm" svg:x="4.383cm" svg:y="16.632cm">
          <draw:text-box>
            <text:p text:style-name="P1"><text:span text:style-name="T14">{</text:span></text:p>
          </draw:text-box>
        </draw:frame>
        <draw:frame draw:style-name="gr11" draw:text-style-name="P11" draw:layer="layout" svg:width="0.317cm" svg:height="0.374cm" svg:x="4.1cm" svg:y="16.632cm">
          <draw:text-box>
            <text:p text:style-name="P1"><text:span text:style-name="T14">{</text:span></text:p>
          </draw:text-box>
        </draw:frame>
        <draw:frame draw:style-name="gr1" draw:text-style-name="P2" draw:layer="layout" svg:width="13.197cm" svg:height="0.475cm" svg:x="4.73cm" svg:y="16.578cm">
          <draw:text-box>
            <text:p text:style-name="P1"><text:span text:style-name="T3">provide short-stay hostels for families at Selly Oak and Headley Court;</text:span></text:p>
          </draw:text-box>
        </draw:frame>
        <draw:frame draw:style-name="gr11" draw:text-style-name="P11" draw:layer="layout" svg:width="0.317cm" svg:height="0.374cm" svg:x="4.383cm" svg:y="17.296cm">
          <draw:text-box>
            <text:p text:style-name="P1"><text:span text:style-name="T14">{</text:span></text:p>
          </draw:text-box>
        </draw:frame>
        <draw:frame draw:style-name="gr11" draw:text-style-name="P11" draw:layer="layout" svg:width="0.317cm" svg:height="0.374cm" svg:x="4.1cm" svg:y="17.296cm">
          <draw:text-box>
            <text:p text:style-name="P1"><text:span text:style-name="T14">{</text:span></text:p>
          </draw:text-box>
        </draw:frame>
        <draw:frame draw:style-name="gr1" draw:text-style-name="P2" draw:layer="layout" svg:width="10.7cm" svg:height="0.475cm" svg:x="4.73cm" svg:y="17.243cm">
          <draw:text-box>
            <text:p text:style-name="P1"><text:span text:style-name="T3">provide additional support for vulnerable Service leavers;</text:span></text:p>
          </draw:text-box>
        </draw:frame>
        <draw:frame draw:style-name="gr11" draw:text-style-name="P11" draw:layer="layout" svg:width="0.317cm" svg:height="0.374cm" svg:x="4.383cm" svg:y="17.961cm">
          <draw:text-box>
            <text:p text:style-name="P1"><text:span text:style-name="T14">{</text:span></text:p>
          </draw:text-box>
        </draw:frame>
        <draw:frame draw:style-name="gr11" draw:text-style-name="P11" draw:layer="layout" svg:width="0.317cm" svg:height="0.374cm" svg:x="4.1cm" svg:y="17.961cm">
          <draw:text-box>
            <text:p text:style-name="P1"><text:span text:style-name="T14">{</text:span></text:p>
          </draw:text-box>
        </draw:frame>
        <draw:frame draw:style-name="gr1" draw:text-style-name="P2" draw:layer="layout" svg:width="13.748cm" svg:height="0.475cm" svg:x="4.73cm" svg:y="17.907cm">
          <draw:text-box>
            <text:p text:style-name="P1"><text:span text:style-name="T3">provide enhanced support for Service parents of children with disabilities </text:span></text:p>
          </draw:text-box>
        </draw:frame>
        <draw:frame draw:style-name="gr1" draw:text-style-name="P2" draw:layer="layout" svg:width="4.379cm" svg:height="0.475cm" svg:x="4.73cm" svg:y="18.472cm">
          <draw:text-box>
            <text:p text:style-name="P1"><text:span text:style-name="T3">and special needs; and</text:span></text:p>
          </draw:text-box>
        </draw:frame>
        <draw:frame draw:style-name="gr11" draw:text-style-name="P11" draw:layer="layout" svg:width="0.317cm" svg:height="0.374cm" svg:x="4.383cm" svg:y="19.189cm">
          <draw:text-box>
            <text:p text:style-name="P1"><text:span text:style-name="T14">{</text:span></text:p>
          </draw:text-box>
        </draw:frame>
        <draw:frame draw:style-name="gr11" draw:text-style-name="P11" draw:layer="layout" svg:width="0.317cm" svg:height="0.374cm" svg:x="4.1cm" svg:y="19.189cm">
          <draw:text-box>
            <text:p text:style-name="P1"><text:span text:style-name="T14">{</text:span></text:p>
          </draw:text-box>
        </draw:frame>
        <draw:frame draw:style-name="gr1" draw:text-style-name="P2" draw:layer="layout" svg:width="6.928cm" svg:height="0.475cm" svg:x="4.73cm" svg:y="19.136cm">
          <draw:text-box>
            <text:p text:style-name="P1"><text:span text:style-name="T3">provide enhanced adoption services;</text:span></text:p>
          </draw:text-box>
        </draw:frame>
        <draw:frame draw:style-name="gr3" draw:text-style-name="P4" draw:layer="layout" svg:width="0.634cm" svg:height="0.712cm" svg:x="2.95cm" svg:y="19.6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29cm" svg:height="0.475cm" svg:x="3.7cm" svg:y="19.801cm">
          <draw:text-box>
            <text:p text:style-name="P1"><text:span text:style-name="T3">enhance the current Army Welfare Service (AWS) structure with additional Civil </text:span></text:p>
          </draw:text-box>
        </draw:frame>
        <draw:frame draw:style-name="gr1" draw:text-style-name="P2" draw:layer="layout" svg:width="9.527cm" svg:height="0.475cm" svg:x="3.7cm" svg:y="20.365cm">
          <draw:text-box>
            <text:p text:style-name="P1"><text:span text:style-name="T3">Service Social Workers and Welfare Workers; and </text:span></text:p>
          </draw:text-box>
        </draw:frame>
        <draw:frame draw:style-name="gr3" draw:text-style-name="P4" draw:layer="layout" svg:width="0.634cm" svg:height="0.712cm" svg:x="2.95cm" svg:y="20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21.03cm">
          <draw:text-box>
            <text:p text:style-name="P1"><text:span text:style-name="T3">invite DCDS(Personnel) to organise a “wide-ranging, tri-Service, Ministerially-</text:span></text:p>
          </draw:text-box>
        </draw:frame>
        <draw:frame draw:style-name="gr1" draw:text-style-name="P2" draw:layer="layout" svg:width="14.967cm" svg:height="0.475cm" svg:x="3.7cm" svg:y="21.594cm">
          <draw:text-box>
            <text:p text:style-name="P1"><text:span text:style-name="T3">led” conference to increase understanding of welfare and healthcare support to </text:span></text:p>
          </draw:text-box>
        </draw:frame>
        <draw:frame draw:style-name="gr1" draw:text-style-name="P2" draw:layer="layout" svg:width="4.968cm" svg:height="0.475cm" svg:x="3.7cm" svg:y="22.158cm">
          <draw:text-box>
            <text:p text:style-name="P1"><text:span text:style-name="T3">the ex-Service community.</text:span></text:p>
          </draw:text-box>
        </draw:frame>
        <draw:frame draw:style-name="gr1" draw:text-style-name="P2" draw:layer="layout" svg:width="16.152cm" svg:height="0.475cm" svg:x="2.2cm" svg:y="23.073cm">
          <draw:text-box>
            <text:p text:style-name="P1"><text:span text:style-name="T6">89. </text:span><text:span text:style-name="T3"><text:s/>Maj Gen Mans advised that the AWS, like the rest of the Army, was “running hot”. </text:span></text:p>
          </draw:text-box>
        </draw:frame>
        <draw:frame draw:style-name="gr1" draw:text-style-name="P2" draw:layer="layout" svg:width="15.949cm" svg:height="0.475cm" svg:x="2.2cm" svg:y="23.637cm">
          <draw:text-box>
            <text:p text:style-name="P1"><text:span text:style-name="T3">The “heavy burden” of operational commitments and increased casualties had led to </text:span></text:p>
          </draw:text-box>
        </draw:frame>
        <draw:frame draw:style-name="gr1" draw:text-style-name="P2" draw:layer="layout" svg:width="15.788cm" svg:height="0.475cm" svg:x="2.2cm" svg:y="24.202cm">
          <draw:text-box>
            <text:p text:style-name="P1"><text:span text:style-name="T3">a 20 percent increase in the AWS’s workload over the past year. Using Civil Servic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385cm" svg:height="0.475cm" svg:x="2.2cm" svg:y="24.766cm">
          <draw:text-box>
            <text:p text:style-name="P1"><text:span text:style-name="T3">(rather than SSAFA) Social Workers would give the AWS access to an established and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2 </text:span></text:p>
          </draw:text-box>
        </draw:frame>
        <draw:frame draw:style-name="gr4" draw:text-style-name="P5" draw:layer="layout" svg:width="6.648cm" svg:height="0.395cm" svg:x="2.532cm" svg:y="26.357cm">
          <draw:text-box>
            <text:p text:style-name="P1"><text:span text:style-name="T10">Public hearing, 20 July 2010, pages 40-41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3 </text:span></text:p>
          </draw:text-box>
        </draw:frame>
        <draw:frame draw:style-name="gr4" draw:text-style-name="P5" draw:layer="layout" svg:width="10.259cm" svg:height="0.395cm" svg:x="2.532cm" svg:y="26.781cm">
          <draw:text-box>
            <text:p text:style-name="P1"><text:span text:style-name="T10">Minute DAG to CGS, 30 November 2006, ‘Welfare and Aftercare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polygon draw:style-name="gr10" draw:text-style-name="P10" draw:layer="layout" svg:width="15.083cm" svg:height="12.233cm" svg:x="2.958cm" svg:y="11.208cm" svg:viewBox="0 0 15084 12234" draw:points="0,12234 15084,122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5.644cm" svg:height="0.475cm" svg:x="2.2cm" svg:y="2.525cm">
          <draw:text-box>
            <text:p text:style-name="P1"><text:span text:style-name="T3">trained delivery network with a national footprint. SSAFA could be best deployed to </text:span></text:p>
          </draw:text-box>
        </draw:frame>
        <draw:frame draw:style-name="gr1" draw:text-style-name="P2" draw:layer="layout" svg:width="10.535cm" svg:height="0.475cm" svg:x="2.2cm" svg:y="3.09cm">
          <draw:text-box>
            <text:p text:style-name="P1"><text:span text:style-name="T3">provide support on discrete activities to specific groups. </text:span></text:p>
          </draw:text-box>
        </draw:frame>
        <draw:frame draw:style-name="gr1" draw:text-style-name="P2" draw:layer="layout" svg:width="16.266cm" svg:height="0.475cm" svg:x="2.2cm" svg:y="4.004cm">
          <draw:text-box>
            <text:p text:style-name="P1"><text:span text:style-name="T6">90. </text:span><text:span text:style-name="T3"><text:s/>Lt Gen Mans advised colleagues in December 2006 that Gen Dannatt considered </text:span></text:p>
          </draw:text-box>
        </draw:frame>
        <draw:frame draw:style-name="gr1" draw:text-style-name="P2" draw:layer="layout" svg:width="15.471cm" svg:height="0.475cm" svg:x="2.2cm" svg:y="4.568cm">
          <draw:text-box>
            <text:p text:style-name="P1"><text:span text:style-name="T3">it was timely to hold a wide-ranging conference on welfare and aftercare provision </text:span></text:p>
          </draw:text-box>
        </draw:frame>
        <draw:frame draw:style-name="gr1" draw:text-style-name="P2" draw:layer="layout" svg:width="15.437cm" svg:height="0.475cm" svg:x="2.2cm" svg:y="5.133cm">
          <draw:text-box>
            <text:p text:style-name="P1"><text:span text:style-name="T3">for Service leavers and veterans, “[a]gainst a background of changing operational </text:span></text:p>
          </draw:text-box>
        </draw:frame>
        <draw:frame draw:style-name="gr1" draw:text-style-name="P2" draw:layer="layout" svg:width="15.272cm" svg:height="0.475cm" svg:x="2.2cm" svg:y="5.697cm">
          <draw:text-box>
            <text:p text:style-name="P1"><text:span text:style-name="T3">imperatives, high commitment levels and evolving welfare demands, as well as a </text:span></text:p>
          </draw:text-box>
        </draw:frame>
        <draw:frame draw:style-name="gr1" draw:text-style-name="P2" draw:layer="layout" svg:width="16.19cm" svg:height="0.475cm" svg:x="2.2cm" svg:y="6.262cm">
          <draw:text-box>
            <text:p text:style-name="P1"><text:span text:style-name="T3">steadily declining knowledge and consciousness amongst the public and in the media </text:span></text:p>
          </draw:text-box>
        </draw:frame>
        <draw:frame draw:style-name="gr1" draw:text-style-name="P2" draw:layer="layout" svg:width="11.246cm" svg:height="0.475cm" svg:x="2.2cm" svg:y="6.826cm">
          <draw:text-box>
            <text:p text:style-name="P1"><text:span text:style-name="T3">of military needs and expectations during and after service”.</text:span></text:p>
          </draw:text-box>
        </draw:frame>
        <draw:frame draw:style-name="gr5" draw:text-style-name="P6" draw:layer="layout" svg:width="0.273cm" svg:height="0.276cm" svg:x="13.401cm" svg:y="6.845cm">
          <draw:text-box>
            <text:p text:style-name="P1"><text:span text:style-name="T8">54</text:span></text:p>
          </draw:text-box>
        </draw:frame>
        <draw:frame draw:style-name="gr1" draw:text-style-name="P2" draw:layer="layout" svg:width="0.422cm" svg:height="0.475cm" svg:x="13.675cm" svg:y="6.82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1.948cm" svg:height="0.475cm" svg:x="2.2cm" svg:y="7.741cm">
          <draw:text-box>
            <text:p text:style-name="P1"><text:span text:style-name="T6">91. </text:span><text:span text:style-name="T3"><text:s/>The Tri-Service Welfare Conference was held in April 2007.</text:span></text:p>
          </draw:text-box>
        </draw:frame>
        <draw:frame draw:style-name="gr5" draw:text-style-name="P6" draw:layer="layout" svg:width="0.273cm" svg:height="0.276cm" svg:x="14.098cm" svg:y="7.759cm">
          <draw:text-box>
            <text:p text:style-name="P1"><text:span text:style-name="T8">55</text:span></text:p>
          </draw:text-box>
        </draw:frame>
        <draw:frame draw:style-name="gr1" draw:text-style-name="P2" draw:layer="layout" svg:width="0.422cm" svg:height="0.475cm" svg:x="14.373cm" svg:y="7.7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2cm" svg:height="0.475cm" svg:x="2.2cm" svg:y="8.655cm">
          <draw:text-box>
            <text:p text:style-name="P1"><text:span text:style-name="T6">92. </text:span><text:span text:style-name="T3"><text:s/>Gen Dannatt wrote in his autobiography that although no major decisions were </text:span></text:p>
          </draw:text-box>
        </draw:frame>
        <draw:frame draw:style-name="gr1" draw:text-style-name="P2" draw:layer="layout" svg:width="16.233cm" svg:height="0.475cm" svg:x="2.2cm" svg:y="9.22cm">
          <draw:text-box>
            <text:p text:style-name="P1"><text:span text:style-name="T3">taken at the conference, “all those present were left in no doubt that those of us at the </text:span></text:p>
          </draw:text-box>
        </draw:frame>
        <draw:frame draw:style-name="gr1" draw:text-style-name="P2" draw:layer="layout" svg:width="16.499cm" svg:height="0.475cm" svg:x="2.2cm" svg:y="9.784cm">
          <draw:text-box>
            <text:p text:style-name="P1"><text:span text:style-name="T3">top of the organisation [the MOD] knew what the problems were, understood them, and </text:span></text:p>
          </draw:text-box>
        </draw:frame>
        <draw:frame draw:style-name="gr1" draw:text-style-name="P2" draw:layer="layout" svg:width="8.761cm" svg:height="0.475cm" svg:x="2.2cm" svg:y="10.348cm">
          <draw:text-box>
            <text:p text:style-name="P1"><text:span text:style-name="T3">had a determined commitment to tackle them”.</text:span></text:p>
          </draw:text-box>
        </draw:frame>
        <draw:frame draw:style-name="gr5" draw:text-style-name="P6" draw:layer="layout" svg:width="0.273cm" svg:height="0.276cm" svg:x="10.929cm" svg:y="10.367cm">
          <draw:text-box>
            <text:p text:style-name="P1"><text:span text:style-name="T8">56</text:span></text:p>
          </draw:text-box>
        </draw:frame>
        <draw:frame draw:style-name="gr8" draw:text-style-name="P9" draw:layer="layout" svg:width="8.397cm" svg:height="0.556cm" svg:x="6.315cm" svg:y="11.67cm">
          <draw:text-box>
            <text:p text:style-name="P1"><text:span text:style-name="T12">The role of charitable organisations</text:span></text:p>
          </draw:text-box>
        </draw:frame>
        <draw:frame draw:style-name="gr4" draw:text-style-name="P5" draw:layer="layout" svg:width="13.93cm" svg:height="0.395cm" svg:x="3.45cm" svg:y="12.591cm">
          <draw:text-box>
            <text:p text:style-name="P1"><text:span text:style-name="T10">In the UK, charitable organisations have traditionally played an important role in providing </text:span></text:p>
          </draw:text-box>
        </draw:frame>
        <draw:frame draw:style-name="gr4" draw:text-style-name="P5" draw:layer="layout" svg:width="14.129cm" svg:height="0.395cm" svg:x="3.45cm" svg:y="13.085cm">
          <draw:text-box>
            <text:p text:style-name="P1"><text:span text:style-name="T10">care to Service Personnel and veterans, often working closely with the MOD, the NHS and </text:span></text:p>
          </draw:text-box>
        </draw:frame>
        <draw:frame draw:style-name="gr4" draw:text-style-name="P5" draw:layer="layout" svg:width="2.868cm" svg:height="0.395cm" svg:x="3.45cm" svg:y="13.579cm">
          <draw:text-box>
            <text:p text:style-name="P1"><text:span text:style-name="T10">the private sector. </text:span></text:p>
          </draw:text-box>
        </draw:frame>
        <draw:frame draw:style-name="gr4" draw:text-style-name="P5" draw:layer="layout" svg:width="13.485cm" svg:height="0.395cm" svg:x="3.45cm" svg:y="14.273cm">
          <draw:text-box>
            <text:p text:style-name="P1"><text:span text:style-name="T10">Lt Gen Lillywhite told the Inquiry that the MOD welcomed the involvement of charitable </text:span></text:p>
          </draw:text-box>
        </draw:frame>
        <draw:frame draw:style-name="gr4" draw:text-style-name="P5" draw:layer="layout" svg:width="10.899cm" svg:height="0.395cm" svg:x="3.45cm" svg:y="14.767cm">
          <draw:text-box>
            <text:p text:style-name="P1"><text:span text:style-name="T10">organisations (although it might not always agree with their approach):</text:span></text:p>
          </draw:text-box>
        </draw:frame>
        <draw:frame draw:style-name="gr4" draw:text-style-name="P5" draw:layer="layout" svg:width="12.398cm" svg:height="0.395cm" svg:x="4.2cm" svg:y="15.461cm">
          <draw:text-box>
            <text:p text:style-name="P1"><text:span text:style-name="T10">“</text:span><text:span text:style-name="T10">They all have a desire to actually progress the care of Servicemen … and they </text:span></text:p>
          </draw:text-box>
        </draw:frame>
        <draw:frame draw:style-name="gr4" draw:text-style-name="P5" draw:layer="layout" svg:width="12.639cm" svg:height="0.395cm" svg:x="4.2cm" svg:y="15.954cm">
          <draw:text-box>
            <text:p text:style-name="P1"><text:span text:style-name="T10">actually contribute significantly to; one, promoting the cause of particularly the ex-</text:span></text:p>
          </draw:text-box>
        </draw:frame>
        <draw:frame draw:style-name="gr4" draw:text-style-name="P5" draw:layer="layout" svg:width="12.863cm" svg:height="0.395cm" svg:x="4.2cm" svg:y="16.448cm">
          <draw:text-box>
            <text:p text:style-name="P1"><text:span text:style-name="T10">Servicemen; secondly, they are quite good at challenging us on what we are doing </text:span></text:p>
          </draw:text-box>
        </draw:frame>
        <draw:frame draw:style-name="gr4" draw:text-style-name="P5" draw:layer="layout" svg:width="12.943cm" svg:height="0.395cm" svg:x="4.2cm" svg:y="16.942cm">
          <draw:text-box>
            <text:p text:style-name="P1"><text:span text:style-name="T10">or not doing; and thirdly, they often bring a degree of expertise or approach that we </text:span></text:p>
          </draw:text-box>
        </draw:frame>
        <draw:frame draw:style-name="gr4" draw:text-style-name="P5" draw:layer="layout" svg:width="5.814cm" svg:height="0.395cm" svg:x="4.2cm" svg:y="17.436cm">
          <draw:text-box>
            <text:p text:style-name="P1"><text:span text:style-name="T10">might not otherwise have recognised.</text:span></text:p>
          </draw:text-box>
        </draw:frame>
        <draw:frame draw:style-name="gr4" draw:text-style-name="P5" draw:layer="layout" svg:width="12.3cm" svg:height="0.395cm" svg:x="4.2cm" svg:y="18.28cm">
          <draw:text-box>
            <text:p text:style-name="P1"><text:span text:style-name="T10">“… </text:span><text:span text:style-name="T10">it is a complex relationship but they are an essential part, in my view, of our </text:span></text:p>
          </draw:text-box>
        </draw:frame>
        <draw:frame draw:style-name="gr4" draw:text-style-name="P5" draw:layer="layout" svg:width="13.227cm" svg:height="0.395cm" svg:x="4.2cm" svg:y="18.774cm">
          <draw:text-box>
            <text:p text:style-name="P1"><text:span text:style-name="T10">society in terms of actually ensuring that veterans in particular, but to a lesser extent, </text:span></text:p>
          </draw:text-box>
        </draw:frame>
        <draw:frame draw:style-name="gr4" draw:text-style-name="P5" draw:layer="layout" svg:width="9.214cm" svg:height="0.395cm" svg:x="4.2cm" svg:y="19.268cm">
          <draw:text-box>
            <text:p text:style-name="P1"><text:span text:style-name="T10">serving soldiers, get the appropriate care that they require.”</text:span></text:p>
          </draw:text-box>
        </draw:frame>
        <draw:frame draw:style-name="gr7" draw:text-style-name="P8" draw:layer="layout" svg:width="0.231cm" svg:height="0.23cm" svg:x="13.456cm" svg:y="19.283cm">
          <draw:text-box>
            <text:p text:style-name="P1"><text:span text:style-name="T9">57</text:span></text:p>
          </draw:text-box>
        </draw:frame>
        <draw:frame draw:style-name="gr4" draw:text-style-name="P5" draw:layer="layout" svg:width="12.994cm" svg:height="0.395cm" svg:x="3.45cm" svg:y="20.112cm">
          <draw:text-box>
            <text:p text:style-name="P1"><text:span text:style-name="T10">In his autobiography, Gen Dannatt described how, in 2007, charitable organisations </text:span></text:p>
          </draw:text-box>
        </draw:frame>
        <draw:frame draw:style-name="gr4" draw:text-style-name="P5" draw:layer="layout" svg:width="13.396cm" svg:height="0.395cm" svg:x="3.45cm" svg:y="20.606cm">
          <draw:text-box>
            <text:p text:style-name="P1"><text:span text:style-name="T10">became increasingly involved in military medical and welfare issues, as the number of </text:span></text:p>
          </draw:text-box>
        </draw:frame>
        <draw:frame draw:style-name="gr4" draw:text-style-name="P5" draw:layer="layout" svg:width="13.587cm" svg:height="0.395cm" svg:x="3.45cm" svg:y="21.099cm">
          <draw:text-box>
            <text:p text:style-name="P1"><text:span text:style-name="T10">casualties in Iraq and Afghanistan grew and the “fragility of the … arrangements for our </text:span></text:p>
          </draw:text-box>
        </draw:frame>
        <draw:frame draw:style-name="gr4" draw:text-style-name="P5" draw:layer="layout" svg:width="6.962cm" svg:height="0.395cm" svg:x="3.45cm" svg:y="21.593cm">
          <draw:text-box>
            <text:p text:style-name="P1"><text:span text:style-name="T10">seriously injured become painfully apparent”.</text:span></text:p>
          </draw:text-box>
        </draw:frame>
        <draw:frame draw:style-name="gr7" draw:text-style-name="P8" draw:layer="layout" svg:width="0.231cm" svg:height="0.23cm" svg:x="10.451cm" svg:y="21.609cm">
          <draw:text-box>
            <text:p text:style-name="P1"><text:span text:style-name="T9">58</text:span></text:p>
          </draw:text-box>
        </draw:frame>
        <draw:frame draw:style-name="gr4" draw:text-style-name="P5" draw:layer="layout" svg:width="6.275cm" svg:height="0.395cm" svg:x="10.679cm" svg:y="21.593cm">
          <draw:text-box>
            <text:p text:style-name="P1"><text:span text:style-name="T10"><text:s/></text:span><text:span text:style-name="T10">That fragility related not to clinical care, </text:span></text:p>
          </draw:text-box>
        </draw:frame>
        <draw:frame draw:style-name="gr4" draw:text-style-name="P5" draw:layer="layout" svg:width="13.494cm" svg:height="0.395cm" svg:x="3.45cm" svg:y="22.087cm">
          <draw:text-box>
            <text:p text:style-name="P1"><text:span text:style-name="T10">which was excellent, but to the broader support that was available to injured personnel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4" draw:text-style-name="P5" draw:layer="layout" svg:width="2.843cm" svg:height="0.395cm" svg:x="3.45cm" svg:y="22.581cm">
          <draw:text-box>
            <text:p text:style-name="P1"><text:span text:style-name="T10">and their families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54 </text:span></text:p>
          </draw:text-box>
        </draw:frame>
        <draw:frame draw:style-name="gr4" draw:text-style-name="P5" draw:layer="layout" svg:width="15.179cm" svg:height="0.395cm" svg:x="2.532cm" svg:y="24.241cm">
          <draw:text-box>
            <text:p text:style-name="P1"><text:span text:style-name="T10">Paper Mans, 20 December 2006, ‘Army Welfare and Aftercare Conference Victory Services Club, </text:span></text:p>
          </draw:text-box>
        </draw:frame>
        <draw:frame draw:style-name="gr4" draw:text-style-name="P5" draw:layer="layout" svg:width="4.299cm" svg:height="0.395cm" svg:x="2.2cm" svg:y="24.664cm">
          <draw:text-box>
            <text:p text:style-name="P1"><text:span text:style-name="T10">London on Mon 16 Apr 07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55 </text:span></text:p>
          </draw:text-box>
        </draw:frame>
        <draw:frame draw:style-name="gr4" draw:text-style-name="P5" draw:layer="layout" svg:width="14.853cm" svg:height="0.395cm" svg:x="2.532cm" svg:y="25.087cm">
          <draw:text-box>
            <text:p text:style-name="P1"><text:span text:style-name="T10">Minute MOD [junior official] to PS/Minister for Veterans [MOD], 5 June 2007, ‘Veterans Forum – </text:span></text:p>
          </draw:text-box>
        </draw:frame>
        <draw:frame draw:style-name="gr4" draw:text-style-name="P5" draw:layer="layout" svg:width="2.593cm" svg:height="0.395cm" svg:x="2.2cm" svg:y="25.511cm">
          <draw:text-box>
            <text:p text:style-name="P1"><text:span text:style-name="T10">15th June 2007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56 </text:span></text:p>
          </draw:text-box>
        </draw:frame>
        <draw:frame draw:style-name="gr4" draw:text-style-name="P5" draw:layer="layout" svg:width="8.892cm" svg:height="0.395cm" svg:x="2.532cm" svg:y="25.934cm">
          <draw:text-box>
            <text:p text:style-name="P1"><text:span text:style-name="T10">Dannatt R. </text:span><text:span text:style-name="T11">Leading from the Front. </text:span><text:span text:style-name="T10">Bantam Press, 2010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7 </text:span></text:p>
          </draw:text-box>
        </draw:frame>
        <draw:frame draw:style-name="gr4" draw:text-style-name="P5" draw:layer="layout" svg:width="6.746cm" svg:height="0.395cm" svg:x="2.532cm" svg:y="26.357cm">
          <draw:text-box>
            <text:p text:style-name="P1"><text:span text:style-name="T10">Public hearing, 20 July 2010, pages 70-72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8 </text:span></text:p>
          </draw:text-box>
        </draw:frame>
        <draw:frame draw:style-name="gr4" draw:text-style-name="P5" draw:layer="layout" svg:width="8.892cm" svg:height="0.395cm" svg:x="2.532cm" svg:y="26.781cm">
          <draw:text-box>
            <text:p text:style-name="P1"><text:span text:style-name="T10">Dannatt R. </text:span><text:span text:style-name="T11">Leading from the Front. </text:span><text:span text:style-name="T10">Bantam Press, 2010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2.083cm" svg:x="2.958cm" svg:y="2.608cm" svg:viewBox="0 0 15084 2084" draw:points="0,2084 15084,2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4" draw:text-style-name="P5" draw:layer="layout" svg:width="13.904cm" svg:height="0.395cm" svg:x="3.45cm" svg:y="2.888cm">
          <draw:text-box>
            <text:p text:style-name="P1"><text:span text:style-name="T10">Gen Dannatt wrote that the increasing involvement of charitable organisations was, in his </text:span></text:p>
          </draw:text-box>
        </draw:frame>
        <draw:frame draw:style-name="gr4" draw:text-style-name="P5" draw:layer="layout" svg:width="13.616cm" svg:height="0.395cm" svg:x="3.45cm" svg:y="3.381cm">
          <draw:text-box>
            <text:p text:style-name="P1"><text:span text:style-name="T10">view, not a response to “a challenge thrown down by the Government, merely evidence </text:span></text:p>
          </draw:text-box>
        </draw:frame>
        <draw:frame draw:style-name="gr4" draw:text-style-name="P5" draw:layer="layout" svg:width="11.491cm" svg:height="0.395cm" svg:x="3.45cm" svg:y="3.875cm">
          <draw:text-box>
            <text:p text:style-name="P1"><text:span text:style-name="T10">that the nation was beginning to get behind its soldiers and their families”. </text:span></text:p>
          </draw:text-box>
        </draw:frame>
        <draw:frame draw:style-name="gr8" draw:text-style-name="P9" draw:layer="layout" svg:width="5.781cm" svg:height="0.556cm" svg:x="2.2cm" svg:y="5.383cm">
          <draw:text-box>
            <text:p text:style-name="P1"><text:span text:style-name="T12">Handling complex cases</text:span></text:p>
          </draw:text-box>
        </draw:frame>
        <draw:frame draw:style-name="gr1" draw:text-style-name="P2" draw:layer="layout" svg:width="16.249cm" svg:height="0.475cm" svg:x="2.2cm" svg:y="6.211cm">
          <draw:text-box>
            <text:p text:style-name="P1"><text:span text:style-name="T6">93. </text:span><text:span text:style-name="T3"><text:s/>Lt Gen Lillywhite told the Inquiry that survival rates improved significantly over the </text:span></text:p>
          </draw:text-box>
        </draw:frame>
        <draw:frame draw:style-name="gr1" draw:text-style-name="P2" draw:layer="layout" svg:width="3.867cm" svg:height="0.475cm" svg:x="2.2cm" svg:y="6.775cm">
          <draw:text-box>
            <text:p text:style-name="P1"><text:span text:style-name="T3">course of Op TELIC.</text:span></text:p>
          </draw:text-box>
        </draw:frame>
        <draw:frame draw:style-name="gr5" draw:text-style-name="P6" draw:layer="layout" svg:width="0.273cm" svg:height="0.276cm" svg:x="6.051cm" svg:y="6.794cm">
          <draw:text-box>
            <text:p text:style-name="P1"><text:span text:style-name="T8">59</text:span></text:p>
          </draw:text-box>
        </draw:frame>
        <draw:frame draw:style-name="gr1" draw:text-style-name="P2" draw:layer="layout" svg:width="12.216cm" svg:height="0.475cm" svg:x="6.325cm" svg:y="6.775cm">
          <draw:text-box>
            <text:p text:style-name="P1"><text:span text:style-name="T3"><text:s/></text:span><text:span text:style-name="T3">He also highlighted the increasing number of Service Personnel </text:span></text:p>
          </draw:text-box>
        </draw:frame>
        <draw:frame draw:style-name="gr1" draw:text-style-name="P2" draw:layer="layout" svg:width="16.364cm" svg:height="0.475cm" svg:x="2.2cm" svg:y="7.34cm">
          <draw:text-box>
            <text:p text:style-name="P1"><text:span text:style-name="T3">with “complex injuries” that would be seen in civilian life extremely rarely, and for which </text:span></text:p>
          </draw:text-box>
        </draw:frame>
        <draw:frame draw:style-name="gr1" draw:text-style-name="P2" draw:layer="layout" svg:width="13.02cm" svg:height="0.475cm" svg:x="2.2cm" svg:y="7.904cm">
          <draw:text-box>
            <text:p text:style-name="P1"><text:span text:style-name="T3">civilian medical and social services have not been set up to manage. </text:span></text:p>
          </draw:text-box>
        </draw:frame>
        <draw:frame draw:style-name="gr1" draw:text-style-name="P2" draw:layer="layout" svg:width="15.771cm" svg:height="0.475cm" svg:x="2.2cm" svg:y="8.819cm">
          <draw:text-box>
            <text:p text:style-name="P1"><text:span text:style-name="T6">94. </text:span><text:span text:style-name="T3"><text:s/>Lt Gen Lillywhite also told the Inquiry that since the start of the Iraq conflict, the </text:span></text:p>
          </draw:text-box>
        </draw:frame>
        <draw:frame draw:style-name="gr1" draw:text-style-name="P2" draw:layer="layout" svg:width="15.221cm" svg:height="0.475cm" svg:x="2.2cm" svg:y="9.383cm">
          <draw:text-box>
            <text:p text:style-name="P1"><text:span text:style-name="T3">MOD had taken a more flexible approach to determining the appropriate date for </text:span></text:p>
          </draw:text-box>
        </draw:frame>
        <draw:frame draw:style-name="gr1" draw:text-style-name="P2" draw:layer="layout" svg:width="12.512cm" svg:height="0.475cm" svg:x="2.2cm" svg:y="9.948cm">
          <draw:text-box>
            <text:p text:style-name="P1"><text:span text:style-name="T3">discharge, which now depended on the individual’s circumstances.</text:span></text:p>
          </draw:text-box>
        </draw:frame>
        <draw:frame draw:style-name="gr5" draw:text-style-name="P6" draw:layer="layout" svg:width="0.273cm" svg:height="0.276cm" svg:x="14.664cm" svg:y="9.966cm">
          <draw:text-box>
            <text:p text:style-name="P1"><text:span text:style-name="T8">60</text:span></text:p>
          </draw:text-box>
        </draw:frame>
        <draw:frame draw:style-name="gr1" draw:text-style-name="P2" draw:layer="layout" svg:width="2.741cm" svg:height="0.475cm" svg:x="14.939cm" svg:y="9.948cm">
          <draw:text-box>
            <text:p text:style-name="P1"><text:span text:style-name="T3"><text:s/></text:span><text:span text:style-name="T3">He described </text:span></text:p>
          </draw:text-box>
        </draw:frame>
        <draw:frame draw:style-name="gr1" draw:text-style-name="P2" draw:layer="layout" svg:width="16.118cm" svg:height="0.475cm" svg:x="2.2cm" svg:y="10.512cm">
          <draw:text-box>
            <text:p text:style-name="P1"><text:span text:style-name="T3">that to be “a compassionate response to … very, very serious injuries and sometimes </text:span></text:p>
          </draw:text-box>
        </draw:frame>
        <draw:frame draw:style-name="gr1" draw:text-style-name="P2" draw:layer="layout" svg:width="3.397cm" svg:height="0.475cm" svg:x="2.2cm" svg:y="11.077cm">
          <draw:text-box>
            <text:p text:style-name="P1"><text:span text:style-name="T3">family situations”. </text:span></text:p>
          </draw:text-box>
        </draw:frame>
        <draw:frame draw:style-name="gr1" draw:text-style-name="P2" draw:layer="layout" svg:width="16.596cm" svg:height="0.475cm" svg:x="2.2cm" svg:y="11.991cm">
          <draw:text-box>
            <text:p text:style-name="P1"><text:span text:style-name="T6">95. </text:span><text:span text:style-name="T3"><text:s/>A particular challenge was managing the transfer of care from the military system to </text:span></text:p>
          </draw:text-box>
        </draw:frame>
        <draw:frame draw:style-name="gr1" draw:text-style-name="P2" draw:layer="layout" svg:width="12.558cm" svg:height="0.475cm" svg:x="2.2cm" svg:y="12.555cm">
          <draw:text-box>
            <text:p text:style-name="P1"><text:span text:style-name="T3">the NHS, when an individual with complex injuries was discharged.</text:span></text:p>
          </draw:text-box>
        </draw:frame>
        <draw:frame draw:style-name="gr5" draw:text-style-name="P6" draw:layer="layout" svg:width="0.273cm" svg:height="0.276cm" svg:x="14.718cm" svg:y="12.574cm">
          <draw:text-box>
            <text:p text:style-name="P1"><text:span text:style-name="T8">61</text:span></text:p>
          </draw:text-box>
        </draw:frame>
        <draw:frame draw:style-name="gr1" draw:text-style-name="P2" draw:layer="layout" svg:width="3.889cm" svg:height="0.475cm" svg:x="14.993cm" svg:y="12.555cm">
          <draw:text-box>
            <text:p text:style-name="P1"><text:span text:style-name="T3"><text:s/></text:span><text:span text:style-name="T3">The military system </text:span></text:p>
          </draw:text-box>
        </draw:frame>
        <draw:frame draw:style-name="gr1" draw:text-style-name="P2" draw:layer="layout" svg:width="15.86cm" svg:height="0.475cm" svg:x="2.2cm" svg:y="13.12cm">
          <draw:text-box>
            <text:p text:style-name="P1"><text:span text:style-name="T3">was holding onto casualties for longer, and in some cases to a point where it did not </text:span></text:p>
          </draw:text-box>
        </draw:frame>
        <draw:frame draw:style-name="gr1" draw:text-style-name="P2" draw:layer="layout" svg:width="16.114cm" svg:height="0.475cm" svg:x="2.2cm" svg:y="13.684cm">
          <draw:text-box>
            <text:p text:style-name="P1"><text:span text:style-name="T3">have all the capability required to care for the individual. However, at that same point, </text:span></text:p>
          </draw:text-box>
        </draw:frame>
        <draw:frame draw:style-name="gr1" draw:text-style-name="P2" draw:layer="layout" svg:width="14.721cm" svg:height="0.475cm" svg:x="2.2cm" svg:y="14.249cm">
          <draw:text-box>
            <text:p text:style-name="P1"><text:span text:style-name="T3">the NHS was not set up to provide the comprehensive care that was required. </text:span></text:p>
          </draw:text-box>
        </draw:frame>
        <draw:frame draw:style-name="gr1" draw:text-style-name="P2" draw:layer="layout" svg:width="5.573cm" svg:height="0.475cm" svg:x="2.2cm" svg:y="14.813cm">
          <draw:text-box>
            <text:p text:style-name="P1"><text:span text:style-name="T3">Lt Gen Lillywhite commented:</text:span></text:p>
          </draw:text-box>
        </draw:frame>
        <draw:frame draw:style-name="gr1" draw:text-style-name="P2" draw:layer="layout" svg:width="15.81cm" svg:height="0.475cm" svg:x="2.95cm" svg:y="15.728cm">
          <draw:text-box>
            <text:p text:style-name="P1"><text:span text:style-name="T3">“</text:span><text:span text:style-name="T3">So arranging that care package requires individual persuasion, discussion, debate, </text:span></text:p>
          </draw:text-box>
        </draw:frame>
        <draw:frame draw:style-name="gr1" draw:text-style-name="P2" draw:layer="layout" svg:width="15.928cm" svg:height="0.475cm" svg:x="2.95cm" svg:y="16.292cm">
          <draw:text-box>
            <text:p text:style-name="P1"><text:span text:style-name="T3">with the local authorities in the place where that individual is at home. Of course, the </text:span></text:p>
          </draw:text-box>
        </draw:frame>
        <draw:frame draw:style-name="gr1" draw:text-style-name="P2" draw:layer="layout" svg:width="7.686cm" svg:height="0.475cm" svg:x="2.95cm" svg:y="16.857cm">
          <draw:text-box>
            <text:p text:style-name="P1"><text:span text:style-name="T3">issue of funding can then come into it … </text:span></text:p>
          </draw:text-box>
        </draw:frame>
        <draw:frame draw:style-name="gr1" draw:text-style-name="P2" draw:layer="layout" svg:width="15.932cm" svg:height="0.475cm" svg:x="2.95cm" svg:y="17.771cm">
          <draw:text-box>
            <text:p text:style-name="P1"><text:span text:style-name="T3">“</text:span><text:span text:style-name="T3">So the ongoing care of the complex casualty is throwing up issues that we have not </text:span></text:p>
          </draw:text-box>
        </draw:frame>
        <draw:frame draw:style-name="gr1" draw:text-style-name="P2" draw:layer="layout" svg:width="2.508cm" svg:height="0.475cm" svg:x="2.95cm" svg:y="18.335cm">
          <draw:text-box>
            <text:p text:style-name="P1"><text:span text:style-name="T3">seen before.”</text:span></text:p>
          </draw:text-box>
        </draw:frame>
        <draw:frame draw:style-name="gr1" draw:text-style-name="P2" draw:layer="layout" svg:width="16.516cm" svg:height="0.475cm" svg:x="2.2cm" svg:y="19.25cm">
          <draw:text-box>
            <text:p text:style-name="P1"><text:span text:style-name="T6">96. </text:span><text:span text:style-name="T3"><text:s/>Lt Gen Lillywhite suggested that individuals with complex injuries should be treated </text:span></text:p>
          </draw:text-box>
        </draw:frame>
        <draw:frame draw:style-name="gr1" draw:text-style-name="P2" draw:layer="layout" svg:width="16.58cm" svg:height="0.475cm" svg:x="2.2cm" svg:y="19.814cm">
          <draw:text-box>
            <text:p text:style-name="P1"><text:span text:style-name="T3">by the Government as a group with specific clinical needs, in recognition of their service </text:span></text:p>
          </draw:text-box>
        </draw:frame>
        <draw:frame draw:style-name="gr1" draw:text-style-name="P2" draw:layer="layout" svg:width="15.695cm" svg:height="0.475cm" svg:x="2.2cm" svg:y="20.379cm">
          <draw:text-box>
            <text:p text:style-name="P1"><text:span text:style-name="T3">and on clinical grounds to enable specialist care to be arranged and provided more </text:span></text:p>
          </draw:text-box>
        </draw:frame>
        <draw:frame draw:style-name="gr1" draw:text-style-name="P2" draw:layer="layout" svg:width="2.305cm" svg:height="0.475cm" svg:x="2.2cm" svg:y="20.943cm">
          <draw:text-box>
            <text:p text:style-name="P1"><text:span text:style-name="T3">consistently.</text:span></text:p>
          </draw:text-box>
        </draw:frame>
        <draw:frame draw:style-name="gr5" draw:text-style-name="P6" draw:layer="layout" svg:width="0.273cm" svg:height="0.276cm" svg:x="4.498cm" svg:y="20.962cm">
          <draw:text-box>
            <text:p text:style-name="P1"><text:span text:style-name="T8">62</text:span></text:p>
          </draw:text-box>
        </draw:frame>
        <draw:frame draw:style-name="gr1" draw:text-style-name="P2" draw:layer="layout" svg:width="4.685cm" svg:height="0.475cm" svg:x="4.772cm" svg:y="20.943cm">
          <draw:text-box>
            <text:p text:style-name="P1"><text:span text:style-name="T3"><text:s/></text:span><text:span text:style-name="T3">He subsequently stated:</text:span></text:p>
          </draw:text-box>
        </draw:frame>
        <draw:frame draw:style-name="gr1" draw:text-style-name="P2" draw:layer="layout" svg:width="15.64cm" svg:height="0.475cm" svg:x="2.95cm" svg:y="21.858cm">
          <draw:text-box>
            <text:p text:style-name="P1"><text:span text:style-name="T3">“</text:span><text:span text:style-name="T3">I had general agreement when I was in office that that was what was required, bu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416cm" svg:height="0.475cm" svg:x="2.95cm" svg:y="22.422cm">
          <draw:text-box>
            <text:p text:style-name="P1"><text:span text:style-name="T3">it needs giving effect to, and there are ongoing issues that can be only addressed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9 </text:span></text:p>
          </draw:text-box>
        </draw:frame>
        <draw:frame draw:style-name="gr4" draw:text-style-name="P5" draw:layer="layout" svg:width="6.06cm" svg:height="0.395cm" svg:x="2.532cm" svg:y="25.511cm">
          <draw:text-box>
            <text:p text:style-name="P1"><text:span text:style-name="T10">Public hearing, 20 July 2010, page 41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0 </text:span></text:p>
          </draw:text-box>
        </draw:frame>
        <draw:frame draw:style-name="gr4" draw:text-style-name="P5" draw:layer="layout" svg:width="6.746cm" svg:height="0.395cm" svg:x="2.532cm" svg:y="25.934cm">
          <draw:text-box>
            <text:p text:style-name="P1"><text:span text:style-name="T10">Public hearing, 20 July 2010, pages 52-53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1 </text:span></text:p>
          </draw:text-box>
        </draw:frame>
        <draw:frame draw:style-name="gr4" draw:text-style-name="P5" draw:layer="layout" svg:width="6.648cm" svg:height="0.395cm" svg:x="2.532cm" svg:y="26.357cm">
          <draw:text-box>
            <text:p text:style-name="P1"><text:span text:style-name="T10">Public hearing, 20 July 2010, pages 47-49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2 </text:span></text:p>
          </draw:text-box>
        </draw:frame>
        <draw:frame draw:style-name="gr4" draw:text-style-name="P5" draw:layer="layout" svg:width="6.648cm" svg:height="0.395cm" svg:x="2.532cm" svg:y="26.781cm">
          <draw:text-box>
            <text:p text:style-name="P1"><text:span text:style-name="T10">Public hearing, 20 July 2010, pages 41-42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polygon draw:style-name="gr10" draw:text-style-name="P10" draw:layer="layout" svg:width="15.083cm" svg:height="17.767cm" svg:x="2.958cm" svg:y="4.524cm" svg:viewBox="0 0 15084 17768" draw:points="0,17768 15084,17768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15.356cm" svg:height="0.475cm" svg:x="2.95cm" svg:y="2.525cm">
          <draw:text-box>
            <text:p text:style-name="P1"><text:span text:style-name="T3">in my view by treating them as a group … for example, giving them the advanced </text:span></text:p>
          </draw:text-box>
        </draw:frame>
        <draw:frame draw:style-name="gr1" draw:text-style-name="P2" draw:layer="layout" svg:width="15.483cm" svg:height="0.475cm" svg:x="2.95cm" svg:y="3.09cm">
          <draw:text-box>
            <text:p text:style-name="P1"><text:span text:style-name="T3">prostheses in the future, giving them access to new techniques that are becoming </text:span></text:p>
          </draw:text-box>
        </draw:frame>
        <draw:frame draw:style-name="gr1" draw:text-style-name="P2" draw:layer="layout" svg:width="6.259cm" svg:height="0.475cm" svg:x="2.95cm" svg:y="3.654cm">
          <draw:text-box>
            <text:p text:style-name="P1"><text:span text:style-name="T3">available as a result of research.”</text:span></text:p>
          </draw:text-box>
        </draw:frame>
        <draw:frame draw:style-name="gr5" draw:text-style-name="P6" draw:layer="layout" svg:width="0.273cm" svg:height="0.276cm" svg:x="9.185cm" svg:y="3.673cm">
          <draw:text-box>
            <text:p text:style-name="P1"><text:span text:style-name="T8">63</text:span></text:p>
          </draw:text-box>
        </draw:frame>
        <draw:frame draw:style-name="gr1" draw:text-style-name="P2" draw:layer="layout" svg:width="0.422cm" svg:height="0.475cm" svg:x="9.46cm" svg:y="3.65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9.307cm" svg:height="0.556cm" svg:x="5.862cm" svg:y="4.975cm">
          <draw:text-box>
            <text:p text:style-name="P1"><text:span text:style-name="T12">Clinical developments during Op TELIC</text:span></text:p>
          </draw:text-box>
        </draw:frame>
        <draw:frame draw:style-name="gr4" draw:text-style-name="P5" draw:layer="layout" svg:width="13.18cm" svg:height="0.395cm" svg:x="3.45cm" svg:y="5.897cm">
          <draw:text-box>
            <text:p text:style-name="P1"><text:span text:style-name="T10">The MOD told the Inquiry that it had identified five major “lessons” from the provision </text:span></text:p>
          </draw:text-box>
        </draw:frame>
        <draw:frame draw:style-name="gr4" draw:text-style-name="P5" draw:layer="layout" svg:width="13.371cm" svg:height="0.395cm" svg:x="3.45cm" svg:y="6.391cm">
          <draw:text-box>
            <text:p text:style-name="P1"><text:span text:style-name="T10">of medical care during Op TELIC, and had incorporated those lessons into its medical </text:span></text:p>
          </draw:text-box>
        </draw:frame>
        <draw:frame draw:style-name="gr4" draw:text-style-name="P5" draw:layer="layout" svg:width="1.86cm" svg:height="0.395cm" svg:x="3.45cm" svg:y="6.885cm">
          <draw:text-box>
            <text:p text:style-name="P1"><text:span text:style-name="T10">procedures.</text:span></text:p>
          </draw:text-box>
        </draw:frame>
        <draw:frame draw:style-name="gr7" draw:text-style-name="P8" draw:layer="layout" svg:width="0.231cm" svg:height="0.23cm" svg:x="5.313cm" svg:y="6.9cm">
          <draw:text-box>
            <text:p text:style-name="P1"><text:span text:style-name="T9">64</text:span></text:p>
          </draw:text-box>
        </draw:frame>
        <draw:frame draw:style-name="gr4" draw:text-style-name="P5" draw:layer="layout" svg:width="2.952cm" svg:height="0.395cm" svg:x="5.542cm" svg:y="6.885cm">
          <draw:text-box>
            <text:p text:style-name="P1"><text:span text:style-name="T10"><text:s/></text:span><text:span text:style-name="T10">The lessons were:</text:span></text:p>
          </draw:text-box>
        </draw:frame>
        <draw:frame draw:style-name="gr8" draw:text-style-name="P9" draw:layer="layout" svg:width="0.493cm" svg:height="0.556cm" svg:x="4.2cm" svg:y="7.521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1.369cm" svg:height="0.395cm" svg:x="4.95cm" svg:y="7.578cm">
          <draw:text-box>
            <text:p text:style-name="P1"><text:span text:style-name="T10">Novel haemostatics. Experience during Op TELIC showed that control of </text:span></text:p>
          </draw:text-box>
        </draw:frame>
        <draw:frame draw:style-name="gr4" draw:text-style-name="P5" draw:layer="layout" svg:width="12.139cm" svg:height="0.395cm" svg:x="4.95cm" svg:y="8.072cm">
          <draw:text-box>
            <text:p text:style-name="P1"><text:span text:style-name="T10">catastrophic bleeding in the first 10 minutes after wounding led to a significant </text:span></text:p>
          </draw:text-box>
        </draw:frame>
        <draw:frame draw:style-name="gr4" draw:text-style-name="P5" draw:layer="layout" svg:width="11.483cm" svg:height="0.395cm" svg:x="4.95cm" svg:y="8.566cm">
          <draw:text-box>
            <text:p text:style-name="P1"><text:span text:style-name="T10">improvements in mortality and morbidity rates. New blood clotting agents, </text:span></text:p>
          </draw:text-box>
        </draw:frame>
        <draw:frame draw:style-name="gr4" draw:text-style-name="P5" draw:layer="layout" svg:width="11.606cm" svg:height="0.395cm" svg:x="4.95cm" svg:y="9.06cm">
          <draw:text-box>
            <text:p text:style-name="P1"><text:span text:style-name="T10">the Combat Applied Tourniquet, and an improved First Field dressing were </text:span></text:p>
          </draw:text-box>
        </draw:frame>
        <draw:frame draw:style-name="gr4" draw:text-style-name="P5" draw:layer="layout" svg:width="8.295cm" svg:height="0.395cm" svg:x="4.95cm" svg:y="9.554cm">
          <draw:text-box>
            <text:p text:style-name="P1"><text:span text:style-name="T10">introduced to arrest the flow of blood more effectively.</text:span></text:p>
          </draw:text-box>
        </draw:frame>
        <draw:frame draw:style-name="gr8" draw:text-style-name="P9" draw:layer="layout" svg:width="0.493cm" svg:height="0.556cm" svg:x="4.2cm" svg:y="10.091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122cm" svg:height="0.395cm" svg:x="4.95cm" svg:y="10.148cm">
          <draw:text-box>
            <text:p text:style-name="P1"><text:span text:style-name="T10">Medical Emergency Response Teams (MERTs). Experience during Op TELIC </text:span></text:p>
          </draw:text-box>
        </draw:frame>
        <draw:frame draw:style-name="gr4" draw:text-style-name="P5" draw:layer="layout" svg:width="12.55cm" svg:height="0.395cm" svg:x="4.95cm" svg:y="10.642cm">
          <draw:text-box>
            <text:p text:style-name="P1"><text:span text:style-name="T10">led to the creation of Immediate Response Teams (IRTs), to deliver medical care </text:span></text:p>
          </draw:text-box>
        </draw:frame>
        <draw:frame draw:style-name="gr4" draw:text-style-name="P5" draw:layer="layout" svg:width="12.482cm" svg:height="0.395cm" svg:x="4.95cm" svg:y="11.136cm">
          <draw:text-box>
            <text:p text:style-name="P1"><text:span text:style-name="T10">at the point of wounding. The concept was developed into MERTs, which deliver </text:span></text:p>
          </draw:text-box>
        </draw:frame>
        <draw:frame draw:style-name="gr4" draw:text-style-name="P5" draw:layer="layout" svg:width="7.029cm" svg:height="0.395cm" svg:x="4.95cm" svg:y="11.629cm">
          <draw:text-box>
            <text:p text:style-name="P1"><text:span text:style-name="T10">consultant-led, pre-hospital emergency care. </text:span></text:p>
          </draw:text-box>
        </draw:frame>
        <draw:frame draw:style-name="gr8" draw:text-style-name="P9" draw:layer="layout" svg:width="0.493cm" svg:height="0.556cm" svg:x="4.2cm" svg:y="12.166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346cm" svg:height="0.395cm" svg:x="4.95cm" svg:y="12.223cm">
          <draw:text-box>
            <text:p text:style-name="P1"><text:span text:style-name="T10">The introduction of a more capable “ground evacuation platform” (based on the </text:span></text:p>
          </draw:text-box>
        </draw:frame>
        <draw:frame draw:style-name="gr4" draw:text-style-name="P5" draw:layer="layout" svg:width="12.012cm" svg:height="0.395cm" svg:x="4.95cm" svg:y="12.717cm">
          <draw:text-box>
            <text:p text:style-name="P1"><text:span text:style-name="T10">Mastiff) which improved soldiers’ confidence in the casualty evacuation chain </text:span></text:p>
          </draw:text-box>
        </draw:frame>
        <draw:frame draw:style-name="gr4" draw:text-style-name="P5" draw:layer="layout" svg:width="11.466cm" svg:height="0.395cm" svg:x="4.95cm" svg:y="13.211cm">
          <draw:text-box>
            <text:p text:style-name="P1"><text:span text:style-name="T10">and significantly improved the delivery of medical care during evacuation. </text:span></text:p>
          </draw:text-box>
        </draw:frame>
        <draw:frame draw:style-name="gr8" draw:text-style-name="P9" draw:layer="layout" svg:width="0.493cm" svg:height="0.556cm" svg:x="4.2cm" svg:y="13.748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1.86cm" svg:height="0.395cm" svg:x="4.95cm" svg:y="13.805cm">
          <draw:text-box>
            <text:p text:style-name="P1"><text:span text:style-name="T10">The introduction of digital imaging which allowed casualties to be diagnosed </text:span></text:p>
          </draw:text-box>
        </draw:frame>
        <draw:frame draw:style-name="gr4" draw:text-style-name="P5" draw:layer="layout" svg:width="5.425cm" svg:height="0.395cm" svg:x="4.95cm" svg:y="14.299cm">
          <draw:text-box>
            <text:p text:style-name="P1"><text:span text:style-name="T10">more quickly and more accurately. </text:span></text:p>
          </draw:text-box>
        </draw:frame>
        <draw:frame draw:style-name="gr8" draw:text-style-name="P9" draw:layer="layout" svg:width="0.493cm" svg:height="0.556cm" svg:x="4.2cm" svg:y="14.836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1.47cm" svg:height="0.395cm" svg:x="4.95cm" svg:y="14.893cm">
          <draw:text-box>
            <text:p text:style-name="P1"><text:span text:style-name="T10">The development of an enhanced system for capturing medical data from </text:span></text:p>
          </draw:text-box>
        </draw:frame>
        <draw:frame draw:style-name="gr4" draw:text-style-name="P5" draw:layer="layout" svg:width="11.758cm" svg:height="0.395cm" svg:x="4.95cm" svg:y="15.387cm">
          <draw:text-box>
            <text:p text:style-name="P1"><text:span text:style-name="T10">all parts of the operational medical chain which improved casualty care and </text:span></text:p>
          </draw:text-box>
        </draw:frame>
        <draw:frame draw:style-name="gr4" draw:text-style-name="P5" draw:layer="layout" svg:width="3.025cm" svg:height="0.395cm" svg:x="4.95cm" svg:y="15.881cm">
          <draw:text-box>
            <text:p text:style-name="P1"><text:span text:style-name="T10">treatment regimes. </text:span></text:p>
          </draw:text-box>
        </draw:frame>
        <draw:frame draw:style-name="gr4" draw:text-style-name="P5" draw:layer="layout" svg:width="13.274cm" svg:height="0.395cm" svg:x="3.45cm" svg:y="16.724cm">
          <draw:text-box>
            <text:p text:style-name="P1"><text:span text:style-name="T10">The Inquiry asked Lt Gen Lillywhite what the MOD had learned from Op TELIC about </text:span></text:p>
          </draw:text-box>
        </draw:frame>
        <draw:frame draw:style-name="gr4" draw:text-style-name="P5" draw:layer="layout" svg:width="1.975cm" svg:height="0.395cm" svg:x="3.45cm" svg:y="17.218cm">
          <draw:text-box>
            <text:p text:style-name="P1"><text:span text:style-name="T10">trauma care.</text:span></text:p>
          </draw:text-box>
        </draw:frame>
        <draw:frame draw:style-name="gr7" draw:text-style-name="P8" draw:layer="layout" svg:width="0.231cm" svg:height="0.23cm" svg:x="5.43cm" svg:y="17.234cm">
          <draw:text-box>
            <text:p text:style-name="P1"><text:span text:style-name="T9">65</text:span></text:p>
          </draw:text-box>
        </draw:frame>
        <draw:frame draw:style-name="gr4" draw:text-style-name="P5" draw:layer="layout" svg:width="6.428cm" svg:height="0.395cm" svg:x="5.659cm" svg:y="17.218cm">
          <draw:text-box>
            <text:p text:style-name="P1"><text:span text:style-name="T10"><text:s/></text:span><text:span text:style-name="T10">Lt Gen Lillywhite highlighted three areas:</text:span></text:p>
          </draw:text-box>
        </draw:frame>
        <draw:frame draw:style-name="gr8" draw:text-style-name="P9" draw:layer="layout" svg:width="0.493cm" svg:height="0.556cm" svg:x="4.2cm" svg:y="17.855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2.135cm" svg:height="0.395cm" svg:x="4.95cm" svg:y="17.912cm">
          <draw:text-box>
            <text:p text:style-name="P1"><text:span text:style-name="T10">how to save life at the point of injury, including through the use of haemostatic </text:span></text:p>
          </draw:text-box>
        </draw:frame>
        <draw:frame draw:style-name="gr4" draw:text-style-name="P5" draw:layer="layout" svg:width="7.114cm" svg:height="0.395cm" svg:x="4.95cm" svg:y="18.406cm">
          <draw:text-box>
            <text:p text:style-name="P1"><text:span text:style-name="T10">dressings and massive transfusion protocols; </text:span></text:p>
          </draw:text-box>
        </draw:frame>
        <draw:frame draw:style-name="gr8" draw:text-style-name="P9" draw:layer="layout" svg:width="0.493cm" svg:height="0.556cm" svg:x="4.2cm" svg:y="18.943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1.724cm" svg:height="0.395cm" svg:x="4.95cm" svg:y="19cm">
          <draw:text-box>
            <text:p text:style-name="P1"><text:span text:style-name="T10">how to sustain the quality of life of seriously injured individuals into the long </text:span></text:p>
          </draw:text-box>
        </draw:frame>
        <draw:frame draw:style-name="gr4" draw:text-style-name="P5" draw:layer="layout" svg:width="1.581cm" svg:height="0.395cm" svg:x="4.95cm" svg:y="19.494cm">
          <draw:text-box>
            <text:p text:style-name="P1"><text:span text:style-name="T10">term; and </text:span></text:p>
          </draw:text-box>
        </draw:frame>
        <draw:frame draw:style-name="gr8" draw:text-style-name="P9" draw:layer="layout" svg:width="0.493cm" svg:height="0.556cm" svg:x="4.2cm" svg:y="20.031cm">
          <draw:text-box>
            <text:p text:style-name="P1"><text:span text:style-name="T13">• </text:span></text:p>
          </draw:text-box>
        </draw:frame>
        <draw:frame draw:style-name="gr4" draw:text-style-name="P5" draw:layer="layout" svg:width="2.999cm" svg:height="0.395cm" svg:x="4.95cm" svg:y="20.088cm">
          <draw:text-box>
            <text:p text:style-name="P1"><text:span text:style-name="T10">pain management. </text:span></text:p>
          </draw:text-box>
        </draw:frame>
        <draw:frame draw:style-name="gr4" draw:text-style-name="P5" draw:layer="layout" svg:width="14.082cm" svg:height="0.395cm" svg:x="3.45cm" svg:y="20.932cm">
          <draw:text-box>
            <text:p text:style-name="P1"><text:span text:style-name="T10">Lt Gen Lillywhite added that those advances, and others, were being transferred to civilia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1.501cm" svg:height="0.395cm" svg:x="3.45cm" svg:y="21.426cm">
          <draw:text-box>
            <text:p text:style-name="P1"><text:span text:style-name="T10">medicine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63 </text:span></text:p>
          </draw:text-box>
        </draw:frame>
        <draw:line draw:style-name="gr9" draw:text-style-name="P7" draw:layer="layout" svg:x1="2.531cm" svg:y1="26.29cm" svg:x2="17.453cm" svg:y2="26.29cm">
          <text:p/>
        </draw:line>
        <draw:line draw:style-name="gr9" draw:text-style-name="P7" draw:layer="layout" svg:x1="2.199cm" svg:y1="26.714cm" svg:x2="4.337cm" svg:y2="26.714cm">
          <text:p/>
        </draw:line>
        <draw:frame draw:style-name="gr4" draw:text-style-name="P5" draw:layer="layout" svg:width="5.963cm" svg:height="0.395cm" svg:x="2.532cm" svg:y="25.511cm">
          <draw:text-box>
            <text:p text:style-name="P1"><text:span text:style-name="T10">Public hearing, 20 July 2010, page 92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4 </text:span></text:p>
          </draw:text-box>
        </draw:frame>
        <draw:frame draw:style-name="gr4" draw:text-style-name="P5" draw:layer="layout" svg:width="14.81cm" svg:height="0.395cm" svg:x="2.532cm" svg:y="25.934cm">
          <draw:text-box>
            <text:p text:style-name="P1"><text:span text:style-name="T5">Minute MOD [junior official] to Iraq Inquiry [junior official], 22 June 2010, ‘Iraq Inquiry – Request </text:span></text:p>
          </draw:text-box>
        </draw:frame>
        <draw:frame draw:style-name="gr4" draw:text-style-name="P5" draw:layer="layout" svg:width="2.224cm" svg:height="0.395cm" svg:x="2.2cm" svg:y="26.357cm">
          <draw:text-box>
            <text:p text:style-name="P1"><text:span text:style-name="T5">for Evidence’.</text:span><text:span text:style-name="T10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5 </text:span></text:p>
          </draw:text-box>
        </draw:frame>
        <draw:frame draw:style-name="gr4" draw:text-style-name="P5" draw:layer="layout" svg:width="6.746cm" svg:height="0.395cm" svg:x="2.532cm" svg:y="26.781cm">
          <draw:text-box>
            <text:p text:style-name="P1"><text:span text:style-name="T10">Public hearing, 20 July 2010, pages 24-27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2" draw:text-style-name="P3" draw:layer="layout" svg:width="6.843cm" svg:height="0.628cm" svg:x="2.2cm" svg:y="2.5cm">
          <draw:text-box>
            <text:p text:style-name="P1"><text:span text:style-name="T2">Support for mental health</text:span></text:p>
          </draw:text-box>
        </draw:frame>
        <draw:frame draw:style-name="gr8" draw:text-style-name="P9" draw:layer="layout" svg:width="13.214cm" svg:height="0.556cm" svg:x="2.2cm" svg:y="3.599cm">
          <draw:text-box>
            <text:p text:style-name="P1"><text:span text:style-name="T12">Research into the physical and psychological health of <text:s/></text:span></text:p>
          </draw:text-box>
        </draw:frame>
        <draw:frame draw:style-name="gr8" draw:text-style-name="P9" draw:layer="layout" svg:width="6.411cm" svg:height="0.556cm" svg:x="2.2cm" svg:y="4.234cm">
          <draw:text-box>
            <text:p text:style-name="P1"><text:span text:style-name="T12">Operation TELIC personnel</text:span></text:p>
          </draw:text-box>
        </draw:frame>
        <draw:frame draw:style-name="gr1" draw:text-style-name="P2" draw:layer="layout" svg:width="15.771cm" svg:height="0.475cm" svg:x="2.2cm" svg:y="5.062cm">
          <draw:text-box>
            <text:p text:style-name="P1"><text:span text:style-name="T6">97. </text:span><text:span text:style-name="T3"><text:s/>Following a meeting of the Veterans Task Force on 10 April 2003, and as major </text:span></text:p>
          </draw:text-box>
        </draw:frame>
        <draw:frame draw:style-name="gr1" draw:text-style-name="P2" draw:layer="layout" svg:width="15.115cm" svg:height="0.475cm" svg:x="2.2cm" svg:y="5.627cm">
          <draw:text-box>
            <text:p text:style-name="P1"><text:span text:style-name="T3">combat operations in Iraq continued, Dr Lewis Moonie, the Parliamentary Under </text:span></text:p>
          </draw:text-box>
        </draw:frame>
        <draw:frame draw:style-name="gr1" draw:text-style-name="P2" draw:layer="layout" svg:width="15.818cm" svg:height="0.475cm" svg:x="2.2cm" svg:y="6.191cm">
          <draw:text-box>
            <text:p text:style-name="P1"><text:span text:style-name="T3">Secretary of State for Defence, discussed with MOD officials the value of initiating a </text:span></text:p>
          </draw:text-box>
        </draw:frame>
        <draw:frame draw:style-name="gr1" draw:text-style-name="P2" draw:layer="layout" svg:width="9.73cm" svg:height="0.475cm" svg:x="2.2cm" svg:y="6.756cm">
          <draw:text-box>
            <text:p text:style-name="P1"><text:span text:style-name="T3">long-term study of the health of Op TELIC veterans.</text:span></text:p>
          </draw:text-box>
        </draw:frame>
        <draw:frame draw:style-name="gr5" draw:text-style-name="P6" draw:layer="layout" svg:width="0.273cm" svg:height="0.276cm" svg:x="11.887cm" svg:y="6.774cm">
          <draw:text-box>
            <text:p text:style-name="P1"><text:span text:style-name="T8">66</text:span></text:p>
          </draw:text-box>
        </draw:frame>
        <draw:frame draw:style-name="gr1" draw:text-style-name="P2" draw:layer="layout" svg:width="16.067cm" svg:height="0.475cm" svg:x="2.2cm" svg:y="7.67cm">
          <draw:text-box>
            <text:p text:style-name="P1"><text:span text:style-name="T6">98. </text:span><text:span text:style-name="T3"><text:s/>In early May, an MOD official asked Dr Moonie to agree that the UK Government </text:span></text:p>
          </draw:text-box>
        </draw:frame>
        <draw:frame draw:style-name="gr1" draw:text-style-name="P2" draw:layer="layout" svg:width="16.44cm" svg:height="0.475cm" svg:x="2.2cm" svg:y="8.234cm">
          <draw:text-box>
            <text:p text:style-name="P1"><text:span text:style-name="T3">should support a large-scale programme of research on the physical and psychological </text:span></text:p>
          </draw:text-box>
        </draw:frame>
        <draw:frame draw:style-name="gr1" draw:text-style-name="P2" draw:layer="layout" svg:width="8.177cm" svg:height="0.475cm" svg:x="2.2cm" svg:y="8.799cm">
          <draw:text-box>
            <text:p text:style-name="P1"><text:span text:style-name="T3">health of personnel deployed on Op TELIC.</text:span></text:p>
          </draw:text-box>
        </draw:frame>
        <draw:frame draw:style-name="gr5" draw:text-style-name="P6" draw:layer="layout" svg:width="0.273cm" svg:height="0.276cm" svg:x="10.335cm" svg:y="8.818cm">
          <draw:text-box>
            <text:p text:style-name="P1"><text:span text:style-name="T8">67</text:span></text:p>
          </draw:text-box>
        </draw:frame>
        <draw:frame draw:style-name="gr1" draw:text-style-name="P2" draw:layer="layout" svg:width="6.784cm" svg:height="0.475cm" svg:x="10.61cm" svg:y="8.799cm">
          <draw:text-box>
            <text:p text:style-name="P1"><text:span text:style-name="T3"><text:s/></text:span><text:span text:style-name="T3">The cost could not yet be precisely </text:span></text:p>
          </draw:text-box>
        </draw:frame>
        <draw:frame draw:style-name="gr1" draw:text-style-name="P2" draw:layer="layout" svg:width="7.025cm" svg:height="0.475cm" svg:x="2.2cm" svg:y="9.363cm">
          <draw:text-box>
            <text:p text:style-name="P1"><text:span text:style-name="T3">estimated, but could be around £3m. </text:span></text:p>
          </draw:text-box>
        </draw:frame>
        <draw:frame draw:style-name="gr1" draw:text-style-name="P2" draw:layer="layout" svg:width="16.478cm" svg:height="0.475cm" svg:x="2.2cm" svg:y="10.278cm">
          <draw:text-box>
            <text:p text:style-name="P1"><text:span text:style-name="T6">99. </text:span><text:span text:style-name="T3"><text:s/>The official commented that the UK Government had moved “far too late” to initiate </text:span></text:p>
          </draw:text-box>
        </draw:frame>
        <draw:frame draw:style-name="gr1" draw:text-style-name="P2" draw:layer="layout" svg:width="16.207cm" svg:height="0.475cm" svg:x="2.2cm" svg:y="10.842cm">
          <draw:text-box>
            <text:p text:style-name="P1"><text:span text:style-name="T3">research programmes after the 1990/1991 Gulf Conflict, leading to a loss of trust from </text:span></text:p>
          </draw:text-box>
        </draw:frame>
        <draw:frame draw:style-name="gr1" draw:text-style-name="P2" draw:layer="layout" svg:width="4.519cm" svg:height="0.475cm" svg:x="2.2cm" svg:y="11.407cm">
          <draw:text-box>
            <text:p text:style-name="P1"><text:span text:style-name="T3">veterans and the public:</text:span></text:p>
          </draw:text-box>
        </draw:frame>
        <draw:frame draw:style-name="gr1" draw:text-style-name="P2" draw:layer="layout" svg:width="14.912cm" svg:height="0.475cm" svg:x="2.95cm" svg:y="12.321cm">
          <draw:text-box>
            <text:p text:style-name="P1"><text:span text:style-name="T3">“</text:span><text:span text:style-name="T3">By the time we [the Government] responded concern was widespread and the </text:span></text:p>
          </draw:text-box>
        </draw:frame>
        <draw:frame draw:style-name="gr1" draw:text-style-name="P2" draw:layer="layout" svg:width="15.047cm" svg:height="0.475cm" svg:x="2.95cm" svg:y="12.886cm">
          <draw:text-box>
            <text:p text:style-name="P1"><text:span text:style-name="T3">idea of a ‘Gulf War Syndrome’, for which there is still no scientific evidence, had </text:span></text:p>
          </draw:text-box>
        </draw:frame>
        <draw:frame draw:style-name="gr1" draw:text-style-name="P2" draw:layer="layout" svg:width="2.131cm" svg:height="0.475cm" svg:x="2.95cm" svg:y="13.45cm">
          <draw:text-box>
            <text:p text:style-name="P1"><text:span text:style-name="T3">taken root. </text:span></text:p>
          </draw:text-box>
        </draw:frame>
        <draw:frame draw:style-name="gr1" draw:text-style-name="P2" draw:layer="layout" svg:width="15.001cm" svg:height="0.475cm" svg:x="2.95cm" svg:y="14.364cm">
          <draw:text-box>
            <text:p text:style-name="P1"><text:span text:style-name="T3">“</text:span><text:span text:style-name="T3">We therefore need to act early this time and put in place as soon as possible a </text:span></text:p>
          </draw:text-box>
        </draw:frame>
        <draw:frame draw:style-name="gr1" draw:text-style-name="P2" draw:layer="layout" svg:width="11.584cm" svg:height="0.475cm" svg:x="2.95cm" svg:y="14.929cm">
          <draw:text-box>
            <text:p text:style-name="P1"><text:span text:style-name="T3">robust programme of research … and respond as necessary.”</text:span></text:p>
          </draw:text-box>
        </draw:frame>
        <draw:frame draw:style-name="gr1" draw:text-style-name="P2" draw:layer="layout" svg:width="8.697cm" svg:height="0.475cm" svg:x="2.2cm" svg:y="15.843cm">
          <draw:text-box>
            <text:p text:style-name="P1"><text:span text:style-name="T6">100. </text:span><text:span text:style-name="T3"><text:s/>Dr Moonie agreed that recommendation.</text:span></text:p>
          </draw:text-box>
        </draw:frame>
        <draw:frame draw:style-name="gr5" draw:text-style-name="P6" draw:layer="layout" svg:width="0.273cm" svg:height="0.276cm" svg:x="10.836cm" svg:y="15.862cm">
          <draw:text-box>
            <text:p text:style-name="P1"><text:span text:style-name="T8">68</text:span></text:p>
          </draw:text-box>
        </draw:frame>
        <draw:frame draw:style-name="gr1" draw:text-style-name="P2" draw:layer="layout" svg:width="0.422cm" svg:height="0.475cm" svg:x="11.111cm" svg:y="15.84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54cm" svg:height="0.475cm" svg:x="2.2cm" svg:y="16.758cm">
          <draw:text-box>
            <text:p text:style-name="P1"><text:span text:style-name="T6">101. </text:span><text:span text:style-name="T3"><text:s/>The MOD subsequently commissioned the King’s Centre for Military Health </text:span></text:p>
          </draw:text-box>
        </draw:frame>
        <draw:frame draw:style-name="gr1" draw:text-style-name="P2" draw:layer="layout" svg:width="15.458cm" svg:height="0.475cm" svg:x="2.2cm" svg:y="17.322cm">
          <draw:text-box>
            <text:p text:style-name="P1"><text:span text:style-name="T3">Research (the King’s Centre) at King’s College London to undertake a large-scale </text:span></text:p>
          </draw:text-box>
        </draw:frame>
        <draw:frame draw:style-name="gr1" draw:text-style-name="P2" draw:layer="layout" svg:width="16.427cm" svg:height="0.475cm" svg:x="2.2cm" svg:y="17.887cm">
          <draw:text-box>
            <text:p text:style-name="P1"><text:span text:style-name="T3">epidemiological study into the physical and psychological health of personnel deployed </text:span></text:p>
          </draw:text-box>
        </draw:frame>
        <draw:frame draw:style-name="gr1" draw:text-style-name="P2" draw:layer="layout" svg:width="2.593cm" svg:height="0.475cm" svg:x="2.2cm" svg:y="18.451cm">
          <draw:text-box>
            <text:p text:style-name="P1"><text:span text:style-name="T3">on Op TELIC.</text:span></text:p>
          </draw:text-box>
        </draw:frame>
        <draw:frame draw:style-name="gr5" draw:text-style-name="P6" draw:layer="layout" svg:width="0.273cm" svg:height="0.276cm" svg:x="4.781cm" svg:y="18.47cm">
          <draw:text-box>
            <text:p text:style-name="P1"><text:span text:style-name="T8">69</text:span></text:p>
          </draw:text-box>
        </draw:frame>
        <draw:frame draw:style-name="gr1" draw:text-style-name="P2" draw:layer="layout" svg:width="8.143cm" svg:height="0.475cm" svg:x="5.055cm" svg:y="18.451cm">
          <draw:text-box>
            <text:p text:style-name="P1"><text:span text:style-name="T3"><text:s/></text:span><text:span text:style-name="T3">The “primary objectives” of the study were:</text:span></text:p>
          </draw:text-box>
        </draw:frame>
        <draw:frame draw:style-name="gr3" draw:text-style-name="P4" draw:layer="layout" svg:width="0.634cm" svg:height="0.712cm" svg:x="2.95cm" svg:y="19.2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1cm" svg:height="0.475cm" svg:x="3.7cm" svg:y="19.366cm">
          <draw:text-box>
            <text:p text:style-name="P1"><text:span text:style-name="T3">to assess the physical and psychological health of personnel deployed on </text:span></text:p>
          </draw:text-box>
        </draw:frame>
        <draw:frame draw:style-name="gr1" draw:text-style-name="P2" draw:layer="layout" svg:width="13.714cm" svg:height="0.475cm" svg:x="3.7cm" svg:y="19.93cm">
          <draw:text-box>
            <text:p text:style-name="P1"><text:span text:style-name="T3">Op TELIC in comparison with personnel not deployed on Op TELIC; and </text:span></text:p>
          </draw:text-box>
        </draw:frame>
        <draw:frame draw:style-name="gr3" draw:text-style-name="P4" draw:layer="layout" svg:width="0.634cm" svg:height="0.712cm" svg:x="2.95cm" svg:y="20.4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87cm" svg:height="0.475cm" svg:x="3.7cm" svg:y="20.594cm">
          <draw:text-box>
            <text:p text:style-name="P1"><text:span text:style-name="T3">to ascertain whether an “Iraqi War Syndrome” had emerged following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8.905cm" svg:height="0.475cm" svg:x="3.7cm" svg:y="21.159cm">
          <draw:text-box>
            <text:p text:style-name="P1"><text:span text:style-name="T3">deployment, similar to the Gulf War Syndrome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9">66 </text:span></text:p>
          </draw:text-box>
        </draw:frame>
        <draw:frame draw:style-name="gr4" draw:text-style-name="P5" draw:layer="layout" svg:width="16.347cm" svg:height="0.395cm" svg:x="2.532cm" svg:y="23.817cm">
          <draw:text-box>
            <text:p text:style-name="P1"><text:span text:style-name="T10">Minute PS/USofS [MOD] to Hd GVIU, 11 April 2003, ‘Op TELIC: Studies of Returning Service Personnel’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67 </text:span></text:p>
          </draw:text-box>
        </draw:frame>
        <draw:frame draw:style-name="gr4" draw:text-style-name="P5" draw:layer="layout" svg:width="15.301cm" svg:height="0.395cm" svg:x="2.532cm" svg:y="24.241cm">
          <draw:text-box>
            <text:p text:style-name="P1"><text:span text:style-name="T10">Minute MOD [junior official] to PS/USofS [MOD], 1 May 2003, ‘Op TELIC – Research into Possible </text:span></text:p>
          </draw:text-box>
        </draw:frame>
        <draw:frame draw:style-name="gr4" draw:text-style-name="P5" draw:layer="layout" svg:width="4.536cm" svg:height="0.395cm" svg:x="2.2cm" svg:y="24.664cm">
          <draw:text-box>
            <text:p text:style-name="P1"><text:span text:style-name="T10">Health Effects Post-Conflict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68 </text:span></text:p>
          </draw:text-box>
        </draw:frame>
        <draw:frame draw:style-name="gr4" draw:text-style-name="P5" draw:layer="layout" svg:width="15.932cm" svg:height="0.395cm" svg:x="2.532cm" svg:y="25.087cm">
          <draw:text-box>
            <text:p text:style-name="P1"><text:span text:style-name="T10">Minute PS/USofS [MOD] to Hd GVIU, 6 May 2003, ‘Op TELIC – Research into Possible Health Effects </text:span></text:p>
          </draw:text-box>
        </draw:frame>
        <draw:frame draw:style-name="gr4" draw:text-style-name="P5" draw:layer="layout" svg:width="2.263cm" svg:height="0.395cm" svg:x="2.2cm" svg:y="25.511cm">
          <draw:text-box>
            <text:p text:style-name="P1"><text:span text:style-name="T10">Post-Conflict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9 </text:span></text:p>
          </draw:text-box>
        </draw:frame>
        <draw:frame draw:style-name="gr4" draw:text-style-name="P5" draw:layer="layout" svg:width="15.957cm" svg:height="0.395cm" svg:x="2.532cm" svg:y="25.934cm">
          <draw:text-box>
            <text:p text:style-name="P1"><text:span text:style-name="T10">King’s Centre for Military Health Research, 2006, </text:span><text:span text:style-name="T11">The Iraq Study 2003 – 2006: Monitoring the Physical </text:span></text:p>
          </draw:text-box>
        </draw:frame>
        <draw:frame draw:style-name="gr4" draw:text-style-name="P5" draw:layer="layout" svg:width="16.25cm" svg:height="0.395cm" svg:x="2.2cm" svg:y="26.357cm">
          <draw:text-box>
            <text:p text:style-name="P1"><text:span text:style-name="T11">and Psychological Health of Personnel Deployed on Operation TELIC 1 (Op TELIC 1): Key Results from </text:span></text:p>
          </draw:text-box>
        </draw:frame>
        <draw:frame draw:style-name="gr4" draw:text-style-name="P5" draw:layer="layout" svg:width="1.403cm" svg:height="0.395cm" svg:x="2.2cm" svg:y="26.781cm">
          <draw:text-box>
            <text:p text:style-name="P1"><text:span text:style-name="T11">Stage 1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polygon draw:style-name="gr10" draw:text-style-name="P10" draw:layer="layout" svg:width="15.083cm" svg:height="10.133cm" svg:x="2.958cm" svg:y="9.058cm" svg:viewBox="0 0 15084 10134" draw:points="0,10134 15084,101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1" draw:text-style-name="P2" draw:layer="layout" svg:width="6.927cm" svg:height="0.475cm" svg:x="2.2cm" svg:y="2.525cm">
          <draw:text-box>
            <text:p text:style-name="P1"><text:span text:style-name="T6">102. </text:span><text:span text:style-name="T3"><text:s/>Secondary objectives included: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08cm" svg:height="0.475cm" svg:x="3.7cm" svg:y="3.44cm">
          <draw:text-box>
            <text:p text:style-name="P1"><text:span text:style-name="T3">to compare the health of Regular and Reservist Personnel; and </text:span></text:p>
          </draw:text-box>
        </draw:frame>
        <draw:frame draw:style-name="gr3" draw:text-style-name="P4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5cm" svg:height="0.475cm" svg:x="3.7cm" svg:y="4.104cm">
          <draw:text-box>
            <text:p text:style-name="P1"><text:span text:style-name="T3">to assess risk-taking behaviours (alcohol consumption and risky driving) in </text:span></text:p>
          </draw:text-box>
        </draw:frame>
        <draw:frame draw:style-name="gr1" draw:text-style-name="P2" draw:layer="layout" svg:width="6.424cm" svg:height="0.475cm" svg:x="3.7cm" svg:y="4.668cm">
          <draw:text-box>
            <text:p text:style-name="P1"><text:span text:style-name="T3">personnel deployed on Op TELIC.</text:span></text:p>
          </draw:text-box>
        </draw:frame>
        <draw:frame draw:style-name="gr1" draw:text-style-name="P2" draw:layer="layout" svg:width="15.69cm" svg:height="0.475cm" svg:x="2.2cm" svg:y="5.583cm">
          <draw:text-box>
            <text:p text:style-name="P1"><text:span text:style-name="T6">103. </text:span><text:span text:style-name="T3"><text:s/>In December 2003, the MOD published a report on lessons it had drawn from </text:span></text:p>
          </draw:text-box>
        </draw:frame>
        <draw:frame draw:style-name="gr1" draw:text-style-name="P2" draw:layer="layout" svg:width="3.406cm" svg:height="0.475cm" svg:x="2.2cm" svg:y="6.147cm">
          <draw:text-box>
            <text:p text:style-name="P1"><text:span text:style-name="T3">operations in Iraq.</text:span></text:p>
          </draw:text-box>
        </draw:frame>
        <draw:frame draw:style-name="gr5" draw:text-style-name="P6" draw:layer="layout" svg:width="0.273cm" svg:height="0.276cm" svg:x="5.589cm" svg:y="6.166cm">
          <draw:text-box>
            <text:p text:style-name="P1"><text:span text:style-name="T8">70</text:span></text:p>
          </draw:text-box>
        </draw:frame>
        <draw:frame draw:style-name="gr1" draw:text-style-name="P2" draw:layer="layout" svg:width="11.928cm" svg:height="0.475cm" svg:x="5.863cm" svg:y="6.147cm">
          <draw:text-box>
            <text:p text:style-name="P1"><text:span text:style-name="T3"><text:s/></text:span><text:span text:style-name="T3">The report provided a brief update on the King’s College work, </text:span></text:p>
          </draw:text-box>
        </draw:frame>
        <draw:frame draw:style-name="gr1" draw:text-style-name="P2" draw:layer="layout" svg:width="15.729cm" svg:height="0.475cm" svg:x="2.2cm" svg:y="6.712cm">
          <draw:text-box>
            <text:p text:style-name="P1"><text:span text:style-name="T3">and concluded that “to date, we are not aware of any unusual pattern of ill-health in </text:span></text:p>
          </draw:text-box>
        </draw:frame>
        <draw:frame draw:style-name="gr1" draw:text-style-name="P2" draw:layer="layout" svg:width="3.922cm" svg:height="0.475cm" svg:x="2.2cm" svg:y="7.276cm">
          <draw:text-box>
            <text:p text:style-name="P1"><text:span text:style-name="T3">returning personnel”.</text:span></text:p>
          </draw:text-box>
        </draw:frame>
        <draw:frame draw:style-name="gr1" draw:text-style-name="P2" draw:layer="layout" svg:width="15.885cm" svg:height="0.475cm" svg:x="2.2cm" svg:y="8.191cm">
          <draw:text-box>
            <text:p text:style-name="P1"><text:span text:style-name="T6">104. </text:span><text:span text:style-name="T3"><text:s/>The initial findings of the King’s College research were published in May 2006. </text:span></text:p>
          </draw:text-box>
        </draw:frame>
        <draw:frame draw:style-name="gr8" draw:text-style-name="P9" draw:layer="layout" svg:width="13.329cm" svg:height="0.556cm" svg:x="3.858cm" svg:y="9.512cm">
          <draw:text-box>
            <text:p text:style-name="P1"><text:span text:style-name="T12">Over-Arching Review of Operational Stress Management</text:span></text:p>
          </draw:text-box>
        </draw:frame>
        <draw:frame draw:style-name="gr4" draw:text-style-name="P5" draw:layer="layout" svg:width="12.744cm" svg:height="0.395cm" svg:x="3.45cm" svg:y="10.433cm">
          <draw:text-box>
            <text:p text:style-name="P1"><text:span text:style-name="T10">The MOD completed its Over-Arching Review of Operational Stress Management </text:span></text:p>
          </draw:text-box>
        </draw:frame>
        <draw:frame draw:style-name="gr4" draw:text-style-name="P5" draw:layer="layout" svg:width="11.529cm" svg:height="0.395cm" svg:x="3.45cm" svg:y="10.927cm">
          <draw:text-box>
            <text:p text:style-name="P1"><text:span text:style-name="T10">(OROSM) in September 2004, and a second phase covering Training and </text:span></text:p>
          </draw:text-box>
        </draw:frame>
        <draw:frame draw:style-name="gr4" draw:text-style-name="P5" draw:layer="layout" svg:width="6.5cm" svg:height="0.395cm" svg:x="3.45cm" svg:y="11.421cm">
          <draw:text-box>
            <text:p text:style-name="P1"><text:span text:style-name="T10">Communications Strategies in April 2005. </text:span></text:p>
          </draw:text-box>
        </draw:frame>
        <draw:frame draw:style-name="gr4" draw:text-style-name="P5" draw:layer="layout" svg:width="10.323cm" svg:height="0.395cm" svg:x="3.45cm" svg:y="12.115cm">
          <draw:text-box>
            <text:p text:style-name="P1"><text:span text:style-name="T10">The OROSM defined six steps in operational stress management: </text:span></text:p>
          </draw:text-box>
        </draw:frame>
        <draw:frame draw:style-name="gr8" draw:text-style-name="P9" draw:layer="layout" svg:width="0.493cm" svg:height="0.556cm" svg:x="4.2cm" svg:y="12.752cm">
          <draw:text-box>
            <text:p text:style-name="P1"><text:span text:style-name="T13">• </text:span></text:p>
          </draw:text-box>
        </draw:frame>
        <draw:frame draw:style-name="gr4" draw:text-style-name="P5" draw:layer="layout" svg:width="6.035cm" svg:height="0.395cm" svg:x="4.95cm" svg:y="12.809cm">
          <draw:text-box>
            <text:p text:style-name="P1"><text:span text:style-name="T10">pre-service entry beliefs and attitudes; </text:span></text:p>
          </draw:text-box>
        </draw:frame>
        <draw:frame draw:style-name="gr8" draw:text-style-name="P9" draw:layer="layout" svg:width="0.493cm" svg:height="0.556cm" svg:x="4.2cm" svg:y="13.346cm">
          <draw:text-box>
            <text:p text:style-name="P1"><text:span text:style-name="T13">• </text:span></text:p>
          </draw:text-box>
        </draw:frame>
        <draw:frame draw:style-name="gr4" draw:text-style-name="P5" draw:layer="layout" svg:width="10.327cm" svg:height="0.395cm" svg:x="4.95cm" svg:y="13.403cm">
          <draw:text-box>
            <text:p text:style-name="P1"><text:span text:style-name="T10">in-service training and promotion courses for career development; </text:span></text:p>
          </draw:text-box>
        </draw:frame>
        <draw:frame draw:style-name="gr8" draw:text-style-name="P9" draw:layer="layout" svg:width="0.493cm" svg:height="0.556cm" svg:x="4.2cm" svg:y="13.94cm">
          <draw:text-box>
            <text:p text:style-name="P1"><text:span text:style-name="T13">• </text:span></text:p>
          </draw:text-box>
        </draw:frame>
        <draw:frame draw:style-name="gr4" draw:text-style-name="P5" draw:layer="layout" svg:width="2.635cm" svg:height="0.395cm" svg:x="4.95cm" svg:y="13.997cm">
          <draw:text-box>
            <text:p text:style-name="P1"><text:span text:style-name="T10">pre-deployment; </text:span></text:p>
          </draw:text-box>
        </draw:frame>
        <draw:frame draw:style-name="gr8" draw:text-style-name="P9" draw:layer="layout" svg:width="0.493cm" svg:height="0.556cm" svg:x="4.2cm" svg:y="14.533cm">
          <draw:text-box>
            <text:p text:style-name="P1"><text:span text:style-name="T13">• </text:span></text:p>
          </draw:text-box>
        </draw:frame>
        <draw:frame draw:style-name="gr4" draw:text-style-name="P5" draw:layer="layout" svg:width="3.837cm" svg:height="0.395cm" svg:x="4.95cm" svg:y="14.591cm">
          <draw:text-box>
            <text:p text:style-name="P1"><text:span text:style-name="T10">operational deployment; </text:span></text:p>
          </draw:text-box>
        </draw:frame>
        <draw:frame draw:style-name="gr8" draw:text-style-name="P9" draw:layer="layout" svg:width="0.493cm" svg:height="0.556cm" svg:x="4.2cm" svg:y="15.127cm">
          <draw:text-box>
            <text:p text:style-name="P1"><text:span text:style-name="T13">• </text:span></text:p>
          </draw:text-box>
        </draw:frame>
        <draw:frame draw:style-name="gr4" draw:text-style-name="P5" draw:layer="layout" svg:width="4.845cm" svg:height="0.395cm" svg:x="4.95cm" svg:y="15.184cm">
          <draw:text-box>
            <text:p text:style-name="P1"><text:span text:style-name="T10">post-operational recovery; and </text:span></text:p>
          </draw:text-box>
        </draw:frame>
        <draw:frame draw:style-name="gr8" draw:text-style-name="P9" draw:layer="layout" svg:width="0.493cm" svg:height="0.556cm" svg:x="4.2cm" svg:y="15.721cm">
          <draw:text-box>
            <text:p text:style-name="P1"><text:span text:style-name="T13">• </text:span></text:p>
          </draw:text-box>
        </draw:frame>
        <draw:frame draw:style-name="gr4" draw:text-style-name="P5" draw:layer="layout" svg:width="5.874cm" svg:height="0.395cm" svg:x="4.95cm" svg:y="15.778cm">
          <draw:text-box>
            <text:p text:style-name="P1"><text:span text:style-name="T10">on discharge from the Armed Forces. </text:span></text:p>
          </draw:text-box>
        </draw:frame>
        <draw:frame draw:style-name="gr4" draw:text-style-name="P5" draw:layer="layout" svg:width="13.295cm" svg:height="0.395cm" svg:x="3.45cm" svg:y="16.622cm">
          <draw:text-box>
            <text:p text:style-name="P1"><text:span text:style-name="T10">Implementation and delivery of operational stress management within that framework </text:span></text:p>
          </draw:text-box>
        </draw:frame>
        <draw:frame draw:style-name="gr4" draw:text-style-name="P5" draw:layer="layout" svg:width="8.342cm" svg:height="0.395cm" svg:x="3.45cm" svg:y="17.116cm">
          <draw:text-box>
            <text:p text:style-name="P1"><text:span text:style-name="T10">remained the responsibility of the individual Services. </text:span></text:p>
          </draw:text-box>
        </draw:frame>
        <draw:frame draw:style-name="gr4" draw:text-style-name="P5" draw:layer="layout" svg:width="13.769cm" svg:height="0.395cm" svg:x="3.45cm" svg:y="17.81cm">
          <draw:text-box>
            <text:p text:style-name="P1"><text:span text:style-name="T10">The OROSM clearly identified operational stress management as a management, rather </text:span></text:p>
          </draw:text-box>
        </draw:frame>
        <draw:frame draw:style-name="gr4" draw:text-style-name="P5" draw:layer="layout" svg:width="4.671cm" svg:height="0.395cm" svg:x="3.45cm" svg:y="18.304cm">
          <draw:text-box>
            <text:p text:style-name="P1"><text:span text:style-name="T10">than a medical, responsibility. </text:span></text:p>
          </draw:text-box>
        </draw:frame>
        <draw:frame draw:style-name="gr8" draw:text-style-name="P9" draw:layer="layout" svg:width="3.715cm" svg:height="0.556cm" svg:x="2.2cm" svg:y="19.811cm">
          <draw:text-box>
            <text:p text:style-name="P1"><text:span text:style-name="T12">Decompression</text:span></text:p>
          </draw:text-box>
        </draw:frame>
        <draw:frame draw:style-name="gr1" draw:text-style-name="P2" draw:layer="layout" svg:width="15.17cm" svg:height="0.475cm" svg:x="2.2cm" svg:y="20.64cm">
          <draw:text-box>
            <text:p text:style-name="P1"><text:span text:style-name="T6">105. </text:span><text:span text:style-name="T3"><text:s/>Over the course of Op TELIC, in addition to the requirement for a period of </text:span></text:p>
          </draw:text-box>
        </draw:frame>
        <draw:frame draw:style-name="gr1" draw:text-style-name="P2" draw:layer="layout" svg:width="15.898cm" svg:height="0.475cm" svg:x="2.2cm" svg:y="21.204cm">
          <draw:text-box>
            <text:p text:style-name="P1"><text:span text:style-name="T3">“</text:span><text:span text:style-name="T3">normalisation” at the end of an operational tour, commanders increasingly opted for </text:span></text:p>
          </draw:text-box>
        </draw:frame>
        <draw:frame draw:style-name="gr1" draw:text-style-name="P2" draw:layer="layout" svg:width="16.173cm" svg:height="0.475cm" svg:x="2.2cm" svg:y="21.768cm">
          <draw:text-box>
            <text:p text:style-name="P1"><text:span text:style-name="T3">their units to undertake a formal period of decompression at the end of an operational </text:span></text:p>
          </draw:text-box>
        </draw:frame>
        <draw:frame draw:style-name="gr1" draw:text-style-name="P2" draw:layer="layout" svg:width="9.853cm" svg:height="0.475cm" svg:x="2.2cm" svg:y="22.333cm">
          <draw:text-box>
            <text:p text:style-name="P1"><text:span text:style-name="T3">tour, as part of post-operational stress management.</text:span></text:p>
          </draw:text-box>
        </draw:frame>
        <draw:frame draw:style-name="gr5" draw:text-style-name="P6" draw:layer="layout" svg:width="0.273cm" svg:height="0.276cm" svg:x="12.013cm" svg:y="22.352cm">
          <draw:text-box>
            <text:p text:style-name="P1"><text:span text:style-name="T8">71</text:span></text:p>
          </draw:text-box>
        </draw:frame>
        <draw:frame draw:style-name="gr1" draw:text-style-name="P2" draw:layer="layout" svg:width="0.422cm" svg:height="0.475cm" svg:x="12.287cm" svg:y="22.3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61cm" svg:height="0.475cm" svg:x="2.2cm" svg:y="23.247cm">
          <draw:text-box>
            <text:p text:style-name="P1"><text:span text:style-name="T6">106. </text:span><text:span text:style-name="T3"><text:s/>Decompression involved “placing groups into a structured and – critically – </text:span></text:p>
          </draw:text-box>
        </draw:frame>
        <draw:frame draw:style-name="gr1" draw:text-style-name="P2" draw:layer="layout" svg:width="16.161cm" svg:height="0.475cm" svg:x="2.2cm" svg:y="23.812cm">
          <draw:text-box>
            <text:p text:style-name="P1"><text:span text:style-name="T3">monitored environment in which to begin winding down and rehabilitating to a normal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6.631cm" svg:height="0.475cm" svg:x="2.2cm" svg:y="24.376cm">
          <draw:text-box>
            <text:p text:style-name="P1"><text:span text:style-name="T3">routine, peacetime environment”. Any individual considered to be vulnerable to any form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0 </text:span></text:p>
          </draw:text-box>
        </draw:frame>
        <draw:frame draw:style-name="gr4" draw:text-style-name="P5" draw:layer="layout" svg:width="12.494cm" svg:height="0.395cm" svg:x="2.532cm" svg:y="26.357cm">
          <draw:text-box>
            <text:p text:style-name="P1"><text:span text:style-name="T10">Ministry of Defence, </text:span><text:span text:style-name="T11">Operations in Iraq: Lessons for the Future,</text:span><text:span text:style-name="T10"> December 2003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1 </text:span></text:p>
          </draw:text-box>
        </draw:frame>
        <draw:frame draw:style-name="gr4" draw:text-style-name="P5" draw:layer="layout" svg:width="9.248cm" svg:height="0.395cm" svg:x="2.532cm" svg:y="26.781cm">
          <draw:text-box>
            <text:p text:style-name="P1"><text:span text:style-name="T10">Minute DCDS(Pers) to VCDS, July 2007, ‘Decompression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3">of post-operational stress should be identified, so that the appropriate support could be </text:span></text:p>
          </draw:text-box>
        </draw:frame>
        <draw:frame draw:style-name="gr1" draw:text-style-name="P2" draw:layer="layout" svg:width="13.329cm" svg:height="0.475cm" svg:x="2.2cm" svg:y="3.09cm">
          <draw:text-box>
            <text:p text:style-name="P1"><text:span text:style-name="T3">provided as the individuals passed through the demobilisation process.</text:span></text:p>
          </draw:text-box>
        </draw:frame>
        <draw:frame draw:style-name="gr5" draw:text-style-name="P6" draw:layer="layout" svg:width="0.273cm" svg:height="0.276cm" svg:x="15.473cm" svg:y="3.108cm">
          <draw:text-box>
            <text:p text:style-name="P1"><text:span text:style-name="T8">72</text:span></text:p>
          </draw:text-box>
        </draw:frame>
        <draw:frame draw:style-name="gr1" draw:text-style-name="P2" draw:layer="layout" svg:width="0.422cm" svg:height="0.475cm" svg:x="15.747cm" svg:y="3.0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992cm" svg:height="0.475cm" svg:x="2.2cm" svg:y="4.004cm">
          <draw:text-box>
            <text:p text:style-name="P1"><text:span text:style-name="T6">107. </text:span><text:span text:style-name="T3"><text:s/>The MOD assessed that decompression was best suited to formed teams </text:span></text:p>
          </draw:text-box>
        </draw:frame>
        <draw:frame draw:style-name="gr1" draw:text-style-name="P2" draw:layer="layout" svg:width="1.848cm" svg:height="0.475cm" svg:x="2.2cm" svg:y="4.568cm">
          <draw:text-box>
            <text:p text:style-name="P1"><text:span text:style-name="T3">and units.</text:span></text:p>
          </draw:text-box>
        </draw:frame>
        <draw:frame draw:style-name="gr5" draw:text-style-name="P6" draw:layer="layout" svg:width="0.273cm" svg:height="0.276cm" svg:x="4.036cm" svg:y="4.587cm">
          <draw:text-box>
            <text:p text:style-name="P1"><text:span text:style-name="T8">73</text:span></text:p>
          </draw:text-box>
        </draw:frame>
        <draw:frame draw:style-name="gr1" draw:text-style-name="P2" draw:layer="layout" svg:width="13.418cm" svg:height="0.475cm" svg:x="4.31cm" svg:y="4.568cm">
          <draw:text-box>
            <text:p text:style-name="P1"><text:span text:style-name="T3"><text:s/></text:span><text:span text:style-name="T3">Where possible, units should include individual augmentees (including </text:span></text:p>
          </draw:text-box>
        </draw:frame>
        <draw:frame draw:style-name="gr1" draw:text-style-name="P2" draw:layer="layout" svg:width="16.406cm" svg:height="0.475cm" svg:x="2.2cm" svg:y="5.133cm">
          <draw:text-box>
            <text:p text:style-name="P1"><text:span text:style-name="T3">Reservists) in their decompression arrangements. In the cases of individuals who were </text:span></text:p>
          </draw:text-box>
        </draw:frame>
        <draw:frame draw:style-name="gr1" draw:text-style-name="P2" draw:layer="layout" svg:width="15.589cm" svg:height="0.475cm" svg:x="2.2cm" svg:y="5.697cm">
          <draw:text-box>
            <text:p text:style-name="P1"><text:span text:style-name="T3">not available for the decompression period, the “clinically relevant” elements of the </text:span></text:p>
          </draw:text-box>
        </draw:frame>
        <draw:frame draw:style-name="gr1" draw:text-style-name="P2" draw:layer="layout" svg:width="16.804cm" svg:height="0.475cm" svg:x="2.2cm" svg:y="6.262cm">
          <draw:text-box>
            <text:p text:style-name="P1"><text:span text:style-name="T3">decompression process could be covered by pre-departure briefings and the subsequent </text:span></text:p>
          </draw:text-box>
        </draw:frame>
        <draw:frame draw:style-name="gr1" draw:text-style-name="P2" draw:layer="layout" svg:width="4.062cm" svg:height="0.475cm" svg:x="2.2cm" svg:y="6.826cm">
          <draw:text-box>
            <text:p text:style-name="P1"><text:span text:style-name="T3">normalisation period. </text:span></text:p>
          </draw:text-box>
        </draw:frame>
        <draw:frame draw:style-name="gr1" draw:text-style-name="P2" draw:layer="layout" svg:width="16.33cm" svg:height="0.475cm" svg:x="2.2cm" svg:y="7.741cm">
          <draw:text-box>
            <text:p text:style-name="P1"><text:span text:style-name="T6">108. </text:span><text:span text:style-name="T3"><text:s/>For Army units on Op TELIC, decompression usually took place in Cyprus over a </text:span></text:p>
          </draw:text-box>
        </draw:frame>
        <draw:frame draw:style-name="gr1" draw:text-style-name="P2" draw:layer="layout" svg:width="3.55cm" svg:height="0.475cm" svg:x="2.2cm" svg:y="8.305cm">
          <draw:text-box>
            <text:p text:style-name="P1"><text:span text:style-name="T3">period of 36 hours.</text:span></text:p>
          </draw:text-box>
        </draw:frame>
        <draw:frame draw:style-name="gr1" draw:text-style-name="P2" draw:layer="layout" svg:width="14.958cm" svg:height="0.475cm" svg:x="2.2cm" svg:y="9.22cm">
          <draw:text-box>
            <text:p text:style-name="P1"><text:span text:style-name="T6">109. </text:span><text:span text:style-name="T3"><text:s/>The first formal period of decompression took place in 2004, at the end of </text:span></text:p>
          </draw:text-box>
        </draw:frame>
        <draw:frame draw:style-name="gr1" draw:text-style-name="P2" draw:layer="layout" svg:width="2.356cm" svg:height="0.475cm" svg:x="2.2cm" svg:y="9.784cm">
          <draw:text-box>
            <text:p text:style-name="P1"><text:span text:style-name="T3">Op TELIC 3.</text:span></text:p>
          </draw:text-box>
        </draw:frame>
        <draw:frame draw:style-name="gr5" draw:text-style-name="P6" draw:layer="layout" svg:width="0.273cm" svg:height="0.276cm" svg:x="4.545cm" svg:y="9.803cm">
          <draw:text-box>
            <text:p text:style-name="P1"><text:span text:style-name="T8">74</text:span></text:p>
          </draw:text-box>
        </draw:frame>
        <draw:frame draw:style-name="gr1" draw:text-style-name="P2" draw:layer="layout" svg:width="0.422cm" svg:height="0.475cm" svg:x="4.82cm" svg:y="9.7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729cm" svg:height="0.475cm" svg:x="2.2cm" svg:y="10.698cm">
          <draw:text-box>
            <text:p text:style-name="P1"><text:span text:style-name="T6">110. </text:span><text:span text:style-name="T3"><text:s/>By July 2007, the MOD’s policy was that formed units should have a period of </text:span></text:p>
          </draw:text-box>
        </draw:frame>
        <draw:frame draw:style-name="gr1" draw:text-style-name="P2" draw:layer="layout" svg:width="15.797cm" svg:height="0.475cm" svg:x="2.2cm" svg:y="11.263cm">
          <draw:text-box>
            <text:p text:style-name="P1"><text:span text:style-name="T3">decompression unless a formal application to opt out had been agreed by the chain </text:span></text:p>
          </draw:text-box>
        </draw:frame>
        <draw:frame draw:style-name="gr1" draw:text-style-name="P2" draw:layer="layout" svg:width="2.457cm" svg:height="0.475cm" svg:x="2.2cm" svg:y="11.827cm">
          <draw:text-box>
            <text:p text:style-name="P1"><text:span text:style-name="T3">of command.</text:span></text:p>
          </draw:text-box>
        </draw:frame>
        <draw:frame draw:style-name="gr5" draw:text-style-name="P6" draw:layer="layout" svg:width="0.273cm" svg:height="0.276cm" svg:x="4.647cm" svg:y="11.846cm">
          <draw:text-box>
            <text:p text:style-name="P1"><text:span text:style-name="T8">75</text:span></text:p>
          </draw:text-box>
        </draw:frame>
        <draw:frame draw:style-name="gr1" draw:text-style-name="P2" draw:layer="layout" svg:width="12.694cm" svg:height="0.475cm" svg:x="4.922cm" svg:y="11.827cm">
          <draw:text-box>
            <text:p text:style-name="P1"><text:span text:style-name="T3"><text:s/></text:span><text:span text:style-name="T3">Air Marshal (AM) David Pocock, the Deputy Chief of Defence Staff </text:span></text:p>
          </draw:text-box>
        </draw:frame>
        <draw:frame draw:style-name="gr1" draw:text-style-name="P2" draw:layer="layout" svg:width="15.314cm" svg:height="0.475cm" svg:x="2.2cm" svg:y="12.392cm">
          <draw:text-box>
            <text:p text:style-name="P1"><text:span text:style-name="T3">(Personnel), advised Gen Granville-Chapman that, in the absence of evidence of </text:span></text:p>
          </draw:text-box>
        </draw:frame>
        <draw:frame draw:style-name="gr1" draw:text-style-name="P2" draw:layer="layout" svg:width="16.373cm" svg:height="0.475cm" svg:x="2.2cm" svg:y="12.956cm">
          <draw:text-box>
            <text:p text:style-name="P1"><text:span text:style-name="T3">“</text:span><text:span text:style-name="T3">clinical efficacy”, the policy was based on the “military judgement” that decompression </text:span></text:p>
          </draw:text-box>
        </draw:frame>
        <draw:frame draw:style-name="gr1" draw:text-style-name="P2" draw:layer="layout" svg:width="12.71cm" svg:height="0.475cm" svg:x="2.2cm" svg:y="13.521cm">
          <draw:text-box>
            <text:p text:style-name="P1"><text:span text:style-name="T3">promoted adjustment and re-integration into a normal environment. </text:span></text:p>
          </draw:text-box>
        </draw:frame>
        <draw:frame draw:style-name="gr1" draw:text-style-name="P2" draw:layer="layout" svg:width="14.907cm" svg:height="0.475cm" svg:x="2.2cm" svg:y="14.435cm">
          <draw:text-box>
            <text:p text:style-name="P1"><text:span text:style-name="T6">111. </text:span><text:span text:style-name="T3"><text:s/>In August 2010, the MOD produced an analysis of Op TELIC from a Land </text:span></text:p>
          </draw:text-box>
        </draw:frame>
        <draw:frame draw:style-name="gr1" draw:text-style-name="P2" draw:layer="layout" svg:width="2.292cm" svg:height="0.475cm" svg:x="2.2cm" svg:y="15cm">
          <draw:text-box>
            <text:p text:style-name="P1"><text:span text:style-name="T3">perspective.</text:span></text:p>
          </draw:text-box>
        </draw:frame>
        <draw:frame draw:style-name="gr5" draw:text-style-name="P6" draw:layer="layout" svg:width="0.273cm" svg:height="0.276cm" svg:x="4.482cm" svg:y="15.018cm">
          <draw:text-box>
            <text:p text:style-name="P1"><text:span text:style-name="T8">76</text:span></text:p>
          </draw:text-box>
        </draw:frame>
        <draw:frame draw:style-name="gr1" draw:text-style-name="P2" draw:layer="layout" svg:width="13.782cm" svg:height="0.475cm" svg:x="4.757cm" svg:y="15cm">
          <draw:text-box>
            <text:p text:style-name="P1"><text:span text:style-name="T3"><text:s/></text:span><text:span text:style-name="T3">The analysis stated that many units reported that individual augmentees </text:span></text:p>
          </draw:text-box>
        </draw:frame>
        <draw:frame draw:style-name="gr1" draw:text-style-name="P2" draw:layer="layout" svg:width="16.774cm" svg:height="0.475cm" svg:x="2.2cm" svg:y="15.564cm">
          <draw:text-box>
            <text:p text:style-name="P1"><text:span text:style-name="T3">and members of the TA could “fall between the cracks” and not carry out decompression. </text:span></text:p>
          </draw:text-box>
        </draw:frame>
        <draw:frame draw:style-name="gr1" draw:text-style-name="P2" draw:layer="layout" svg:width="15.386cm" svg:height="0.475cm" svg:x="2.2cm" svg:y="16.128cm">
          <draw:text-box>
            <text:p text:style-name="P1"><text:span text:style-name="T3">Some units reported that members of the TA could not remain with the unit during </text:span></text:p>
          </draw:text-box>
        </draw:frame>
        <draw:frame draw:style-name="gr1" draw:text-style-name="P2" draw:layer="layout" svg:width="15.255cm" svg:height="0.475cm" svg:x="2.2cm" svg:y="16.693cm">
          <draw:text-box>
            <text:p text:style-name="P1"><text:span text:style-name="T3">normalisation when it took place in the unit’s barracks, and therefore went home. </text:span></text:p>
          </draw:text-box>
        </draw:frame>
        <draw:frame draw:style-name="gr1" draw:text-style-name="P2" draw:layer="layout" svg:width="5.048cm" svg:height="0.475cm" svg:x="2.2cm" svg:y="17.607cm">
          <draw:text-box>
            <text:p text:style-name="P1"><text:span text:style-name="T6">112. </text:span><text:span text:style-name="T3"><text:s/>The MOD concluded:</text:span></text:p>
          </draw:text-box>
        </draw:frame>
        <draw:frame draw:style-name="gr1" draw:text-style-name="P2" draw:layer="layout" svg:width="15.708cm" svg:height="0.475cm" svg:x="2.95cm" svg:y="18.522cm">
          <draw:text-box>
            <text:p text:style-name="P1"><text:span text:style-name="T3">“… </text:span><text:span text:style-name="T3">a debate remains to be had about whether the main effort for Reservists should </text:span></text:p>
          </draw:text-box>
        </draw:frame>
        <draw:frame draw:style-name="gr1" draw:text-style-name="P2" draw:layer="layout" svg:width="14.692cm" svg:height="0.475cm" svg:x="2.95cm" svg:y="19.086cm">
          <draw:text-box>
            <text:p text:style-name="P1"><text:span text:style-name="T3">be to return them to civilian life as quickly as possible or extend their period in </text:span></text:p>
          </draw:text-box>
        </draw:frame>
        <draw:frame draw:style-name="gr1" draw:text-style-name="P2" draw:layer="layout" svg:width="14.933cm" svg:height="0.475cm" svg:x="2.95cm" svg:y="19.651cm">
          <draw:text-box>
            <text:p text:style-name="P1"><text:span text:style-name="T3">mobilised service to effect full normalisation … What is vital is to ensure that all </text:span></text:p>
          </draw:text-box>
        </draw:frame>
        <draw:frame draw:style-name="gr1" draw:text-style-name="P2" draw:layer="layout" svg:width="15.183cm" svg:height="0.475cm" svg:x="2.95cm" svg:y="20.215cm">
          <draw:text-box>
            <text:p text:style-name="P1"><text:span text:style-name="T3">TA Personnel are given adequate transition back to civilian life, and this includes </text:span></text:p>
          </draw:text-box>
        </draw:frame>
        <draw:frame draw:style-name="gr1" draw:text-style-name="P2" draw:layer="layout" svg:width="15.217cm" svg:height="0.475cm" svg:x="2.95cm" svg:y="20.78cm">
          <draw:text-box>
            <text:p text:style-name="P1"><text:span text:style-name="T3">important information on where to get assistance if he/she needs it. POSM [Post-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356cm" svg:height="0.475cm" svg:x="2.95cm" svg:y="21.344cm">
          <draw:text-box>
            <text:p text:style-name="P1"><text:span text:style-name="T3">Operational Stress Management] must continue through their chain of command.”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72 </text:span></text:p>
          </draw:text-box>
        </draw:frame>
        <draw:frame draw:style-name="gr4" draw:text-style-name="P5" draw:layer="layout" svg:width="15.83cm" svg:height="0.395cm" svg:x="2.532cm" svg:y="24.241cm">
          <draw:text-box>
            <text:p text:style-name="P1"><text:span text:style-name="T10">Minute DCDS(Pers) to MA/USoS [MOD], December 2006, ‘Management of Personnel Returning from </text:span></text:p>
          </draw:text-box>
        </draw:frame>
        <draw:frame draw:style-name="gr4" draw:text-style-name="P5" draw:layer="layout" svg:width="4.214cm" svg:height="0.395cm" svg:x="2.2cm" svg:y="24.664cm">
          <draw:text-box>
            <text:p text:style-name="P1"><text:span text:style-name="T10">High Intensity Operations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3 </text:span></text:p>
          </draw:text-box>
        </draw:frame>
        <draw:frame draw:style-name="gr4" draw:text-style-name="P5" draw:layer="layout" svg:width="9.248cm" svg:height="0.395cm" svg:x="2.532cm" svg:y="25.087cm">
          <draw:text-box>
            <text:p text:style-name="P1"><text:span text:style-name="T10">Minute DCDS(Pers) to VCDS, July 2007, ‘Decompression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74 </text:span></text:p>
          </draw:text-box>
        </draw:frame>
        <draw:frame draw:style-name="gr4" draw:text-style-name="P5" draw:layer="layout" svg:width="15.83cm" svg:height="0.395cm" svg:x="2.532cm" svg:y="25.511cm">
          <draw:text-box>
            <text:p text:style-name="P1"><text:span text:style-name="T10">Minute DCDS(Pers) to MA/USoS [MOD], December 2006, ‘Management of Personnel Returning from </text:span></text:p>
          </draw:text-box>
        </draw:frame>
        <draw:frame draw:style-name="gr4" draw:text-style-name="P5" draw:layer="layout" svg:width="4.214cm" svg:height="0.395cm" svg:x="2.2cm" svg:y="25.934cm">
          <draw:text-box>
            <text:p text:style-name="P1"><text:span text:style-name="T10">High Intensity Operation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5 </text:span></text:p>
          </draw:text-box>
        </draw:frame>
        <draw:frame draw:style-name="gr4" draw:text-style-name="P5" draw:layer="layout" svg:width="9.248cm" svg:height="0.395cm" svg:x="2.532cm" svg:y="26.357cm">
          <draw:text-box>
            <text:p text:style-name="P1"><text:span text:style-name="T10">Minute DCDS(Pers) to VCDS, July 2007, ‘Decompression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6 </text:span></text:p>
          </draw:text-box>
        </draw:frame>
        <draw:frame draw:style-name="gr4" draw:text-style-name="P5" draw:layer="layout" svg:width="15.386cm" svg:height="0.395cm" svg:x="2.532cm" svg:y="26.781cm">
          <draw:text-box>
            <text:p text:style-name="P1"><text:span text:style-name="T10">Report Land Command, 31 August 2010, ‘Operations in Iraq: An Analysis from a Land Perspective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8" draw:text-style-name="P9" draw:layer="layout" svg:width="15.31cm" svg:height="0.556cm" svg:x="2.2cm" svg:y="2.513cm">
          <draw:text-box>
            <text:p text:style-name="P1"><text:span text:style-name="T12">Variations in the level of support after an operational deployment</text:span></text:p>
          </draw:text-box>
        </draw:frame>
        <draw:frame draw:style-name="gr1" draw:text-style-name="P2" draw:layer="layout" svg:width="15.403cm" svg:height="0.475cm" svg:x="2.2cm" svg:y="3.341cm">
          <draw:text-box>
            <text:p text:style-name="P1"><text:span text:style-name="T6">113. </text:span><text:span text:style-name="T3"><text:s/>The Inquiry heard from a number of veterans and witnesses that the level of </text:span></text:p>
          </draw:text-box>
        </draw:frame>
        <draw:frame draw:style-name="gr1" draw:text-style-name="P2" draw:layer="layout" svg:width="14.124cm" svg:height="0.475cm" svg:x="2.2cm" svg:y="3.905cm">
          <draw:text-box>
            <text:p text:style-name="P1"><text:span text:style-name="T3">support received by personnel returning from Op TELIC varied significantly.</text:span></text:p>
          </draw:text-box>
        </draw:frame>
        <draw:frame draw:style-name="gr1" draw:text-style-name="P2" draw:layer="layout" svg:width="16.715cm" svg:height="0.475cm" svg:x="2.2cm" svg:y="4.82cm">
          <draw:text-box>
            <text:p text:style-name="P1"><text:span text:style-name="T6">114. </text:span><text:span text:style-name="T3"><text:s/>The Inquiry asked Lieutenant General Sir Alistair Irwin, Adjutant General from 2003 </text:span></text:p>
          </draw:text-box>
        </draw:frame>
        <draw:frame draw:style-name="gr1" draw:text-style-name="P2" draw:layer="layout" svg:width="16.41cm" svg:height="0.475cm" svg:x="2.2cm" svg:y="5.384cm">
          <draw:text-box>
            <text:p text:style-name="P1"><text:span text:style-name="T3">to 2005, whether he was aware of that variation and, if so, what was done to address it.</text:span></text:p>
          </draw:text-box>
        </draw:frame>
        <draw:frame draw:style-name="gr5" draw:text-style-name="P6" draw:layer="layout" svg:width="0.273cm" svg:height="0.276cm" svg:x="18.525cm" svg:y="5.403cm">
          <draw:text-box>
            <text:p text:style-name="P1"><text:span text:style-name="T8">77</text:span></text:p>
          </draw:text-box>
        </draw:frame>
        <draw:frame draw:style-name="gr1" draw:text-style-name="P2" draw:layer="layout" svg:width="0.422cm" svg:height="0.475cm" svg:x="18.8cm" svg:y="5.38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571cm" svg:height="0.475cm" svg:x="2.2cm" svg:y="5.949cm">
          <draw:text-box>
            <text:p text:style-name="P1"><text:span text:style-name="T3">He told the Inquiry:</text:span></text:p>
          </draw:text-box>
        </draw:frame>
        <draw:frame draw:style-name="gr1" draw:text-style-name="P2" draw:layer="layout" svg:width="15.852cm" svg:height="0.475cm" svg:x="2.95cm" svg:y="6.863cm">
          <draw:text-box>
            <text:p text:style-name="P1"><text:span text:style-name="T3">“… </text:span><text:span text:style-name="T3">we were aware that there were varying standards … That was obviously a worry </text:span></text:p>
          </draw:text-box>
        </draw:frame>
        <draw:frame draw:style-name="gr1" draw:text-style-name="P2" draw:layer="layout" svg:width="15.725cm" svg:height="0.475cm" svg:x="2.95cm" svg:y="7.428cm">
          <draw:text-box>
            <text:p text:style-name="P1"><text:span text:style-name="T3">because, where the standard was good, that was fine. Where the standard was not </text:span></text:p>
          </draw:text-box>
        </draw:frame>
        <draw:frame draw:style-name="gr1" draw:text-style-name="P2" draw:layer="layout" svg:width="10.746cm" svg:height="0.475cm" svg:x="2.95cm" svg:y="7.992cm">
          <draw:text-box>
            <text:p text:style-name="P1"><text:span text:style-name="T3">good, then something clearly needed to be done about it.</text:span></text:p>
          </draw:text-box>
        </draw:frame>
        <draw:frame draw:style-name="gr1" draw:text-style-name="P2" draw:layer="layout" svg:width="15.721cm" svg:height="0.475cm" svg:x="2.95cm" svg:y="8.906cm">
          <draw:text-box>
            <text:p text:style-name="P1"><text:span text:style-name="T3">“</text:span><text:span text:style-name="T3">So there was a constant interchange between my people, who were producing the </text:span></text:p>
          </draw:text-box>
        </draw:frame>
        <draw:frame draw:style-name="gr1" draw:text-style-name="P2" draw:layer="layout" svg:width="15.665cm" svg:height="0.475cm" svg:x="2.95cm" svg:y="9.471cm">
          <draw:text-box>
            <text:p text:style-name="P1"><text:span text:style-name="T3">advice, the guidance, the policy, and the people who were actually delivering these </text:span></text:p>
          </draw:text-box>
        </draw:frame>
        <draw:frame draw:style-name="gr1" draw:text-style-name="P2" draw:layer="layout" svg:width="15.957cm" svg:height="0.475cm" svg:x="2.95cm" svg:y="10.035cm">
          <draw:text-box>
            <text:p text:style-name="P1"><text:span text:style-name="T3">things, which were … the welfare staffs … the field Army and the chain of command. </text:span></text:p>
          </draw:text-box>
        </draw:frame>
        <draw:frame draw:style-name="gr1" draw:text-style-name="P2" draw:layer="layout" svg:width="14.87cm" svg:height="0.475cm" svg:x="2.95cm" svg:y="10.95cm">
          <draw:text-box>
            <text:p text:style-name="P1"><text:span text:style-name="T3">“… </text:span><text:span text:style-name="T3">there was, amongst us all collectively, a desire to deliver as good a product </text:span></text:p>
          </draw:text-box>
        </draw:frame>
        <draw:frame draw:style-name="gr1" draw:text-style-name="P2" draw:layer="layout" svg:width="15.229cm" svg:height="0.475cm" svg:x="2.95cm" svg:y="11.514cm">
          <draw:text-box>
            <text:p text:style-name="P1"><text:span text:style-name="T3">as we could for those who needed it but, when it boils down to it, when you have </text:span></text:p>
          </draw:text-box>
        </draw:frame>
        <draw:frame draw:style-name="gr1" draw:text-style-name="P2" draw:layer="layout" svg:width="14.941cm" svg:height="0.475cm" svg:x="2.95cm" svg:y="12.079cm">
          <draw:text-box>
            <text:p text:style-name="P1"><text:span text:style-name="T3">a complex machine that consists of over 100,000 individual people, you can be </text:span></text:p>
          </draw:text-box>
        </draw:frame>
        <draw:frame draw:style-name="gr1" draw:text-style-name="P2" draw:layer="layout" svg:width="15.911cm" svg:height="0.475cm" svg:x="2.95cm" svg:y="12.643cm">
          <draw:text-box>
            <text:p text:style-name="P1"><text:span text:style-name="T3">absolutely certain, no matter what it is that you do, that there will be people who one </text:span></text:p>
          </draw:text-box>
        </draw:frame>
        <draw:frame draw:style-name="gr1" draw:text-style-name="P2" draw:layer="layout" svg:width="10.073cm" svg:height="0.475cm" svg:x="2.95cm" svg:y="13.208cm">
          <draw:text-box>
            <text:p text:style-name="P1"><text:span text:style-name="T3">way or another don’t live up to the standard required. </text:span></text:p>
          </draw:text-box>
        </draw:frame>
        <draw:frame draw:style-name="gr1" draw:text-style-name="P2" draw:layer="layout" svg:width="15.602cm" svg:height="0.475cm" svg:x="2.95cm" svg:y="14.122cm">
          <draw:text-box>
            <text:p text:style-name="P1"><text:span text:style-name="T3">“</text:span><text:span text:style-name="T3">So much to the regret of all of us involved, there were unquestionably people who </text:span></text:p>
          </draw:text-box>
        </draw:frame>
        <draw:frame draw:style-name="gr1" draw:text-style-name="P2" draw:layer="layout" svg:width="15.767cm" svg:height="0.475cm" svg:x="2.95cm" svg:y="14.686cm">
          <draw:text-box>
            <text:p text:style-name="P1"><text:span text:style-name="T3">weren’t looked after as well as they should have been. There is no doubt about that </text:span></text:p>
          </draw:text-box>
        </draw:frame>
        <draw:frame draw:style-name="gr1" draw:text-style-name="P2" draw:layer="layout" svg:width="13.312cm" svg:height="0.475cm" svg:x="2.95cm" svg:y="15.251cm">
          <draw:text-box>
            <text:p text:style-name="P1"><text:span text:style-name="T3">and each one of them represents, in some degree or another, a failure.</text:span></text:p>
          </draw:text-box>
        </draw:frame>
        <draw:frame draw:style-name="gr1" draw:text-style-name="P2" draw:layer="layout" svg:width="16.038cm" svg:height="0.475cm" svg:x="2.95cm" svg:y="16.165cm">
          <draw:text-box>
            <text:p text:style-name="P1"><text:span text:style-name="T3">“</text:span><text:span text:style-name="T3">I hope, though … without in any way wanting to sound complacent about it, that that </text:span></text:p>
          </draw:text-box>
        </draw:frame>
        <draw:frame draw:style-name="gr1" draw:text-style-name="P2" draw:layer="layout" svg:width="7.216cm" svg:height="0.475cm" svg:x="2.95cm" svg:y="16.73cm">
          <draw:text-box>
            <text:p text:style-name="P1"><text:span text:style-name="T3">number was probably relatively small.”</text:span></text:p>
          </draw:text-box>
        </draw:frame>
        <draw:frame draw:style-name="gr1" draw:text-style-name="P2" draw:layer="layout" svg:width="15.856cm" svg:height="0.475cm" svg:x="2.2cm" svg:y="17.644cm">
          <draw:text-box>
            <text:p text:style-name="P1"><text:span text:style-name="T6">115. </text:span><text:span text:style-name="T3"><text:s/>Lt Gen Irwin agreed that those individuals were more likely to have returned to </text:span></text:p>
          </draw:text-box>
        </draw:frame>
        <draw:frame draw:style-name="gr1" draw:text-style-name="P2" draw:layer="layout" svg:width="15.648cm" svg:height="0.475cm" svg:x="2.2cm" svg:y="18.209cm">
          <draw:text-box>
            <text:p text:style-name="P1"><text:span text:style-name="T3">environments without significant military support around them, including Reservists </text:span></text:p>
          </draw:text-box>
        </draw:frame>
        <draw:frame draw:style-name="gr1" draw:text-style-name="P2" draw:layer="layout" svg:width="13.807cm" svg:height="0.475cm" svg:x="2.2cm" svg:y="18.773cm">
          <draw:text-box>
            <text:p text:style-name="P1"><text:span text:style-name="T3">returning to civilian life and Regular Personnel living away from barracks. </text:span></text:p>
          </draw:text-box>
        </draw:frame>
        <draw:frame draw:style-name="gr1" draw:text-style-name="P2" draw:layer="layout" svg:width="14.738cm" svg:height="0.475cm" svg:x="2.2cm" svg:y="19.688cm">
          <draw:text-box>
            <text:p text:style-name="P1"><text:span text:style-name="T6">116. </text:span><text:span text:style-name="T3"><text:s/>Vice Admiral Peter Wilkinson, Deputy Chief of Defence Staff (Personnel) </text:span></text:p>
          </draw:text-box>
        </draw:frame>
        <draw:frame draw:style-name="gr1" draw:text-style-name="P2" draw:layer="layout" svg:width="5.179cm" svg:height="0.475cm" svg:x="2.2cm" svg:y="20.252cm">
          <draw:text-box>
            <text:p text:style-name="P1"><text:span text:style-name="T3">from 2007, told the Inquiry: </text:span></text:p>
          </draw:text-box>
        </draw:frame>
        <draw:frame draw:style-name="gr1" draw:text-style-name="P2" draw:layer="layout" svg:width="15.081cm" svg:height="0.475cm" svg:x="2.95cm" svg:y="21.166cm">
          <draw:text-box>
            <text:p text:style-name="P1"><text:span text:style-name="T3">“</text:span><text:span text:style-name="T3">Certainly, when we started the campaign, we were much more adept at looking </text:span></text:p>
          </draw:text-box>
        </draw:frame>
        <draw:frame draw:style-name="gr1" draw:text-style-name="P2" draw:layer="layout" svg:width="15.792cm" svg:height="0.475cm" svg:x="2.95cm" svg:y="21.731cm">
          <draw:text-box>
            <text:p text:style-name="P1"><text:span text:style-name="T3">after the large, formed units than we were on those individuals who had either gone </text:span></text:p>
          </draw:text-box>
        </draw:frame>
        <draw:frame draw:style-name="gr1" draw:text-style-name="P2" draw:layer="layout" svg:width="8.46cm" svg:height="0.475cm" svg:x="2.95cm" svg:y="22.295cm">
          <draw:text-box>
            <text:p text:style-name="P1"><text:span text:style-name="T3">out as single staff or on an augmentee basis.</text:span></text:p>
          </draw:text-box>
        </draw:frame>
        <draw:frame draw:style-name="gr1" draw:text-style-name="P2" draw:layer="layout" svg:width="14.993cm" svg:height="0.475cm" svg:x="2.95cm" svg:y="23.21cm">
          <draw:text-box>
            <text:p text:style-name="P1"><text:span text:style-name="T3">“</text:span><text:span text:style-name="T3">I think, as we have gained greater experience of the operation and of the likely </text:span></text:p>
          </draw:text-box>
        </draw:frame>
        <draw:frame draw:style-name="gr1" draw:text-style-name="P2" draw:layer="layout" svg:width="15.483cm" svg:height="0.475cm" svg:x="2.95cm" svg:y="23.774cm">
          <draw:text-box>
            <text:p text:style-name="P1"><text:span text:style-name="T3">pressures on the troops, then we have become more adept and more proactive at </text:span></text:p>
          </draw:text-box>
        </draw:frame>
        <draw:frame draw:style-name="gr1" draw:text-style-name="P2" draw:layer="layout" svg:width="5.857cm" svg:height="0.475cm" svg:x="2.95cm" svg:y="24.339cm">
          <draw:text-box>
            <text:p text:style-name="P1"><text:span text:style-name="T3">looking after their likely needs.”</text:span></text:p>
          </draw:text-box>
        </draw:frame>
        <draw:frame draw:style-name="gr5" draw:text-style-name="P6" draw:layer="layout" svg:width="0.273cm" svg:height="0.276cm" svg:x="8.786cm" svg:y="24.357cm">
          <draw:text-box>
            <text:p text:style-name="P1"><text:span text:style-name="T8">78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0.422cm" svg:height="0.475cm" svg:x="9.06cm" svg:y="24.339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7 </text:span></text:p>
          </draw:text-box>
        </draw:frame>
        <draw:frame draw:style-name="gr4" draw:text-style-name="P5" draw:layer="layout" svg:width="6.648cm" svg:height="0.395cm" svg:x="2.532cm" svg:y="26.357cm">
          <draw:text-box>
            <text:p text:style-name="P1"><text:span text:style-name="T10">Public hearing, 21 July 2010, pages 29-31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8 </text:span></text:p>
          </draw:text-box>
        </draw:frame>
        <draw:frame draw:style-name="gr4" draw:text-style-name="P5" draw:layer="layout" svg:width="6.06cm" svg:height="0.395cm" svg:x="2.532cm" svg:y="26.781cm">
          <draw:text-box>
            <text:p text:style-name="P1"><text:span text:style-name="T10">Public hearing, 19 July 2010, page 24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8" draw:text-style-name="P9" draw:layer="layout" svg:width="9.849cm" svg:height="0.556cm" svg:x="2.2cm" svg:y="2.513cm">
          <draw:text-box>
            <text:p text:style-name="P1"><text:span text:style-name="T12">First reports from the King’s Centre study</text:span></text:p>
          </draw:text-box>
        </draw:frame>
        <draw:frame draw:style-name="gr1" draw:text-style-name="P2" draw:layer="layout" svg:width="16.804cm" svg:height="0.475cm" svg:x="2.2cm" svg:y="3.341cm">
          <draw:text-box>
            <text:p text:style-name="P1"><text:span text:style-name="T6">117. </text:span><text:span text:style-name="T3"><text:s/>Professor Simon Wessely and Professor Christopher Dandeker presented the early </text:span></text:p>
          </draw:text-box>
        </draw:frame>
        <draw:frame draw:style-name="gr1" draw:text-style-name="P2" draw:layer="layout" svg:width="16.707cm" svg:height="0.475cm" svg:x="2.2cm" svg:y="3.905cm">
          <draw:text-box>
            <text:p text:style-name="P1"><text:span text:style-name="T3">findings of the King’s Centre study to the 25 May 2005 meeting of the Service Personnel </text:span></text:p>
          </draw:text-box>
        </draw:frame>
        <draw:frame draw:style-name="gr1" draw:text-style-name="P2" draw:layer="layout" svg:width="2.504cm" svg:height="0.475cm" svg:x="2.2cm" svg:y="4.47cm">
          <draw:text-box>
            <text:p text:style-name="P1"><text:span text:style-name="T3">Board (SPB).</text:span></text:p>
          </draw:text-box>
        </draw:frame>
        <draw:frame draw:style-name="gr5" draw:text-style-name="P6" draw:layer="layout" svg:width="0.273cm" svg:height="0.276cm" svg:x="4.694cm" svg:y="4.489cm">
          <draw:text-box>
            <text:p text:style-name="P1"><text:span text:style-name="T8">79</text:span></text:p>
          </draw:text-box>
        </draw:frame>
        <draw:frame draw:style-name="gr1" draw:text-style-name="P2" draw:layer="layout" svg:width="6.81cm" svg:height="0.475cm" svg:x="4.968cm" svg:y="4.47cm">
          <draw:text-box>
            <text:p text:style-name="P1"><text:span text:style-name="T3"><text:s/></text:span><text:span text:style-name="T3">The record of the meeting reported:</text:span></text:p>
          </draw:text-box>
        </draw:frame>
        <draw:frame draw:style-name="gr1" draw:text-style-name="P2" draw:layer="layout" svg:width="13.964cm" svg:height="0.475cm" svg:x="2.95cm" svg:y="5.384cm">
          <draw:text-box>
            <text:p text:style-name="P1"><text:span text:style-name="T3">“</text:span><text:span text:style-name="T3">The initial observations suggest that for Regulars, there was no Iraqi War </text:span></text:p>
          </draw:text-box>
        </draw:frame>
        <draw:frame draw:style-name="gr1" draw:text-style-name="P2" draw:layer="layout" svg:width="14.336cm" svg:height="0.475cm" svg:x="2.95cm" svg:y="5.949cm">
          <draw:text-box>
            <text:p text:style-name="P1"><text:span text:style-name="T3">syndrome, no increases in general mental health problems and PTSD [Post-</text:span></text:p>
          </draw:text-box>
        </draw:frame>
        <draw:frame draw:style-name="gr1" draw:text-style-name="P2" draw:layer="layout" svg:width="15.835cm" svg:height="0.475cm" svg:x="2.95cm" svg:y="6.513cm">
          <draw:text-box>
            <text:p text:style-name="P1"><text:span text:style-name="T3">Traumatic Stress Disorder], or increases in alcohol intake. These observations were </text:span></text:p>
          </draw:text-box>
        </draw:frame>
        <draw:frame draw:style-name="gr1" draw:text-style-name="P2" draw:layer="layout" svg:width="15.437cm" svg:height="0.475cm" svg:x="2.95cm" svg:y="7.078cm">
          <draw:text-box>
            <text:p text:style-name="P1"><text:span text:style-name="T3">different to Op GRANBY [the 1990/1991 Gulf Conflict]. For Reservists, there have </text:span></text:p>
          </draw:text-box>
        </draw:frame>
        <draw:frame draw:style-name="gr1" draw:text-style-name="P2" draw:layer="layout" svg:width="15.581cm" svg:height="0.475cm" svg:x="2.95cm" svg:y="7.642cm">
          <draw:text-box>
            <text:p text:style-name="P1"><text:span text:style-name="T3">been increases in general mental health problems and a doubling of PTSD, but no </text:span></text:p>
          </draw:text-box>
        </draw:frame>
        <draw:frame draw:style-name="gr1" draw:text-style-name="P2" draw:layer="layout" svg:width="5.15cm" svg:height="0.475cm" svg:x="2.95cm" svg:y="8.206cm">
          <draw:text-box>
            <text:p text:style-name="P1"><text:span text:style-name="T3">increase in alcohol intake.” </text:span></text:p>
          </draw:text-box>
        </draw:frame>
        <draw:frame draw:style-name="gr1" draw:text-style-name="P2" draw:layer="layout" svg:width="16.758cm" svg:height="0.475cm" svg:x="2.2cm" svg:y="9.121cm">
          <draw:text-box>
            <text:p text:style-name="P1"><text:span text:style-name="T6">118. </text:span><text:span text:style-name="T3"><text:s/>Two papers from the King’s Centre study into the physical and psychological health </text:span></text:p>
          </draw:text-box>
        </draw:frame>
        <draw:frame draw:style-name="gr1" draw:text-style-name="P2" draw:layer="layout" svg:width="12.427cm" svg:height="0.475cm" svg:x="2.2cm" svg:y="9.685cm">
          <draw:text-box>
            <text:p text:style-name="P1"><text:span text:style-name="T3">of personnel deployed on Op TELIC were published in May 2006. </text:span></text:p>
          </draw:text-box>
        </draw:frame>
        <draw:frame draw:style-name="gr1" draw:text-style-name="P2" draw:layer="layout" svg:width="16.449cm" svg:height="0.475cm" svg:x="2.2cm" svg:y="10.6cm">
          <draw:text-box>
            <text:p text:style-name="P1"><text:span text:style-name="T6">119. </text:span><text:span text:style-name="T3"><text:s/>The first paper concluded that for Regular Personnel, deployment to Iraq had not, </text:span></text:p>
          </draw:text-box>
        </draw:frame>
        <draw:frame draw:style-name="gr1" draw:text-style-name="P2" draw:layer="layout" svg:width="16.203cm" svg:height="0.475cm" svg:x="2.2cm" svg:y="11.164cm">
          <draw:text-box>
            <text:p text:style-name="P1"><text:span text:style-name="T3">so far, been associated with significantly worse health outcomes, apart from a modest </text:span></text:p>
          </draw:text-box>
        </draw:frame>
        <draw:frame draw:style-name="gr1" draw:text-style-name="P2" draw:layer="layout" svg:width="7.025cm" svg:height="0.475cm" svg:x="2.2cm" svg:y="11.729cm">
          <draw:text-box>
            <text:p text:style-name="P1"><text:span text:style-name="T3">effect on multiple physical symptoms.</text:span></text:p>
          </draw:text-box>
        </draw:frame>
        <draw:frame draw:style-name="gr5" draw:text-style-name="P6" draw:layer="layout" svg:width="0.273cm" svg:height="0.276cm" svg:x="9.204cm" svg:y="11.747cm">
          <draw:text-box>
            <text:p text:style-name="P1"><text:span text:style-name="T8">80</text:span></text:p>
          </draw:text-box>
        </draw:frame>
        <draw:frame draw:style-name="gr1" draw:text-style-name="P2" draw:layer="layout" svg:width="9.329cm" svg:height="0.475cm" svg:x="9.478cm" svg:y="11.729cm">
          <draw:text-box>
            <text:p text:style-name="P1"><text:span text:style-name="T3"><text:s/></text:span><text:span text:style-name="T3">There was, however, evidence of a clinically and </text:span></text:p>
          </draw:text-box>
        </draw:frame>
        <draw:frame draw:style-name="gr1" draw:text-style-name="P2" draw:layer="layout" svg:width="16.449cm" svg:height="0.475cm" svg:x="2.2cm" svg:y="12.293cm">
          <draw:text-box>
            <text:p text:style-name="P1"><text:span text:style-name="T3">statistically significant effect on the health of Reservists, in relation to PTSD symptoms, </text:span></text:p>
          </draw:text-box>
        </draw:frame>
        <draw:frame draw:style-name="gr1" draw:text-style-name="P2" draw:layer="layout" svg:width="11.953cm" svg:height="0.475cm" svg:x="2.2cm" svg:y="12.858cm">
          <draw:text-box>
            <text:p text:style-name="P1"><text:span text:style-name="T3">multiple physical symptoms, and general perceptions of health. </text:span></text:p>
          </draw:text-box>
        </draw:frame>
        <draw:frame draw:style-name="gr1" draw:text-style-name="P2" draw:layer="layout" svg:width="15.394cm" svg:height="0.475cm" svg:x="2.2cm" svg:y="13.772cm">
          <draw:text-box>
            <text:p text:style-name="P1"><text:span text:style-name="T6">120. </text:span><text:span text:style-name="T3"><text:s/>The second paper concluded that there had been no substantial increase in </text:span></text:p>
          </draw:text-box>
        </draw:frame>
        <draw:frame draw:style-name="gr1" draw:text-style-name="P2" draw:layer="layout" svg:width="16.262cm" svg:height="0.475cm" svg:x="2.2cm" svg:y="14.336cm">
          <draw:text-box>
            <text:p text:style-name="P1"><text:span text:style-name="T3">symptomatic ill-health amongst members of the Regular Armed Forces who had taken </text:span></text:p>
          </draw:text-box>
        </draw:frame>
        <draw:frame draw:style-name="gr1" draw:text-style-name="P2" draw:layer="layout" svg:width="15.818cm" svg:height="0.475cm" svg:x="2.2cm" svg:y="14.901cm">
          <draw:text-box>
            <text:p text:style-name="P1"><text:span text:style-name="T3">part in the invasion of Iraq, and there was no pattern suggestive of a new syndrome.</text:span></text:p>
          </draw:text-box>
        </draw:frame>
        <draw:frame draw:style-name="gr5" draw:text-style-name="P6" draw:layer="layout" svg:width="0.273cm" svg:height="0.276cm" svg:x="17.943cm" svg:y="14.92cm">
          <draw:text-box>
            <text:p text:style-name="P1"><text:span text:style-name="T8">81</text:span></text:p>
          </draw:text-box>
        </draw:frame>
        <draw:frame draw:style-name="gr1" draw:text-style-name="P2" draw:layer="layout" svg:width="0.422cm" svg:height="0.475cm" svg:x="18.218cm" svg:y="14.90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34cm" svg:height="0.475cm" svg:x="2.2cm" svg:y="15.465cm">
          <draw:text-box>
            <text:p text:style-name="P1"><text:span text:style-name="T3">That finding was in contrast to the situation after the 1990/1991 Gulf Conflict, when a </text:span></text:p>
          </draw:text-box>
        </draw:frame>
        <draw:frame draw:style-name="gr1" draw:text-style-name="P2" draw:layer="layout" svg:width="12.283cm" svg:height="0.475cm" svg:x="2.2cm" svg:y="16.03cm">
          <draw:text-box>
            <text:p text:style-name="P1"><text:span text:style-name="T3">substantial increase in symptomatic ill-health had been observed.</text:span></text:p>
          </draw:text-box>
        </draw:frame>
        <draw:frame draw:style-name="gr1" draw:text-style-name="P2" draw:layer="layout" svg:width="15.381cm" svg:height="0.475cm" svg:x="2.2cm" svg:y="16.944cm">
          <draw:text-box>
            <text:p text:style-name="P1"><text:span text:style-name="T6">121. </text:span><text:span text:style-name="T3"><text:s/>On 16 May, Mr Tom Watson, the Parliamentary Under Secretary of State for </text:span></text:p>
          </draw:text-box>
        </draw:frame>
        <draw:frame draw:style-name="gr1" draw:text-style-name="P2" draw:layer="layout" svg:width="16.491cm" svg:height="0.475cm" svg:x="2.2cm" svg:y="17.509cm">
          <draw:text-box>
            <text:p text:style-name="P1"><text:span text:style-name="T3">Defence, set the conclusions of the papers and the Government’s response in a written </text:span></text:p>
          </draw:text-box>
        </draw:frame>
        <draw:frame draw:style-name="gr1" draw:text-style-name="P2" draw:layer="layout" svg:width="4.726cm" svg:height="0.475cm" svg:x="2.2cm" svg:y="18.073cm">
          <draw:text-box>
            <text:p text:style-name="P1"><text:span text:style-name="T3">statement to Parliament: </text:span></text:p>
          </draw:text-box>
        </draw:frame>
        <draw:frame draw:style-name="gr1" draw:text-style-name="P2" draw:layer="layout" svg:width="14.654cm" svg:height="0.475cm" svg:x="2.95cm" svg:y="18.988cm">
          <draw:text-box>
            <text:p text:style-name="P1"><text:span text:style-name="T3">“… </text:span><text:span text:style-name="T3">a small but measurable number of Reservists (when compared either with </text:span></text:p>
          </draw:text-box>
        </draw:frame>
        <draw:frame draw:style-name="gr1" draw:text-style-name="P2" draw:layer="layout" svg:width="14.734cm" svg:height="0.475cm" svg:x="2.95cm" svg:y="19.552cm">
          <draw:text-box>
            <text:p text:style-name="P1"><text:span text:style-name="T3">Regulars who did deploy or Reservists who did not deploy) are showing some </text:span></text:p>
          </draw:text-box>
        </draw:frame>
        <draw:frame draw:style-name="gr1" draw:text-style-name="P2" draw:layer="layout" svg:width="15.746cm" svg:height="0.475cm" svg:x="2.95cm" svg:y="20.116cm">
          <draw:text-box>
            <text:p text:style-name="P1"><text:span text:style-name="T3">increased health effects as a result of deployment – particularly for common mental </text:span></text:p>
          </draw:text-box>
        </draw:frame>
        <draw:frame draw:style-name="gr1" draw:text-style-name="P2" draw:layer="layout" svg:width="15.356cm" svg:height="0.475cm" svg:x="2.95cm" svg:y="20.681cm">
          <draw:text-box>
            <text:p text:style-name="P1"><text:span text:style-name="T3">disorders (such as anxiety, depression and stress), post traumatic stress disorder </text:span></text:p>
          </draw:text-box>
        </draw:frame>
        <draw:frame draw:style-name="gr1" draw:text-style-name="P2" draw:layer="layout" svg:width="14.903cm" svg:height="0.475cm" svg:x="2.95cm" svg:y="21.245cm">
          <draw:text-box>
            <text:p text:style-name="P1"><text:span text:style-name="T3">and fatigue. It remains the case, though, that the reported rates of indicators of </text:span></text:p>
          </draw:text-box>
        </draw:frame>
        <draw:frame draw:style-name="gr1" draw:text-style-name="P2" draw:layer="layout" svg:width="15.725cm" svg:height="0.475cm" svg:x="2.95cm" svg:y="21.81cm">
          <draw:text-box>
            <text:p text:style-name="P1"><text:span text:style-name="T3">common mental ill-health for both Reservists and Regulars are broadly of the same </text:span></text:p>
          </draw:text-box>
        </draw:frame>
        <draw:frame draw:style-name="gr1" draw:text-style-name="P2" draw:layer="layout" svg:width="8.49cm" svg:height="0.475cm" svg:x="2.95cm" svg:y="22.374cm">
          <draw:text-box>
            <text:p text:style-name="P1"><text:span text:style-name="T3">order as found in the general UK population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273cm" svg:height="0.276cm" svg:x="11.399cm" svg:y="22.393cm">
          <draw:text-box>
            <text:p text:style-name="P1"><text:span text:style-name="T8">82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79 </text:span></text:p>
          </draw:text-box>
        </draw:frame>
        <draw:frame draw:style-name="gr4" draw:text-style-name="P5" draw:layer="layout" svg:width="9.066cm" svg:height="0.395cm" svg:x="2.532cm" svg:y="24.664cm">
          <draw:text-box>
            <text:p text:style-name="P1"><text:span text:style-name="T10">Minutes, 25 May 2005, Service Personnel Board meeting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80 </text:span></text:p>
          </draw:text-box>
        </draw:frame>
        <draw:frame draw:style-name="gr4" draw:text-style-name="P5" draw:layer="layout" svg:width="15.534cm" svg:height="0.395cm" svg:x="2.532cm" svg:y="25.087cm">
          <draw:text-box>
            <text:p text:style-name="P1"><text:span text:style-name="T10">Hotopf et al. The health of UK military Personnel who deployed to the 2003 Iraq war: A cohort study. </text:span></text:p>
          </draw:text-box>
        </draw:frame>
        <draw:frame draw:style-name="gr4" draw:text-style-name="P5" draw:layer="layout" svg:width="5.521cm" svg:height="0.395cm" svg:x="2.2cm" svg:y="25.511cm">
          <draw:text-box>
            <text:p text:style-name="P1"><text:span text:style-name="T11">The</text:span><text:span text:style-name="T10"> </text:span><text:span text:style-name="T11">Lancet</text:span><text:span text:style-name="T10"> </text:span><text:span text:style-name="T15">367</text:span><text:span text:style-name="T10">: 1731-1741 (2006)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1 </text:span></text:p>
          </draw:text-box>
        </draw:frame>
        <draw:frame draw:style-name="gr4" draw:text-style-name="P5" draw:layer="layout" svg:width="16.262cm" svg:height="0.395cm" svg:x="2.532cm" svg:y="25.934cm">
          <draw:text-box>
            <text:p text:style-name="P1"><text:span text:style-name="T10">Horn et al. Is there an ‘Iraq War Syndrome’? Comparison of the health of UK Service Personnel after the </text:span></text:p>
          </draw:text-box>
        </draw:frame>
        <draw:frame draw:style-name="gr4" draw:text-style-name="P5" draw:layer="layout" svg:width="8.683cm" svg:height="0.395cm" svg:x="2.2cm" svg:y="26.357cm">
          <draw:text-box>
            <text:p text:style-name="P1"><text:span text:style-name="T10">Gulf and Iraq wars. </text:span><text:span text:style-name="T11">The</text:span><text:span text:style-name="T10"> </text:span><text:span text:style-name="T11">Lancet </text:span><text:span text:style-name="T15">367</text:span><text:span text:style-name="T10">: 1742-1746 (2006)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2 </text:span></text:p>
          </draw:text-box>
        </draw:frame>
        <draw:frame draw:style-name="gr4" draw:text-style-name="P5" draw:layer="layout" svg:width="10.218cm" svg:height="0.395cm" svg:x="2.532cm" svg:y="26.781cm">
          <draw:text-box>
            <text:p text:style-name="P1"><text:span text:style-name="T10">House of Commons, </text:span><text:span text:style-name="T11">Official Report</text:span><text:span text:style-name="T10">, 16 May 2006, column 43WS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6">122. </text:span><text:span text:style-name="T3"><text:s/>Mr Watson described the issue of Reservists’ mental health as the “key finding” </text:span></text:p>
          </draw:text-box>
        </draw:frame>
        <draw:frame draw:style-name="gr1" draw:text-style-name="P2" draw:layer="layout" svg:width="15.703cm" svg:height="0.475cm" svg:x="2.2cm" svg:y="3.09cm">
          <draw:text-box>
            <text:p text:style-name="P1"><text:span text:style-name="T3">of the study, advised that the Government was already monitoring the issue closely </text:span></text:p>
          </draw:text-box>
        </draw:frame>
        <draw:frame draw:style-name="gr1" draw:text-style-name="P2" draw:layer="layout" svg:width="16.508cm" svg:height="0.475cm" svg:x="2.2cm" svg:y="3.654cm">
          <draw:text-box>
            <text:p text:style-name="P1"><text:span text:style-name="T3">and looking at possible solutions, and announced that the Government would introduce </text:span></text:p>
          </draw:text-box>
        </draw:frame>
        <draw:frame draw:style-name="gr1" draw:text-style-name="P2" draw:layer="layout" svg:width="15.31cm" svg:height="0.475cm" svg:x="2.2cm" svg:y="4.218cm">
          <draw:text-box>
            <text:p text:style-name="P1"><text:span text:style-name="T3">an enhanced post-operational mental health programme for recently demobilised </text:span></text:p>
          </draw:text-box>
        </draw:frame>
        <draw:frame draw:style-name="gr1" draw:text-style-name="P2" draw:layer="layout" svg:width="5.12cm" svg:height="0.475cm" svg:x="2.2cm" svg:y="4.783cm">
          <draw:text-box>
            <text:p text:style-name="P1"><text:span text:style-name="T3">Reservists later in the year.</text:span></text:p>
          </draw:text-box>
        </draw:frame>
        <draw:frame draw:style-name="gr1" draw:text-style-name="P2" draw:layer="layout" svg:width="14.865cm" svg:height="0.475cm" svg:x="2.2cm" svg:y="5.697cm">
          <draw:text-box>
            <text:p text:style-name="P1"><text:span text:style-name="T6">123. </text:span><text:span text:style-name="T3"><text:s/>Lt Gen Lillywhite told the Inquiry that there might be several reasons why </text:span></text:p>
          </draw:text-box>
        </draw:frame>
        <draw:frame draw:style-name="gr1" draw:text-style-name="P2" draw:layer="layout" svg:width="10.467cm" svg:height="0.475cm" svg:x="2.2cm" svg:y="6.262cm">
          <draw:text-box>
            <text:p text:style-name="P1"><text:span text:style-name="T3">Reservists might suffer more from mental health issues:</text:span></text:p>
          </draw:text-box>
        </draw:frame>
        <draw:frame draw:style-name="gr3" draw:text-style-name="P4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1cm" svg:height="0.475cm" svg:x="3.7cm" svg:y="7.176cm">
          <draw:text-box>
            <text:p text:style-name="P1"><text:span text:style-name="T3">less preparatory training throughout their careers than Regular Personnel; </text:span></text:p>
          </draw:text-box>
        </draw:frame>
        <draw:frame draw:style-name="gr3" draw:text-style-name="P4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8cm" svg:height="0.475cm" svg:x="3.7cm" svg:y="7.841cm">
          <draw:text-box>
            <text:p text:style-name="P1"><text:span text:style-name="T3">a less supportive environment for the families of Reservists than for Regular </text:span></text:p>
          </draw:text-box>
        </draw:frame>
        <draw:frame draw:style-name="gr1" draw:text-style-name="P2" draw:layer="layout" svg:width="2.153cm" svg:height="0.475cm" svg:x="3.7cm" svg:y="8.405cm">
          <draw:text-box>
            <text:p text:style-name="P1"><text:span text:style-name="T3">Personnel; </text:span></text:p>
          </draw:text-box>
        </draw:frame>
        <draw:frame draw:style-name="gr3" draw:text-style-name="P4" draw:layer="layout" svg:width="0.634cm" svg:height="0.712cm" svg:x="2.95cm" svg:y="8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77cm" svg:height="0.475cm" svg:x="3.7cm" svg:y="9.07cm">
          <draw:text-box>
            <text:p text:style-name="P1"><text:span text:style-name="T3">a less robust selection process; and </text:span></text:p>
          </draw:text-box>
        </draw:frame>
        <draw:frame draw:style-name="gr3" draw:text-style-name="P4" draw:layer="layout" svg:width="0.634cm" svg:height="0.712cm" svg:x="2.95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64cm" svg:height="0.475cm" svg:x="3.7cm" svg:y="9.734cm">
          <draw:text-box>
            <text:p text:style-name="P1"><text:span text:style-name="T3">an absence of “ongoing support from their peers” when Reservists left the </text:span></text:p>
          </draw:text-box>
        </draw:frame>
        <draw:frame draw:style-name="gr1" draw:text-style-name="P2" draw:layer="layout" svg:width="8.968cm" svg:height="0.475cm" svg:x="3.7cm" svg:y="10.298cm">
          <draw:text-box>
            <text:p text:style-name="P1"><text:span text:style-name="T3">military environment and returned to civilian life.</text:span></text:p>
          </draw:text-box>
        </draw:frame>
        <draw:frame draw:style-name="gr5" draw:text-style-name="P6" draw:layer="layout" svg:width="0.273cm" svg:height="0.276cm" svg:x="12.641cm" svg:y="10.317cm">
          <draw:text-box>
            <text:p text:style-name="P1"><text:span text:style-name="T8">83</text:span></text:p>
          </draw:text-box>
        </draw:frame>
        <draw:frame draw:style-name="gr1" draw:text-style-name="P2" draw:layer="layout" svg:width="15.572cm" svg:height="0.475cm" svg:x="2.2cm" svg:y="11.213cm">
          <draw:text-box>
            <text:p text:style-name="P1"><text:span text:style-name="T6">124. </text:span><text:span text:style-name="T3"><text:s/>The King’s Centre study was extended in 2006 into a second phase (2007 to </text:span></text:p>
          </draw:text-box>
        </draw:frame>
        <draw:frame draw:style-name="gr1" draw:text-style-name="P2" draw:layer="layout" svg:width="15.847cm" svg:height="0.475cm" svg:x="2.2cm" svg:y="11.777cm">
          <draw:text-box>
            <text:p text:style-name="P1"><text:span text:style-name="T3">2010), and broadened to include all subsequent Iraq deployments and deployments </text:span></text:p>
          </draw:text-box>
        </draw:frame>
        <draw:frame draw:style-name="gr1" draw:text-style-name="P2" draw:layer="layout" svg:width="2.817cm" svg:height="0.475cm" svg:x="2.2cm" svg:y="12.342cm">
          <draw:text-box>
            <text:p text:style-name="P1"><text:span text:style-name="T3">to Afghanistan.</text:span></text:p>
          </draw:text-box>
        </draw:frame>
        <draw:frame draw:style-name="gr5" draw:text-style-name="P6" draw:layer="layout" svg:width="0.273cm" svg:height="0.276cm" svg:x="5.001cm" svg:y="12.361cm">
          <draw:text-box>
            <text:p text:style-name="P1"><text:span text:style-name="T8">84</text:span></text:p>
          </draw:text-box>
        </draw:frame>
        <draw:frame draw:style-name="gr1" draw:text-style-name="P2" draw:layer="layout" svg:width="0.422cm" svg:height="0.475cm" svg:x="5.275cm" svg:y="12.342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8.46cm" svg:height="0.556cm" svg:x="2.2cm" svg:y="13.463cm">
          <draw:text-box>
            <text:p text:style-name="P1"><text:span text:style-name="T12">Reserves Mental Health Programme</text:span></text:p>
          </draw:text-box>
        </draw:frame>
        <draw:frame draw:style-name="gr1" draw:text-style-name="P2" draw:layer="layout" svg:width="16.766cm" svg:height="0.475cm" svg:x="2.2cm" svg:y="14.291cm">
          <draw:text-box>
            <text:p text:style-name="P1"><text:span text:style-name="T6">125. </text:span><text:span text:style-name="T3"><text:s/>In November 2006, in response to the findings of the King’s Centre study, the MOD </text:span></text:p>
          </draw:text-box>
        </draw:frame>
        <draw:frame draw:style-name="gr1" draw:text-style-name="P2" draw:layer="layout" svg:width="16.669cm" svg:height="0.475cm" svg:x="2.2cm" svg:y="14.856cm">
          <draw:text-box>
            <text:p text:style-name="P1"><text:span text:style-name="T3">launched the Reserves Mental Health Programme (RMHP), to provide enhanced mental </text:span></text:p>
          </draw:text-box>
        </draw:frame>
        <draw:frame draw:style-name="gr1" draw:text-style-name="P2" draw:layer="layout" svg:width="16.559cm" svg:height="0.475cm" svg:x="2.2cm" svg:y="15.42cm">
          <draw:text-box>
            <text:p text:style-name="P1"><text:span text:style-name="T3">healthcare to current and former Reservists who had been demobilised since 1 January </text:span></text:p>
          </draw:text-box>
        </draw:frame>
        <draw:frame draw:style-name="gr1" draw:text-style-name="P2" draw:layer="layout" svg:width="10.073cm" svg:height="0.475cm" svg:x="2.2cm" svg:y="15.985cm">
          <draw:text-box>
            <text:p text:style-name="P1"><text:span text:style-name="T3">2003 following deployment on an overseas operation.</text:span></text:p>
          </draw:text-box>
        </draw:frame>
        <draw:frame draw:style-name="gr5" draw:text-style-name="P6" draw:layer="layout" svg:width="0.273cm" svg:height="0.276cm" svg:x="12.226cm" svg:y="16.003cm">
          <draw:text-box>
            <text:p text:style-name="P1"><text:span text:style-name="T8">85</text:span></text:p>
          </draw:text-box>
        </draw:frame>
        <draw:frame draw:style-name="gr1" draw:text-style-name="P2" draw:layer="layout" svg:width="16.22cm" svg:height="0.475cm" svg:x="2.2cm" svg:y="16.899cm">
          <draw:text-box>
            <text:p text:style-name="P1"><text:span text:style-name="T6">126. </text:span><text:span text:style-name="T3"><text:s/>The RMHP provided a mental health assessment and, if appropriate, out-patient </text:span></text:p>
          </draw:text-box>
        </draw:frame>
        <draw:frame draw:style-name="gr1" draw:text-style-name="P2" draw:layer="layout" svg:width="15.822cm" svg:height="0.475cm" svg:x="2.2cm" svg:y="17.463cm">
          <draw:text-box>
            <text:p text:style-name="P1"><text:span text:style-name="T3">treatment at one of the MOD’s Departments of Community Mental Health (DCMHs). </text:span></text:p>
          </draw:text-box>
        </draw:frame>
        <draw:frame draw:style-name="gr1" draw:text-style-name="P2" draw:layer="layout" svg:width="9.832cm" svg:height="0.475cm" svg:x="2.2cm" svg:y="18.028cm">
          <draw:text-box>
            <text:p text:style-name="P1"><text:span text:style-name="T3">In-patient treatment was provided through the NHS. </text:span></text:p>
          </draw:text-box>
        </draw:frame>
        <draw:frame draw:style-name="gr1" draw:text-style-name="P2" draw:layer="layout" svg:width="15.758cm" svg:height="0.475cm" svg:x="2.2cm" svg:y="18.942cm">
          <draw:text-box>
            <text:p text:style-name="P1"><text:span text:style-name="T6">127. </text:span><text:span text:style-name="T3"><text:s/>The MOD assessed that there could be, in the worse case, a “backlog” of 680 </text:span></text:p>
          </draw:text-box>
        </draw:frame>
        <draw:frame draw:style-name="gr1" draw:text-style-name="P2" draw:layer="layout" svg:width="15.979cm" svg:height="0.475cm" svg:x="2.2cm" svg:y="19.507cm">
          <draw:text-box>
            <text:p text:style-name="P1"><text:span text:style-name="T3">individuals (who had been demobilised since 1 January 2003 and who had concerns </text:span></text:p>
          </draw:text-box>
        </draw:frame>
        <draw:frame draw:style-name="gr1" draw:text-style-name="P2" draw:layer="layout" svg:width="14.992cm" svg:height="0.475cm" svg:x="2.2cm" svg:y="20.071cm">
          <draw:text-box>
            <text:p text:style-name="P1"><text:span text:style-name="T3">over their mental health), who would be referred to the RMHP when it launched.</text:span></text:p>
          </draw:text-box>
        </draw:frame>
        <draw:frame draw:style-name="gr5" draw:text-style-name="P6" draw:layer="layout" svg:width="0.273cm" svg:height="0.276cm" svg:x="17.134cm" svg:y="20.09cm">
          <draw:text-box>
            <text:p text:style-name="P1"><text:span text:style-name="T8">86</text:span></text:p>
          </draw:text-box>
        </draw:frame>
        <draw:frame draw:style-name="gr1" draw:text-style-name="P2" draw:layer="layout" svg:width="0.422cm" svg:height="0.475cm" svg:x="17.409cm" svg:y="20.0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482cm" svg:height="0.475cm" svg:x="2.2cm" svg:y="20.636cm">
          <draw:text-box>
            <text:p text:style-name="P1"><text:span text:style-name="T3">Thereafter the RMHP was expected to receive 75 referrals a year. </text:span></text:p>
          </draw:text-box>
        </draw:frame>
        <draw:frame draw:style-name="gr1" draw:text-style-name="P2" draw:layer="layout" svg:width="16.237cm" svg:height="0.475cm" svg:x="2.2cm" svg:y="21.55cm">
          <draw:text-box>
            <text:p text:style-name="P1"><text:span text:style-name="T6">128. </text:span><text:span text:style-name="T3"><text:s/>A 2011 study concluded that the RMHP was an effective method of treatment for </text:span></text:p>
          </draw:text-box>
        </draw:frame>
        <draw:frame draw:style-name="gr1" draw:text-style-name="P2" draw:layer="layout" svg:width="4.303cm" svg:height="0.475cm" svg:x="2.2cm" svg:y="22.115cm">
          <draw:text-box>
            <text:p text:style-name="P1"><text:span text:style-name="T3">those who accessed it.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273cm" svg:height="0.276cm" svg:x="6.483cm" svg:y="22.133cm">
          <draw:text-box>
            <text:p text:style-name="P1"><text:span text:style-name="T8">87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83 </text:span></text:p>
          </draw:text-box>
        </draw:frame>
        <draw:line draw:style-name="gr9" draw:text-style-name="P7" draw:layer="layout" svg:x1="2.531cm" svg:y1="25.02cm" svg:x2="10.846cm" svg:y2="25.02cm">
          <text:p/>
        </draw:line>
        <draw:frame draw:style-name="gr4" draw:text-style-name="P5" draw:layer="layout" svg:width="6.648cm" svg:height="0.395cm" svg:x="2.532cm" svg:y="24.241cm">
          <draw:text-box>
            <text:p text:style-name="P1"><text:span text:style-name="T10">Public hearing, 20 July 2010, pages 60-61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84 </text:span></text:p>
          </draw:text-box>
        </draw:frame>
        <draw:frame draw:style-name="gr4" draw:text-style-name="P5" draw:layer="layout" svg:width="8.354cm" svg:height="0.395cm" svg:x="2.532cm" svg:y="24.664cm">
          <draw:text-box>
            <text:p text:style-name="P1"><text:span text:style-name="T5">Paper MOD, 29 June 2010, ‘Veterans Mental Health’.</text:span><text:span text:style-name="T10">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85 </text:span></text:p>
          </draw:text-box>
        </draw:frame>
        <draw:frame draw:style-name="gr4" draw:text-style-name="P5" draw:layer="layout" svg:width="15.475cm" svg:height="0.395cm" svg:x="2.532cm" svg:y="25.087cm">
          <draw:text-box>
            <text:p text:style-name="P1"><text:span text:style-name="T10">Surgeon General’s Policy Letter 28/06, 21 November 2006, ‘Reservists Mental Health Programme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6 </text:span></text:p>
          </draw:text-box>
        </draw:frame>
        <draw:frame draw:style-name="gr4" draw:text-style-name="P5" draw:layer="layout" svg:width="15.703cm" svg:height="0.395cm" svg:x="2.532cm" svg:y="25.511cm">
          <draw:text-box>
            <text:p text:style-name="P1"><text:span text:style-name="T10">Paper MOD, 25 August 2006, ‘Recently Demobilised Reservists Mental Health Project: The Proposal </text:span></text:p>
          </draw:text-box>
        </draw:frame>
        <draw:frame draw:style-name="gr4" draw:text-style-name="P5" draw:layer="layout" svg:width="3.753cm" svg:height="0.395cm" svg:x="2.2cm" svg:y="25.934cm">
          <draw:text-box>
            <text:p text:style-name="P1"><text:span text:style-name="T10">and Business Proces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7 </text:span></text:p>
          </draw:text-box>
        </draw:frame>
        <draw:frame draw:style-name="gr4" draw:text-style-name="P5" draw:layer="layout" svg:width="15.068cm" svg:height="0.395cm" svg:x="2.532cm" svg:y="26.357cm">
          <draw:text-box>
            <text:p text:style-name="P1"><text:span text:style-name="T10">N Jones et al. A Clinical Follow-up Study of Reserve Forces Personnel Treated for Mental Health </text:span></text:p>
          </draw:text-box>
        </draw:frame>
        <draw:frame draw:style-name="gr4" draw:text-style-name="P5" draw:layer="layout" svg:width="11.115cm" svg:height="0.395cm" svg:x="2.2cm" svg:y="26.781cm">
          <draw:text-box>
            <text:p text:style-name="P1"><text:span text:style-name="T10">Problems Following Demobilisation. </text:span><text:span text:style-name="T11">Journal of Mental Health </text:span><text:span text:style-name="T15">20 </text:span><text:span text:style-name="T10">(2011)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8" draw:text-style-name="P9" draw:layer="layout" svg:width="10.856cm" svg:height="0.556cm" svg:x="2.2cm" svg:y="2.513cm">
          <draw:text-box>
            <text:p text:style-name="P1"><text:span text:style-name="T12">Concerns over mental health issues, late 2006</text:span></text:p>
          </draw:text-box>
        </draw:frame>
        <draw:frame draw:style-name="gr1" draw:text-style-name="P2" draw:layer="layout" svg:width="16.381cm" svg:height="0.475cm" svg:x="2.2cm" svg:y="3.341cm">
          <draw:text-box>
            <text:p text:style-name="P1"><text:span text:style-name="T6">129. </text:span><text:span text:style-name="T3"><text:s/>Section 16.1 describes the concerns of General Sir Richard Dannatt, Chief of the </text:span></text:p>
          </draw:text-box>
        </draw:frame>
        <draw:frame draw:style-name="gr1" draw:text-style-name="P2" draw:layer="layout" svg:width="16.52cm" svg:height="0.475cm" svg:x="2.2cm" svg:y="3.905cm">
          <draw:text-box>
            <text:p text:style-name="P1"><text:span text:style-name="T3">General Staff (CGS) from August 2006, that the Army was “running hot” and the military </text:span></text:p>
          </draw:text-box>
        </draw:frame>
        <draw:frame draw:style-name="gr1" draw:text-style-name="P2" draw:layer="layout" svg:width="5.514cm" svg:height="0.475cm" svg:x="2.2cm" svg:y="4.47cm">
          <draw:text-box>
            <text:p text:style-name="P1"><text:span text:style-name="T3">covenant was out of balance.</text:span></text:p>
          </draw:text-box>
        </draw:frame>
        <draw:frame draw:style-name="gr5" draw:text-style-name="P6" draw:layer="layout" svg:width="0.273cm" svg:height="0.276cm" svg:x="7.683cm" svg:y="4.489cm">
          <draw:text-box>
            <text:p text:style-name="P1"><text:span text:style-name="T8">88</text:span></text:p>
          </draw:text-box>
        </draw:frame>
        <draw:frame draw:style-name="gr1" draw:text-style-name="P2" draw:layer="layout" svg:width="10.289cm" svg:height="0.475cm" svg:x="2.2cm" svg:y="5.384cm">
          <draw:text-box>
            <text:p text:style-name="P1"><text:span text:style-name="T6">130. </text:span><text:span text:style-name="T3"><text:s/>Gen Dannatt visited Iraq in late September 2006.</text:span></text:p>
          </draw:text-box>
        </draw:frame>
        <draw:frame draw:style-name="gr5" draw:text-style-name="P6" draw:layer="layout" svg:width="0.273cm" svg:height="0.276cm" svg:x="12.413cm" svg:y="5.403cm">
          <draw:text-box>
            <text:p text:style-name="P1"><text:span text:style-name="T8">89</text:span></text:p>
          </draw:text-box>
        </draw:frame>
        <draw:frame draw:style-name="gr1" draw:text-style-name="P2" draw:layer="layout" svg:width="5.895cm" svg:height="0.475cm" svg:x="12.688cm" svg:y="5.384cm">
          <draw:text-box>
            <text:p text:style-name="P1"><text:span text:style-name="T3"><text:s/></text:span><text:span text:style-name="T3">His report to Air Chief Marshal </text:span></text:p>
          </draw:text-box>
        </draw:frame>
        <draw:frame draw:style-name="gr1" draw:text-style-name="P2" draw:layer="layout" svg:width="16.385cm" svg:height="0.475cm" svg:x="2.2cm" svg:y="5.949cm">
          <draw:text-box>
            <text:p text:style-name="P1"><text:span text:style-name="T3">Jock Stirrup, Chief of the Defence Staff (CDS), highlighted the psychological welfare of </text:span></text:p>
          </draw:text-box>
        </draw:frame>
        <draw:frame draw:style-name="gr1" draw:text-style-name="P2" draw:layer="layout" svg:width="11.127cm" svg:height="0.475cm" svg:x="2.2cm" svg:y="6.513cm">
          <draw:text-box>
            <text:p text:style-name="P1"><text:span text:style-name="T3">Service Personnel as one area where action was required: </text:span></text:p>
          </draw:text-box>
        </draw:frame>
        <draw:frame draw:style-name="gr1" draw:text-style-name="P2" draw:layer="layout" svg:width="14.493cm" svg:height="0.475cm" svg:x="2.95cm" svg:y="7.428cm">
          <draw:text-box>
            <text:p text:style-name="P1"><text:span text:style-name="T3">“</text:span><text:span text:style-name="T3">I was concerned to hear that there had been 99 referrals to the Field Mental </text:span></text:p>
          </draw:text-box>
        </draw:frame>
        <draw:frame draw:style-name="gr1" draw:text-style-name="P2" draw:layer="layout" svg:width="15.572cm" svg:height="0.475cm" svg:x="2.95cm" svg:y="7.992cm">
          <draw:text-box>
            <text:p text:style-name="P1"><text:span text:style-name="T3">Health Team from 20 Bde alone during their tour. This number seems high, though </text:span></text:p>
          </draw:text-box>
        </draw:frame>
        <draw:frame draw:style-name="gr1" draw:text-style-name="P2" draw:layer="layout" svg:width="15.856cm" svg:height="0.475cm" svg:x="2.95cm" svg:y="8.556cm">
          <draw:text-box>
            <text:p text:style-name="P1"><text:span text:style-name="T3">I suspect as people start returning to Iraq (or Afghanistan) for the third or fourth time </text:span></text:p>
          </draw:text-box>
        </draw:frame>
        <draw:frame draw:style-name="gr1" draw:text-style-name="P2" draw:layer="layout" svg:width="15.022cm" svg:height="0.475cm" svg:x="2.95cm" svg:y="9.121cm">
          <draw:text-box>
            <text:p text:style-name="P1"><text:span text:style-name="T3">it will not be atypical. I am aware … that we do not equip our soldiers as well as </text:span></text:p>
          </draw:text-box>
        </draw:frame>
        <draw:frame draw:style-name="gr1" draw:text-style-name="P2" draw:layer="layout" svg:width="15.424cm" svg:height="0.475cm" svg:x="2.95cm" svg:y="9.685cm">
          <draw:text-box>
            <text:p text:style-name="P1"><text:span text:style-name="T3">we might during their pre-deployment training for the combat stress of operations. </text:span></text:p>
          </draw:text-box>
        </draw:frame>
        <draw:frame draw:style-name="gr1" draw:text-style-name="P2" draw:layer="layout" svg:width="15.013cm" svg:height="0.475cm" svg:x="2.95cm" svg:y="10.25cm">
          <draw:text-box>
            <text:p text:style-name="P1"><text:span text:style-name="T3">I am discussing this with AG [the Adjutant General, Lt Gen Viggers], and we will </text:span></text:p>
          </draw:text-box>
        </draw:frame>
        <draw:frame draw:style-name="gr1" draw:text-style-name="P2" draw:layer="layout" svg:width="15.267cm" svg:height="0.475cm" svg:x="2.95cm" svg:y="10.814cm">
          <draw:text-box>
            <text:p text:style-name="P1"><text:span text:style-name="T3">shortly be taking steps to improve our commanders’ understanding of, and ability </text:span></text:p>
          </draw:text-box>
        </draw:frame>
        <draw:frame draw:style-name="gr1" draw:text-style-name="P2" draw:layer="layout" svg:width="15.013cm" svg:height="0.475cm" svg:x="2.95cm" svg:y="11.379cm">
          <draw:text-box>
            <text:p text:style-name="P1"><text:span text:style-name="T3">to deal with, psychiatric casualties in theatre. I will ensure that this work informs </text:span></text:p>
          </draw:text-box>
        </draw:frame>
        <draw:frame draw:style-name="gr1" draw:text-style-name="P2" draw:layer="layout" svg:width="14.455cm" svg:height="0.475cm" svg:x="2.95cm" svg:y="11.943cm">
          <draw:text-box>
            <text:p text:style-name="P1"><text:span text:style-name="T3">DCDS(Personnel)’s Overarching Review of Operational Stress Management.</text:span></text:p>
          </draw:text-box>
        </draw:frame>
        <draw:frame draw:style-name="gr1" draw:text-style-name="P2" draw:layer="layout" svg:width="14.84cm" svg:height="0.475cm" svg:x="2.95cm" svg:y="12.858cm">
          <draw:text-box>
            <text:p text:style-name="P1"><text:span text:style-name="T3">“</text:span><text:span text:style-name="T3">I am less sanguine, however, about what happens to psychological casualties </text:span></text:p>
          </draw:text-box>
        </draw:frame>
        <draw:frame draw:style-name="gr1" draw:text-style-name="P2" draw:layer="layout" svg:width="15.826cm" svg:height="0.475cm" svg:x="2.95cm" svg:y="13.422cm">
          <draw:text-box>
            <text:p text:style-name="P1"><text:span text:style-name="T3">evacuated back to UK – in the case of 20 Bde about 20 individuals. As I understand </text:span></text:p>
          </draw:text-box>
        </draw:frame>
        <draw:frame draw:style-name="gr1" draw:text-style-name="P2" draw:layer="layout" svg:width="15.712cm" svg:height="0.475cm" svg:x="2.95cm" svg:y="13.986cm">
          <draw:text-box>
            <text:p text:style-name="P1"><text:span text:style-name="T3">it, once in the UK these casualties are managed by The Priory, a civilian contractor, </text:span></text:p>
          </draw:text-box>
        </draw:frame>
        <draw:frame draw:style-name="gr1" draw:text-style-name="P2" draw:layer="layout" svg:width="14.696cm" svg:height="0.475cm" svg:x="2.95cm" svg:y="14.551cm">
          <draw:text-box>
            <text:p text:style-name="P1"><text:span text:style-name="T3">for psychiatric treatment. Not only do we tend to lose track of these casualties </text:span></text:p>
          </draw:text-box>
        </draw:frame>
        <draw:frame draw:style-name="gr1" draw:text-style-name="P2" draw:layer="layout" svg:width="14.188cm" svg:height="0.475cm" svg:x="2.95cm" svg:y="15.115cm">
          <draw:text-box>
            <text:p text:style-name="P1"><text:span text:style-name="T3">thereafter, but I feel intuitively that rustication from a military environment is </text:span></text:p>
          </draw:text-box>
        </draw:frame>
        <draw:frame draw:style-name="gr1" draw:text-style-name="P2" draw:layer="layout" svg:width="15.361cm" svg:height="0.475cm" svg:x="2.95cm" svg:y="15.68cm">
          <draw:text-box>
            <text:p text:style-name="P1"><text:span text:style-name="T3">hardly the best way to treat all but the very worst of our stress casualties. Indeed, </text:span></text:p>
          </draw:text-box>
        </draw:frame>
        <draw:frame draw:style-name="gr1" draw:text-style-name="P2" draw:layer="layout" svg:width="15.356cm" svg:height="0.475cm" svg:x="2.95cm" svg:y="16.244cm">
          <draw:text-box>
            <text:p text:style-name="P1"><text:span text:style-name="T3">experience from recent major conflicts tells us that soldiers suffering from combat </text:span></text:p>
          </draw:text-box>
        </draw:frame>
        <draw:frame draw:style-name="gr1" draw:text-style-name="P2" draw:layer="layout" svg:width="14.078cm" svg:height="0.475cm" svg:x="2.95cm" svg:y="16.809cm">
          <draw:text-box>
            <text:p text:style-name="P1"><text:span text:style-name="T3">stress are best treated in as military an environment as possible. Once the </text:span></text:p>
          </draw:text-box>
        </draw:frame>
        <draw:frame draw:style-name="gr1" draw:text-style-name="P2" draw:layer="layout" svg:width="15.496cm" svg:height="0.475cm" svg:x="2.95cm" svg:y="17.373cm">
          <draw:text-box>
            <text:p text:style-name="P1"><text:span text:style-name="T3">psychological props of discipline, esprit de corps, ethos and humour are removed, </text:span></text:p>
          </draw:text-box>
        </draw:frame>
        <draw:frame draw:style-name="gr1" draw:text-style-name="P2" draw:layer="layout" svg:width="15.894cm" svg:height="0.475cm" svg:x="2.95cm" svg:y="17.938cm">
          <draw:text-box>
            <text:p text:style-name="P1"><text:span text:style-name="T3">the road to recovery for stress casualties grows that much longer. Now that we have </text:span></text:p>
          </draw:text-box>
        </draw:frame>
        <draw:frame draw:style-name="gr1" draw:text-style-name="P2" draw:layer="layout" svg:width="13.197cm" svg:height="0.475cm" svg:x="2.95cm" svg:y="18.502cm">
          <draw:text-box>
            <text:p text:style-name="P1"><text:span text:style-name="T3">decided, quite rightly, to run RCDM Birmingham on more military lines,</text:span></text:p>
          </draw:text-box>
        </draw:frame>
        <draw:frame draw:style-name="gr5" draw:text-style-name="P6" draw:layer="layout" svg:width="0.273cm" svg:height="0.276cm" svg:x="16.117cm" svg:y="18.521cm">
          <draw:text-box>
            <text:p text:style-name="P1"><text:span text:style-name="T8">90</text:span></text:p>
          </draw:text-box>
        </draw:frame>
        <draw:frame draw:style-name="gr1" draw:text-style-name="P2" draw:layer="layout" svg:width="2.153cm" svg:height="0.475cm" svg:x="16.392cm" svg:y="18.502cm">
          <draw:text-box>
            <text:p text:style-name="P1"><text:span text:style-name="T3"><text:s/></text:span><text:span text:style-name="T3">we should </text:span></text:p>
          </draw:text-box>
        </draw:frame>
        <draw:frame draw:style-name="gr1" draw:text-style-name="P2" draw:layer="layout" svg:width="14.844cm" svg:height="0.475cm" svg:x="2.95cm" svg:y="19.066cm">
          <draw:text-box>
            <text:p text:style-name="P1"><text:span text:style-name="T3">at least ask ourselves similar questions over our care of psychiatric casualties.”</text:span></text:p>
          </draw:text-box>
        </draw:frame>
        <draw:frame draw:style-name="gr1" draw:text-style-name="P2" draw:layer="layout" svg:width="16.567cm" svg:height="0.475cm" svg:x="2.2cm" svg:y="19.981cm">
          <draw:text-box>
            <text:p text:style-name="P1"><text:span text:style-name="T6">131. </text:span><text:span text:style-name="T3"><text:s/>Gen Dannatt subsequently tasked Major General Mark Mans, the Deputy Adjutant </text:span></text:p>
          </draw:text-box>
        </draw:frame>
        <draw:frame draw:style-name="gr1" draw:text-style-name="P2" draw:layer="layout" svg:width="8.172cm" svg:height="0.475cm" svg:x="2.2cm" svg:y="20.545cm">
          <draw:text-box>
            <text:p text:style-name="P1"><text:span text:style-name="T3">General (DAG), to address those concerns.</text:span></text:p>
          </draw:text-box>
        </draw:frame>
        <draw:frame draw:style-name="gr5" draw:text-style-name="P6" draw:layer="layout" svg:width="0.273cm" svg:height="0.276cm" svg:x="10.341cm" svg:y="20.564cm">
          <draw:text-box>
            <text:p text:style-name="P1"><text:span text:style-name="T8">91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0.422cm" svg:height="0.475cm" svg:x="10.616cm" svg:y="20.545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8 </text:span></text:p>
          </draw:text-box>
        </draw:frame>
        <draw:frame draw:style-name="gr4" draw:text-style-name="P5" draw:layer="layout" svg:width="8.236cm" svg:height="0.395cm" svg:x="2.532cm" svg:y="25.511cm">
          <draw:text-box>
            <text:p text:style-name="P1"><text:span text:style-name="T10">Letter Dannatt to Browne, 31 August 2006, [untitled]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9 </text:span></text:p>
          </draw:text-box>
        </draw:frame>
        <draw:frame draw:style-name="gr4" draw:text-style-name="P5" draw:layer="layout" svg:width="11.724cm" svg:height="0.395cm" svg:x="2.532cm" svg:y="25.934cm">
          <draw:text-box>
            <text:p text:style-name="P1"><text:span text:style-name="T10">Minute Dannatt to CDS, 2 October 2006, ‘CGS’ Visit to Iraq: 26-28 Sep 06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0 </text:span></text:p>
          </draw:text-box>
        </draw:frame>
        <draw:frame draw:style-name="gr4" draw:text-style-name="P5" draw:layer="layout" svg:width="13.485cm" svg:height="0.395cm" svg:x="2.52cm" svg:y="26.357cm">
          <draw:text-box>
            <text:p text:style-name="P1"><text:span text:style-name="T10">A reference to the decision to establish a Military Managed Ward at Selly Oak hospital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1 </text:span></text:p>
          </draw:text-box>
        </draw:frame>
        <draw:frame draw:style-name="gr4" draw:text-style-name="P5" draw:layer="layout" svg:width="11.373cm" svg:height="0.395cm" svg:x="2.532cm" svg:y="26.781cm">
          <draw:text-box>
            <text:p text:style-name="P1"><text:span text:style-name="T10">Minute DAG [MOD] to CGS, 30 November 2006, ‘Welfare and Aftercare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1.478cm" svg:height="0.475cm" svg:x="2.2cm" svg:y="2.525cm">
          <draw:text-box>
            <text:p text:style-name="P1"><text:span text:style-name="T6">132. </text:span><text:span text:style-name="T3"><text:s/>Mr Ingram visited Iraq from 30 September to 1 October.</text:span></text:p>
          </draw:text-box>
        </draw:frame>
        <draw:frame draw:style-name="gr5" draw:text-style-name="P6" draw:layer="layout" svg:width="0.273cm" svg:height="0.276cm" svg:x="13.612cm" svg:y="2.544cm">
          <draw:text-box>
            <text:p text:style-name="P1"><text:span text:style-name="T8">92</text:span></text:p>
          </draw:text-box>
        </draw:frame>
        <draw:frame draw:style-name="gr1" draw:text-style-name="P2" draw:layer="layout" svg:width="4.223cm" svg:height="0.475cm" svg:x="13.886cm" svg:y="2.525cm">
          <draw:text-box>
            <text:p text:style-name="P1"><text:span text:style-name="T3"><text:s/></text:span><text:span text:style-name="T3">His Private Secretary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3">reported that three concerns had been raised with Mr Ingram with regard to “psychiatric </text:span></text:p>
          </draw:text-box>
        </draw:frame>
        <draw:frame draw:style-name="gr1" draw:text-style-name="P2" draw:layer="layout" svg:width="2.055cm" svg:height="0.475cm" svg:x="2.2cm" svg:y="3.654cm">
          <draw:text-box>
            <text:p text:style-name="P1"><text:span text:style-name="T3">treatment”:</text:span></text:p>
          </draw:text-box>
        </draw:frame>
        <draw:frame draw:style-name="gr3" draw:text-style-name="P4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3cm" svg:height="0.475cm" svg:x="3.7cm" svg:y="4.568cm">
          <draw:text-box>
            <text:p text:style-name="P1"><text:span text:style-name="T3">There was an “apparent upward trend (if not surge)” in the number of people </text:span></text:p>
          </draw:text-box>
        </draw:frame>
        <draw:frame draw:style-name="gr1" draw:text-style-name="P2" draw:layer="layout" svg:width="10.255cm" svg:height="0.475cm" svg:x="3.7cm" svg:y="5.133cm">
          <draw:text-box>
            <text:p text:style-name="P1"><text:span text:style-name="T3">requiring support in the second half of six-month tours.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1cm" svg:height="0.475cm" svg:x="3.7cm" svg:y="5.797cm">
          <draw:text-box>
            <text:p text:style-name="P1"><text:span text:style-name="T3">The US provided “significantly more in-theatre welfare/counselling support” than </text:span></text:p>
          </draw:text-box>
        </draw:frame>
        <draw:frame draw:style-name="gr1" draw:text-style-name="P2" draw:layer="layout" svg:width="13.1cm" svg:height="0.475cm" svg:x="3.7cm" svg:y="6.362cm">
          <draw:text-box>
            <text:p text:style-name="P1"><text:span text:style-name="T3">the UK (although the US deployed personnel for longer than the UK). </text:span></text:p>
          </draw:text-box>
        </draw:frame>
        <draw:frame draw:style-name="gr3" draw:text-style-name="P4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7.026cm">
          <draw:text-box>
            <text:p text:style-name="P1"><text:span text:style-name="T3">Personnel evacuated back to the UK to receive treatment at The Priory had, </text:span></text:p>
          </draw:text-box>
        </draw:frame>
        <draw:frame draw:style-name="gr1" draw:text-style-name="P2" draw:layer="layout" svg:width="11.398cm" svg:height="0.475cm" svg:x="3.7cm" svg:y="7.591cm">
          <draw:text-box>
            <text:p text:style-name="P1"><text:span text:style-name="T3">from their unit’s perspective, been “‘lost’ for weeks at a time”.</text:span></text:p>
          </draw:text-box>
        </draw:frame>
        <draw:frame draw:style-name="gr1" draw:text-style-name="P2" draw:layer="layout" svg:width="14.323cm" svg:height="0.475cm" svg:x="2.2cm" svg:y="8.505cm">
          <draw:text-box>
            <text:p text:style-name="P1"><text:span text:style-name="T6">133. </text:span><text:span text:style-name="T3"><text:s/>Maj Gen Mans replied to Gen Dannatt on 30 November, advising that: </text:span></text:p>
          </draw:text-box>
        </draw:frame>
        <draw:frame draw:style-name="gr3" draw:text-style-name="P4" draw:layer="layout" svg:width="0.634cm" svg:height="0.712cm" svg:x="2.95cm" svg:y="9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48cm" svg:height="0.475cm" svg:x="3.7cm" svg:y="9.42cm">
          <draw:text-box>
            <text:p text:style-name="P1"><text:span text:style-name="T3">The high level of psychiatric casualties being referred to the Field Mental </text:span></text:p>
          </draw:text-box>
        </draw:frame>
        <draw:frame draw:style-name="gr1" draw:text-style-name="P2" draw:layer="layout" svg:width="14.438cm" svg:height="0.475cm" svg:x="3.7cm" svg:y="9.984cm">
          <draw:text-box>
            <text:p text:style-name="P1"><text:span text:style-name="T3">Health Team (FMHT) was a positive feature rather than a cause for concern, </text:span></text:p>
          </draw:text-box>
        </draw:frame>
        <draw:frame draw:style-name="gr1" draw:text-style-name="P2" draw:layer="layout" svg:width="14.607cm" svg:height="0.475cm" svg:x="3.7cm" svg:y="10.548cm">
          <draw:text-box>
            <text:p text:style-name="P1"><text:span text:style-name="T3">as it reflected a willingness by personnel to consult the FMHT. The number of </text:span></text:p>
          </draw:text-box>
        </draw:frame>
        <draw:frame draw:style-name="gr1" draw:text-style-name="P2" draw:layer="layout" svg:width="14.7cm" svg:height="0.475cm" svg:x="3.7cm" svg:y="11.113cm">
          <draw:text-box>
            <text:p text:style-name="P1"><text:span text:style-name="T3">personnel evacuated from theatre was lower than might be expected from the </text:span></text:p>
          </draw:text-box>
        </draw:frame>
        <draw:frame draw:style-name="gr1" draw:text-style-name="P2" draw:layer="layout" svg:width="6.132cm" svg:height="0.475cm" svg:x="3.7cm" svg:y="11.677cm">
          <draw:text-box>
            <text:p text:style-name="P1"><text:span text:style-name="T3">number of referrals to the FMHT.</text:span></text:p>
          </draw:text-box>
        </draw:frame>
        <draw:frame draw:style-name="gr3" draw:text-style-name="P4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12.342cm">
          <draw:text-box>
            <text:p text:style-name="P1"><text:span text:style-name="T3">The current system for providing care for personnel evacuated from theatre with </text:span></text:p>
          </draw:text-box>
        </draw:frame>
        <draw:frame draw:style-name="gr1" draw:text-style-name="P2" draw:layer="layout" svg:width="15.115cm" svg:height="0.475cm" svg:x="3.7cm" svg:y="12.906cm">
          <draw:text-box>
            <text:p text:style-name="P1"><text:span text:style-name="T3">mental health problems (treatment at The Priory and/or the MOD’s Departments </text:span></text:p>
          </draw:text-box>
        </draw:frame>
        <draw:frame draw:style-name="gr1" draw:text-style-name="P2" draw:layer="layout" svg:width="13.824cm" svg:height="0.475cm" svg:x="3.7cm" svg:y="13.471cm">
          <draw:text-box>
            <text:p text:style-name="P1"><text:span text:style-name="T3">of Community Mental Health) conformed to psychiatric best practice. The </text:span></text:p>
          </draw:text-box>
        </draw:frame>
        <draw:frame draw:style-name="gr1" draw:text-style-name="P2" draw:layer="layout" svg:width="7.829cm" svg:height="0.475cm" svg:x="3.7cm" svg:y="14.035cm">
          <draw:text-box>
            <text:p text:style-name="P1"><text:span text:style-name="T3">recently activated RMHP would also help.</text:span></text:p>
          </draw:text-box>
        </draw:frame>
        <draw:frame draw:style-name="gr3" draw:text-style-name="P4" draw:layer="layout" svg:width="0.634cm" svg:height="0.712cm" svg:x="2.95cm" svg:y="14.5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8cm" svg:height="0.475cm" svg:x="3.7cm" svg:y="14.7cm">
          <draw:text-box>
            <text:p text:style-name="P1"><text:span text:style-name="T3">Regarding commanders’ understanding of and ability to deal with psychiatric </text:span></text:p>
          </draw:text-box>
        </draw:frame>
        <draw:frame draw:style-name="gr1" draw:text-style-name="P2" draw:layer="layout" svg:width="13.083cm" svg:height="0.475cm" svg:x="3.7cm" svg:y="15.264cm">
          <draw:text-box>
            <text:p text:style-name="P1"><text:span text:style-name="T3">issues, the OROSM had recommended that personnel receive stress </text:span></text:p>
          </draw:text-box>
        </draw:frame>
        <draw:frame draw:style-name="gr1" draw:text-style-name="P2" draw:layer="layout" svg:width="14.544cm" svg:height="0.475cm" svg:x="3.7cm" svg:y="15.828cm">
          <draw:text-box>
            <text:p text:style-name="P1"><text:span text:style-name="T3">management training at points throughout their career. This recommendation </text:span></text:p>
          </draw:text-box>
        </draw:frame>
        <draw:frame draw:style-name="gr1" draw:text-style-name="P2" draw:layer="layout" svg:width="14.29cm" svg:height="0.475cm" svg:x="3.7cm" svg:y="16.393cm">
          <draw:text-box>
            <text:p text:style-name="P1"><text:span text:style-name="T3">had been partially implemented; full implementation required resources and </text:span></text:p>
          </draw:text-box>
        </draw:frame>
        <draw:frame draw:style-name="gr1" draw:text-style-name="P2" draw:layer="layout" svg:width="2.432cm" svg:height="0.475cm" svg:x="3.7cm" svg:y="16.957cm">
          <draw:text-box>
            <text:p text:style-name="P1"><text:span text:style-name="T3">training time.</text:span></text:p>
          </draw:text-box>
        </draw:frame>
        <draw:frame draw:style-name="gr5" draw:text-style-name="P6" draw:layer="layout" svg:width="0.273cm" svg:height="0.276cm" svg:x="6.123cm" svg:y="16.976cm">
          <draw:text-box>
            <text:p text:style-name="P1"><text:span text:style-name="T8">93</text:span></text:p>
          </draw:text-box>
        </draw:frame>
        <draw:frame draw:style-name="gr1" draw:text-style-name="P2" draw:layer="layout" svg:width="0.422cm" svg:height="0.475cm" svg:x="6.398cm" svg:y="16.9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047cm" svg:height="0.475cm" svg:x="2.2cm" svg:y="17.872cm">
          <draw:text-box>
            <text:p text:style-name="P1"><text:span text:style-name="T6">134. </text:span><text:span text:style-name="T3"><text:s/>In November, Mr Derek Twigg, Parliamentary Under Secretary of State for </text:span></text:p>
          </draw:text-box>
        </draw:frame>
        <draw:frame draw:style-name="gr1" draw:text-style-name="P2" draw:layer="layout" svg:width="15.754cm" svg:height="0.475cm" svg:x="2.2cm" svg:y="18.436cm">
          <draw:text-box>
            <text:p text:style-name="P1"><text:span text:style-name="T3">Defence, expressed his concern that the MOD was not providing a “comprehensive </text:span></text:p>
          </draw:text-box>
        </draw:frame>
        <draw:frame draw:style-name="gr1" draw:text-style-name="P2" draw:layer="layout" svg:width="11.86cm" svg:height="0.475cm" svg:x="2.2cm" svg:y="19.001cm">
          <draw:text-box>
            <text:p text:style-name="P1"><text:span text:style-name="T3">rehabilitation package” for personnel returning from operations.</text:span></text:p>
          </draw:text-box>
        </draw:frame>
        <draw:frame draw:style-name="gr5" draw:text-style-name="P6" draw:layer="layout" svg:width="0.273cm" svg:height="0.276cm" svg:x="14.013cm" svg:y="19.019cm">
          <draw:text-box>
            <text:p text:style-name="P1"><text:span text:style-name="T8">94</text:span></text:p>
          </draw:text-box>
        </draw:frame>
        <draw:frame draw:style-name="gr1" draw:text-style-name="P2" draw:layer="layout" svg:width="7.935cm" svg:height="0.475cm" svg:x="2.2cm" svg:y="19.915cm">
          <draw:text-box>
            <text:p text:style-name="P1"><text:span text:style-name="T6">135. </text:span><text:span text:style-name="T3"><text:s/>AM Pocock responded in December.</text:span></text:p>
          </draw:text-box>
        </draw:frame>
        <draw:frame draw:style-name="gr5" draw:text-style-name="P6" draw:layer="layout" svg:width="0.273cm" svg:height="0.276cm" svg:x="10.106cm" svg:y="19.934cm">
          <draw:text-box>
            <text:p text:style-name="P1"><text:span text:style-name="T8">95</text:span></text:p>
          </draw:text-box>
        </draw:frame>
        <draw:frame draw:style-name="gr1" draw:text-style-name="P2" draw:layer="layout" svg:width="8.16cm" svg:height="0.475cm" svg:x="10.381cm" svg:y="19.915cm">
          <draw:text-box>
            <text:p text:style-name="P1"><text:span text:style-name="T3"><text:s/></text:span><text:span text:style-name="T3">He advised that a forecast that the current </text:span></text:p>
          </draw:text-box>
        </draw:frame>
        <draw:frame draw:style-name="gr1" draw:text-style-name="P2" draw:layer="layout" svg:width="16.491cm" svg:height="0.475cm" svg:x="2.2cm" svg:y="20.48cm">
          <draw:text-box>
            <text:p text:style-name="P1"><text:span text:style-name="T3">downward trend in Road Traffic Accidents would stall, and a recent King’s Centre paper </text:span></text:p>
          </draw:text-box>
        </draw:frame>
        <draw:frame draw:style-name="gr1" draw:text-style-name="P2" draw:layer="layout" svg:width="15.356cm" svg:height="0.475cm" svg:x="2.2cm" svg:y="21.044cm">
          <draw:text-box>
            <text:p text:style-name="P1"><text:span text:style-name="T3">indicating an increased tendency towards risk-taking behaviour after deployment, </text:span></text:p>
          </draw:text-box>
        </draw:frame>
        <draw:frame draw:style-name="gr1" draw:text-style-name="P2" draw:layer="layout" svg:width="16.283cm" svg:height="0.475cm" svg:x="2.2cm" svg:y="21.608cm">
          <draw:text-box>
            <text:p text:style-name="P1"><text:span text:style-name="T3">both supported Mr Twigg’s “nagging concern” that the MOD might not be providing the </text:span></text:p>
          </draw:text-box>
        </draw:frame>
        <draw:frame draw:style-name="gr1" draw:text-style-name="P2" draw:layer="layout" svg:width="16.059cm" svg:height="0.475cm" svg:x="2.2cm" svg:y="22.173cm">
          <draw:text-box>
            <text:p text:style-name="P1"><text:span text:style-name="T3">support that personnel (including Regulars, Reservists, formed units, individuals, an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0.678cm" svg:height="0.475cm" svg:x="2.2cm" svg:y="22.737cm">
          <draw:text-box>
            <text:p text:style-name="P1"><text:span text:style-name="T3">individuals who had been medically evacuated) required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92 </text:span></text:p>
          </draw:text-box>
        </draw:frame>
        <draw:frame draw:style-name="gr4" draw:text-style-name="P5" draw:layer="layout" svg:width="15.953cm" svg:height="0.395cm" svg:x="2.532cm" svg:y="24.664cm">
          <draw:text-box>
            <text:p text:style-name="P1"><text:span text:style-name="T10">Minute PS/Min(AF) [MOD] to MA/CJO, 4 October 2006, ‘Iraq: Minister (AF)’s Visit 30 Sept – 1 Oct ’06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93 </text:span></text:p>
          </draw:text-box>
        </draw:frame>
        <draw:frame draw:style-name="gr4" draw:text-style-name="P5" draw:layer="layout" svg:width="10.259cm" svg:height="0.395cm" svg:x="2.532cm" svg:y="25.087cm">
          <draw:text-box>
            <text:p text:style-name="P1"><text:span text:style-name="T10">Minute DAG to CGS, 30 November 2006, ‘Welfare and Aftercare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94 </text:span></text:p>
          </draw:text-box>
        </draw:frame>
        <draw:frame draw:style-name="gr4" draw:text-style-name="P5" draw:layer="layout" svg:width="15.83cm" svg:height="0.395cm" svg:x="2.532cm" svg:y="25.511cm">
          <draw:text-box>
            <text:p text:style-name="P1"><text:span text:style-name="T10">Minute DCDS(Pers) to MA/USoS [MOD], December 2006, ‘Management of Personnel Returning from </text:span></text:p>
          </draw:text-box>
        </draw:frame>
        <draw:frame draw:style-name="gr4" draw:text-style-name="P5" draw:layer="layout" svg:width="4.214cm" svg:height="0.395cm" svg:x="2.2cm" svg:y="25.934cm">
          <draw:text-box>
            <text:p text:style-name="P1"><text:span text:style-name="T10">High Intensity Operation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5 </text:span></text:p>
          </draw:text-box>
        </draw:frame>
        <draw:frame draw:style-name="gr4" draw:text-style-name="P5" draw:layer="layout" svg:width="15.83cm" svg:height="0.395cm" svg:x="2.532cm" svg:y="26.357cm">
          <draw:text-box>
            <text:p text:style-name="P1"><text:span text:style-name="T10">Minute DCDS(Pers) to MA/USoS [MOD], December 2006, ‘Management of Personnel Returning from </text:span></text:p>
          </draw:text-box>
        </draw:frame>
        <draw:frame draw:style-name="gr4" draw:text-style-name="P5" draw:layer="layout" svg:width="4.214cm" svg:height="0.395cm" svg:x="2.2cm" svg:y="26.781cm">
          <draw:text-box>
            <text:p text:style-name="P1"><text:span text:style-name="T10">High Intensity Operations’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6">136. </text:span><text:span text:style-name="T3"><text:s/>AM Pocock set out the six-step process defined by the MOD’s Operational Stress </text:span></text:p>
          </draw:text-box>
        </draw:frame>
        <draw:frame draw:style-name="gr1" draw:text-style-name="P2" draw:layer="layout" svg:width="15.365cm" svg:height="0.475cm" svg:x="2.2cm" svg:y="3.09cm">
          <draw:text-box>
            <text:p text:style-name="P1"><text:span text:style-name="T3">Management Policy and highlighted the role of decompression as one element of </text:span></text:p>
          </draw:text-box>
        </draw:frame>
        <draw:frame draw:style-name="gr1" draw:text-style-name="P2" draw:layer="layout" svg:width="16.66cm" svg:height="0.475cm" svg:x="2.2cm" svg:y="3.654cm">
          <draw:text-box>
            <text:p text:style-name="P1"><text:span text:style-name="T3">step 5 (post-operational recovery). Work to evaluate the effectiveness of decompression </text:span></text:p>
          </draw:text-box>
        </draw:frame>
        <draw:frame draw:style-name="gr1" draw:text-style-name="P2" draw:layer="layout" svg:width="3.037cm" svg:height="0.475cm" svg:x="2.2cm" svg:y="4.218cm">
          <draw:text-box>
            <text:p text:style-name="P1"><text:span text:style-name="T3">was under way. </text:span></text:p>
          </draw:text-box>
        </draw:frame>
        <draw:frame draw:style-name="gr1" draw:text-style-name="P2" draw:layer="layout" svg:width="15.547cm" svg:height="0.475cm" svg:x="2.2cm" svg:y="5.133cm">
          <draw:text-box>
            <text:p text:style-name="P1"><text:span text:style-name="T6">137. </text:span><text:span text:style-name="T3"><text:s/>In July 2007, AM Pocock advised Gen Granville-Chapman that, following the </text:span></text:p>
          </draw:text-box>
        </draw:frame>
        <draw:frame draw:style-name="gr1" draw:text-style-name="P2" draw:layer="layout" svg:width="16.161cm" svg:height="0.475cm" svg:x="2.2cm" svg:y="5.697cm">
          <draw:text-box>
            <text:p text:style-name="P1"><text:span text:style-name="T3">2005 OROSM review, the MOD’s policy on operational stress management was “both </text:span></text:p>
          </draw:text-box>
        </draw:frame>
        <draw:frame draw:style-name="gr1" draw:text-style-name="P2" draw:layer="layout" svg:width="5.268cm" svg:height="0.475cm" svg:x="2.2cm" svg:y="6.262cm">
          <draw:text-box>
            <text:p text:style-name="P1"><text:span text:style-name="T3">comprehensive and robust”.</text:span></text:p>
          </draw:text-box>
        </draw:frame>
        <draw:frame draw:style-name="gr5" draw:text-style-name="P6" draw:layer="layout" svg:width="0.273cm" svg:height="0.276cm" svg:x="7.447cm" svg:y="6.281cm">
          <draw:text-box>
            <text:p text:style-name="P1"><text:span text:style-name="T8">96</text:span></text:p>
          </draw:text-box>
        </draw:frame>
        <draw:frame draw:style-name="gr1" draw:text-style-name="P2" draw:layer="layout" svg:width="10.209cm" svg:height="0.475cm" svg:x="7.722cm" svg:y="6.262cm">
          <draw:text-box>
            <text:p text:style-name="P1"><text:span text:style-name="T3"><text:s/></text:span><text:span text:style-name="T3">The MOD had now undertaken an analysis within the </text:span></text:p>
          </draw:text-box>
        </draw:frame>
        <draw:frame draw:style-name="gr1" draw:text-style-name="P2" draw:layer="layout" svg:width="15.818cm" svg:height="0.475cm" svg:x="2.2cm" svg:y="6.826cm">
          <draw:text-box>
            <text:p text:style-name="P1"><text:span text:style-name="T3">three Services and the Civil Service of how much training for operational stress was </text:span></text:p>
          </draw:text-box>
        </draw:frame>
        <draw:frame draw:style-name="gr1" draw:text-style-name="P2" draw:layer="layout" svg:width="16.402cm" svg:height="0.475cm" svg:x="2.2cm" svg:y="7.391cm">
          <draw:text-box>
            <text:p text:style-name="P1"><text:span text:style-name="T3">available and how effective it was. This “gap analysis” indicated that the three Services </text:span></text:p>
          </draw:text-box>
        </draw:frame>
        <draw:frame draw:style-name="gr1" draw:text-style-name="P2" draw:layer="layout" svg:width="16.512cm" svg:height="0.475cm" svg:x="2.2cm" svg:y="7.955cm">
          <draw:text-box>
            <text:p text:style-name="P1"><text:span text:style-name="T3">“</text:span><text:span text:style-name="T3">already do much to address [operational stress management] training needs”. A bid for </text:span></text:p>
          </draw:text-box>
        </draw:frame>
        <draw:frame draw:style-name="gr1" draw:text-style-name="P2" draw:layer="layout" svg:width="15.974cm" svg:height="0.475cm" svg:x="2.2cm" svg:y="8.52cm">
          <draw:text-box>
            <text:p text:style-name="P1"><text:span text:style-name="T3">resources to plug the gaps, including the wider implementation of the Royal Marines’ </text:span></text:p>
          </draw:text-box>
        </draw:frame>
        <draw:frame draw:style-name="gr1" draw:text-style-name="P2" draw:layer="layout" svg:width="15.623cm" svg:height="0.475cm" svg:x="2.2cm" svg:y="9.084cm">
          <draw:text-box>
            <text:p text:style-name="P1"><text:span text:style-name="T3">Trauma Risk Management programme proposed by the Army, would be submitted. </text:span></text:p>
          </draw:text-box>
        </draw:frame>
        <draw:frame draw:style-name="gr8" draw:text-style-name="P9" draw:layer="layout" svg:width="6.111cm" svg:height="0.556cm" svg:x="2.2cm" svg:y="10.205cm">
          <draw:text-box>
            <text:p text:style-name="P1"><text:span text:style-name="T12">Trauma Risk Management</text:span></text:p>
          </draw:text-box>
        </draw:frame>
        <draw:frame draw:style-name="gr1" draw:text-style-name="P2" draw:layer="layout" svg:width="15.551cm" svg:height="0.475cm" svg:x="2.2cm" svg:y="11.033cm">
          <draw:text-box>
            <text:p text:style-name="P1"><text:span text:style-name="T6">138. </text:span><text:span text:style-name="T3"><text:s/>In 2008, the Armed Forces rolled out Trauma Risk Management (TRiM) in all </text:span></text:p>
          </draw:text-box>
        </draw:frame>
        <draw:frame draw:style-name="gr1" draw:text-style-name="P2" draw:layer="layout" svg:width="2.834cm" svg:height="0.475cm" svg:x="2.2cm" svg:y="11.598cm">
          <draw:text-box>
            <text:p text:style-name="P1"><text:span text:style-name="T3">three Services.</text:span></text:p>
          </draw:text-box>
        </draw:frame>
        <draw:frame draw:style-name="gr5" draw:text-style-name="P6" draw:layer="layout" svg:width="0.273cm" svg:height="0.276cm" svg:x="5.023cm" svg:y="11.617cm">
          <draw:text-box>
            <text:p text:style-name="P1"><text:span text:style-name="T8">97</text:span></text:p>
          </draw:text-box>
        </draw:frame>
        <draw:frame draw:style-name="gr1" draw:text-style-name="P2" draw:layer="layout" svg:width="0.422cm" svg:height="0.475cm" svg:x="5.298cm" svg:y="11.5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76cm" svg:height="0.475cm" svg:x="2.2cm" svg:y="12.512cm">
          <draw:text-box>
            <text:p text:style-name="P1"><text:span text:style-name="T6">139. </text:span><text:span text:style-name="T3"><text:s/>Lt Gen Lillywhite described TRiM as a form of debriefing after a traumatic event,</text:span></text:p>
          </draw:text-box>
        </draw:frame>
        <draw:frame draw:style-name="gr5" draw:text-style-name="P6" draw:layer="layout" svg:width="0.273cm" svg:height="0.276cm" svg:x="18.192cm" svg:y="12.531cm">
          <draw:text-box>
            <text:p text:style-name="P1"><text:span text:style-name="T8">98</text:span></text:p>
          </draw:text-box>
        </draw:frame>
        <draw:frame draw:style-name="gr1" draw:text-style-name="P2" draw:layer="layout" svg:width="0.422cm" svg:height="0.475cm" svg:x="18.467cm" svg:y="12.51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68cm" svg:height="0.475cm" svg:x="2.2cm" svg:y="13.077cm">
          <draw:text-box>
            <text:p text:style-name="P1"><text:span text:style-name="T3">but undertaken in peer groups rather than by an external counsellor. The person who </text:span></text:p>
          </draw:text-box>
        </draw:frame>
        <draw:frame draw:style-name="gr1" draw:text-style-name="P2" draw:layer="layout" svg:width="16.144cm" svg:height="0.475cm" svg:x="2.2cm" svg:y="13.641cm">
          <draw:text-box>
            <text:p text:style-name="P1"><text:span text:style-name="T3">was leading the debriefing was taught to identify whether their colleagues were under </text:span></text:p>
          </draw:text-box>
        </draw:frame>
        <draw:frame draw:style-name="gr1" draw:text-style-name="P2" draw:layer="layout" svg:width="7.817cm" svg:height="0.475cm" svg:x="2.2cm" svg:y="14.206cm">
          <draw:text-box>
            <text:p text:style-name="P1"><text:span text:style-name="T3">stress and might need referral elsewhere.</text:span></text:p>
          </draw:text-box>
        </draw:frame>
        <draw:frame draw:style-name="gr5" draw:text-style-name="P6" draw:layer="layout" svg:width="0.273cm" svg:height="0.276cm" svg:x="9.988cm" svg:y="14.224cm">
          <draw:text-box>
            <text:p text:style-name="P1"><text:span text:style-name="T8">99</text:span></text:p>
          </draw:text-box>
        </draw:frame>
        <draw:frame draw:style-name="gr8" draw:text-style-name="P9" draw:layer="layout" svg:width="10.721cm" svg:height="0.556cm" svg:x="2.2cm" svg:y="15.327cm">
          <draw:text-box>
            <text:p text:style-name="P1"><text:span text:style-name="T12">Further findings from the King’s Centre study</text:span></text:p>
          </draw:text-box>
        </draw:frame>
        <draw:frame draw:style-name="gr1" draw:text-style-name="P2" draw:layer="layout" svg:width="15.407cm" svg:height="0.475cm" svg:x="2.2cm" svg:y="16.155cm">
          <draw:text-box>
            <text:p text:style-name="P1"><text:span text:style-name="T6">140. </text:span><text:span text:style-name="T3"><text:s/>Further reports from the King’s Centre study in 2009 and 2010 reported that:</text:span></text:p>
          </draw:text-box>
        </draw:frame>
        <draw:frame draw:style-name="gr3" draw:text-style-name="P4" draw:layer="layout" svg:width="0.634cm" svg:height="0.712cm" svg:x="2.95cm" svg:y="16.9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17.07cm">
          <draw:text-box>
            <text:p text:style-name="P1"><text:span text:style-name="T3">There was no increase in mental health problems in Regular Personnel serving </text:span></text:p>
          </draw:text-box>
        </draw:frame>
        <draw:frame draw:style-name="gr1" draw:text-style-name="P2" draw:layer="layout" svg:width="14.654cm" svg:height="0.475cm" svg:x="3.7cm" svg:y="17.634cm">
          <draw:text-box>
            <text:p text:style-name="P1"><text:span text:style-name="T3">in Iraq or Afghanistan, compared with Regular Personnel not deployed to Iraq </text:span></text:p>
          </draw:text-box>
        </draw:frame>
        <draw:frame draw:style-name="gr1" draw:text-style-name="P2" draw:layer="layout" svg:width="2.957cm" svg:height="0.475cm" svg:x="3.7cm" svg:y="18.198cm">
          <draw:text-box>
            <text:p text:style-name="P1"><text:span text:style-name="T3">or Afghanistan. </text:span></text:p>
          </draw:text-box>
        </draw:frame>
        <draw:frame draw:style-name="gr3" draw:text-style-name="P4" draw:layer="layout" svg:width="0.634cm" svg:height="0.712cm" svg:x="2.95cm" svg:y="18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4cm" svg:height="0.475cm" svg:x="3.7cm" svg:y="18.863cm">
          <draw:text-box>
            <text:p text:style-name="P1"><text:span text:style-name="T3">The rate of symptoms of PTSD remained “relatively low” among Regular </text:span></text:p>
          </draw:text-box>
        </draw:frame>
        <draw:frame draw:style-name="gr1" draw:text-style-name="P2" draw:layer="layout" svg:width="14.806cm" svg:height="0.475cm" svg:x="3.7cm" svg:y="19.427cm">
          <draw:text-box>
            <text:p text:style-name="P1"><text:span text:style-name="T3">Personnel deployed to Iraq or Afghanistan; estimates ranged between 1.3 and </text:span></text:p>
          </draw:text-box>
        </draw:frame>
        <draw:frame draw:style-name="gr1" draw:text-style-name="P2" draw:layer="layout" svg:width="15.09cm" svg:height="0.475cm" svg:x="3.7cm" svg:y="19.992cm">
          <draw:text-box>
            <text:p text:style-name="P1"><text:span text:style-name="T3">4.8 percent following deployment. The rate of symptoms of PTSD in the general </text:span></text:p>
          </draw:text-box>
        </draw:frame>
        <draw:frame draw:style-name="gr1" draw:text-style-name="P2" draw:layer="layout" svg:width="8.435cm" svg:height="0.475cm" svg:x="3.7cm" svg:y="20.556cm">
          <draw:text-box>
            <text:p text:style-name="P1"><text:span text:style-name="T3">UK population was approximately 3 percent. </text:span></text:p>
          </draw:text-box>
        </draw:frame>
        <draw:frame draw:style-name="gr3" draw:text-style-name="P4" draw:layer="layout" svg:width="0.634cm" svg:height="0.712cm" svg:x="2.95cm" svg:y="21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77cm" svg:height="0.475cm" svg:x="3.7cm" svg:y="21.221cm">
          <draw:text-box>
            <text:p text:style-name="P1"><text:span text:style-name="T3">Between 16 and 20 percent of Regular Personnel reported common mental </text:span></text:p>
          </draw:text-box>
        </draw:frame>
        <draw:frame draw:style-name="gr1" draw:text-style-name="P2" draw:layer="layout" svg:width="14.459cm" svg:height="0.475cm" svg:x="3.7cm" svg:y="21.785cm">
          <draw:text-box>
            <text:p text:style-name="P1"><text:span text:style-name="T3">disorders, such as depression and anxiety. This was similar to the rate in th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447cm" svg:height="0.475cm" svg:x="3.7cm" svg:y="22.35cm">
          <draw:text-box>
            <text:p text:style-name="P1"><text:span text:style-name="T3">general UK population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96 </text:span></text:p>
          </draw:text-box>
        </draw:frame>
        <draw:frame draw:style-name="gr4" draw:text-style-name="P5" draw:layer="layout" svg:width="9.15cm" svg:height="0.395cm" svg:x="2.532cm" svg:y="24.664cm">
          <draw:text-box>
            <text:p text:style-name="P1"><text:span text:style-name="T10">Minute DCDS(Pers) to VCDS, July 2007, ‘Decompression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97 </text:span></text:p>
          </draw:text-box>
        </draw:frame>
        <draw:frame draw:style-name="gr4" draw:text-style-name="P5" draw:layer="layout" svg:width="15.449cm" svg:height="0.395cm" svg:x="2.532cm" svg:y="25.087cm">
          <draw:text-box>
            <text:p text:style-name="P1"><text:span text:style-name="T10">Seventh Report from the House of Commons Defence Committee, Session 2010-2012, </text:span><text:span text:style-name="T11">The Armed </text:span></text:p>
          </draw:text-box>
        </draw:frame>
        <draw:frame draw:style-name="gr4" draw:text-style-name="P5" draw:layer="layout" svg:width="5.878cm" svg:height="0.395cm" svg:x="2.2cm" svg:y="25.511cm">
          <draw:text-box>
            <text:p text:style-name="P1"><text:span text:style-name="T11">Forces Covenant in Action?</text:span><text:span text:style-name="T10">, HC 762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8 </text:span></text:p>
          </draw:text-box>
        </draw:frame>
        <draw:frame draw:style-name="gr4" draw:text-style-name="P5" draw:layer="layout" svg:width="15.746cm" svg:height="0.395cm" svg:x="2.528cm" svg:y="25.934cm">
          <draw:text-box>
            <text:p text:style-name="P1"><text:span text:style-name="T10">Traumatic events might include sudden death, serious injury, near misses and overwhelming distress </text:span></text:p>
          </draw:text-box>
        </draw:frame>
        <draw:frame draw:style-name="gr4" draw:text-style-name="P5" draw:layer="layout" svg:width="8.024cm" svg:height="0.395cm" svg:x="2.2cm" svg:y="26.357cm">
          <draw:text-box>
            <text:p text:style-name="P1"><text:span text:style-name="T10">when dealing with disaster relief and body handling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9 </text:span></text:p>
          </draw:text-box>
        </draw:frame>
        <draw:frame draw:style-name="gr4" draw:text-style-name="P5" draw:layer="layout" svg:width="6.746cm" svg:height="0.395cm" svg:x="2.532cm" svg:y="26.781cm">
          <draw:text-box>
            <text:p text:style-name="P1"><text:span text:style-name="T10">Public hearing, 20 July 2010, pages 56-57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2.525cm">
          <draw:text-box>
            <text:p text:style-name="P1"><text:span text:style-name="T3">Alcohol misuse was a common problem among Regular Personnel deployed </text:span></text:p>
          </draw:text-box>
        </draw:frame>
        <draw:frame draw:style-name="gr1" draw:text-style-name="P2" draw:layer="layout" svg:width="14.065cm" svg:height="0.475cm" svg:x="3.7cm" svg:y="3.09cm">
          <draw:text-box>
            <text:p text:style-name="P1"><text:span text:style-name="T3">to Iraq and Afghanistan. In the first phase of the King’s Centre study (2003 </text:span></text:p>
          </draw:text-box>
        </draw:frame>
        <draw:frame draw:style-name="gr1" draw:text-style-name="P2" draw:layer="layout" svg:width="13.853cm" svg:height="0.475cm" svg:x="3.7cm" svg:y="3.654cm">
          <draw:text-box>
            <text:p text:style-name="P1"><text:span text:style-name="T3">to 2006), only “combat troops” were found to have a higher prevalence of </text:span></text:p>
          </draw:text-box>
        </draw:frame>
        <draw:frame draw:style-name="gr1" draw:text-style-name="P2" draw:layer="layout" svg:width="14.577cm" svg:height="0.475cm" svg:x="3.7cm" svg:y="4.218cm">
          <draw:text-box>
            <text:p text:style-name="P1"><text:span text:style-name="T3">alcohol misuse following deployment to Iraq. Later analyses showed a higher </text:span></text:p>
          </draw:text-box>
        </draw:frame>
        <draw:frame draw:style-name="gr1" draw:text-style-name="P2" draw:layer="layout" svg:width="14.975cm" svg:height="0.475cm" svg:x="3.7cm" svg:y="4.783cm">
          <draw:text-box>
            <text:p text:style-name="P1"><text:span text:style-name="T3">prevalence of alcohol misuse among all Regular Personnel who were deployed </text:span></text:p>
          </draw:text-box>
        </draw:frame>
        <draw:frame draw:style-name="gr1" draw:text-style-name="P2" draw:layer="layout" svg:width="11.652cm" svg:height="0.475cm" svg:x="3.7cm" svg:y="5.347cm">
          <draw:text-box>
            <text:p text:style-name="P1"><text:span text:style-name="T3">to Iraq or Afghanistan, regardless of their role on deployment. </text:span></text:p>
          </draw:text-box>
        </draw:frame>
        <draw:frame draw:style-name="gr3" draw:text-style-name="P4" draw:layer="layout" svg:width="0.634cm" svg:height="0.712cm" svg:x="2.95cm" svg:y="5.8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9cm" svg:height="0.475cm" svg:x="3.7cm" svg:y="6.012cm">
          <draw:text-box>
            <text:p text:style-name="P1"><text:span text:style-name="T3">“</text:span><text:span text:style-name="T3">Combat troops” deployed to Iraq and Afghanistan showed a small but significant </text:span></text:p>
          </draw:text-box>
        </draw:frame>
        <draw:frame draw:style-name="gr1" draw:text-style-name="P2" draw:layer="layout" svg:width="14.565cm" svg:height="0.475cm" svg:x="3.7cm" svg:y="6.576cm">
          <draw:text-box>
            <text:p text:style-name="P1"><text:span text:style-name="T3">increase in the risk of symptoms of PTSD compared with non-combat troops. </text:span></text:p>
          </draw:text-box>
        </draw:frame>
        <draw:frame draw:style-name="gr1" draw:text-style-name="P2" draw:layer="layout" svg:width="14.357cm" svg:height="0.475cm" svg:x="3.7cm" svg:y="7.141cm">
          <draw:text-box>
            <text:p text:style-name="P1"><text:span text:style-name="T3">Approximately 7 percent of combat troops had symptoms of PTSD following </text:span></text:p>
          </draw:text-box>
        </draw:frame>
        <draw:frame draw:style-name="gr1" draw:text-style-name="P2" draw:layer="layout" svg:width="2.436cm" svg:height="0.475cm" svg:x="3.7cm" svg:y="7.705cm">
          <draw:text-box>
            <text:p text:style-name="P1"><text:span text:style-name="T3">deployment. </text:span></text:p>
          </draw:text-box>
        </draw:frame>
        <draw:frame draw:style-name="gr3" draw:text-style-name="P4" draw:layer="layout" svg:width="0.634cm" svg:height="0.712cm" svg:x="2.95cm" svg:y="8.2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8.37cm">
          <draw:text-box>
            <text:p text:style-name="P1"><text:span text:style-name="T3">Reservists deployed to Iraq or Afghanistan were at a higher risk of reporting </text:span></text:p>
          </draw:text-box>
        </draw:frame>
        <draw:frame draw:style-name="gr1" draw:text-style-name="P2" draw:layer="layout" svg:width="14.378cm" svg:height="0.475cm" svg:x="3.7cm" svg:y="8.934cm">
          <draw:text-box>
            <text:p text:style-name="P1"><text:span text:style-name="T3">symptoms of PTSD, when compared with Reservists not deployed to Iraq or </text:span></text:p>
          </draw:text-box>
        </draw:frame>
        <draw:frame draw:style-name="gr1" draw:text-style-name="P2" draw:layer="layout" svg:width="15.297cm" svg:height="0.475cm" svg:x="3.7cm" svg:y="9.498cm">
          <draw:text-box>
            <text:p text:style-name="P1"><text:span text:style-name="T3">Afghanistan. The King’s Centre commented that many factors could contribute to </text:span></text:p>
          </draw:text-box>
        </draw:frame>
        <draw:frame draw:style-name="gr1" draw:text-style-name="P2" draw:layer="layout" svg:width="14.831cm" svg:height="0.475cm" svg:x="3.7cm" svg:y="10.063cm">
          <draw:text-box>
            <text:p text:style-name="P1"><text:span text:style-name="T3">the excess of mental ill-health observed in deployed Reservists, including their </text:span></text:p>
          </draw:text-box>
        </draw:frame>
        <draw:frame draw:style-name="gr1" draw:text-style-name="P2" draw:layer="layout" svg:width="15.238cm" svg:height="0.475cm" svg:x="3.7cm" svg:y="10.627cm">
          <draw:text-box>
            <text:p text:style-name="P1"><text:span text:style-name="T3">relative inexperience of combat operations, lower unit cohesion, and problems in </text:span></text:p>
          </draw:text-box>
        </draw:frame>
        <draw:frame draw:style-name="gr1" draw:text-style-name="P2" draw:layer="layout" svg:width="14.891cm" svg:height="0.475cm" svg:x="3.7cm" svg:y="11.192cm">
          <draw:text-box>
            <text:p text:style-name="P1"><text:span text:style-name="T3">the home and work environment during or after deployment. The King’s Centre </text:span></text:p>
          </draw:text-box>
        </draw:frame>
        <draw:frame draw:style-name="gr1" draw:text-style-name="P2" draw:layer="layout" svg:width="14.73cm" svg:height="0.475cm" svg:x="3.7cm" svg:y="11.756cm">
          <draw:text-box>
            <text:p text:style-name="P1"><text:span text:style-name="T3">also commented that despite the introduction of measures focused on helping </text:span></text:p>
          </draw:text-box>
        </draw:frame>
        <draw:frame draw:style-name="gr1" draw:text-style-name="P2" draw:layer="layout" svg:width="14.268cm" svg:height="0.475cm" svg:x="3.7cm" svg:y="12.321cm">
          <draw:text-box>
            <text:p text:style-name="P1"><text:span text:style-name="T3">Reservists (including the RMHP and better support for Reservists’ families), </text:span></text:p>
          </draw:text-box>
        </draw:frame>
        <draw:frame draw:style-name="gr1" draw:text-style-name="P2" draw:layer="layout" svg:width="14.141cm" svg:height="0.475cm" svg:x="3.7cm" svg:y="12.885cm">
          <draw:text-box>
            <text:p text:style-name="P1"><text:span text:style-name="T3">the excess of mental health problems (specifically PTSD) observed among </text:span></text:p>
          </draw:text-box>
        </draw:frame>
        <draw:frame draw:style-name="gr1" draw:text-style-name="P2" draw:layer="layout" svg:width="14.48cm" svg:height="0.475cm" svg:x="3.7cm" svg:y="13.45cm">
          <draw:text-box>
            <text:p text:style-name="P1"><text:span text:style-name="T3">Reservists deployed to Iraq and Afghanistan was “disappointingly persistent”.</text:span></text:p>
          </draw:text-box>
        </draw:frame>
        <draw:frame draw:style-name="gr3" draw:text-style-name="P4" draw:layer="layout" svg:width="0.634cm" svg:height="0.712cm" svg:x="2.95cm" svg:y="13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18cm" svg:height="0.475cm" svg:x="3.7cm" svg:y="14.114cm">
          <draw:text-box>
            <text:p text:style-name="P1"><text:span text:style-name="T3">Multiple deployments were not consistently associated with an increased risk of </text:span></text:p>
          </draw:text-box>
        </draw:frame>
        <draw:frame draw:style-name="gr1" draw:text-style-name="P2" draw:layer="layout" svg:width="14.738cm" svg:height="0.475cm" svg:x="3.7cm" svg:y="14.678cm">
          <draw:text-box>
            <text:p text:style-name="P1"><text:span text:style-name="T3">mental health problems. However, the cumulative duration of deployments did </text:span></text:p>
          </draw:text-box>
        </draw:frame>
        <draw:frame draw:style-name="gr1" draw:text-style-name="P2" draw:layer="layout" svg:width="14.577cm" svg:height="0.475cm" svg:x="3.7cm" svg:y="15.243cm">
          <draw:text-box>
            <text:p text:style-name="P1"><text:span text:style-name="T3">affect mental health; if troops deployed for more than 13 months over a three-</text:span></text:p>
          </draw:text-box>
        </draw:frame>
        <draw:frame draw:style-name="gr1" draw:text-style-name="P2" draw:layer="layout" svg:width="14.709cm" svg:height="0.475cm" svg:x="3.7cm" svg:y="15.807cm">
          <draw:text-box>
            <text:p text:style-name="P1"><text:span text:style-name="T3">year period they were at increased risk of mental health problems, particularly </text:span></text:p>
          </draw:text-box>
        </draw:frame>
        <draw:frame draw:style-name="gr1" draw:text-style-name="P2" draw:layer="layout" svg:width="14.599cm" svg:height="0.475cm" svg:x="3.7cm" svg:y="16.372cm">
          <draw:text-box>
            <text:p text:style-name="P1"><text:span text:style-name="T3">an increased risk of PTSD symptoms. The King’s Centre commented that the </text:span></text:p>
          </draw:text-box>
        </draw:frame>
        <draw:frame draw:style-name="gr1" draw:text-style-name="P2" draw:layer="layout" svg:width="15.098cm" svg:height="0.475cm" svg:x="3.7cm" svg:y="16.936cm">
          <draw:text-box>
            <text:p text:style-name="P1"><text:span text:style-name="T3">finding supported the MOD’s Harmony Guidelines for Army Personnel. Ensuring </text:span></text:p>
          </draw:text-box>
        </draw:frame>
        <draw:frame draw:style-name="gr1" draw:text-style-name="P2" draw:layer="layout" svg:width="14.683cm" svg:height="0.475cm" svg:x="3.7cm" svg:y="17.501cm">
          <draw:text-box>
            <text:p text:style-name="P1"><text:span text:style-name="T3">that the Guidelines were not exceeded could help to reduce the risk of mental </text:span></text:p>
          </draw:text-box>
        </draw:frame>
        <draw:frame draw:style-name="gr1" draw:text-style-name="P2" draw:layer="layout" svg:width="8.304cm" svg:height="0.475cm" svg:x="3.7cm" svg:y="18.065cm">
          <draw:text-box>
            <text:p text:style-name="P1"><text:span text:style-name="T3">health problems in the UK’s Regular forces. </text:span></text:p>
          </draw:text-box>
        </draw:frame>
        <draw:frame draw:style-name="gr3" draw:text-style-name="P4" draw:layer="layout" svg:width="0.634cm" svg:height="0.712cm" svg:x="2.95cm" svg:y="18.5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62cm" svg:height="0.475cm" svg:x="3.7cm" svg:y="18.73cm">
          <draw:text-box>
            <text:p text:style-name="P1"><text:span text:style-name="T3">Regular Personnel were at increased risk of alcohol misuse and PTSD </text:span></text:p>
          </draw:text-box>
        </draw:frame>
        <draw:frame draw:style-name="gr1" draw:text-style-name="P2" draw:layer="layout" svg:width="14.226cm" svg:height="0.475cm" svg:x="3.7cm" svg:y="19.294cm">
          <draw:text-box>
            <text:p text:style-name="P1"><text:span text:style-name="T3">symptoms where the tour length was extended during the deployment itself.</text:span></text:p>
          </draw:text-box>
        </draw:frame>
        <draw:frame draw:style-name="gr5" draw:text-style-name="P6" draw:layer="layout" svg:width="0.408cm" svg:height="0.276cm" svg:x="17.866cm" svg:y="19.313cm">
          <draw:text-box>
            <text:p text:style-name="P1"><text:span text:style-name="T8">100</text:span></text:p>
          </draw:text-box>
        </draw:frame>
        <draw:frame draw:style-name="gr1" draw:text-style-name="P2" draw:layer="layout" svg:width="6.627cm" svg:height="0.475cm" svg:x="2.2cm" svg:y="20.208cm">
          <draw:text-box>
            <text:p text:style-name="P1"><text:span text:style-name="T6">141. </text:span><text:span text:style-name="T3"><text:s/>The King’s Centre concluded:</text:span></text:p>
          </draw:text-box>
        </draw:frame>
        <draw:frame draw:style-name="gr1" draw:text-style-name="P2" draw:layer="layout" svg:width="15.107cm" svg:height="0.475cm" svg:x="2.95cm" svg:y="21.123cm">
          <draw:text-box>
            <text:p text:style-name="P1"><text:span text:style-name="T3">“</text:span><text:span text:style-name="T3">Despite extended campaigns in Iraq and Afghanistan, the prevalence of mental </text:span></text:p>
          </draw:text-box>
        </draw:frame>
        <draw:frame draw:style-name="gr1" draw:text-style-name="P2" draw:layer="layout" svg:width="14.853cm" svg:height="0.475cm" svg:x="2.95cm" svg:y="21.687cm">
          <draw:text-box>
            <text:p text:style-name="P1"><text:span text:style-name="T3">disorders in the UK’s Armed Forces remains low. PTSD is in fact an issue for a </text:span></text:p>
          </draw:text-box>
        </draw:frame>
        <draw:frame draw:style-name="gr1" draw:text-style-name="P2" draw:layer="layout" svg:width="15.691cm" svg:height="0.475cm" svg:x="2.95cm" svg:y="22.252cm">
          <draw:text-box>
            <text:p text:style-name="P1"><text:span text:style-name="T3">relatively small proportion of military personnel. Of particular concern, however, are </text:span></text:p>
          </draw:text-box>
        </draw:frame>
        <draw:frame draw:style-name="gr1" draw:text-style-name="P2" draw:layer="layout" svg:width="15.289cm" svg:height="0.475cm" svg:x="2.95cm" svg:y="22.816cm">
          <draw:text-box>
            <text:p text:style-name="P1"><text:span text:style-name="T3">the high levels of alcohol misuse in Regulars, the mental health of combat troops </text:span></text:p>
          </draw:text-box>
        </draw:frame>
        <draw:frame draw:style-name="gr1" draw:text-style-name="P2" draw:layer="layout" svg:width="15.636cm" svg:height="0.475cm" svg:x="2.95cm" svg:y="23.381cm">
          <draw:text-box>
            <text:p text:style-name="P1"><text:span text:style-name="T3">and also the mental health of Reservists. These three issues require attention over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495cm" svg:height="0.475cm" svg:x="2.95cm" svg:y="23.945cm">
          <draw:text-box>
            <text:p text:style-name="P1"><text:span text:style-name="T3">the coming years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0 </text:span></text:p>
          </draw:text-box>
        </draw:frame>
        <draw:frame draw:style-name="gr4" draw:text-style-name="P5" draw:layer="layout" svg:width="15.67cm" svg:height="0.395cm" svg:x="2.646cm" svg:y="26.357cm">
          <draw:text-box>
            <text:p text:style-name="P1"><text:span text:style-name="T10">Forbes et al. The Mental Health of UK Armed Forces Personnel: The Impact of Iraq and Afghanistan. </text:span></text:p>
          </draw:text-box>
        </draw:frame>
        <draw:frame draw:style-name="gr4" draw:text-style-name="P5" draw:layer="layout" svg:width="5.146cm" svg:height="0.395cm" svg:x="2.2cm" svg:y="26.781cm">
          <draw:text-box>
            <text:p text:style-name="P1"><text:span text:style-name="T11">RUSI Journal</text:span><text:span text:style-name="T10">, </text:span><text:span text:style-name="T15">156</text:span><text:span text:style-name="T10">: 14-20 (2011)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10" draw:layer="layout" svg:width="15.083cm" svg:height="9.883cm" svg:x="2.958cm" svg:y="2.608cm" svg:viewBox="0 0 15084 9884" draw:points="0,9884 15084,98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8" draw:text-style-name="P9" draw:layer="layout" svg:width="10.183cm" svg:height="0.556cm" svg:x="5.423cm" svg:y="2.863cm">
          <draw:text-box>
            <text:p text:style-name="P1"><text:span text:style-name="T12">The Harmony Guidelines and mental health</text:span></text:p>
          </draw:text-box>
        </draw:frame>
        <draw:frame draw:style-name="gr4" draw:text-style-name="P5" draw:layer="layout" svg:width="14.01cm" svg:height="0.395cm" svg:x="3.45cm" svg:y="3.784cm">
          <draw:text-box>
            <text:p text:style-name="P1"><text:span text:style-name="T10">Professor Christopher Dandeker, Professor of Military Sociology at King’s College London </text:span></text:p>
          </draw:text-box>
        </draw:frame>
        <draw:frame draw:style-name="gr4" draw:text-style-name="P5" draw:layer="layout" svg:width="13.02cm" svg:height="0.395cm" svg:x="3.45cm" svg:y="4.278cm">
          <draw:text-box>
            <text:p text:style-name="P1"><text:span text:style-name="T10">and Co-Director of the King’s Centre for Military Health Research, told the House of </text:span></text:p>
          </draw:text-box>
        </draw:frame>
        <draw:frame draw:style-name="gr4" draw:text-style-name="P5" draw:layer="layout" svg:width="7.897cm" svg:height="0.395cm" svg:x="3.45cm" svg:y="4.772cm">
          <draw:text-box>
            <text:p text:style-name="P1"><text:span text:style-name="T10">Commons Defence Committee in March 2008 that:</text:span></text:p>
          </draw:text-box>
        </draw:frame>
        <draw:frame draw:style-name="gr4" draw:text-style-name="P5" draw:layer="layout" svg:width="12.947cm" svg:height="0.395cm" svg:x="4.2cm" svg:y="5.466cm">
          <draw:text-box>
            <text:p text:style-name="P1"><text:span text:style-name="T10">“… </text:span><text:span text:style-name="T10">so far as our own research is concerned … I think that the Harmony Guidelines </text:span></text:p>
          </draw:text-box>
        </draw:frame>
        <draw:frame draw:style-name="gr4" draw:text-style-name="P5" draw:layer="layout" svg:width="12.727cm" svg:height="0.395cm" svg:x="4.2cm" svg:y="5.96cm">
          <draw:text-box>
            <text:p text:style-name="P1"><text:span text:style-name="T10">have been well constructed because the evidence suggests that if you stay within </text:span></text:p>
          </draw:text-box>
        </draw:frame>
        <draw:frame draw:style-name="gr4" draw:text-style-name="P5" draw:layer="layout" svg:width="12.884cm" svg:height="0.395cm" svg:x="4.2cm" svg:y="6.454cm">
          <draw:text-box>
            <text:p text:style-name="P1"><text:span text:style-name="T10">them they [Service Personnel] do not suffer; if you go beyond them there is a 20 to </text:span></text:p>
          </draw:text-box>
        </draw:frame>
        <draw:frame draw:style-name="gr4" draw:text-style-name="P5" draw:layer="layout" svg:width="12.706cm" svg:height="0.395cm" svg:x="4.2cm" svg:y="6.948cm">
          <draw:text-box>
            <text:p text:style-name="P1"><text:span text:style-name="T10">50 percent likelihood that they will suffer in terms of PTSD [Post Traumatic Stress </text:span></text:p>
          </draw:text-box>
        </draw:frame>
        <draw:frame draw:style-name="gr4" draw:text-style-name="P5" draw:layer="layout" svg:width="1.645cm" svg:height="0.395cm" svg:x="4.2cm" svg:y="7.441cm">
          <draw:text-box>
            <text:p text:style-name="P1"><text:span text:style-name="T10">Disorder]”.</text:span></text:p>
          </draw:text-box>
        </draw:frame>
        <draw:frame draw:style-name="gr7" draw:text-style-name="P8" draw:layer="layout" svg:width="0.345cm" svg:height="0.23cm" svg:x="5.847cm" svg:y="7.457cm">
          <draw:text-box>
            <text:p text:style-name="P1"><text:span text:style-name="T9">101</text:span></text:p>
          </draw:text-box>
        </draw:frame>
        <draw:frame draw:style-name="gr4" draw:text-style-name="P5" draw:layer="layout" svg:width="0.352cm" svg:height="0.395cm" svg:x="6.19cm" svg:y="7.44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57cm" svg:height="0.395cm" svg:x="3.45cm" svg:y="8.285cm">
          <draw:text-box>
            <text:p text:style-name="P1"><text:span text:style-name="T10">In his evidence to the Inquiry, Air Marshal David Pocock, Deputy Chief of Defence Staff </text:span></text:p>
          </draw:text-box>
        </draw:frame>
        <draw:frame draw:style-name="gr4" draw:text-style-name="P5" draw:layer="layout" svg:width="12.842cm" svg:height="0.395cm" svg:x="3.45cm" svg:y="8.779cm">
          <draw:text-box>
            <text:p text:style-name="P1"><text:span text:style-name="T10">(Personnel) from 2005 to 2007, questioned whether Professor Dandeker was right </text:span></text:p>
          </draw:text-box>
        </draw:frame>
        <draw:frame draw:style-name="gr4" draw:text-style-name="P5" draw:layer="layout" svg:width="13.155cm" svg:height="0.395cm" svg:x="3.45cm" svg:y="9.273cm">
          <draw:text-box>
            <text:p text:style-name="P1"><text:span text:style-name="T10">to suggest that the Harmony Guidelines were an appropriate basis for assessing the </text:span></text:p>
          </draw:text-box>
        </draw:frame>
        <draw:frame draw:style-name="gr4" draw:text-style-name="P5" draw:layer="layout" svg:width="7.296cm" svg:height="0.395cm" svg:x="3.45cm" svg:y="9.767cm">
          <draw:text-box>
            <text:p text:style-name="P1"><text:span text:style-name="T10">effect of operational deployment on individuals.</text:span></text:p>
          </draw:text-box>
        </draw:frame>
        <draw:frame draw:style-name="gr7" draw:text-style-name="P8" draw:layer="layout" svg:width="0.345cm" svg:height="0.23cm" svg:x="10.798cm" svg:y="9.783cm">
          <draw:text-box>
            <text:p text:style-name="P1"><text:span text:style-name="T9">102</text:span></text:p>
          </draw:text-box>
        </draw:frame>
        <draw:frame draw:style-name="gr4" draw:text-style-name="P5" draw:layer="layout" svg:width="5.729cm" svg:height="0.395cm" svg:x="11.141cm" svg:y="9.767cm">
          <draw:text-box>
            <text:p text:style-name="P1"><text:span text:style-name="T10"><text:s/></text:span><text:span text:style-name="T10">The Guidelines had been derived in </text:span></text:p>
          </draw:text-box>
        </draw:frame>
        <draw:frame draw:style-name="gr4" draw:text-style-name="P5" draw:layer="layout" svg:width="13.633cm" svg:height="0.395cm" svg:x="3.45cm" svg:y="10.261cm">
          <draw:text-box>
            <text:p text:style-name="P1"><text:span text:style-name="T10">a straightforward way from the planning assumptions used in SDR 98 (‘what operations </text:span></text:p>
          </draw:text-box>
        </draw:frame>
        <draw:frame draw:style-name="gr4" draw:text-style-name="P5" draw:layer="layout" svg:width="14.12cm" svg:height="0.395cm" svg:x="3.45cm" svg:y="10.755cm">
          <draw:text-box>
            <text:p text:style-name="P1"><text:span text:style-name="T10">have we got? How many people have we got? … that means that they can spend this long </text:span></text:p>
          </draw:text-box>
        </draw:frame>
        <draw:frame draw:style-name="gr4" draw:text-style-name="P5" draw:layer="layout" svg:width="13.976cm" svg:height="0.395cm" svg:x="3.45cm" svg:y="11.249cm">
          <draw:text-box>
            <text:p text:style-name="P1"><text:span text:style-name="T10">away’). AM Pocock said that his focus had been on the broader relationship between time </text:span></text:p>
          </draw:text-box>
        </draw:frame>
        <draw:frame draw:style-name="gr4" draw:text-style-name="P5" draw:layer="layout" svg:width="9.438cm" svg:height="0.395cm" svg:x="3.45cm" svg:y="11.743cm">
          <draw:text-box>
            <text:p text:style-name="P1"><text:span text:style-name="T10">deployed on operations and the risk of mental health issues. </text:span></text:p>
          </draw:text-box>
        </draw:frame>
        <draw:frame draw:style-name="gr1" draw:text-style-name="P2" draw:layer="layout" svg:width="16.668cm" svg:height="0.475cm" svg:x="2.2cm" svg:y="13.043cm">
          <draw:text-box>
            <text:p text:style-name="P1"><text:span text:style-name="T6">142. </text:span><text:span text:style-name="T3"><text:s/>The Inquiry asked Lt Gen Lillywhite how the MOD’s approach to mental health had </text:span></text:p>
          </draw:text-box>
        </draw:frame>
        <draw:frame draw:style-name="gr1" draw:text-style-name="P2" draw:layer="layout" svg:width="7.275cm" svg:height="0.475cm" svg:x="2.2cm" svg:y="13.608cm">
          <draw:text-box>
            <text:p text:style-name="P1"><text:span text:style-name="T3">changed over the course of Op TELIC.</text:span></text:p>
          </draw:text-box>
        </draw:frame>
        <draw:frame draw:style-name="gr5" draw:text-style-name="P6" draw:layer="layout" svg:width="0.408cm" svg:height="0.276cm" svg:x="9.44cm" svg:y="13.626cm">
          <draw:text-box>
            <text:p text:style-name="P1"><text:span text:style-name="T8">103</text:span></text:p>
          </draw:text-box>
        </draw:frame>
        <draw:frame draw:style-name="gr1" draw:text-style-name="P2" draw:layer="layout" svg:width="0.422cm" svg:height="0.475cm" svg:x="9.852cm" svg:y="13.60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165cm" svg:height="0.475cm" svg:x="2.2cm" svg:y="14.522cm">
          <draw:text-box>
            <text:p text:style-name="P1"><text:span text:style-name="T6">143. </text:span><text:span text:style-name="T3"><text:s/>Lt Gen Lillywhite told the Inquiry that the “perennial challenge” was to overcome </text:span></text:p>
          </draw:text-box>
        </draw:frame>
        <draw:frame draw:style-name="gr1" draw:text-style-name="P2" draw:layer="layout" svg:width="9.095cm" svg:height="0.475cm" svg:x="2.2cm" svg:y="15.086cm">
          <draw:text-box>
            <text:p text:style-name="P1"><text:span text:style-name="T3">the stigma associated with mental health issues:</text:span></text:p>
          </draw:text-box>
        </draw:frame>
        <draw:frame draw:style-name="gr1" draw:text-style-name="P2" draw:layer="layout" svg:width="14.557cm" svg:height="0.475cm" svg:x="2.95cm" svg:y="16.001cm">
          <draw:text-box>
            <text:p text:style-name="P1"><text:span text:style-name="T3">“</text:span><text:span text:style-name="T3">A lot of effort has gone into educating both commanders and individuals that </text:span></text:p>
          </draw:text-box>
        </draw:frame>
        <draw:frame draw:style-name="gr1" draw:text-style-name="P2" draw:layer="layout" svg:width="15.352cm" svg:height="0.475cm" svg:x="2.95cm" svg:y="16.565cm">
          <draw:text-box>
            <text:p text:style-name="P1"><text:span text:style-name="T3">psychological adverse effects is not something that needs to be hidden. We have </text:span></text:p>
          </draw:text-box>
        </draw:frame>
        <draw:frame draw:style-name="gr1" draw:text-style-name="P2" draw:layer="layout" svg:width="16.059cm" svg:height="0.475cm" svg:x="2.95cm" svg:y="17.13cm">
          <draw:text-box>
            <text:p text:style-name="P1"><text:span text:style-name="T3">not fully succeeded, nor has any other nation, and neither has the civilian population. </text:span></text:p>
          </draw:text-box>
        </draw:frame>
        <draw:frame draw:style-name="gr1" draw:text-style-name="P2" draw:layer="layout" svg:width="15.123cm" svg:height="0.475cm" svg:x="2.95cm" svg:y="17.694cm">
          <draw:text-box>
            <text:p text:style-name="P1"><text:span text:style-name="T3">Mental health continues to have a stigma amongst many that actually inhibits its </text:span></text:p>
          </draw:text-box>
        </draw:frame>
        <draw:frame draw:style-name="gr1" draw:text-style-name="P2" draw:layer="layout" svg:width="4.807cm" svg:height="0.475cm" svg:x="2.95cm" svg:y="18.259cm">
          <draw:text-box>
            <text:p text:style-name="P1"><text:span text:style-name="T3">presenting for care early.”</text:span></text:p>
          </draw:text-box>
        </draw:frame>
        <draw:frame draw:style-name="gr1" draw:text-style-name="P2" draw:layer="layout" svg:width="15.602cm" svg:height="0.475cm" svg:x="2.2cm" svg:y="19.173cm">
          <draw:text-box>
            <text:p text:style-name="P1"><text:span text:style-name="T6">144. </text:span><text:span text:style-name="T3"><text:s/>Lt Gen Lillywhite highlighted the introduction of a decompression period after </text:span></text:p>
          </draw:text-box>
        </draw:frame>
        <draw:frame draw:style-name="gr1" draw:text-style-name="P2" draw:layer="layout" svg:width="15.877cm" svg:height="0.475cm" svg:x="2.2cm" svg:y="19.738cm">
          <draw:text-box>
            <text:p text:style-name="P1"><text:span text:style-name="T3">an operational deployment and TRiM, as two significant developments in the MOD’s </text:span></text:p>
          </draw:text-box>
        </draw:frame>
        <draw:frame draw:style-name="gr1" draw:text-style-name="P2" draw:layer="layout" svg:width="7.262cm" svg:height="0.475cm" svg:x="2.2cm" svg:y="20.302cm">
          <draw:text-box>
            <text:p text:style-name="P1"><text:span text:style-name="T3">approach to supporting mental health. </text:span></text:p>
          </draw:text-box>
        </draw:frame>
        <draw:frame draw:style-name="gr2" draw:text-style-name="P3" draw:layer="layout" svg:width="3.905cm" svg:height="0.628cm" svg:x="2.2cm" svg:y="21.33cm">
          <draw:text-box>
            <text:p text:style-name="P1"><text:span text:style-name="T2">Compensation</text:span></text:p>
          </draw:text-box>
        </draw:frame>
        <draw:frame draw:style-name="gr1" draw:text-style-name="P2" draw:layer="layout" svg:width="16.372cm" svg:height="0.475cm" svg:x="2.2cm" svg:y="22.222cm">
          <draw:text-box>
            <text:p text:style-name="P1"><text:span text:style-name="T6">145. </text:span><text:span text:style-name="T3"><text:s/>The MOD provided compensation to Service Personnel who suffered from illnes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16cm" svg:height="0.475cm" svg:x="2.2cm" svg:y="22.786cm">
          <draw:text-box>
            <text:p text:style-name="P1"><text:span text:style-name="T3">or injury, including mental health problem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01 </text:span></text:p>
          </draw:text-box>
        </draw:frame>
        <draw:frame draw:style-name="gr4" draw:text-style-name="P5" draw:layer="layout" svg:width="15.755cm" svg:height="0.395cm" svg:x="2.646cm" svg:y="25.511cm">
          <draw:text-box>
            <text:p text:style-name="P1"><text:span text:style-name="T10">Fourteenth Report from the Defence Committee, Session 2007-2008, </text:span><text:span text:style-name="T11">Recruiting and retaining Armed </text:span></text:p>
          </draw:text-box>
        </draw:frame>
        <draw:frame draw:style-name="gr4" draw:text-style-name="P5" draw:layer="layout" svg:width="11.105cm" svg:height="0.395cm" svg:x="2.2cm" svg:y="25.934cm">
          <draw:text-box>
            <text:p text:style-name="P1"><text:span text:style-name="T11">Forces Personnel, Oral and Written Evidence</text:span><text:span text:style-name="T10"> </text:span><text:span text:style-name="T11">(25 March 2008)</text:span><text:span text:style-name="T10">, HC424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2 </text:span></text:p>
          </draw:text-box>
        </draw:frame>
        <draw:frame draw:style-name="gr4" draw:text-style-name="P5" draw:layer="layout" svg:width="6.746cm" svg:height="0.395cm" svg:x="2.646cm" svg:y="26.357cm">
          <draw:text-box>
            <text:p text:style-name="P1"><text:span text:style-name="T10">Public hearing, 19 July 2010, pages 68-70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3 </text:span></text:p>
          </draw:text-box>
        </draw:frame>
        <draw:frame draw:style-name="gr4" draw:text-style-name="P5" draw:layer="layout" svg:width="6.746cm" svg:height="0.395cm" svg:x="2.646cm" svg:y="26.781cm">
          <draw:text-box>
            <text:p text:style-name="P1"><text:span text:style-name="T10">Public hearing, 20 July 2010, pages 55-57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6">146. </text:span><text:span text:style-name="T3"><text:s/>For illnesses and injuries caused before 6 April 2005, compensation was provided </text:span></text:p>
          </draw:text-box>
        </draw:frame>
        <draw:frame draw:style-name="gr1" draw:text-style-name="P2" draw:layer="layout" svg:width="16.707cm" svg:height="0.475cm" svg:x="2.2cm" svg:y="3.09cm">
          <draw:text-box>
            <text:p text:style-name="P1"><text:span text:style-name="T3">under two separate compensation arrangements, the War Pensions Scheme (WPS) and </text:span></text:p>
          </draw:text-box>
        </draw:frame>
        <draw:frame draw:style-name="gr1" draw:text-style-name="P2" draw:layer="layout" svg:width="10.086cm" svg:height="0.475cm" svg:x="2.2cm" svg:y="3.654cm">
          <draw:text-box>
            <text:p text:style-name="P1"><text:span text:style-name="T3">the Armed Forces Pension Scheme 1975 (AFPS 75). </text:span></text:p>
          </draw:text-box>
        </draw:frame>
        <draw:frame draw:style-name="gr1" draw:text-style-name="P2" draw:layer="layout" svg:width="15.068cm" svg:height="0.475cm" svg:x="2.2cm" svg:y="4.568cm">
          <draw:text-box>
            <text:p text:style-name="P1"><text:span text:style-name="T6">147. </text:span><text:span text:style-name="T3"><text:s/>In September 2003, after a consultative process which began in 2001, the </text:span></text:p>
          </draw:text-box>
        </draw:frame>
        <draw:frame draw:style-name="gr1" draw:text-style-name="P2" draw:layer="layout" svg:width="14.603cm" svg:height="0.475cm" svg:x="2.2cm" svg:y="5.133cm">
          <draw:text-box>
            <text:p text:style-name="P1"><text:span text:style-name="T3">Government announced that it would introduce a new Armed Forces Pension </text:span></text:p>
          </draw:text-box>
        </draw:frame>
        <draw:frame draw:style-name="gr1" draw:text-style-name="P2" draw:layer="layout" svg:width="13.798cm" svg:height="0.475cm" svg:x="2.2cm" svg:y="5.697cm">
          <draw:text-box>
            <text:p text:style-name="P1"><text:span text:style-name="T3">Scheme (AFPS 05) (see Section 16.1) and a new compensation scheme.</text:span></text:p>
          </draw:text-box>
        </draw:frame>
        <draw:frame draw:style-name="gr5" draw:text-style-name="P6" draw:layer="layout" svg:width="0.408cm" svg:height="0.276cm" svg:x="15.942cm" svg:y="5.716cm">
          <draw:text-box>
            <text:p text:style-name="P1"><text:span text:style-name="T8">104</text:span></text:p>
          </draw:text-box>
        </draw:frame>
        <draw:frame draw:style-name="gr1" draw:text-style-name="P2" draw:layer="layout" svg:width="1.869cm" svg:height="0.475cm" svg:x="16.354cm" svg:y="5.697cm">
          <draw:text-box>
            <text:p text:style-name="P1"><text:span text:style-name="T3"><text:s/></text:span><text:span text:style-name="T3">The new </text:span></text:p>
          </draw:text-box>
        </draw:frame>
        <draw:frame draw:style-name="gr1" draw:text-style-name="P2" draw:layer="layout" svg:width="16.347cm" svg:height="0.475cm" svg:x="2.2cm" svg:y="6.262cm">
          <draw:text-box>
            <text:p text:style-name="P1"><text:span text:style-name="T3">compensation scheme would be introduced in April 2005 and would replace provisions </text:span></text:p>
          </draw:text-box>
        </draw:frame>
        <draw:frame draw:style-name="gr1" draw:text-style-name="P2" draw:layer="layout" svg:width="14.12cm" svg:height="0.475cm" svg:x="2.2cm" svg:y="6.826cm">
          <draw:text-box>
            <text:p text:style-name="P1"><text:span text:style-name="T3">under the War Pensions Scheme and attributable benefits under AFPS 75. </text:span></text:p>
          </draw:text-box>
        </draw:frame>
        <draw:frame draw:style-name="gr1" draw:text-style-name="P2" draw:layer="layout" svg:width="15.424cm" svg:height="0.475cm" svg:x="2.2cm" svg:y="7.741cm">
          <draw:text-box>
            <text:p text:style-name="P1"><text:span text:style-name="T6">148. </text:span><text:span text:style-name="T3"><text:s/>Mr Ivor Caplin, the Parliamentary Under Secretary of State for Defence, told </text:span></text:p>
          </draw:text-box>
        </draw:frame>
        <draw:frame draw:style-name="gr1" draw:text-style-name="P2" draw:layer="layout" svg:width="15.97cm" svg:height="0.475cm" svg:x="2.2cm" svg:y="8.305cm">
          <draw:text-box>
            <text:p text:style-name="P1"><text:span text:style-name="T3">Parliament that the new compensation scheme would have “more focus on the more </text:span></text:p>
          </draw:text-box>
        </draw:frame>
        <draw:frame draw:style-name="gr1" draw:text-style-name="P2" draw:layer="layout" svg:width="15.932cm" svg:height="0.475cm" svg:x="2.2cm" svg:y="8.87cm">
          <draw:text-box>
            <text:p text:style-name="P1"><text:span text:style-name="T3">severely disabled” and would provide a lump-sum payment for “pain and suffering” – </text:span></text:p>
          </draw:text-box>
        </draw:frame>
        <draw:frame draw:style-name="gr1" draw:text-style-name="P2" draw:layer="layout" svg:width="12.177cm" svg:height="0.475cm" svg:x="2.2cm" svg:y="9.434cm">
          <draw:text-box>
            <text:p text:style-name="P1"><text:span text:style-name="T3">a benefit that was not available under the current arrangements. </text:span></text:p>
          </draw:text-box>
        </draw:frame>
        <draw:frame draw:style-name="gr1" draw:text-style-name="P2" draw:layer="layout" svg:width="15.534cm" svg:height="0.475cm" svg:x="2.2cm" svg:y="10.348cm">
          <draw:text-box>
            <text:p text:style-name="P1"><text:span text:style-name="T6">149. </text:span><text:span text:style-name="T3"><text:s/>The new compensation scheme – the Armed Forces Compensation Scheme </text:span></text:p>
          </draw:text-box>
        </draw:frame>
        <draw:frame draw:style-name="gr1" draw:text-style-name="P2" draw:layer="layout" svg:width="7.817cm" svg:height="0.475cm" svg:x="2.2cm" svg:y="10.913cm">
          <draw:text-box>
            <text:p text:style-name="P1"><text:span text:style-name="T3">(AFCS) – was introduced on 6 April 2005.</text:span></text:p>
          </draw:text-box>
        </draw:frame>
        <draw:frame draw:style-name="gr5" draw:text-style-name="P6" draw:layer="layout" svg:width="0.408cm" svg:height="0.276cm" svg:x="9.989cm" svg:y="10.932cm">
          <draw:text-box>
            <text:p text:style-name="P1"><text:span text:style-name="T8">105</text:span></text:p>
          </draw:text-box>
        </draw:frame>
        <draw:frame draw:style-name="gr1" draw:text-style-name="P2" draw:layer="layout" svg:width="2.314cm" svg:height="0.475cm" svg:x="10.4cm" svg:y="10.913cm">
          <draw:text-box>
            <text:p text:style-name="P1"><text:span text:style-name="T3"><text:s/></text:span><text:span text:style-name="T3">The AFCS: </text:span></text:p>
          </draw:text-box>
        </draw:frame>
        <draw:frame draw:style-name="gr3" draw:text-style-name="P4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02cm" svg:height="0.475cm" svg:x="3.7cm" svg:y="11.827cm">
          <draw:text-box>
            <text:p text:style-name="P1"><text:span text:style-name="T3">Provided compensation for any injury, illness or death which was caused by </text:span></text:p>
          </draw:text-box>
        </draw:frame>
        <draw:frame draw:style-name="gr1" draw:text-style-name="P2" draw:layer="layout" svg:width="14.556cm" svg:height="0.475cm" svg:x="3.7cm" svg:y="12.392cm">
          <draw:text-box>
            <text:p text:style-name="P1"><text:span text:style-name="T3">service on or after 6 April 2005. That included injury or illness which occurred </text:span></text:p>
          </draw:text-box>
        </draw:frame>
        <draw:frame draw:style-name="gr1" draw:text-style-name="P2" draw:layer="layout" svg:width="13.621cm" svg:height="0.475cm" svg:x="3.7cm" svg:y="12.956cm">
          <draw:text-box>
            <text:p text:style-name="P1"><text:span text:style-name="T3">while participating in a “service related activity”, such as organised sport.</text:span></text:p>
          </draw:text-box>
        </draw:frame>
        <draw:frame draw:style-name="gr3" draw:text-style-name="P4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16cm" svg:height="0.475cm" svg:x="3.7cm" svg:y="13.621cm">
          <draw:text-box>
            <text:p text:style-name="P1"><text:span text:style-name="T3">Covered all current and former members of the Armed Forces, including </text:span></text:p>
          </draw:text-box>
        </draw:frame>
        <draw:frame draw:style-name="gr1" draw:text-style-name="P2" draw:layer="layout" svg:width="13.964cm" svg:height="0.475cm" svg:x="3.7cm" svg:y="14.185cm">
          <draw:text-box>
            <text:p text:style-name="P1"><text:span text:style-name="T3">Reservists. For the first time, serving members of the Armed Forces could </text:span></text:p>
          </draw:text-box>
        </draw:frame>
        <draw:frame draw:style-name="gr1" draw:text-style-name="P2" draw:layer="layout" svg:width="2.593cm" svg:height="0.475cm" svg:x="3.7cm" svg:y="14.75cm">
          <draw:text-box>
            <text:p text:style-name="P1"><text:span text:style-name="T3">make claims. </text:span></text:p>
          </draw:text-box>
        </draw:frame>
        <draw:frame draw:style-name="gr3" draw:text-style-name="P4" draw:layer="layout" svg:width="0.634cm" svg:height="0.712cm" svg:x="2.95cm" svg:y="15.2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6cm" svg:height="0.475cm" svg:x="3.7cm" svg:y="15.414cm">
          <draw:text-box>
            <text:p text:style-name="P1"><text:span text:style-name="T3">In the event of service-related death, paid benefits to eligible partners and </text:span></text:p>
          </draw:text-box>
        </draw:frame>
        <draw:frame draw:style-name="gr1" draw:text-style-name="P2" draw:layer="layout" svg:width="14.306cm" svg:height="0.475cm" svg:x="3.7cm" svg:y="15.978cm">
          <draw:text-box>
            <text:p text:style-name="P1"><text:span text:style-name="T3">children. An eligible partner was described as “someone with whom you are </text:span></text:p>
          </draw:text-box>
        </draw:frame>
        <draw:frame draw:style-name="gr1" draw:text-style-name="P2" draw:layer="layout" svg:width="13.731cm" svg:height="0.475cm" svg:x="3.7cm" svg:y="16.543cm">
          <draw:text-box>
            <text:p text:style-name="P1"><text:span text:style-name="T3">cohabiting in an exclusive and substantial relationship, with financial and </text:span></text:p>
          </draw:text-box>
        </draw:frame>
        <draw:frame draw:style-name="gr1" draw:text-style-name="P2" draw:layer="layout" svg:width="3.736cm" svg:height="0.475cm" svg:x="3.7cm" svg:y="17.107cm">
          <draw:text-box>
            <text:p text:style-name="P1"><text:span text:style-name="T3">wider dependence”.</text:span></text:p>
          </draw:text-box>
        </draw:frame>
        <draw:frame draw:style-name="gr3" draw:text-style-name="P4" draw:layer="layout" svg:width="0.634cm" svg:height="0.712cm" svg:x="2.95cm" svg:y="17.6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9cm" svg:height="0.475cm" svg:x="3.7cm" svg:y="17.772cm">
          <draw:text-box>
            <text:p text:style-name="P1"><text:span text:style-name="T3">Provided lump sum payments and, for the most severe injuries and illnesses, </text:span></text:p>
          </draw:text-box>
        </draw:frame>
        <draw:frame draw:style-name="gr1" draw:text-style-name="P2" draw:layer="layout" svg:width="14.027cm" svg:height="0.475cm" svg:x="3.7cm" svg:y="18.336cm">
          <draw:text-box>
            <text:p text:style-name="P1"><text:span text:style-name="T3">Guaranteed Income Payments (GIPs) to provide a regular income stream. </text:span></text:p>
          </draw:text-box>
        </draw:frame>
        <draw:frame draw:style-name="gr1" draw:text-style-name="P2" draw:layer="layout" svg:width="14.776cm" svg:height="0.475cm" svg:x="3.7cm" svg:y="18.901cm">
          <draw:text-box>
            <text:p text:style-name="P1"><text:span text:style-name="T3">Those payments were made according to a comprehensive tariff reflecting, for </text:span></text:p>
          </draw:text-box>
        </draw:frame>
        <draw:frame draw:style-name="gr1" draw:text-style-name="P2" draw:layer="layout" svg:width="15.157cm" svg:height="0.475cm" svg:x="3.7cm" svg:y="19.465cm">
          <draw:text-box>
            <text:p text:style-name="P1"><text:span text:style-name="T3">lump-sum payments, the severity of the injury or illness and, for GIPs, estimated </text:span></text:p>
          </draw:text-box>
        </draw:frame>
        <draw:frame draw:style-name="gr1" draw:text-style-name="P2" draw:layer="layout" svg:width="14.4cm" svg:height="0.475cm" svg:x="3.7cm" svg:y="20.03cm">
          <draw:text-box>
            <text:p text:style-name="P1"><text:span text:style-name="T3">loss of future earnings. The most severe injuries and illnesses qualified for a </text:span></text:p>
          </draw:text-box>
        </draw:frame>
        <draw:frame draw:style-name="gr1" draw:text-style-name="P2" draw:layer="layout" svg:width="6.098cm" svg:height="0.475cm" svg:x="3.7cm" svg:y="20.594cm">
          <draw:text-box>
            <text:p text:style-name="P1"><text:span text:style-name="T3">lump-sum payment of £285,000.</text:span></text:p>
          </draw:text-box>
        </draw:frame>
        <draw:frame draw:style-name="gr3" draw:text-style-name="P4" draw:layer="layout" svg:width="0.634cm" svg:height="0.712cm" svg:x="2.95cm" svg:y="21.1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21.258cm">
          <draw:text-box>
            <text:p text:style-name="P1"><text:span text:style-name="T3">Used the balance of probabilities standard of proof, in line with similar schemes </text:span></text:p>
          </draw:text-box>
        </draw:frame>
        <draw:frame draw:style-name="gr1" draw:text-style-name="P2" draw:layer="layout" svg:width="2.754cm" svg:height="0.475cm" svg:x="3.7cm" svg:y="21.823cm">
          <draw:text-box>
            <text:p text:style-name="P1"><text:span text:style-name="T3">for civil claims.</text:span></text:p>
          </draw:text-box>
        </draw:frame>
        <draw:frame draw:style-name="gr5" draw:text-style-name="P6" draw:layer="layout" svg:width="0.408cm" svg:height="0.276cm" svg:x="6.452cm" svg:y="21.842cm">
          <draw:text-box>
            <text:p text:style-name="P1"><text:span text:style-name="T8">106</text:span></text:p>
          </draw:text-box>
        </draw:frame>
        <draw:frame draw:style-name="gr1" draw:text-style-name="P2" draw:layer="layout" svg:width="16.211cm" svg:height="0.475cm" svg:x="2.2cm" svg:y="22.737cm">
          <draw:text-box>
            <text:p text:style-name="P1"><text:span text:style-name="T6">150. </text:span><text:span text:style-name="T3"><text:s/>Public concern over the level of compensation paid to injured Service Personnel </text:span></text:p>
          </draw:text-box>
        </draw:frame>
        <draw:frame draw:style-name="gr1" draw:text-style-name="P2" draw:layer="layout" svg:width="16.453cm" svg:height="0.475cm" svg:x="2.2cm" svg:y="23.302cm">
          <draw:text-box>
            <text:p text:style-name="P1"><text:span text:style-name="T3">grew in autumn 2007, following press coverage of the compensation awarded to Lance </text:span></text:p>
          </draw:text-box>
        </draw:frame>
        <draw:frame draw:style-name="gr1" draw:text-style-name="P2" draw:layer="layout" svg:width="5.196cm" svg:height="0.475cm" svg:x="2.2cm" svg:y="23.866cm">
          <draw:text-box>
            <text:p text:style-name="P1"><text:span text:style-name="T3">Bombardier Ben Parkinson.</text:span></text:p>
          </draw:text-box>
        </draw:frame>
        <draw:frame draw:style-name="gr5" draw:text-style-name="P6" draw:layer="layout" svg:width="0.408cm" svg:height="0.276cm" svg:x="7.377cm" svg:y="23.885cm">
          <draw:text-box>
            <text:p text:style-name="P1"><text:span text:style-name="T8">107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129cm" svg:height="0.475cm" svg:x="7.789cm" svg:y="23.866cm">
          <draw:text-box>
            <text:p text:style-name="P1"><text:span text:style-name="T3"><text:s/></text:span><text:span text:style-name="T3">Lance Bombardier Parkinson was severely injured in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04 </text:span></text:p>
          </draw:text-box>
        </draw:frame>
        <draw:frame draw:style-name="gr4" draw:text-style-name="P5" draw:layer="layout" svg:width="11.268cm" svg:height="0.395cm" svg:x="2.646cm" svg:y="25.511cm">
          <draw:text-box>
            <text:p text:style-name="P1"><text:span text:style-name="T10">House of Commons, </text:span><text:span text:style-name="T11">Official Report</text:span><text:span text:style-name="T10">, 15 September 2003, column 40WS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5 </text:span></text:p>
          </draw:text-box>
        </draw:frame>
        <draw:frame draw:style-name="gr4" draw:text-style-name="P5" draw:layer="layout" svg:width="8.405cm" svg:height="0.395cm" svg:x="2.635cm" svg:y="25.934cm">
          <draw:text-box>
            <text:p text:style-name="P1"><text:span text:style-name="T10">Armed Forces (Pension and Compensation) Act 2004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6 </text:span></text:p>
          </draw:text-box>
        </draw:frame>
        <draw:frame draw:style-name="gr4" draw:text-style-name="P5" draw:layer="layout" svg:width="15.204cm" svg:height="0.395cm" svg:x="2.646cm" svg:y="26.357cm">
          <draw:text-box>
            <text:p text:style-name="P1"><text:span text:style-name="T10">Ministry of Defence, </text:span><text:span text:style-name="T11">Guidance: Armed Forces Compensation: What You Need to Know</text:span><text:span text:style-name="T10">, [undated]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7 </text:span></text:p>
          </draw:text-box>
        </draw:frame>
        <draw:frame draw:style-name="gr4" draw:text-style-name="P5" draw:layer="layout" svg:width="16.008cm" svg:height="0.395cm" svg:x="2.646cm" svg:y="26.781cm">
          <draw:text-box>
            <text:p text:style-name="P1"><text:span text:style-name="T10">Ministry of Defence, </text:span><text:span text:style-name="T11">Military Covenant: the Support Available to Current and Former Servicemen</text:span><text:span text:style-name="T10">, 2008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322cm" svg:height="0.475cm" svg:x="2.2cm" svg:y="2.525cm">
          <draw:text-box>
            <text:p text:style-name="P1"><text:span text:style-name="T3">Afghanistan, losing both his legs and suffering a brain injury and multiple other serious </text:span></text:p>
          </draw:text-box>
        </draw:frame>
        <draw:frame draw:style-name="gr1" draw:text-style-name="P2" draw:layer="layout" svg:width="1.463cm" svg:height="0.475cm" svg:x="2.2cm" svg:y="3.09cm">
          <draw:text-box>
            <text:p text:style-name="P1"><text:span text:style-name="T3">injuries.</text:span></text:p>
          </draw:text-box>
        </draw:frame>
        <draw:frame draw:style-name="gr5" draw:text-style-name="P6" draw:layer="layout" svg:width="0.408cm" svg:height="0.276cm" svg:x="3.659cm" svg:y="3.108cm">
          <draw:text-box>
            <text:p text:style-name="P1"><text:span text:style-name="T8">108</text:span></text:p>
          </draw:text-box>
        </draw:frame>
        <draw:frame draw:style-name="gr1" draw:text-style-name="P2" draw:layer="layout" svg:width="13.96cm" svg:height="0.475cm" svg:x="4.071cm" svg:y="3.09cm">
          <draw:text-box>
            <text:p text:style-name="P1"><text:span text:style-name="T3"><text:s/></text:span><text:span text:style-name="T3">The </text:span><text:span text:style-name="T16">BBC</text:span><text:span text:style-name="T3"> reported that he had been awarded £152,150 in compensation. </text:span></text:p>
          </draw:text-box>
        </draw:frame>
        <draw:frame draw:style-name="gr1" draw:text-style-name="P2" draw:layer="layout" svg:width="15.767cm" svg:height="0.475cm" svg:x="2.2cm" svg:y="4.004cm">
          <draw:text-box>
            <text:p text:style-name="P1"><text:span text:style-name="T6">151. </text:span><text:span text:style-name="T3"><text:s/>In February 2008, the MOD amended the AFCS to take account of individuals </text:span></text:p>
          </draw:text-box>
        </draw:frame>
        <draw:frame draw:style-name="gr1" draw:text-style-name="P2" draw:layer="layout" svg:width="15.78cm" svg:height="0.475cm" svg:x="2.2cm" svg:y="4.568cm">
          <draw:text-box>
            <text:p text:style-name="P1"><text:span text:style-name="T3">who had suffered more than one injury in a single incident and to increase the lump-</text:span></text:p>
          </draw:text-box>
        </draw:frame>
        <draw:frame draw:style-name="gr1" draw:text-style-name="P2" draw:layer="layout" svg:width="15.61cm" svg:height="0.475cm" svg:x="2.2cm" svg:y="5.133cm">
          <draw:text-box>
            <text:p text:style-name="P1"><text:span text:style-name="T3">sum payments to those with the most serious multiple injuries (within the £285,000 </text:span></text:p>
          </draw:text-box>
        </draw:frame>
        <draw:frame draw:style-name="gr1" draw:text-style-name="P2" draw:layer="layout" svg:width="2.093cm" svg:height="0.475cm" svg:x="2.2cm" svg:y="5.697cm">
          <draw:text-box>
            <text:p text:style-name="P1"><text:span text:style-name="T3">maximum).</text:span></text:p>
          </draw:text-box>
        </draw:frame>
        <draw:frame draw:style-name="gr5" draw:text-style-name="P6" draw:layer="layout" svg:width="0.408cm" svg:height="0.276cm" svg:x="4.293cm" svg:y="5.716cm">
          <draw:text-box>
            <text:p text:style-name="P1"><text:span text:style-name="T8">109</text:span></text:p>
          </draw:text-box>
        </draw:frame>
        <draw:frame draw:style-name="gr1" draw:text-style-name="P2" draw:layer="layout" svg:width="13.092cm" svg:height="0.475cm" svg:x="4.705cm" svg:y="5.697cm">
          <draw:text-box>
            <text:p text:style-name="P1"><text:span text:style-name="T3"><text:s/></text:span><text:span text:style-name="T3">The MOD stated that, when the AFCS was developed, the MOD had </text:span></text:p>
          </draw:text-box>
        </draw:frame>
        <draw:frame draw:style-name="gr1" draw:text-style-name="P2" draw:layer="layout" svg:width="16.216cm" svg:height="0.475cm" svg:x="2.2cm" svg:y="6.262cm">
          <draw:text-box>
            <text:p text:style-name="P1"><text:span text:style-name="T3">not envisaged the “severe, multiple injury cases of the type that are now unfortunately </text:span></text:p>
          </draw:text-box>
        </draw:frame>
        <draw:frame draw:style-name="gr1" draw:text-style-name="P2" draw:layer="layout" svg:width="13.752cm" svg:height="0.475cm" svg:x="2.2cm" svg:y="6.826cm">
          <draw:text-box>
            <text:p text:style-name="P1"><text:span text:style-name="T3">occurring”. The changes enabled the AFCS to respond to that challenge. </text:span></text:p>
          </draw:text-box>
        </draw:frame>
        <draw:frame draw:style-name="gr1" draw:text-style-name="P2" draw:layer="layout" svg:width="15.665cm" svg:height="0.475cm" svg:x="2.2cm" svg:y="7.741cm">
          <draw:text-box>
            <text:p text:style-name="P1"><text:span text:style-name="T6">152. </text:span><text:span text:style-name="T3"><text:s/>In July 2008, within the Service Personnel Command Paper, the Government </text:span></text:p>
          </draw:text-box>
        </draw:frame>
        <draw:frame draw:style-name="gr1" draw:text-style-name="P2" draw:layer="layout" svg:width="14.836cm" svg:height="0.475cm" svg:x="2.2cm" svg:y="8.305cm">
          <draw:text-box>
            <text:p text:style-name="P1"><text:span text:style-name="T3">doubled the lump-sum payment for the most serious injuries, from £285,000 to </text:span></text:p>
          </draw:text-box>
        </draw:frame>
        <draw:frame draw:style-name="gr1" draw:text-style-name="P2" draw:layer="layout" svg:width="1.899cm" svg:height="0.475cm" svg:x="2.2cm" svg:y="8.87cm">
          <draw:text-box>
            <text:p text:style-name="P1"><text:span text:style-name="T3">£570,000.</text:span></text:p>
          </draw:text-box>
        </draw:frame>
        <draw:frame draw:style-name="gr5" draw:text-style-name="P6" draw:layer="layout" svg:width="0.391cm" svg:height="0.276cm" svg:x="4.083cm" svg:y="8.888cm">
          <draw:text-box>
            <text:p text:style-name="P1"><text:span text:style-name="T8">110</text:span></text:p>
          </draw:text-box>
        </draw:frame>
        <draw:frame draw:style-name="gr1" draw:text-style-name="P2" draw:layer="layout" svg:width="13.27cm" svg:height="0.475cm" svg:x="4.477cm" svg:y="8.87cm">
          <draw:text-box>
            <text:p text:style-name="P1"><text:span text:style-name="T3"><text:s/></text:span><text:span text:style-name="T3">All payments were increased by at least 10 percent. The Government </text:span></text:p>
          </draw:text-box>
        </draw:frame>
        <draw:frame draw:style-name="gr1" draw:text-style-name="P2" draw:layer="layout" svg:width="16.228cm" svg:height="0.475cm" svg:x="2.2cm" svg:y="9.434cm">
          <draw:text-box>
            <text:p text:style-name="P1"><text:span text:style-name="T3">committed to apply those increases retrospectively to all those who had already made </text:span></text:p>
          </draw:text-box>
        </draw:frame>
        <draw:frame draw:style-name="gr1" draw:text-style-name="P2" draw:layer="layout" svg:width="9.756cm" svg:height="0.475cm" svg:x="2.2cm" svg:y="9.998cm">
          <draw:text-box>
            <text:p text:style-name="P1"><text:span text:style-name="T3">claims under the AFCS. GIPs remained unchanged.</text:span></text:p>
          </draw:text-box>
        </draw:frame>
        <draw:frame draw:style-name="gr1" draw:text-style-name="P2" draw:layer="layout" svg:width="15.436cm" svg:height="0.475cm" svg:x="2.2cm" svg:y="10.913cm">
          <draw:text-box>
            <text:p text:style-name="P1"><text:span text:style-name="T6">153. </text:span><text:span text:style-name="T3"><text:s/>Mr Ainsworth told the Inquiry that when he pressed for that increase, he had </text:span></text:p>
          </draw:text-box>
        </draw:frame>
        <draw:frame draw:style-name="gr1" draw:text-style-name="P2" draw:layer="layout" svg:width="11.834cm" svg:height="0.475cm" svg:x="2.2cm" svg:y="11.477cm">
          <draw:text-box>
            <text:p text:style-name="P1"><text:span text:style-name="T3">experienced “some resistance” from some officials in the MOD:</text:span></text:p>
          </draw:text-box>
        </draw:frame>
        <draw:frame draw:style-name="gr1" draw:text-style-name="P2" draw:layer="layout" svg:width="15.441cm" svg:height="0.475cm" svg:x="2.95cm" svg:y="12.392cm">
          <draw:text-box>
            <text:p text:style-name="P1"><text:span text:style-name="T3">“… </text:span><text:span text:style-name="T3">I can remember a particular official amusing me no end when he told me, ‘You </text:span></text:p>
          </draw:text-box>
        </draw:frame>
        <draw:frame draw:style-name="gr1" draw:text-style-name="P2" draw:layer="layout" svg:width="16.055cm" svg:height="0.475cm" svg:x="2.95cm" svg:y="12.956cm">
          <draw:text-box>
            <text:p text:style-name="P1"><text:span text:style-name="T3">cannot, Minister, double the upfront compensation payment’ … I think he had worked </text:span></text:p>
          </draw:text-box>
        </draw:frame>
        <draw:frame draw:style-name="gr1" draw:text-style-name="P2" draw:layer="layout" svg:width="14.941cm" svg:height="0.475cm" svg:x="2.95cm" svg:y="13.521cm">
          <draw:text-box>
            <text:p text:style-name="P1"><text:span text:style-name="T3">on the scheme for quite some time and was pretty dedicated to it, and he knew </text:span></text:p>
          </draw:text-box>
        </draw:frame>
        <draw:frame draw:style-name="gr1" draw:text-style-name="P2" draw:layer="layout" svg:width="15.615cm" svg:height="0.475cm" svg:x="2.95cm" svg:y="14.085cm">
          <draw:text-box>
            <text:p text:style-name="P1"><text:span text:style-name="T3">some of the other consequences of doubling the upfront payment, [that] potentially </text:span></text:p>
          </draw:text-box>
        </draw:frame>
        <draw:frame draw:style-name="gr1" draw:text-style-name="P2" draw:layer="layout" svg:width="15.335cm" svg:height="0.475cm" svg:x="2.95cm" svg:y="14.65cm">
          <draw:text-box>
            <text:p text:style-name="P1"><text:span text:style-name="T3">it would cause disparities with other people, but my attitude was ‘So what? I can’t </text:span></text:p>
          </draw:text-box>
        </draw:frame>
        <draw:frame draw:style-name="gr1" draw:text-style-name="P2" draw:layer="layout" svg:width="15.454cm" svg:height="0.475cm" svg:x="2.95cm" svg:y="15.214cm">
          <draw:text-box>
            <text:p text:style-name="P1"><text:span text:style-name="T3">defend the level of upfront payment as it exists today and you do not have to, and </text:span></text:p>
          </draw:text-box>
        </draw:frame>
        <draw:frame draw:style-name="gr1" draw:text-style-name="P2" draw:layer="layout" svg:width="11.754cm" svg:height="0.475cm" svg:x="2.95cm" svg:y="15.778cm">
          <draw:text-box>
            <text:p text:style-name="P1"><text:span text:style-name="T3">you are not injured and we are going to double it’, and we did.”</text:span></text:p>
          </draw:text-box>
        </draw:frame>
        <draw:frame draw:style-name="gr5" draw:text-style-name="P6" draw:layer="layout" svg:width="0.375cm" svg:height="0.276cm" svg:x="14.646cm" svg:y="15.797cm">
          <draw:text-box>
            <text:p text:style-name="P1"><text:span text:style-name="T8">111</text:span></text:p>
          </draw:text-box>
        </draw:frame>
        <draw:frame draw:style-name="gr1" draw:text-style-name="P2" draw:layer="layout" svg:width="15.961cm" svg:height="0.475cm" svg:x="2.2cm" svg:y="16.693cm">
          <draw:text-box>
            <text:p text:style-name="P1"><text:span text:style-name="T6">154. </text:span><text:span text:style-name="T3"><text:s/>Further increases in lump-sum payments (though not to the maximum amount) </text:span></text:p>
          </draw:text-box>
        </draw:frame>
        <draw:frame draw:style-name="gr1" draw:text-style-name="P2" draw:layer="layout" svg:width="16.508cm" svg:height="0.475cm" svg:x="2.2cm" svg:y="17.257cm">
          <draw:text-box>
            <text:p text:style-name="P1"><text:span text:style-name="T3">and to GIPs, and changes to the operation of the AFCS, were made in 2010 following a </text:span></text:p>
          </draw:text-box>
        </draw:frame>
        <draw:frame draw:style-name="gr1" draw:text-style-name="P2" draw:layer="layout" svg:width="3.753cm" svg:height="0.475cm" svg:x="2.2cm" svg:y="17.822cm">
          <draw:text-box>
            <text:p text:style-name="P1"><text:span text:style-name="T3">review of the AFCS.</text:span></text:p>
          </draw:text-box>
        </draw:frame>
        <draw:frame draw:style-name="gr5" draw:text-style-name="P6" draw:layer="layout" svg:width="0.391cm" svg:height="0.276cm" svg:x="5.941cm" svg:y="17.841cm">
          <draw:text-box>
            <text:p text:style-name="P1"><text:span text:style-name="T8">112</text:span></text:p>
          </draw:text-box>
        </draw:frame>
        <draw:frame draw:style-name="gr1" draw:text-style-name="P2" draw:layer="layout" svg:width="0.422cm" svg:height="0.475cm" svg:x="6.334cm" svg:y="17.8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5.535cm" svg:height="0.628cm" svg:x="2.2cm" svg:y="18.85cm">
          <draw:text-box>
            <text:p text:style-name="P1"><text:span text:style-name="T2">Support for veterans</text:span></text:p>
          </draw:text-box>
        </draw:frame>
        <draw:frame draw:style-name="gr1" draw:text-style-name="P2" draw:layer="layout" svg:width="15.987cm" svg:height="0.475cm" svg:x="2.2cm" svg:y="19.742cm">
          <draw:text-box>
            <text:p text:style-name="P1"><text:span text:style-name="T6">155. </text:span><text:span text:style-name="T3"><text:s/>In March 2001, the Government launched the Veterans Initiative to identify and </text:span></text:p>
          </draw:text-box>
        </draw:frame>
        <draw:frame draw:style-name="gr1" draw:text-style-name="P2" draw:layer="layout" svg:width="15.403cm" svg:height="0.475cm" svg:x="2.2cm" svg:y="20.306cm">
          <draw:text-box>
            <text:p text:style-name="P1"><text:span text:style-name="T3">address the needs of veterans, in close partnership with ex-Service organisations.</text:span></text:p>
          </draw:text-box>
        </draw:frame>
        <draw:frame draw:style-name="gr5" draw:text-style-name="P6" draw:layer="layout" svg:width="0.391cm" svg:height="0.276cm" svg:x="17.542cm" svg:y="20.325cm">
          <draw:text-box>
            <text:p text:style-name="P1"><text:span text:style-name="T8">113</text:span></text:p>
          </draw:text-box>
        </draw:frame>
        <draw:frame draw:style-name="gr1" draw:text-style-name="P2" draw:layer="layout" svg:width="0.422cm" svg:height="0.475cm" svg:x="17.936cm" svg:y="20.3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7cm" svg:height="0.475cm" svg:x="2.2cm" svg:y="20.871cm">
          <draw:text-box>
            <text:p text:style-name="P1"><text:span text:style-name="T3">It also announced the appointment of Dr Moonie as the first Minister for Veterans’ Affairs. </text:span></text:p>
          </draw:text-box>
        </draw:frame>
        <draw:frame draw:style-name="gr1" draw:text-style-name="P2" draw:layer="layout" svg:width="6.365cm" svg:height="0.475cm" svg:x="2.2cm" svg:y="21.435cm">
          <draw:text-box>
            <text:p text:style-name="P1"><text:span text:style-name="T3">The Initiative’s priorities included: </text:span></text:p>
          </draw:text-box>
        </draw:frame>
        <draw:frame draw:style-name="gr3" draw:text-style-name="P4" draw:layer="layout" svg:width="0.634cm" svg:height="0.712cm" svg:x="2.95cm" svg:y="22.193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3.168cm" svg:height="0.475cm" svg:x="3.7cm" svg:y="22.35cm">
          <draw:text-box>
            <text:p text:style-name="P1"><text:span text:style-name="T3">co-ordinating the Government’s response to issues affecting veterans;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08 </text:span></text:p>
          </draw:text-box>
        </draw:frame>
        <draw:frame draw:style-name="gr4" draw:text-style-name="P5" draw:layer="layout" svg:width="8.985cm" svg:height="0.395cm" svg:x="2.646cm" svg:y="24.241cm">
          <draw:text-box>
            <text:p text:style-name="P1"><text:span text:style-name="T11">BBC</text:span><text:span text:style-name="T10">, 28 August 2007, </text:span><text:span text:style-name="T11">Maimed soldier ‘let down’ by Army.</text:span><text:span text:style-name="T10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09 </text:span></text:p>
          </draw:text-box>
        </draw:frame>
        <draw:frame draw:style-name="gr4" draw:text-style-name="P5" draw:layer="layout" svg:width="16.008cm" svg:height="0.395cm" svg:x="2.646cm" svg:y="24.664cm">
          <draw:text-box>
            <text:p text:style-name="P1"><text:span text:style-name="T10">Ministry of Defence, </text:span><text:span text:style-name="T11">Military Covenant: the Support Available to Current and Former Servicemen</text:span><text:span text:style-name="T10">, 2008.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110 </text:span></text:p>
          </draw:text-box>
        </draw:frame>
        <draw:frame draw:style-name="gr4" draw:text-style-name="P5" draw:layer="layout" svg:width="14.882cm" svg:height="0.395cm" svg:x="2.631cm" svg:y="25.087cm">
          <draw:text-box>
            <text:p text:style-name="P1"><text:span text:style-name="T11">The Nation’s Commitment: Cross-Government Support to our Armed Forces, their Families and </text:span></text:p>
          </draw:text-box>
        </draw:frame>
        <draw:frame draw:style-name="gr4" draw:text-style-name="P5" draw:layer="layout" svg:width="4.9cm" svg:height="0.395cm" svg:x="2.2cm" svg:y="25.511cm">
          <draw:text-box>
            <text:p text:style-name="P1"><text:span text:style-name="T11">Veterans</text:span><text:span text:style-name="T10">, July 2008, Cm 7424. </text:span></text:p>
          </draw:text-box>
        </draw:frame>
        <draw:frame draw:style-name="gr7" draw:text-style-name="P8" draw:layer="layout" svg:width="0.37cm" svg:height="0.23cm" svg:x="2.2cm" svg:y="25.95cm">
          <draw:text-box>
            <text:p text:style-name="P1"><text:span text:style-name="T9">111 </text:span></text:p>
          </draw:text-box>
        </draw:frame>
        <draw:frame draw:style-name="gr4" draw:text-style-name="P5" draw:layer="layout" svg:width="6.454cm" svg:height="0.395cm" svg:x="2.615cm" svg:y="25.934cm">
          <draw:text-box>
            <text:p text:style-name="P1"><text:span text:style-name="T10">Public hearing, 6 July 2010, pages 25-26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2 </text:span></text:p>
          </draw:text-box>
        </draw:frame>
        <draw:frame draw:style-name="gr4" draw:text-style-name="P5" draw:layer="layout" svg:width="14.64cm" svg:height="0.395cm" svg:x="2.631cm" svg:y="26.357cm">
          <draw:text-box>
            <text:p text:style-name="P1"><text:span text:style-name="T10">Ministry of Defence, </text:span><text:span text:style-name="T11">The Review of the Armed Forces Compensation Scheme</text:span><text:span text:style-name="T10">, February 2010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3 </text:span></text:p>
          </draw:text-box>
        </draw:frame>
        <draw:frame draw:style-name="gr4" draw:text-style-name="P5" draw:layer="layout" svg:width="9.425cm" svg:height="0.395cm" svg:x="2.631cm" svg:y="26.781cm">
          <draw:text-box>
            <text:p text:style-name="P1"><text:span text:style-name="T10">Standard Note SN/IA/3070, 28 June 2005, ‘Veterans Policy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61cm" svg:height="0.475cm" svg:x="3.7cm" svg:y="2.525cm">
          <draw:text-box>
            <text:p text:style-name="P1"><text:span text:style-name="T3">improving communications between veterans and the Government; and </text:span></text:p>
          </draw:text-box>
        </draw:frame>
        <draw:frame draw:style-name="gr3" draw:text-style-name="P4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3.19cm">
          <draw:text-box>
            <text:p text:style-name="P1"><text:span text:style-name="T3">promoting partnership between the Government and ex-Service organisations. </text:span></text:p>
          </draw:text-box>
        </draw:frame>
        <draw:frame draw:style-name="gr1" draw:text-style-name="P2" draw:layer="layout" svg:width="16.287cm" svg:height="0.475cm" svg:x="2.2cm" svg:y="4.104cm">
          <draw:text-box>
            <text:p text:style-name="P1"><text:span text:style-name="T6">156. </text:span><text:span text:style-name="T3"><text:s/>In June 2001, the War Pensions Agency was transferred to the MOD and in April </text:span></text:p>
          </draw:text-box>
        </draw:frame>
        <draw:frame draw:style-name="gr1" draw:text-style-name="P2" draw:layer="layout" svg:width="16.08cm" svg:height="0.475cm" svg:x="2.2cm" svg:y="4.668cm">
          <draw:text-box>
            <text:p text:style-name="P1"><text:span text:style-name="T3">2002 it was re-launched as the Veterans Agency, with a remit to provide financial and </text:span></text:p>
          </draw:text-box>
        </draw:frame>
        <draw:frame draw:style-name="gr1" draw:text-style-name="P2" draw:layer="layout" svg:width="15.661cm" svg:height="0.475cm" svg:x="2.2cm" svg:y="5.233cm">
          <draw:text-box>
            <text:p text:style-name="P1"><text:span text:style-name="T3">welfare support to all former members of the Armed Forces, their widows/widowers </text:span></text:p>
          </draw:text-box>
        </draw:frame>
        <draw:frame draw:style-name="gr1" draw:text-style-name="P2" draw:layer="layout" svg:width="3.296cm" svg:height="0.475cm" svg:x="2.2cm" svg:y="5.797cm">
          <draw:text-box>
            <text:p text:style-name="P1"><text:span text:style-name="T3">and dependants. </text:span></text:p>
          </draw:text-box>
        </draw:frame>
        <draw:frame draw:style-name="gr1" draw:text-style-name="P2" draw:layer="layout" svg:width="16.453cm" svg:height="0.475cm" svg:x="2.2cm" svg:y="6.712cm">
          <draw:text-box>
            <text:p text:style-name="P1"><text:span text:style-name="T6">157. </text:span><text:span text:style-name="T3"><text:s/>The Veterans Agency published the </text:span><text:span text:style-name="T16">Strategy for Veterans</text:span><text:span text:style-name="T3"> in March 2003, to “help </text:span></text:p>
          </draw:text-box>
        </draw:frame>
        <draw:frame draw:style-name="gr1" draw:text-style-name="P2" draw:layer="layout" svg:width="13.189cm" svg:height="0.475cm" svg:x="2.2cm" svg:y="7.276cm">
          <draw:text-box>
            <text:p text:style-name="P1"><text:span text:style-name="T3">ensure” a coherent Government policy and a structured plan of action.</text:span></text:p>
          </draw:text-box>
        </draw:frame>
        <draw:frame draw:style-name="gr5" draw:text-style-name="P6" draw:layer="layout" svg:width="0.391cm" svg:height="0.276cm" svg:x="15.331cm" svg:y="7.295cm">
          <draw:text-box>
            <text:p text:style-name="P1"><text:span text:style-name="T8">114</text:span></text:p>
          </draw:text-box>
        </draw:frame>
        <draw:frame draw:style-name="gr1" draw:text-style-name="P2" draw:layer="layout" svg:width="2.674cm" svg:height="0.475cm" svg:x="15.724cm" svg:y="7.276cm">
          <draw:text-box>
            <text:p text:style-name="P1"><text:span text:style-name="T3"><text:s/></text:span><text:span text:style-name="T3">The Strategy </text:span></text:p>
          </draw:text-box>
        </draw:frame>
        <draw:frame draw:style-name="gr1" draw:text-style-name="P2" draw:layer="layout" svg:width="15.936cm" svg:height="0.475cm" svg:x="2.2cm" svg:y="7.841cm">
          <draw:text-box>
            <text:p text:style-name="P1"><text:span text:style-name="T3">stated that services for veterans were increasingly delivered on a cross-Government </text:span></text:p>
          </draw:text-box>
        </draw:frame>
        <draw:frame draw:style-name="gr1" draw:text-style-name="P2" draw:layer="layout" svg:width="15.339cm" svg:height="0.475cm" svg:x="2.2cm" svg:y="8.405cm">
          <draw:text-box>
            <text:p text:style-name="P1"><text:span text:style-name="T3">basis, or through a partnership between Government and the private or voluntary </text:span></text:p>
          </draw:text-box>
        </draw:frame>
        <draw:frame draw:style-name="gr1" draw:text-style-name="P2" draw:layer="layout" svg:width="16.449cm" svg:height="0.475cm" svg:x="2.2cm" svg:y="8.97cm">
          <draw:text-box>
            <text:p text:style-name="P1"><text:span text:style-name="T3">sectors. Partnerships between Government and the voluntary sector should not detract </text:span></text:p>
          </draw:text-box>
        </draw:frame>
        <draw:frame draw:style-name="gr1" draw:text-style-name="P2" draw:layer="layout" svg:width="14.709cm" svg:height="0.475cm" svg:x="2.2cm" svg:y="9.534cm">
          <draw:text-box>
            <text:p text:style-name="P1"><text:span text:style-name="T3">from the Government’s responsibilities or impinge on charities’ independence. </text:span></text:p>
          </draw:text-box>
        </draw:frame>
        <draw:frame draw:style-name="gr1" draw:text-style-name="P2" draw:layer="layout" svg:width="15.712cm" svg:height="0.475cm" svg:x="2.2cm" svg:y="10.448cm">
          <draw:text-box>
            <text:p text:style-name="P1"><text:span text:style-name="T6">158. </text:span><text:span text:style-name="T3"><text:s/>The Veterans Agency published the </text:span><text:span text:style-name="T16">Communications Strategy for Veterans </text:span><text:span text:style-name="T3">in </text:span></text:p>
          </draw:text-box>
        </draw:frame>
        <draw:frame draw:style-name="gr1" draw:text-style-name="P2" draw:layer="layout" svg:width="16.635cm" svg:height="0.475cm" svg:x="2.2cm" svg:y="11.013cm">
          <draw:text-box>
            <text:p text:style-name="P1"><text:span text:style-name="T3">September 2003, in response to research commissioned by the MOD that indicated that </text:span></text:p>
          </draw:text-box>
        </draw:frame>
        <draw:frame draw:style-name="gr1" draw:text-style-name="P2" draw:layer="layout" svg:width="15.945cm" svg:height="0.475cm" svg:x="2.2cm" svg:y="11.577cm">
          <draw:text-box>
            <text:p text:style-name="P1"><text:span text:style-name="T3">many veterans, members of the general public, and “statutory and charitable service </text:span></text:p>
          </draw:text-box>
        </draw:frame>
        <draw:frame draw:style-name="gr1" draw:text-style-name="P2" draw:layer="layout" svg:width="15.496cm" svg:height="0.475cm" svg:x="2.2cm" svg:y="12.142cm">
          <draw:text-box>
            <text:p text:style-name="P1"><text:span text:style-name="T3">providers” were unaware of the services, advice and support available to veterans.</text:span></text:p>
          </draw:text-box>
        </draw:frame>
        <draw:frame draw:style-name="gr5" draw:text-style-name="P6" draw:layer="layout" svg:width="0.391cm" svg:height="0.276cm" svg:x="17.636cm" svg:y="12.161cm">
          <draw:text-box>
            <text:p text:style-name="P1"><text:span text:style-name="T8">115</text:span></text:p>
          </draw:text-box>
        </draw:frame>
        <draw:frame draw:style-name="gr1" draw:text-style-name="P2" draw:layer="layout" svg:width="0.422cm" svg:height="0.475cm" svg:x="18.03cm" svg:y="12.142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7.161cm" svg:height="0.556cm" svg:x="2.2cm" svg:y="13.263cm">
          <draw:text-box>
            <text:p text:style-name="P1"><text:span text:style-name="T12">Mental healthcare for veterans</text:span></text:p>
          </draw:text-box>
        </draw:frame>
        <draw:frame draw:style-name="gr1" draw:text-style-name="P2" draw:layer="layout" svg:width="16.397cm" svg:height="0.475cm" svg:x="2.2cm" svg:y="14.091cm">
          <draw:text-box>
            <text:p text:style-name="P1"><text:span text:style-name="T6">159. </text:span><text:span text:style-name="T3"><text:s/>The Medical Assessment Programme (MAP) was established in 1993 to examine </text:span></text:p>
          </draw:text-box>
        </draw:frame>
        <draw:frame draw:style-name="gr1" draw:text-style-name="P2" draw:layer="layout" svg:width="15.42cm" svg:height="0.475cm" svg:x="2.2cm" svg:y="14.656cm">
          <draw:text-box>
            <text:p text:style-name="P1"><text:span text:style-name="T3">veterans of the 1990/1991 Gulf Conflict who were concerned that their health had </text:span></text:p>
          </draw:text-box>
        </draw:frame>
        <draw:frame draw:style-name="gr1" draw:text-style-name="P2" draw:layer="layout" svg:width="7.601cm" svg:height="0.475cm" svg:x="2.2cm" svg:y="15.22cm">
          <draw:text-box>
            <text:p text:style-name="P1"><text:span text:style-name="T3">been adversely affected by their service.</text:span></text:p>
          </draw:text-box>
        </draw:frame>
        <draw:frame draw:style-name="gr5" draw:text-style-name="P6" draw:layer="layout" svg:width="0.391cm" svg:height="0.276cm" svg:x="9.769cm" svg:y="15.239cm">
          <draw:text-box>
            <text:p text:style-name="P1"><text:span text:style-name="T8">116</text:span></text:p>
          </draw:text-box>
        </draw:frame>
        <draw:frame draw:style-name="gr1" draw:text-style-name="P2" draw:layer="layout" svg:width="7.622cm" svg:height="0.475cm" svg:x="10.163cm" svg:y="15.22cm">
          <draw:text-box>
            <text:p text:style-name="P1"><text:span text:style-name="T3"><text:s/></text:span><text:span text:style-name="T3">The majority of cases seen by the MAP </text:span></text:p>
          </draw:text-box>
        </draw:frame>
        <draw:frame draw:style-name="gr1" draw:text-style-name="P2" draw:layer="layout" svg:width="15.928cm" svg:height="0.475cm" svg:x="2.2cm" svg:y="15.785cm">
          <draw:text-box>
            <text:p text:style-name="P1"><text:span text:style-name="T3">were mental health related and the service evolved into a mental health assessment </text:span></text:p>
          </draw:text-box>
        </draw:frame>
        <draw:frame draw:style-name="gr1" draw:text-style-name="P2" draw:layer="layout" svg:width="14.34cm" svg:height="0.475cm" svg:x="2.2cm" svg:y="16.349cm">
          <draw:text-box>
            <text:p text:style-name="P1"><text:span text:style-name="T3">programme. The MAP was extended in 2003 to include Op TELIC veterans. </text:span></text:p>
          </draw:text-box>
        </draw:frame>
        <draw:frame draw:style-name="gr1" draw:text-style-name="P2" draw:layer="layout" svg:width="15.534cm" svg:height="0.475cm" svg:x="2.2cm" svg:y="17.263cm">
          <draw:text-box>
            <text:p text:style-name="P1"><text:span text:style-name="T6">160. </text:span><text:span text:style-name="T3"><text:s/>The MAP provided a thorough assessment by a physician with knowledge of </text:span></text:p>
          </draw:text-box>
        </draw:frame>
        <draw:frame draw:style-name="gr1" draw:text-style-name="P2" draw:layer="layout" svg:width="16.084cm" svg:height="0.475cm" svg:x="2.2cm" svg:y="17.828cm">
          <draw:text-box>
            <text:p text:style-name="P1"><text:span text:style-name="T3">veterans’ physical and mental health issues. The physician would provide a report for </text:span></text:p>
          </draw:text-box>
        </draw:frame>
        <draw:frame draw:style-name="gr1" draw:text-style-name="P2" draw:layer="layout" svg:width="16.372cm" svg:height="0.475cm" svg:x="2.2cm" svg:y="18.392cm">
          <draw:text-box>
            <text:p text:style-name="P1"><text:span text:style-name="T3">the referring doctor including any diagnosis made and recommendations for treatment. </text:span></text:p>
          </draw:text-box>
        </draw:frame>
        <draw:frame draw:style-name="gr1" draw:text-style-name="P2" draw:layer="layout" svg:width="15.453cm" svg:height="0.475cm" svg:x="2.2cm" svg:y="19.307cm">
          <draw:text-box>
            <text:p text:style-name="P1"><text:span text:style-name="T6">161. </text:span><text:span text:style-name="T3"><text:s/>In July 2003, King’s College London published its final report on the delivery </text:span></text:p>
          </draw:text-box>
        </draw:frame>
        <draw:frame draw:style-name="gr1" draw:text-style-name="P2" draw:layer="layout" svg:width="10.276cm" svg:height="0.475cm" svg:x="2.2cm" svg:y="19.871cm">
          <draw:text-box>
            <text:p text:style-name="P1"><text:span text:style-name="T3">of cross-departmental support and service to veterans.</text:span></text:p>
          </draw:text-box>
        </draw:frame>
        <draw:frame draw:style-name="gr5" draw:text-style-name="P6" draw:layer="layout" svg:width="0.391cm" svg:height="0.276cm" svg:x="12.436cm" svg:y="19.89cm">
          <draw:text-box>
            <text:p text:style-name="P1"><text:span text:style-name="T8">117</text:span></text:p>
          </draw:text-box>
        </draw:frame>
        <draw:frame draw:style-name="gr1" draw:text-style-name="P2" draw:layer="layout" svg:width="5.146cm" svg:height="0.475cm" svg:x="12.829cm" svg:y="19.871cm">
          <draw:text-box>
            <text:p text:style-name="P1"><text:span text:style-name="T3"><text:s/></text:span><text:span text:style-name="T3">The study (which ran from </text:span></text:p>
          </draw:text-box>
        </draw:frame>
        <draw:frame draw:style-name="gr1" draw:text-style-name="P2" draw:layer="layout" svg:width="15.001cm" svg:height="0.475cm" svg:x="2.2cm" svg:y="20.436cm">
          <draw:text-box>
            <text:p text:style-name="P1"><text:span text:style-name="T3">July 2002 to March 2003) had been commissioned by the MOD to examine key </text:span></text:p>
          </draw:text-box>
        </draw:frame>
        <draw:frame draw:style-name="gr1" draw:text-style-name="P2" draw:layer="layout" svg:width="15.682cm" svg:height="0.475cm" svg:x="2.2cm" svg:y="21cm">
          <draw:text-box>
            <text:p text:style-name="P1"><text:span text:style-name="T3">areas of need not already addressed under the Veterans Initiative and the </text:span><text:span text:style-name="T16">Strategy </text:span></text:p>
          </draw:text-box>
        </draw:frame>
        <draw:frame draw:style-name="gr1" draw:text-style-name="P2" draw:layer="layout" svg:width="2.42cm" svg:height="0.475cm" svg:x="2.2cm" svg:y="21.565cm">
          <draw:text-box>
            <text:p text:style-name="P1"><text:span text:style-name="T16">for Veterans</text:span><text:span text:style-name="T3">.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391cm" svg:height="0.276cm" svg:x="4.608cm" svg:y="21.583cm">
          <draw:text-box>
            <text:p text:style-name="P1"><text:span text:style-name="T8">118</text:span></text:p>
          </draw:text-box>
        </draw:frame>
        <draw:frame draw:style-name="gr7" draw:text-style-name="P8" draw:layer="layout" svg:width="0.387cm" svg:height="0.23cm" svg:x="2.2cm" svg:y="24.68cm">
          <draw:text-box>
            <text:p text:style-name="P1"><text:span text:style-name="T9">114 </text:span></text:p>
          </draw:text-box>
        </draw:frame>
        <draw:frame draw:style-name="gr4" draw:text-style-name="P5" draw:layer="layout" svg:width="8.342cm" svg:height="0.395cm" svg:x="2.631cm" svg:y="24.664cm">
          <draw:text-box>
            <text:p text:style-name="P1"><text:span text:style-name="T10">Veterans Agency, </text:span><text:span text:style-name="T11">Strategy for Veterans</text:span><text:span text:style-name="T10">, March 2003.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115 </text:span></text:p>
          </draw:text-box>
        </draw:frame>
        <draw:line draw:style-name="gr9" draw:text-style-name="P7" draw:layer="layout" svg:x1="2.63cm" svg:y1="25.867cm" svg:x2="10.945cm" svg:y2="25.867cm">
          <text:p/>
        </draw:line>
        <draw:frame draw:style-name="gr4" draw:text-style-name="P5" draw:layer="layout" svg:width="11.787cm" svg:height="0.395cm" svg:x="2.631cm" svg:y="25.087cm">
          <draw:text-box>
            <text:p text:style-name="P1"><text:span text:style-name="T10">Veterans Agency, </text:span><text:span text:style-name="T11">Communications Strategy for Veterans</text:span><text:span text:style-name="T10">, September 2003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6 </text:span></text:p>
          </draw:text-box>
        </draw:frame>
        <draw:frame draw:style-name="gr4" draw:text-style-name="P5" draw:layer="layout" svg:width="8.354cm" svg:height="0.395cm" svg:x="2.631cm" svg:y="25.511cm">
          <draw:text-box>
            <text:p text:style-name="P1"><text:span text:style-name="T5">Paper MOD, 29 June 2010, ‘Veterans Mental Health’.</text:span><text:span text:style-name="T10">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117 </text:span></text:p>
          </draw:text-box>
        </draw:frame>
        <draw:frame draw:style-name="gr4" draw:text-style-name="P5" draw:layer="layout" svg:width="15.759cm" svg:height="0.395cm" svg:x="2.631cm" svg:y="25.934cm">
          <draw:text-box>
            <text:p text:style-name="P1"><text:span text:style-name="T10">King’s College London, July 2003, </text:span><text:span text:style-name="T11">Improving the delivery of cross-departmental support and services </text:span></text:p>
          </draw:text-box>
        </draw:frame>
        <draw:frame draw:style-name="gr4" draw:text-style-name="P5" draw:layer="layout" svg:width="2.055cm" svg:height="0.395cm" svg:x="2.2cm" svg:y="26.357cm">
          <draw:text-box>
            <text:p text:style-name="P1"><text:span text:style-name="T11">for veterans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8 </text:span></text:p>
          </draw:text-box>
        </draw:frame>
        <draw:frame draw:style-name="gr4" draw:text-style-name="P5" draw:layer="layout" svg:width="9.425cm" svg:height="0.395cm" svg:x="2.631cm" svg:y="26.781cm">
          <draw:text-box>
            <text:p text:style-name="P1"><text:span text:style-name="T10">Standard Note SN/IA/3070, 28 June 2005, ‘Veterans Policy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8.134cm" svg:height="0.475cm" svg:x="2.2cm" svg:y="2.525cm">
          <draw:text-box>
            <text:p text:style-name="P1"><text:span text:style-name="T6">162. </text:span><text:span text:style-name="T3"><text:s/>Key findings from the study included: </text:span></text:p>
          </draw:text-box>
        </draw:frame>
        <draw:frame draw:style-name="gr3" draw:text-style-name="P4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cm" svg:height="0.475cm" svg:x="3.7cm" svg:y="3.44cm">
          <draw:text-box>
            <text:p text:style-name="P1"><text:span text:style-name="T3">There was very little published information on the experience of UK veterans.</text:span></text:p>
          </draw:text-box>
        </draw:frame>
        <draw:frame draw:style-name="gr3" draw:text-style-name="P4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4.104cm">
          <draw:text-box>
            <text:p text:style-name="P1"><text:span text:style-name="T3">For “many (indeed most)” personnel, military life was a positive experience.</text:span></text:p>
          </draw:text-box>
        </draw:frame>
        <draw:frame draw:style-name="gr3" draw:text-style-name="P4" draw:layer="layout" svg:width="0.634cm" svg:height="0.712cm" svg:x="2.95cm" svg:y="4.6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4.768cm">
          <draw:text-box>
            <text:p text:style-name="P1"><text:span text:style-name="T3">Most veterans did not develop mental health problems as a result of serving in </text:span></text:p>
          </draw:text-box>
        </draw:frame>
        <draw:frame draw:style-name="gr1" draw:text-style-name="P2" draw:layer="layout" svg:width="12.143cm" svg:height="0.475cm" svg:x="3.7cm" svg:y="5.333cm">
          <draw:text-box>
            <text:p text:style-name="P1"><text:span text:style-name="T3">the Armed Forces. The minority of veterans who did, fared badly.</text:span></text:p>
          </draw:text-box>
        </draw:frame>
        <draw:frame draw:style-name="gr3" draw:text-style-name="P4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11cm" svg:height="0.475cm" svg:x="3.7cm" svg:y="5.997cm">
          <draw:text-box>
            <text:p text:style-name="P1"><text:span text:style-name="T3">There had been a decline in “civilian-military understanding”, which adversely </text:span></text:p>
          </draw:text-box>
        </draw:frame>
        <draw:frame draw:style-name="gr1" draw:text-style-name="P2" draw:layer="layout" svg:width="13.227cm" svg:height="0.475cm" svg:x="3.7cm" svg:y="6.562cm">
          <draw:text-box>
            <text:p text:style-name="P1"><text:span text:style-name="T3">affected veterans’ dealings with Local Authorities and Social Services. </text:span></text:p>
          </draw:text-box>
        </draw:frame>
        <draw:frame draw:style-name="gr3" draw:text-style-name="P4" draw:layer="layout" svg:width="0.634cm" svg:height="0.712cm" svg:x="2.95cm" svg:y="7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7.226cm">
          <draw:text-box>
            <text:p text:style-name="P1"><text:span text:style-name="T3">Only half of veterans with mental health problems were currently seeking help. </text:span></text:p>
          </draw:text-box>
        </draw:frame>
        <draw:frame draw:style-name="gr1" draw:text-style-name="P2" draw:layer="layout" svg:width="14.819cm" svg:height="0.475cm" svg:x="3.7cm" svg:y="7.791cm">
          <draw:text-box>
            <text:p text:style-name="P1"><text:span text:style-name="T3">Of those who had sought help, many were receiving anti-depressant therapies </text:span></text:p>
          </draw:text-box>
        </draw:frame>
        <draw:frame draw:style-name="gr1" draw:text-style-name="P2" draw:layer="layout" svg:width="9.963cm" svg:height="0.475cm" svg:x="3.7cm" svg:y="8.355cm">
          <draw:text-box>
            <text:p text:style-name="P1"><text:span text:style-name="T3">but few were receiving specialist advice or treatment.</text:span></text:p>
          </draw:text-box>
        </draw:frame>
        <draw:frame draw:style-name="gr5" draw:text-style-name="P6" draw:layer="layout" svg:width="0.391cm" svg:height="0.276cm" svg:x="13.629cm" svg:y="8.374cm">
          <draw:text-box>
            <text:p text:style-name="P1"><text:span text:style-name="T8">119</text:span></text:p>
          </draw:text-box>
        </draw:frame>
        <draw:frame draw:style-name="gr1" draw:text-style-name="P2" draw:layer="layout" svg:width="0.422cm" svg:height="0.475cm" svg:x="14.023cm" svg:y="8.355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7.516cm" svg:height="0.556cm" svg:x="2.2cm" svg:y="9.476cm">
          <draw:text-box>
            <text:p text:style-name="P1"><text:span text:style-name="T12">Community mental health pilots</text:span></text:p>
          </draw:text-box>
        </draw:frame>
        <draw:frame draw:style-name="gr1" draw:text-style-name="P2" draw:layer="layout" svg:width="15.288cm" svg:height="0.475cm" svg:x="2.2cm" svg:y="10.305cm">
          <draw:text-box>
            <text:p text:style-name="P1"><text:span text:style-name="T6">163. </text:span><text:span text:style-name="T3"><text:s/>In 2005, following recommendations on mental health services for veterans </text:span></text:p>
          </draw:text-box>
        </draw:frame>
        <draw:frame draw:style-name="gr1" draw:text-style-name="P2" draw:layer="layout" svg:width="15.754cm" svg:height="0.475cm" svg:x="2.2cm" svg:y="10.869cm">
          <draw:text-box>
            <text:p text:style-name="P1"><text:span text:style-name="T3">presented by the independent Health and Social Care Advisory Service (HASCAS), </text:span></text:p>
          </draw:text-box>
        </draw:frame>
        <draw:frame draw:style-name="gr1" draw:text-style-name="P2" draw:layer="layout" svg:width="15.847cm" svg:height="0.475cm" svg:x="2.2cm" svg:y="11.433cm">
          <draw:text-box>
            <text:p text:style-name="P1"><text:span text:style-name="T3">the MOD, in collaboration with the DoH and the Devolved Administrations, launched </text:span></text:p>
          </draw:text-box>
        </draw:frame>
        <draw:frame draw:style-name="gr1" draw:text-style-name="P2" draw:layer="layout" svg:width="7.597cm" svg:height="0.475cm" svg:x="2.2cm" svg:y="11.998cm">
          <draw:text-box>
            <text:p text:style-name="P1"><text:span text:style-name="T3">six community NHS mental health pilots.</text:span></text:p>
          </draw:text-box>
        </draw:frame>
        <draw:frame draw:style-name="gr5" draw:text-style-name="P6" draw:layer="layout" svg:width="0.408cm" svg:height="0.276cm" svg:x="9.776cm" svg:y="12.017cm">
          <draw:text-box>
            <text:p text:style-name="P1"><text:span text:style-name="T8">120</text:span></text:p>
          </draw:text-box>
        </draw:frame>
        <draw:frame draw:style-name="gr1" draw:text-style-name="P2" draw:layer="layout" svg:width="7.779cm" svg:height="0.475cm" svg:x="10.188cm" svg:y="11.998cm">
          <draw:text-box>
            <text:p text:style-name="P1"><text:span text:style-name="T3"><text:s/></text:span><text:span text:style-name="T3">The purpose of the pilots was to provide </text:span></text:p>
          </draw:text-box>
        </draw:frame>
        <draw:frame draw:style-name="gr1" draw:text-style-name="P2" draw:layer="layout" svg:width="15.814cm" svg:height="0.475cm" svg:x="2.2cm" svg:y="12.562cm">
          <draw:text-box>
            <text:p text:style-name="P1"><text:span text:style-name="T3">expert, evidence-based assessment and treatment, led by a mental health therapist </text:span></text:p>
          </draw:text-box>
        </draw:frame>
        <draw:frame draw:style-name="gr1" draw:text-style-name="P2" draw:layer="layout" svg:width="15.581cm" svg:height="0.475cm" svg:x="2.2cm" svg:y="13.127cm">
          <draw:text-box>
            <text:p text:style-name="P1"><text:span text:style-name="T3">with an understanding of the issues faced by veterans, and to improve local health </text:span></text:p>
          </draw:text-box>
        </draw:frame>
        <draw:frame draw:style-name="gr1" draw:text-style-name="P2" draw:layer="layout" svg:width="13.684cm" svg:height="0.475cm" svg:x="2.2cm" svg:y="13.691cm">
          <draw:text-box>
            <text:p text:style-name="P1"><text:span text:style-name="T3">professionals’ awareness and understanding of veterans and military life.</text:span></text:p>
          </draw:text-box>
        </draw:frame>
        <draw:frame draw:style-name="gr1" draw:text-style-name="P2" draw:layer="layout" svg:width="16.364cm" svg:height="0.475cm" svg:x="2.2cm" svg:y="14.606cm">
          <draw:text-box>
            <text:p text:style-name="P1"><text:span text:style-name="T6">164. </text:span><text:span text:style-name="T3"><text:s/>The first pilot, in Stafford, started in November 2007; the sixth pilot, in Edinburgh, </text:span></text:p>
          </draw:text-box>
        </draw:frame>
        <draw:frame draw:style-name="gr1" draw:text-style-name="P2" draw:layer="layout" svg:width="3.876cm" svg:height="0.475cm" svg:x="2.2cm" svg:y="15.17cm">
          <draw:text-box>
            <text:p text:style-name="P1"><text:span text:style-name="T3">started in April 2009.</text:span></text:p>
          </draw:text-box>
        </draw:frame>
        <draw:frame draw:style-name="gr8" draw:text-style-name="P9" draw:layer="layout" svg:width="7.779cm" svg:height="0.556cm" svg:x="2.2cm" svg:y="16.291cm">
          <draw:text-box>
            <text:p text:style-name="P1"><text:span text:style-name="T12">Priority treatment within the NHS</text:span></text:p>
          </draw:text-box>
        </draw:frame>
        <draw:frame draw:style-name="gr1" draw:text-style-name="P2" draw:layer="layout" svg:width="15.559cm" svg:height="0.475cm" svg:x="2.2cm" svg:y="17.12cm">
          <draw:text-box>
            <text:p text:style-name="P1"><text:span text:style-name="T6">165. </text:span><text:span text:style-name="T3"><text:s/>From 1953, it was Government policy that war pensioners (not all ex-Service </text:span></text:p>
          </draw:text-box>
        </draw:frame>
        <draw:frame draw:style-name="gr1" draw:text-style-name="P2" draw:layer="layout" svg:width="15.822cm" svg:height="0.475cm" svg:x="2.2cm" svg:y="17.684cm">
          <draw:text-box>
            <text:p text:style-name="P1"><text:span text:style-name="T3">Personnel) should receive priority examination and treatment within the NHS for the </text:span></text:p>
          </draw:text-box>
        </draw:frame>
        <draw:frame draw:style-name="gr1" draw:text-style-name="P2" draw:layer="layout" svg:width="10.221cm" svg:height="0.475cm" svg:x="2.2cm" svg:y="18.248cm">
          <draw:text-box>
            <text:p text:style-name="P1"><text:span text:style-name="T3">condition for which they received a pension or gratuity.</text:span></text:p>
          </draw:text-box>
        </draw:frame>
        <draw:frame draw:style-name="gr5" draw:text-style-name="P6" draw:layer="layout" svg:width="0.408cm" svg:height="0.276cm" svg:x="12.381cm" svg:y="18.267cm">
          <draw:text-box>
            <text:p text:style-name="P1"><text:span text:style-name="T8">121</text:span></text:p>
          </draw:text-box>
        </draw:frame>
        <draw:frame draw:style-name="gr1" draw:text-style-name="P2" draw:layer="layout" svg:width="0.422cm" svg:height="0.475cm" svg:x="12.793cm" svg:y="18.24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397cm" svg:height="0.475cm" svg:x="2.2cm" svg:y="19.163cm">
          <draw:text-box>
            <text:p text:style-name="P1"><text:span text:style-name="T6">166. </text:span><text:span text:style-name="T3"><text:s/>In spring 2007, in response to a series of Parliamentary questions on the efficacy </text:span></text:p>
          </draw:text-box>
        </draw:frame>
        <draw:frame draw:style-name="gr1" draw:text-style-name="P2" draw:layer="layout" svg:width="16.084cm" svg:height="0.475cm" svg:x="2.2cm" svg:y="19.727cm">
          <draw:text-box>
            <text:p text:style-name="P1"><text:span text:style-name="T3">of the arrangements underpinning that policy, the MOD tasked the Service Personnel </text:span></text:p>
          </draw:text-box>
        </draw:frame>
        <draw:frame draw:style-name="gr1" draw:text-style-name="P2" draw:layer="layout" svg:width="15.052cm" svg:height="0.475cm" svg:x="2.2cm" svg:y="20.292cm">
          <draw:text-box>
            <text:p text:style-name="P1"><text:span text:style-name="T3">and Veterans Agency (SPVA) to record all complaints relating to priority access. </text:span></text:p>
          </draw:text-box>
        </draw:frame>
        <draw:frame draw:style-name="gr1" draw:text-style-name="P2" draw:layer="layout" svg:width="16.706cm" svg:height="0.475cm" svg:x="2.2cm" svg:y="21.206cm">
          <draw:text-box>
            <text:p text:style-name="P1"><text:span text:style-name="T6">167. </text:span><text:span text:style-name="T3"><text:s/>In June 2007, a junior MOD official advised Gen Dannatt that the arrangements for </text:span></text:p>
          </draw:text-box>
        </draw:frame>
        <draw:frame draw:style-name="gr1" draw:text-style-name="P2" draw:layer="layout" svg:width="11.402cm" svg:height="0.475cm" svg:x="2.2cm" svg:y="21.771cm">
          <draw:text-box>
            <text:p text:style-name="P1"><text:span text:style-name="T3">ensuring priority access had several “inherent weaknesses”: </text:span></text:p>
          </draw:text-box>
        </draw:frame>
        <draw:frame draw:style-name="gr3" draw:text-style-name="P4" draw:layer="layout" svg:width="0.634cm" svg:height="0.712cm" svg:x="2.95cm" svg:y="22.5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cm" svg:height="0.475cm" svg:x="3.7cm" svg:y="22.685cm">
          <draw:text-box>
            <text:p text:style-name="P1"><text:span text:style-name="T3">The MOD owned the policy but was reliant on the DoH for delivery. The DoH di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026cm" svg:height="0.475cm" svg:x="3.7cm" svg:y="23.25cm">
          <draw:text-box>
            <text:p text:style-name="P1"><text:span text:style-name="T3">not regularly remind NHS clinicians and GPs of the policy. Even when clinicians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9 </text:span></text:p>
          </draw:text-box>
        </draw:frame>
        <draw:frame draw:style-name="gr4" draw:text-style-name="P5" draw:layer="layout" svg:width="15.759cm" svg:height="0.395cm" svg:x="2.631cm" svg:y="25.511cm">
          <draw:text-box>
            <text:p text:style-name="P1"><text:span text:style-name="T10">King’s College London, July 2003, </text:span><text:span text:style-name="T11">Improving the delivery of cross-departmental support and services </text:span></text:p>
          </draw:text-box>
        </draw:frame>
        <draw:line draw:style-name="gr9" draw:text-style-name="P7" draw:layer="layout" svg:x1="2.645cm" svg:y1="26.714cm" svg:x2="10.96cm" svg:y2="26.714cm">
          <text:p/>
        </draw:line>
        <draw:frame draw:style-name="gr4" draw:text-style-name="P5" draw:layer="layout" svg:width="2.055cm" svg:height="0.395cm" svg:x="2.2cm" svg:y="25.934cm">
          <draw:text-box>
            <text:p text:style-name="P1"><text:span text:style-name="T11">for veteran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0 </text:span></text:p>
          </draw:text-box>
        </draw:frame>
        <draw:frame draw:style-name="gr4" draw:text-style-name="P5" draw:layer="layout" svg:width="8.354cm" svg:height="0.395cm" svg:x="2.646cm" svg:y="26.357cm">
          <draw:text-box>
            <text:p text:style-name="P1"><text:span text:style-name="T5">Paper MOD, 29 June 2010, ‘Veterans Mental Health’.</text:span><text:span text:style-name="T10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21 </text:span></text:p>
          </draw:text-box>
        </draw:frame>
        <draw:frame draw:style-name="gr4" draw:text-style-name="P5" draw:layer="layout" svg:width="14.844cm" svg:height="0.395cm" svg:x="2.646cm" svg:y="26.781cm">
          <draw:text-box>
            <text:p text:style-name="P1"><text:span text:style-name="T10">Minute MOD [junior officer] to MA1/CGS, 19 June 2007, ‘War Pensioners – Priority in the NHS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9.222cm" svg:height="0.395cm" svg:x="9.668cm" svg:y="1.138cm">
          <draw:text-box>
            <text:p text:style-name="P1"><text:span text:style-name="T5">16.2 <text:s/>| <text:s/>Support for injured Service Personnel and veterans 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1" draw:text-style-name="P2" draw:layer="layout" svg:width="13.832cm" svg:height="0.475cm" svg:x="3.7cm" svg:y="2.525cm">
          <draw:text-box>
            <text:p text:style-name="P1"><text:span text:style-name="T3">and GPs were aware of the policy, the allocation of priority treatment was </text:span></text:p>
          </draw:text-box>
        </draw:frame>
        <draw:frame draw:style-name="gr1" draw:text-style-name="P2" draw:layer="layout" svg:width="6.712cm" svg:height="0.475cm" svg:x="3.7cm" svg:y="3.09cm">
          <draw:text-box>
            <text:p text:style-name="P1"><text:span text:style-name="T3">determined by a number of factors. </text:span></text:p>
          </draw:text-box>
        </draw:frame>
        <draw:frame draw:style-name="gr3" draw:text-style-name="P4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cm" svg:height="0.475cm" svg:x="3.7cm" svg:y="3.754cm">
          <draw:text-box>
            <text:p text:style-name="P1"><text:span text:style-name="T3">The arrangement between the MOD and the DoH had never been formalised, </text:span></text:p>
          </draw:text-box>
        </draw:frame>
        <draw:frame draw:style-name="gr1" draw:text-style-name="P2" draw:layer="layout" svg:width="14.349cm" svg:height="0.475cm" svg:x="3.7cm" svg:y="4.318cm">
          <draw:text-box>
            <text:p text:style-name="P1"><text:span text:style-name="T3">but was rather a “gentleman’s agreement”. “Priority access” had never been </text:span></text:p>
          </draw:text-box>
        </draw:frame>
        <draw:frame draw:style-name="gr1" draw:text-style-name="P2" draw:layer="layout" svg:width="1.518cm" svg:height="0.475cm" svg:x="3.7cm" svg:y="4.883cm">
          <draw:text-box>
            <text:p text:style-name="P1"><text:span text:style-name="T3">defined.</text:span></text:p>
          </draw:text-box>
        </draw:frame>
        <draw:frame draw:style-name="gr3" draw:text-style-name="P4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93cm" svg:height="0.475cm" svg:x="3.7cm" svg:y="5.547cm">
          <draw:text-box>
            <text:p text:style-name="P1"><text:span text:style-name="T3">The MOD did not regularly remind war pensioners of their right to priority access. </text:span></text:p>
          </draw:text-box>
        </draw:frame>
        <draw:frame draw:style-name="gr1" draw:text-style-name="P2" draw:layer="layout" svg:width="15cm" svg:height="0.475cm" svg:x="2.2cm" svg:y="6.412cm">
          <draw:text-box>
            <text:p text:style-name="P1"><text:span text:style-name="T6">168. </text:span><text:span text:style-name="T3"><text:s/>The official stated that the only alternative to the current arrangement, the </text:span></text:p>
          </draw:text-box>
        </draw:frame>
        <draw:frame draw:style-name="gr1" draw:text-style-name="P2" draw:layer="layout" svg:width="15.877cm" svg:height="0.475cm" svg:x="2.2cm" svg:y="6.976cm">
          <draw:text-box>
            <text:p text:style-name="P1"><text:span text:style-name="T3">provision of treatment in the private sector, was unlikely to be affordable. To mitigate </text:span></text:p>
          </draw:text-box>
        </draw:frame>
        <draw:frame draw:style-name="gr1" draw:text-style-name="P2" draw:layer="layout" svg:width="15.941cm" svg:height="0.475cm" svg:x="2.2cm" svg:y="7.541cm">
          <draw:text-box>
            <text:p text:style-name="P1"><text:span text:style-name="T3">the weaknesses of the current arrangement, the MOD’s current level of engagement </text:span></text:p>
          </draw:text-box>
        </draw:frame>
        <draw:frame draw:style-name="gr1" draw:text-style-name="P2" draw:layer="layout" svg:width="15.983cm" svg:height="0.475cm" svg:x="2.2cm" svg:y="8.105cm">
          <draw:text-box>
            <text:p text:style-name="P1"><text:span text:style-name="T3">with the DoH, including at Ministerial level, should be sustained. The information that </text:span></text:p>
          </draw:text-box>
        </draw:frame>
        <draw:frame draw:style-name="gr1" draw:text-style-name="P2" draw:layer="layout" svg:width="15.801cm" svg:height="0.475cm" svg:x="2.2cm" svg:y="8.67cm">
          <draw:text-box>
            <text:p text:style-name="P1"><text:span text:style-name="T3">was now being collected by the SPVA would, in the future, allow better analysis and </text:span></text:p>
          </draw:text-box>
        </draw:frame>
        <draw:frame draw:style-name="gr1" draw:text-style-name="P2" draw:layer="layout" svg:width="4.773cm" svg:height="0.475cm" svg:x="2.2cm" svg:y="9.234cm">
          <draw:text-box>
            <text:p text:style-name="P1"><text:span text:style-name="T3">“</text:span><text:span text:style-name="T3">evidence-based” action. </text:span></text:p>
          </draw:text-box>
        </draw:frame>
        <draw:frame draw:style-name="gr1" draw:text-style-name="P2" draw:layer="layout" svg:width="16.012cm" svg:height="0.475cm" svg:x="2.2cm" svg:y="10.098cm">
          <draw:text-box>
            <text:p text:style-name="P1"><text:span text:style-name="T6">169. </text:span><text:span text:style-name="T3"><text:s/>On 23 November, Mr Alan Johnson, the Health Secretary, and Mr Derek Twigg, </text:span></text:p>
          </draw:text-box>
        </draw:frame>
        <draw:frame draw:style-name="gr1" draw:text-style-name="P2" draw:layer="layout" svg:width="15.517cm" svg:height="0.475cm" svg:x="2.2cm" svg:y="10.663cm">
          <draw:text-box>
            <text:p text:style-name="P1"><text:span text:style-name="T3">Parliamentary Under Secretary of State for Defence and the Minister for Veterans, </text:span></text:p>
          </draw:text-box>
        </draw:frame>
        <draw:frame draw:style-name="gr1" draw:text-style-name="P2" draw:layer="layout" svg:width="15.356cm" svg:height="0.475cm" svg:x="2.2cm" svg:y="11.227cm">
          <draw:text-box>
            <text:p text:style-name="P1"><text:span text:style-name="T3">announced that the NHS would provide priority treatment for all veterans (not just </text:span></text:p>
          </draw:text-box>
        </draw:frame>
        <draw:frame draw:style-name="gr1" draw:text-style-name="P2" draw:layer="layout" svg:width="15.703cm" svg:height="0.475cm" svg:x="2.2cm" svg:y="11.792cm">
          <draw:text-box>
            <text:p text:style-name="P1"><text:span text:style-name="T3">those in receipt of war pensions), whose ill-health or injuries were attributed to their </text:span></text:p>
          </draw:text-box>
        </draw:frame>
        <draw:frame draw:style-name="gr1" draw:text-style-name="P2" draw:layer="layout" svg:width="2.919cm" svg:height="0.475cm" svg:x="2.2cm" svg:y="12.356cm">
          <draw:text-box>
            <text:p text:style-name="P1"><text:span text:style-name="T3">military service.</text:span></text:p>
          </draw:text-box>
        </draw:frame>
        <draw:frame draw:style-name="gr5" draw:text-style-name="P6" draw:layer="layout" svg:width="0.408cm" svg:height="0.276cm" svg:x="5.117cm" svg:y="12.375cm">
          <draw:text-box>
            <text:p text:style-name="P1"><text:span text:style-name="T8">122</text:span></text:p>
          </draw:text-box>
        </draw:frame>
        <draw:frame draw:style-name="gr1" draw:text-style-name="P2" draw:layer="layout" svg:width="0.422cm" svg:height="0.475cm" svg:x="5.528cm" svg:y="12.3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046cm" svg:height="0.475cm" svg:x="2.2cm" svg:y="13.221cm">
          <draw:text-box>
            <text:p text:style-name="P1"><text:span text:style-name="T6">170. </text:span><text:span text:style-name="T3"><text:s/>Lt Gen Lillywhite told the Inquiry that the arrangement on priority access was of </text:span></text:p>
          </draw:text-box>
        </draw:frame>
        <draw:frame draw:style-name="gr1" draw:text-style-name="P2" draw:layer="layout" svg:width="7.228cm" svg:height="0.475cm" svg:x="2.2cm" svg:y="13.785cm">
          <draw:text-box>
            <text:p text:style-name="P1"><text:span text:style-name="T3">limited – but some – utility to veterans.</text:span></text:p>
          </draw:text-box>
        </draw:frame>
        <draw:frame draw:style-name="gr5" draw:text-style-name="P6" draw:layer="layout" svg:width="0.408cm" svg:height="0.276cm" svg:x="9.4cm" svg:y="13.804cm">
          <draw:text-box>
            <text:p text:style-name="P1"><text:span text:style-name="T8">123</text:span></text:p>
          </draw:text-box>
        </draw:frame>
        <draw:frame draw:style-name="gr1" draw:text-style-name="P2" draw:layer="layout" svg:width="16.232cm" svg:height="0.475cm" svg:x="2.2cm" svg:y="14.65cm">
          <draw:text-box>
            <text:p text:style-name="P1"><text:span text:style-name="T6">171. </text:span><text:span text:style-name="T3"><text:s/>In July 2008, the Government published a command paper entitled </text:span><text:span text:style-name="T16">The Nation’s </text:span></text:p>
          </draw:text-box>
        </draw:frame>
        <draw:frame draw:style-name="gr1" draw:text-style-name="P2" draw:layer="layout" svg:width="15.504cm" svg:height="0.475cm" svg:x="2.2cm" svg:y="15.214cm">
          <draw:text-box>
            <text:p text:style-name="P1"><text:span text:style-name="T16">Commitment: Cross-Government Support to our Armed Forces, their Families and </text:span></text:p>
          </draw:text-box>
        </draw:frame>
        <draw:frame draw:style-name="gr1" draw:text-style-name="P2" draw:layer="layout" svg:width="11.6cm" svg:height="0.475cm" svg:x="2.2cm" svg:y="15.778cm">
          <draw:text-box>
            <text:p text:style-name="P1"><text:span text:style-name="T16">Veterans </text:span><text:span text:style-name="T3">(known as the </text:span><text:span text:style-name="T16">Service Personnel Command Paper</text:span><text:span text:style-name="T3">).</text:span></text:p>
          </draw:text-box>
        </draw:frame>
        <draw:frame draw:style-name="gr5" draw:text-style-name="P6" draw:layer="layout" svg:width="0.408cm" svg:height="0.276cm" svg:x="13.761cm" svg:y="15.797cm">
          <draw:text-box>
            <text:p text:style-name="P1"><text:span text:style-name="T8">124</text:span></text:p>
          </draw:text-box>
        </draw:frame>
        <draw:frame draw:style-name="gr1" draw:text-style-name="P2" draw:layer="layout" svg:width="4.498cm" svg:height="0.475cm" svg:x="14.173cm" svg:y="15.778cm">
          <draw:text-box>
            <text:p text:style-name="P1"><text:span text:style-name="T16"><text:s/></text:span><text:span text:style-name="T3">The paper contained a </text:span></text:p>
          </draw:text-box>
        </draw:frame>
        <draw:frame draw:style-name="gr1" draw:text-style-name="P2" draw:layer="layout" svg:width="16.355cm" svg:height="0.475cm" svg:x="2.2cm" svg:y="16.343cm">
          <draw:text-box>
            <text:p text:style-name="P1"><text:span text:style-name="T3">number of measures to address the disadvantages experienced by veterans, including:</text:span></text:p>
          </draw:text-box>
        </draw:frame>
        <draw:frame draw:style-name="gr3" draw:text-style-name="P4" draw:layer="layout" svg:width="0.634cm" svg:height="0.712cm" svg:x="2.95cm" svg:y="17.0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86cm" svg:height="0.475cm" svg:x="3.7cm" svg:y="17.207cm">
          <draw:text-box>
            <text:p text:style-name="P1"><text:span text:style-name="T3">a commitment that the standard of prosthetic limbs provided to veterans by the </text:span></text:p>
          </draw:text-box>
        </draw:frame>
        <draw:frame draw:style-name="gr1" draw:text-style-name="P2" draw:layer="layout" svg:width="15.284cm" svg:height="0.475cm" svg:x="3.7cm" svg:y="17.772cm">
          <draw:text-box>
            <text:p text:style-name="P1"><text:span text:style-name="T3">NHS, would match or exceed the standard of limbs provided to injured personnel </text:span></text:p>
          </draw:text-box>
        </draw:frame>
        <draw:frame draw:style-name="gr1" draw:text-style-name="P2" draw:layer="layout" svg:width="2.339cm" svg:height="0.475cm" svg:x="3.7cm" svg:y="18.336cm">
          <draw:text-box>
            <text:p text:style-name="P1"><text:span text:style-name="T3">by the DMS;</text:span></text:p>
          </draw:text-box>
        </draw:frame>
        <draw:frame draw:style-name="gr3" draw:text-style-name="P4" draw:layer="layout" svg:width="0.634cm" svg:height="0.712cm" svg:x="2.95cm" svg:y="18.8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3.7cm" svg:y="19.001cm">
          <draw:text-box>
            <text:p text:style-name="P1"><text:span text:style-name="T3">a commitment to raise awareness amongst healthcare professionals of the </text:span></text:p>
          </draw:text-box>
        </draw:frame>
        <draw:frame draw:style-name="gr1" draw:text-style-name="P2" draw:layer="layout" svg:width="5.725cm" svg:height="0.475cm" svg:x="3.7cm" svg:y="19.565cm">
          <draw:text-box>
            <text:p text:style-name="P1"><text:span text:style-name="T3">healthcare needs of veterans; </text:span></text:p>
          </draw:text-box>
        </draw:frame>
        <draw:frame draw:style-name="gr3" draw:text-style-name="P4" draw:layer="layout" svg:width="0.634cm" svg:height="0.712cm" svg:x="2.95cm" svg:y="20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02cm" svg:height="0.475cm" svg:x="3.7cm" svg:y="20.23cm">
          <draw:text-box>
            <text:p text:style-name="P1"><text:span text:style-name="T3">funding for supported housing for Service leavers; </text:span></text:p>
          </draw:text-box>
        </draw:frame>
        <draw:frame draw:style-name="gr3" draw:text-style-name="P4" draw:layer="layout" svg:width="0.634cm" svg:height="0.712cm" svg:x="2.95cm" svg:y="20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17cm" svg:height="0.475cm" svg:x="3.7cm" svg:y="20.894cm">
          <draw:text-box>
            <text:p text:style-name="P1"><text:span text:style-name="T3">a commitment to fund tuition fees in further and higher education for Service </text:span></text:p>
          </draw:text-box>
        </draw:frame>
        <draw:frame draw:style-name="gr1" draw:text-style-name="P2" draw:layer="layout" svg:width="2.436cm" svg:height="0.475cm" svg:x="3.7cm" svg:y="21.458cm">
          <draw:text-box>
            <text:p text:style-name="P1"><text:span text:style-name="T3">leavers; and </text:span></text:p>
          </draw:text-box>
        </draw:frame>
        <draw:frame draw:style-name="gr3" draw:text-style-name="P4" draw:layer="layout" svg:width="0.634cm" svg:height="0.712cm" svg:x="2.95cm" svg:y="21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76cm" svg:height="0.475cm" svg:x="3.7cm" svg:y="22.123cm">
          <draw:text-box>
            <text:p text:style-name="P1"><text:span text:style-name="T3">measures to improve veterans’ access to transport and employment </text:span></text:p>
          </draw:text-box>
        </draw:frame>
        <draw:frame draw:style-name="gr1" draw:text-style-name="P2" draw:layer="layout" svg:width="2.555cm" svg:height="0.475cm" svg:x="3.7cm" svg:y="22.687cm">
          <draw:text-box>
            <text:p text:style-name="P1"><text:span text:style-name="T3">opportunities.</text:span></text:p>
          </draw:text-box>
        </draw:frame>
        <draw:frame draw:style-name="gr1" draw:text-style-name="P2" draw:layer="layout" svg:width="16.359cm" svg:height="0.475cm" svg:x="2.2cm" svg:y="23.602cm">
          <draw:text-box>
            <text:p text:style-name="P1"><text:span text:style-name="T6">172. </text:span><text:span text:style-name="T3"><text:s/>The Inquiry’s conclusions and lessons on the care provided to Service Personne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184cm" svg:height="0.475cm" svg:x="2.2cm" svg:y="24.166cm">
          <draw:text-box>
            <text:p text:style-name="P1"><text:span text:style-name="T3">are set out in Section 16.4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2 </text:span></text:p>
          </draw:text-box>
        </draw:frame>
        <draw:frame draw:style-name="gr4" draw:text-style-name="P5" draw:layer="layout" svg:width="12.943cm" svg:height="0.395cm" svg:x="2.646cm" svg:y="25.511cm">
          <draw:text-box>
            <text:p text:style-name="P1"><text:span text:style-name="T10">Ministry of Defence, </text:span><text:span text:style-name="T11">Government boost to veterans healthcare</text:span><text:span text:style-name="T10">, 23 November 2007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3 </text:span></text:p>
          </draw:text-box>
        </draw:frame>
        <draw:frame draw:style-name="gr4" draw:text-style-name="P5" draw:layer="layout" svg:width="6.06cm" svg:height="0.395cm" svg:x="2.646cm" svg:y="25.934cm">
          <draw:text-box>
            <text:p text:style-name="P1"><text:span text:style-name="T10">Public hearing, 20 July 2010, page 80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4 </text:span></text:p>
          </draw:text-box>
        </draw:frame>
        <draw:frame draw:style-name="gr4" draw:text-style-name="P5" draw:layer="layout" svg:width="14.882cm" svg:height="0.395cm" svg:x="2.646cm" svg:y="26.357cm">
          <draw:text-box>
            <text:p text:style-name="P1"><text:span text:style-name="T11">The Nation’s Commitment: Cross-Government Support to our Armed Forces, their Families and </text:span></text:p>
          </draw:text-box>
        </draw:frame>
        <draw:frame draw:style-name="gr4" draw:text-style-name="P5" draw:layer="layout" svg:width="4.803cm" svg:height="0.395cm" svg:x="2.2cm" svg:y="26.781cm">
          <draw:text-box>
            <text:p text:style-name="P1"><text:span text:style-name="T11">Veterans</text:span><text:span text:style-name="T10">, July 2008, Cm 742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57"/>
    <meta:generator>LibreOffice/5.1.4.2$Linux_X86_64 LibreOffice_project/10m0$Build-2</meta:generator>
  </office:meta>
</office:document-meta>
</file>